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libreDAVa OK.qxd:Maquetación 1 17/9/07 10:48 Página 1</text:p>
      <text:p text:style-name="Standard">llibreDAVa OK.qxd:Maquetación 1 17/9/07 10:48 Página 2</text:p>
      <text:p text:style-name="Standard">2007</text:p>
      <text:p text:style-name="Standard">Documents</text:p>
      <text:p text:style-name="Standard">administratius</text:p>
      <text:p text:style-name="Standard">i comercials</text:p>
      <text:p text:style-name="Standard">llibreDAVa OK.qxd:Maquetación 1 17/9/07 10:48 Página 3</text:p>
      <text:p text:style-name="Standard">Edita:</text:p>
      <text:p text:style-name="Standard">CONSELL INSULAR DE MENORCA</text:p>
      <text:p text:style-name="Standard">Imprimeix:</text:p>
      <text:p text:style-name="Standard">EDITORIAL ROTGER S.L.</text:p>
      <text:p text:style-name="Standard">T. 971 37 31 55</text:p>
      <text:p text:style-name="Standard">ISBN: 84-88263-65-1</text:p>
      <text:p text:style-name="Standard">Dipòsit Legal: ME 482/2007</text:p>
      <text:p text:style-name="Standard">llibreDAVa OK.qxd:Maquetación 1 17/9/07 10:48 Página 4</text:p>
      <text:p text:style-name="Standard">Documents administratius i comercials.- Menorca: Consell Insular,</text:p>
      <text:p text:style-name="Standard">2007.- 126 p. ; 21 cm</text:p>
      <text:p text:style-name="Standard">ISBN 84-88263-65-1</text:p>
      <text:p text:style-name="Standard">I. Consell Insular de Menorca.</text:p>
      <text:p text:style-name="Standard">Depar tament de Cultura, Patrimoni, Educació i Joventut</text:p>
      <text:p text:style-name="Standard">1. Llenguatge administratiu 2. Català administratiu</text:p>
      <text:p text:style-name="Standard">35</text:p>
      <text:p text:style-name="Standard">Imprimeix: Editorial Rotger</text:p>
      <text:p text:style-name="Standard">DL ME 482-2007.</text:p>
      <text:p text:style-name="Standard">Sumari</text:p>
      <text:p text:style-name="Standard">llibreDAVa OK.qxd:Maquetación 1 17/9/07 10:48 Página 6</text:p>
      <text:p text:style-name="Standard">PRESENTACIÓ</text:p>
      <text:p text:style-name="Standard">10 11 13</text:p>
      <text:p text:style-name="Standard">21 35 37</text:p>
      <text:p text:style-name="Standard">49 60 71</text:p>
      <text:p text:style-name="Standard">75</text:p>
      <text:p text:style-name="Standard">85</text:p>
      <text:p text:style-name="Standard">123</text:p>
      <text:p text:style-name="Standard">79 82</text:p>
      <text:p text:style-name="Standard">LES CARACTERÍSTIQUES</text:p>
      <text:p text:style-name="Standard">I L’ESTIL DEL</text:p>
      <text:p text:style-name="Standard">LLENGUATGE</text:p>
      <text:p text:style-name="Standard">ADMINISTRATIU</text:p>
      <text:p text:style-name="Standard">CATALÀ</text:p>
      <text:p text:style-name="Standard">ERRORS MÉS FREQÜENTS,</text:p>
      <text:p text:style-name="Standard">I QUE CAL EVITAR,</text:p>
      <text:p text:style-name="Standard">EN LA REDACCIÓ DE</text:p>
      <text:p text:style-name="Standard">DOCUMENTS</text:p>
      <text:p text:style-name="Standard">ADMINISTRATIUS I</text:p>
      <text:p text:style-name="Standard">COMERCIALS</text:p>
      <text:p text:style-name="Standard">ÚS CORRECTE</text:p>
      <text:p text:style-name="Standard">DE LES</text:p>
      <text:p text:style-name="Standard">MAJÚSCULES I</text:p>
      <text:p text:style-name="Standard">LES MINÚSCULES</text:p>
      <text:p text:style-name="Standard">LLENGUATGE</text:p>
      <text:p text:style-name="Standard">NO SEXISTA</text:p>
      <text:p text:style-name="Standard">ABREVIATURES,</text:p>
      <text:p text:style-name="Standard"><text:soft-page-break/>SIGLES I SÍMBOLS</text:p>
      <text:p text:style-name="Standard">TERMINOLOGIA</text:p>
      <text:p text:style-name="Standard">ADMINISTRATIVA I</text:p>
      <text:p text:style-name="Standard">COMERCIAL</text:p>
      <text:p text:style-name="Standard">FRASEOLOGIA</text:p>
      <text:p text:style-name="Standard">ADMINISTRATIVA I</text:p>
      <text:p text:style-name="Standard">COMERCIAL</text:p>
      <text:p text:style-name="Standard">FÓRMULES</text:p>
      <text:p text:style-name="Standard">MÉS HABITUALS</text:p>
      <text:p text:style-name="Standard">MODELS I EXEMPLES</text:p>
      <text:p text:style-name="Standard">DE DOCUMENTS</text:p>
      <text:p text:style-name="Standard">BIBLIOGRAFIA</text:p>
      <text:p text:style-name="Standard">ACTA 86 ALBARÀ 88 ANUNCI 89 CARTA 90</text:p>
      <text:p text:style-name="Standard">CERTIFICAT 91 CIRCULAR 92 CITACIÓ 93</text:p>
      <text:p text:style-name="Standard">CONTRACTE 94 CONVENI 96</text:p>
      <text:p text:style-name="Standard">CONVOCATÒRIA DE REUNIÓ 98</text:p>
      <text:p text:style-name="Standard">CURRÍCULUM 99 DECLARACIÓ JURADA 100</text:p>
      <text:p text:style-name="Standard">DILIGÈNCIA 101 DOMICILIACIÓ BANCÀRIA 102</text:p>
      <text:p text:style-name="Standard">EDICTE 103 FACTURA 104</text:p>
      <text:p text:style-name="Standard">FULL DE COMANDA 105 INFORME 106 INVITACIÓ 108</text:p>
      <text:p text:style-name="Standard">MEMÒRIA 109 NOTA INTERIOR 111</text:p>
      <text:p text:style-name="Standard">NOTIFICACIÓ DE RESOLUCIÓ 112 OFICI 113</text:p>
      <text:p text:style-name="Standard">PRESSUPOST 115 PROPOSTA 116 REBUT 117</text:p>
      <text:p text:style-name="Standard">RECURS 118 RESOLUCIÓ 119 SALUDA 120</text:p>
      <text:p text:style-name="Standard">SOL·LICITUD 121</text:p>
      <text:p text:style-name="Standard">APUNTS SOBRE</text:p>
      <text:p text:style-name="Standard">MORFOLOGIA</text:p>
      <text:p text:style-name="Standard">VERBAL</text:p>
      <text:p text:style-name="Standard">TRACTAMENTS</text:p>
      <text:p text:style-name="Standard">PROTOCOL·LARIS</text:p>
      <text:p text:style-name="Standard">LÈXIC FESTIU</text:p>
      <text:p text:style-name="Standard">llibreDAVa OK.qxd:Maquetación 1 17/9/07 10:48 Página 7</text:p>
      <text:p text:style-name="Standard">llibreDAVa OK.qxd:Maquetación 1 17/9/07 10:48 Página 8</text:p>
      <text:p text:style-name="Standard">Documents</text:p>
      <text:p text:style-name="Standard">administratius</text:p>
      <text:p text:style-name="Standard">i comercials</text:p>
      <text:p text:style-name="Standard">llibreDAVa OK.qxd:Maquetación 1 17/9/07 10:48 Página 9</text:p>
      <text:p text:style-name="Standard">10</text:p>
      <text:p text:style-name="Standard">1. PRESENTACIÓ</text:p>
      <text:p text:style-name="Standard">El llenguatge administratiu català té una tradició remarcable que comença amb el primer document</text:p>
      <text:p text:style-name="Standard">conservat redactat en català, el fragment de la versió del Liber iudiciorum, que se situa en el segle XII.</text:p>
      <text:p text:style-name="Standard">Aquesta tradició s’ha mantingut al llarg dels segles, tot i que ha conegut períodes de clara evolució i gran</text:p>
      <text:p text:style-name="Standard">esplendor, com ho demostren els documents de la Cancelleria Reial, els funcionaris de la qual establiren</text:p>
      <text:p text:style-name="Standard">una norma de prosa en català seguida pels escriptors coetanis; i altres en què la repressió lingüística ha</text:p>
      <text:p text:style-name="Standard">dificultat la preservació d’una norma prou genuïna per al llenguatge administratiu.</text:p>
      <text:p text:style-name="Standard">Per això, en el procés de normalització de la llengua catalana encetat arran de la reinstauració de les</text:p>
      <text:p text:style-name="Standard">institucions democràtiques, un dels objectius primordials fou i continua sent consolidar l’ús de la llengua</text:p>
      <text:p text:style-name="Standard"><text:soft-page-break/>catalana com a llengua pròpia de les institucions, administracions i entitats públiques de l’illa de</text:p>
      <text:p text:style-name="Standard">Menorca, de manera que esdevengui llengua d’ús habitual i preferent en tot tipus d’actuacions, sense</text:p>
      <text:p text:style-name="Standard">minva dels drets lingüístics dels ciutadans.</text:p>
      <text:p text:style-name="Standard">Amb aquest objectiu, i a fi de fixar un model de llenguatge administratiu adaptat a les nostres carac-</text:p>
      <text:p text:style-name="Standard">terístiques, l’any 1993 el Consell Insular de Menorca va editar dos ormularis de ocuments administra-</text:p>
      <text:p text:style-name="Standard">tius i comercials, amb la finalitat de facilitar la feina a les persones que havien de redactar textos adminis-</text:p>
      <text:p text:style-name="Standard">tratius.</text:p>
      <text:p text:style-name="Standard">Ara, catorze anys més tard, convençuts que el model de llengua de les institucions ha de ser el model</text:p>
      <text:p text:style-name="Standard">de referència i de prestigi per als ciutadans de Menorca, el Departament de Cultura, Educació i Joventut</text:p>
      <text:p text:style-name="Standard">del Consell Insular va encomanar a la Xarxa d’Assessors Lingüístics de Menorca, integrada per les asses-</text:p>
      <text:p text:style-name="Standard">sores i els assessors lingüístics del mateix Consell i de tots els ajuntaments de l’illa, la tasca de revisar i</text:p>
      <text:p text:style-name="Standard">actualitzar els Formularis publicats anys enrere per tal d’adaptar-los a les normes legals i a les resolucions</text:p>
      <text:p text:style-name="Standard">en matèria de llengua dictades aquests darrers anys.</text:p>
      <text:p text:style-name="Standard">Feta, idò, aquesta feina, en presentam ara els resultats amb el nom de Documents administratius i</text:p>
      <text:p text:style-name="Standard">comercials, una eina que pretenem que sigui eficaç i útil per als seus possibles usuaris a l’hora de redactar</text:p>
      <text:p text:style-name="Standard">i elaborar textos administratius en llengua catalana, ja que inclou una sèrie de models de documents</text:p>
      <text:p text:style-name="Standard">administratius i exemples concrets; a més a més de fraseologia administrativa, abreviatures, tractaments</text:p>
      <text:p text:style-name="Standard">protocol·laris i altres orientacions útils per resoldre els dubtes que es plantegen als treballadors de</text:p>
      <text:p text:style-name="Standard">l’Administració en redactar textos en català. En definitiva, un instrument més per aconseguir de situar la</text:p>
      <text:p text:style-name="Standard">llengua catalana en el lloc que li correspon com a llengua pròpia de la nostra comunitat.</text:p>
      <text:p text:style-name="Standard">Departament de Cultura, Patrimoni, Educació i Joventut</text:p>
      <text:p text:style-name="Standard">llibreDAVa OK.qxd:Maquetación 1 17/9/07 10:49 Página 10</text:p>
      <text:p text:style-name="Standard">f D</text:p>
      <text:p text:style-name="Standard">El llenguatge administratiu no és el dialecte social o professional dels funcionaris, no inclou l’argot</text:p>
      <text:p text:style-name="Standard">de les oficines; de la mateixa manera que el llenguatge comercial no l’és dels botiguers i dels petits</text:p>
      <text:p text:style-name="Standard">empresaris. Al contrari, per a les comunicacions administratives i comercials, com que han d’arribar</text:p>
      <text:p text:style-name="Standard">a tothom, no s’adopta el dialecte d’un grup, sinó el de tots, la varietat comuna o estàndard de la</text:p>
      <text:p text:style-name="Standard">llengua.</text:p>
      <text:p text:style-name="Standard">Aquests dos tipus de llenguatge tenen moltes similituds, ja que hi ha actuacions molt semblants i,</text:p>
      <text:p text:style-name="Standard">sovint, s’utilitzen documents idèntics per dur a terme tant els actes administratius com els que</text:p>
      <text:p text:style-name="Standard">comporten una relació comercial o empresarial (cartes, oficis, anuncis, etc.).</text:p>
      <text:p text:style-name="Standard">El llenguatge administratiu i comercial català s’ha de caracteritzar per la modernitat i la democra-</text:p>
      <text:p text:style-name="Standard">tització. Per tant, sense perdre en correcció i genuïnitat, cal acostar el llenguatge de l’Adminis-</text:p>
      <text:p text:style-name="Standard">tració a l’administrat.</text:p>
      <text:p text:style-name="Standard">2.1. CARACTERÍSTIQUES</text:p>
      <text:p text:style-name="Standard">2.1.1. Clar i senzill. Hem de defugir les formes recargolades que són innecessàries i cercar sempre</text:p>
      <text:p text:style-name="Standard">solucions més simples, de manera que sigui un estil entenedor.</text:p>
      <text:p text:style-name="Standard">P. ex.: Us remet fotocòpia de... en comptes de Tenc l’honor d’adjuntar/acompanyar fotocòpia de...</text:p>
      <text:p text:style-name="Standard">2.1.2. Utilitari. Cal assegurar la comunicació mitjançant una estructura visual clara, precisa i es-</text:p>
      <text:p text:style-name="Standard">quemàtica i la utilització d’un llenguatge simple, adoptant sempre la forma més coneguda.</text:p>
      <text:p text:style-name="Standard">P. ex.: ser en comptes d’ésser; el seu/els seus en comptes de llur/llurs.</text:p>
      <text:p text:style-name="Standard"><text:soft-page-break/>2.1.3. Correcció i respecte. Per aconseguir l’objectiu de la democratització del llenguatge admi-</text:p>
      <text:p text:style-name="Standard">nistratiu cal que la relació administrativa no col·loqui l’administrat en una situació d’inferioritat</text:p>
      <text:p text:style-name="Standard">respecte als càrrecs de l’Administració. Així, cal ser atent amb el comunicant, sense afalagar-lo, i cal</text:p>
      <text:p text:style-name="Standard">adoptar un to respectuós però no humiliant.</text:p>
      <text:p text:style-name="Standard">P. ex.: Eliminar el suplica i el Déu vos guard</text:p>
      <text:p text:style-name="Standard">2.1.4. No sexista. Cal suprimir les formes que impliquin discriminació per raó de gènere. 1</text:p>
      <text:p text:style-name="Standard">P. ex.: Hem de canviar l’interessat per la persona interessada, el qui subscriu per el/la qui subscriu,</text:p>
      <text:p text:style-name="Standard">l’alumne per l’alumne/a.</text:p>
      <text:p text:style-name="Standard">Així mateix, designarem en femení els càrrecs ocupats per dones.</text:p>
      <text:p text:style-name="Standard">P. ex.: consellera, directora, regidora, tècnica...</text:p>
      <text:p text:style-name="Standard">2.1.5. Fraseologia i vocabulari específics.2</text:p>
      <text:p text:style-name="Standard">2.2. ESTIL</text:p>
      <text:p text:style-name="Standard">2.2.1. Redacció directa. Hem d’evitar els girs indirectes que desbaraten l’ordre lògic i el sentit de</text:p>
      <text:p text:style-name="Standard">la frase.</text:p>
      <text:p text:style-name="Standard">2.2.2. Tractament. Ha de reflectir un to formal, impersonal i respectuós, per la qual cosa em-</text:p>
      <text:p text:style-name="Standard">prarem el tractament de vós per adreçar-nos a una altra persona o institució per escrit.</text:p>
      <text:p text:style-name="Standard">2. LES CARACTERÍSQUES I L’ESTIL DEL</text:p>
      <text:p text:style-name="Standard">LLENGUATGE ADMINISTRATIU CATALÀ</text:p>
      <text:p text:style-name="Standard">11</text:p>
      <text:p text:style-name="Standard">1 Tractam aquest aspecte més extensament en l’apartat 5, “Llenguatge no sexista”.</text:p>
      <text:p text:style-name="Standard">2 Vegeu els apartats 7, “Terminologia administrativa i comercial”, i 8, “Fraseologia administrativa i comercial”.</text:p>
      <text:p text:style-name="Standard">llibreDAVa OK.qxd:Maquetación 1 17/9/07 10:49 Página 11</text:p>
      <text:p text:style-name="Standard">Per tant, en referir-nos-hi, emprarem sempre la segona persona del plural.</text:p>
      <text:p text:style-name="Standard">P. ex.: Us deman que em remeteu una còpia del contracte.</text:p>
      <text:p text:style-name="Standard">El tractament de vós, ben genuí en català, en general, estableix un sistema de relacions més equili-</text:p>
      <text:p text:style-name="Standard">brat, per tal com, al costat d’un clar sentit respectuós, hi trobam una evident cordialitat. A més,</text:p>
      <text:p text:style-name="Standard">l’ús d’aquesta forma ens permet d’unificar el tractament a persones de sexe diferent.</text:p>
      <text:p text:style-name="Standard">En la relació oral, a part del tractament de vós, també són possibles els tractaments de vostè i tu.</text:p>
      <text:p text:style-name="Standard">2.2.3. Veu activa. Farem servir preferentment la veu activa en comptes de la passiva.</text:p>
      <text:p text:style-name="Standard">P. ex.: S’aprova la moció per unanimitat en comptes de La moció és aprovada per unanimitat.</text:p>
      <text:p text:style-name="Standard">2.2.4. Temps verbal. Redactarem els documents, com ara instàncies, certificats, resolucions, etc.</text:p>
      <text:p text:style-name="Standard">en present i en primera persona.</text:p>
      <text:p text:style-name="Standard">P. ex.: expòs en comptes d’exposa</text:p>
      <text:p text:style-name="Standard">deman en comptes de demana</text:p>
      <text:p text:style-name="Standard">certific en comptes de certifica</text:p>
      <text:p text:style-name="Standard">resolc en comptes de he resolt/ha resolt</text:p>
      <text:p text:style-name="Standard">2.2.5. Els saludes. Sempre es faran en tercera persona i la persona a la qual se saluda mai no anirà</text:p>
      <text:p text:style-name="Standard">introduïda per la preposició a.</text:p>
      <text:p text:style-name="Standard">P. ex.: SALUDA la senyora Maria Pons i li remet cinc exemplars del darrer número de la nostra re-</text:p>
      <text:p text:style-name="Standard">vista.</text:p>
      <text:p text:style-name="Standard">2.2.6. Les actes. Es redacten en present i en tercera persona íntegrament, tret del paràgraf final en</text:p>
      <text:p text:style-name="Standard">què el secretari en certifica el contingut, cosa que fa en primera persona.</text:p>
      <text:p text:style-name="Standard">P. ex.: El secretari llegeix l’esborrany de l’acta de la sessió anterior i el president demana...; El presi-</text:p>
      <text:p text:style-name="Standard">dent aixeca la sessió, de la qual, com a secretari, estenc aquesta acta.</text:p>
      <text:p text:style-name="Standard">2.2.7. Frases curtes. Utilitzarem frases tan curtes com puguem i reduirem al mínim la subordi-</text:p>
      <text:p text:style-name="Standard">nació.</text:p>
      <text:p text:style-name="Standard">2.2.8. Datació. En datar els escrits, cal ser fidels a un principi de fàcil localització visual; per tant,</text:p>
      <text:p text:style-name="Standard">posarem la data al final de tot, sense punt final, generalment després de la signatura, i mai dintre</text:p>
      <text:p text:style-name="Standard">del mateix text. També cal recordar que en català no es posa mai la preposició a precedint el lloc</text:p>
      <text:p text:style-name="Standard"><text:soft-page-break/>que encapçala la data.</text:p>
      <text:p text:style-name="Standard">Així mateix, és preferible escriure les dates amb xifres, ja que suposen un sistema més senzill i vi-</text:p>
      <text:p text:style-name="Standard">sualment més directe.</text:p>
      <text:p text:style-name="Standard">Convé recordar també que els noms dels mesos s’escriuen sempre amb minúscula.</text:p>
      <text:p text:style-name="Standard">P. ex.: Maó, 13 de desembre de 2005</text:p>
      <text:p text:style-name="Standard">12</text:p>
      <text:p text:style-name="Standard">llibreDAVa OK.qxd:Maquetación 1 17/9/07 10:49 Página 12</text:p>
      <text:p text:style-name="Standard">El tipus de llenguatge utilitzat per l’Administració en castellà ha influït negativament en el llen-</text:p>
      <text:p text:style-name="Standard">guatge administratiu català, ja que, quan volem redactar un document d’aquesta classe, sovint, per</text:p>
      <text:p text:style-name="Standard">imitació del castellà, introduïm construccions que són alienes a la nostra llengua i resulten molt es-</text:p>
      <text:p text:style-name="Standard">tranyes, i fins i tot forçades: abús de la subordinació i de les passives, vocabulari mal utilitzat,</text:p>
      <text:p text:style-name="Standard">repeticions innecessàries, ús d’expressions humiliants i afalagadores, construccions incorrectes, etc.</text:p>
      <text:p text:style-name="Standard">Així, doncs, hem d’anar amb compte, perquè si prenem per model un imprès o un document en</text:p>
      <text:p text:style-name="Standard">castellà no hem de caure en els mateixos errors.</text:p>
      <text:p text:style-name="Standard">Les incorreccions més freqüents quan es redacten textos administratius en català són, entre altres,</text:p>
      <text:p text:style-name="Standard">les següents:</text:p>
      <text:p text:style-name="Standard">3.1. Abús de nominalitzacions: lleven naturalitat a la llengua catalana, que, generalment, prefe-</text:p>
      <text:p text:style-name="Standard">reix les formes verbals.</text:p>
      <text:p text:style-name="Standard">FORMA QUE CONVÉ ELIMINAR FORMA RECOMANABLE</text:p>
      <text:p text:style-name="Standard">Llei reformadora de la Llei... Llei que reforma la Llei...</text:p>
      <text:p text:style-name="Standard">Llei creadora de... Llei per la qual es crea...</text:p>
      <text:p text:style-name="Standard">Mesura destinada a la creació... Mesura destinada a crear...</text:p>
      <text:p text:style-name="Standard">Correspon al Consell Executiu Correspon al Consell Executiu</text:p>
      <text:p text:style-name="Standard">l’aprovació... d’aprovar...</text:p>
      <text:p text:style-name="Standard">3.2. Abús d’incisos: tallen el discurs natural de la frase i, si són llargs, poden fer perdre el fil al lec-</text:p>
      <text:p text:style-name="Standard">tor. És millor construir dues frases que una frase llarga amb incisos o subordinacions.</text:p>
      <text:p text:style-name="Standard">FORMA QUE CONVÉ ELIMINAR</text:p>
      <text:p text:style-name="Standard">L’Oficina d’Informació, integrada en el Consorci de Turisme i que presta un servei d’assessorament</text:p>
      <text:p text:style-name="Standard">sobre les infraestructures més adients de forma gratuïta, ofereix informació diversa sobre la cana-</text:p>
      <text:p text:style-name="Standard">lització de pressupostos.</text:p>
      <text:p text:style-name="Standard">FORMA RECOMANABLE</text:p>
      <text:p text:style-name="Standard">L’Oficina d’Informació està integrada en el Consorci de Turisme. Aquesta entitat presta un servei</text:p>
      <text:p text:style-name="Standard">d’assessorament sobre les infraestructures més adients de forma gratuïta. A més ofereix informació di-</text:p>
      <text:p text:style-name="Standard">versa sobre la canalització de pressupostos.</text:p>
      <text:p text:style-name="Standard">3.3. Evitar les construccions perifràstiques: en el llenguatge administratiu i jurídic s’utilitzen</text:p>
      <text:p text:style-name="Standard">massa sovint les construccions perifràstiques que tenen l’estructura verb + substantiu o verb + verb,</text:p>
      <text:p text:style-name="Standard">en què el primer element és buit de contingut i, per tant, el significat principal recau en el segon.</text:p>
      <text:p text:style-name="Standard">FORMA QUE CONVÉ ELIMINAR FORMA RECOMANABLE</text:p>
      <text:p text:style-name="Standard">El secretari procedeix a donar lectura... El secretari llegeix...</text:p>
      <text:p text:style-name="Standard">El batle ha dictat un decret en què El batle ha dictat un decret en</text:p>
      <text:p text:style-name="Standard">ordena efectuar la citació de... què ordena citar...</text:p>
      <text:p text:style-name="Standard">3.4. Vigilar l’ús del temps de futur: en llenguatge administratiu i jurídic català hi ha la tendència,</text:p>
      <text:p text:style-name="Standard">com en altres llengües romàniques, d’usar l’anomenat present mantingut. És a dir, el redactor ha</text:p>
      <text:p text:style-name="Standard">de mantenir el punt de vista que la llei o la norma és vigent en el moment en què el lector la</text:p>
      <text:p text:style-name="Standard">llegeix.</text:p>
      <text:p text:style-name="Standard">FORMA QUE CONVÉ ELIMINAR FORMA RECOMANABLE</text:p>
      <text:p text:style-name="Standard">Seran competències de la Comissió... Són competències de la Comissió...</text:p>
      <text:p text:style-name="Standard">3. ERRORS MÉS FREQÜENTS, I QUE CAL EVITAR EN LA</text:p>
      <text:p text:style-name="Standard">REDACCIÓ DE DOCUMENTS ADMINISTRATIUS I COMERCIALS</text:p>
      <text:p text:style-name="Standard">13</text:p>
      <text:p text:style-name="Standard">llibreDAVa OK.qxd:Maquetación 1 17/9/07 10:49 Página 13</text:p>
      <text:p text:style-name="Standard"><text:soft-page-break/>Així mateix, cal evitar l’ús del temps de futur per indicar obligació i utilitzar la perífrasi d’obligació</text:p>
      <text:p text:style-name="Standard">que més bé hi escaigui (haver de + infinitiu; cal + infinitiu; cal que...).</text:p>
      <text:p text:style-name="Standard">FORMA QUE CONVÉ ELIMINAR FORMA RECOMANABLE</text:p>
      <text:p text:style-name="Standard">Els aspirants presentaran les sol·licituds Els aspirants han de presentar</text:p>
      <text:p text:style-name="Standard">al Registre General. les sol·licituds al Registre General.</text:p>
      <text:p text:style-name="Standard">La concessió de les autoritzacions es La concessió de les autoritzacions</text:p>
      <text:p text:style-name="Standard">farà segons el que disposa... s’ha de fer segons el que disposa...</text:p>
      <text:p text:style-name="Standard">3.5. Limitar els gerundis: l’anomenat gerundi de posterioritat, és a dir utilitzar el gerundi per in-</text:p>
      <text:p text:style-name="Standard">dicar una acció que és conseqüència d’una altra no és correcte, ja que el que indica el gerundi és si-</text:p>
      <text:p text:style-name="Standard">multaneïtat de dues accions, imminència, una acció començada en una circumstància recent que</text:p>
      <text:p text:style-name="Standard">encara perdura o bé un temps començat dins el qual ens trobarem fins que arribarà el temps pre-</text:p>
      <text:p text:style-name="Standard">vist.</text:p>
      <text:p text:style-name="Standard">FORMA INCORRECTA FORMA CORRECTA</text:p>
      <text:p text:style-name="Standard">Va tenir un accident, morint dues Va tenir un accident i va morir</text:p>
      <text:p text:style-name="Standard">hores més tard. dues hores més tard.</text:p>
      <text:p text:style-name="Standard">Hem rebut la vostra carta, trametent-vos, Hem rebut la vostra carta i, per tant,</text:p>
      <text:p text:style-name="Standard">per tant, l’informe que ens demanàveu. us trametem l’informe que</text:p>
      <text:p text:style-name="Standard">ens demanàveu.</text:p>
      <text:p text:style-name="Standard">Vaig visitar el client a casa seva, oferint-li Vaig visitar el client a casa seva i</text:p>
      <text:p text:style-name="Standard">a continuació els nostres productes. li vaig oferir els nostres productes.</text:p>
      <text:p text:style-name="Standard">Tampoc no és correcte l’ús de gerundis especificatius (usats en lloc d’una oració de relatiu):</text:p>
      <text:p text:style-name="Standard">FORMA INCORRECTA FORMA CORRECTA</text:p>
      <text:p text:style-name="Standard">Reglament establint l’organització Reglament que estableix</text:p>
      <text:p text:style-name="Standard">de l’escola. l’organització de l’escola.</text:p>
      <text:p text:style-name="Standard">Informe resumint l’auditoria que s’ha Informe en què es resumeix</text:p>
      <text:p text:style-name="Standard">fet a la universitat. l’auditoria que s’ha fet a la universitat.</text:p>
      <text:p text:style-name="Standard">3.6. Mal ús d’algunes perífrasis verbals: la perífrasi deure + infinitiu indica probabilitat, i no és</text:p>
      <text:p text:style-name="Standard">correcte emprar en aquest sentit ni el futur ni el condicional. Tampoc no recomanam emprar deure</text:p>
      <text:p text:style-name="Standard">+ infinitiu per marcar obligació o necessitat.</text:p>
      <text:p text:style-name="Standard">FORMA INCORRECTA FORMA CORRECTA</text:p>
      <text:p text:style-name="Standard">Serien les cinc quan hi vaig arribar. Devien ser les cinc quan hi vaig arribar.</text:p>
      <text:p text:style-name="Standard">FORMA QUE CONVÉ ELIMINAR FORMA RECOMANABLE</text:p>
      <text:p text:style-name="Standard">Els qui hi vulguin participar, es deuran Els qui hi vulguin participar,</text:p>
      <text:p text:style-name="Standard">apuntar aquí. s’hauran d’apuntar aquí.</text:p>
      <text:p text:style-name="Standard">D’altra banda, si el que volem és indicar obligació o necessitat utilitzarem les perífrasis haver de +</text:p>
      <text:p text:style-name="Standard">infinitiu o caldre + infinitiu, però mai les formes incorrectes tenir què... o ser precís que...</text:p>
      <text:p text:style-name="Standard">FORMA INCORRECTA FORMA CORRECTA</text:p>
      <text:p text:style-name="Standard">Si no acab la feina avui, tindré Si no acab la feina avui, hauré</text:p>
      <text:p text:style-name="Standard">que venir demà. de venir demà.</text:p>
      <text:p text:style-name="Standard">Serà precís fer un informe tècnic. Caldrà fer un informe tècnic.</text:p>
      <text:p text:style-name="Standard">14</text:p>
      <text:p text:style-name="Standard">llibreDAVa OK.qxd:Maquetación 1 17/9/07 10:49 Página 14</text:p>
      <text:p text:style-name="Standard">3.7. Mescla de formes verbals de diferents subestàndards del català: és a dir, si adoptam el cri-</text:p>
      <text:p text:style-name="Standard">teri d’emprar les formes verbals corresponents al subestàndard baleàric, convé seguir el mateix criteri</text:p>
      <text:p text:style-name="Standard">al llarg de tot l’escrit i no utilitzar formes d’altres dialectes (el central o el valencià, per exemple).</text:p>
      <text:p text:style-name="Standard">FORMA QUE CONVÉ ELIMINAR</text:p>
      <text:p text:style-name="Standard">Us enviam aquesta petició i us en demanem una resposta al més aviat possible.</text:p>
      <text:p text:style-name="Standard">FORMA RECOMANABLE</text:p>
      <text:p text:style-name="Standard">Us enviam aquesta petició i us en demanam una resposta al més aviat possible.</text:p>
      <text:p text:style-name="Standard">3.8. Previ/prèvia + substantiu: aquesta frase adverbial presa del castellà és incorrecta en català i</text:p>
      <text:p text:style-name="Standard">es pot substituir, gairebé sempre, per una frase verbal.</text:p>
      <text:p text:style-name="Standard"><text:soft-page-break/>FORMA INCORRECTA FORMA CORRECTA</text:p>
      <text:p text:style-name="Standard">Previ informe de la comissió Vist prèviament/abans l’informe</text:p>
      <text:p text:style-name="Standard">assessora... de la comissió assessora...</text:p>
      <text:p text:style-name="Standard">Prèvia aprovació inicial... Un cop aprovat inicialment...</text:p>
      <text:p text:style-name="Standard">Sense prèvia deducció de... Sense la deducció prèvia de...</text:p>
      <text:p text:style-name="Standard">3.9. Ús de complements preposicionals i circumstancials construïts amb el mateix/la mateixa</text:p>
      <text:p text:style-name="Standard">(o ell/ella): aquestes construccions, que són un calc del castellà, són incorrectes en català i exigeix-</text:p>
      <text:p text:style-name="Standard">en l’ús dels pronoms adverbials EN/ HI.</text:p>
      <text:p text:style-name="Standard">FORMA INCORRECTA FORMA CORRECTA</text:p>
      <text:p text:style-name="Standard">Abans de remetre l’escrit he fet Abans de remetre l’escrit n’he fet</text:p>
      <text:p text:style-name="Standard">una fotocòpia del mateix. una fotocòpia.</text:p>
      <text:p text:style-name="Standard">És natural de la ciutat de Vic És natural de la ciutat de Vic</text:p>
      <text:p text:style-name="Standard">i viu a la mateixa. i hi viu.</text:p>
      <text:p text:style-name="Standard">Vaig presentar la petició, però Vaig presentar la petició, però</text:p>
      <text:p text:style-name="Standard">no van accedir a la mateixa. no hi van accedir.</text:p>
      <text:p text:style-name="Standard">S’ha acostumat a la bona taula S’ha acostumat a la bona taula</text:p>
      <text:p text:style-name="Standard">i gaudeix d’ella. i en gaudeix.</text:p>
      <text:p text:style-name="Standard">3.10. Supressió de la conjunció que: tot imitant els castellans, sovint, en textos administratius,</text:p>
      <text:p text:style-name="Standard">suprimim la conjunció que, i cal recordar que no es pot eliminar quan actua d’enllaç entre oracions.</text:p>
      <text:p text:style-name="Standard">FORMA INCORRECTA FORMA CORRECTA</text:p>
      <text:p text:style-name="Standard">Us deman em concediu tres Us deman que em concediu tres</text:p>
      <text:p text:style-name="Standard">dies de vacances. dies de vacances.</text:p>
      <text:p text:style-name="Standard">Us agrairia m’enviéssiu còpia Us agrairia que m’enviéssiu</text:p>
      <text:p text:style-name="Standard">de l’escrit. còpia de l’escrit.</text:p>
      <text:p text:style-name="Standard">3.11. Ús de les preposicions a, amb, de i en davant la conjunció que: en cata là aquestes preposi-</text:p>
      <text:p text:style-name="Standard">cions cauen davant la conjunció que i, per tant, les hem d’eliminar.</text:p>
      <text:p text:style-name="Standard">FORMA INCORRECTA FORMA CORRECTA</text:p>
      <text:p text:style-name="Standard">Confia en que vindran. Confia que vindran.</text:p>
      <text:p text:style-name="Standard">N’hi ha prou amb que ho diguis tu. N’hi ha prou que ho diguis tu.</text:p>
      <text:p text:style-name="Standard">S’ha acostumat a que li facin tot. S’ha acostumat que li facin tot.</text:p>
      <text:p text:style-name="Standard">Estic content de que m’hagis telefonat. Estic content que m’hagis telefonat.</text:p>
      <text:p text:style-name="Standard">3. Errors més freqüents, i que cal evitar...</text:p>
      <text:p text:style-name="Standard">15</text:p>
      <text:p text:style-name="Standard">llibreDAVa OK.qxd:Maquetación 1 17/9/07 10:49 Página 15</text:p>
      <text:p text:style-name="Standard">3.12. Pleonasmes: sovint repetim innecessàriament alguns components de l’oració, especialment</text:p>
      <text:p text:style-name="Standard">en utilitzar els pronoms febles, i les construccions que en resulten no són correctes.</text:p>
      <text:p text:style-name="Standard">FORMA INCORRECTA FORMA CORRECTA</text:p>
      <text:p text:style-name="Standard">És un poble on hi viu molta gent. És un poble on viu molta gent.</text:p>
      <text:p text:style-name="Standard">Li he enviat un regal a en Pere. He enviat un regal a en Pere. /</text:p>
      <text:p text:style-name="Standard">Li he enviat un regal.</text:p>
      <text:p text:style-name="Standard">Un industrial al qual se li deuen Un industrial al qual es deuen</text:p>
      <text:p text:style-name="Standard">moltes innovacions. moltes innovacions.</text:p>
      <text:p text:style-name="Standard">Hi volia anar-hi. Hi volia anar. / Volia anar-hi.</text:p>
      <text:p text:style-name="Standard">3.13. Telefonar a algú: els verbs telefonar i trucar són intransitius; això vol dir que el seu comple-</text:p>
      <text:p text:style-name="Standard">ment va precedit de la preposició a i que el pronom que es correlaciona amb aquest complement</text:p>
      <text:p text:style-name="Standard">és li. Per exemple: He telefonat a na Maria. / Li he telefonat (en comptes de: He telefonat na</text:p>
      <text:p text:style-name="Standard">Maria. / La he telefonat).</text:p>
      <text:p text:style-name="Standard">3.14. Emetre un informe: tenim el mal costum d’utilitzar construccions del tipus Informam el pro-</text:p>
      <text:p text:style-name="Standard">jecte..., com si en aquests casos el verb informar es pogués emprar transitivament, però hem de tenir</text:p>
      <text:p text:style-name="Standard">en compte que no es pot utilitzar així en el sentit d’emetre informe. Aleshores, si ho volem fer correc-</text:p>
      <text:p text:style-name="Standard">tament, hem de dir que informam sobre un projecte o bé que emetem un informe sobre un projecte.</text:p>
      <text:p text:style-name="Standard"><text:soft-page-break/>FORMA INCORRECTA FORMA CORRECTA</text:p>
      <text:p text:style-name="Standard">L’expedient, un cop hagi estat L’expedient, un cop hagi rebut</text:p>
      <text:p text:style-name="Standard">informat favorablement... informe favorable...</text:p>
      <text:p text:style-name="Standard">La proposta ha de ser informada La proposta ha d’anar acompanyada</text:p>
      <text:p text:style-name="Standard">pel secretari. de l’informe del secretari.</text:p>
      <text:p text:style-name="Standard">3.15. Ús incorrecte de l’article lo: la forma lo com a article neutre és incorrecta, i per substituir-</text:p>
      <text:p text:style-name="Standard">lo podem fer servir els mots el, això/açò, allò, cosa que, la qual cosa..., o bé fer un altre gir per</text:p>
      <text:p text:style-name="Standard">recórrer a una construcció més genuïna de la frase.</text:p>
      <text:p text:style-name="Standard">FORMA INCORRECTA FORMA CORRECTA</text:p>
      <text:p text:style-name="Standard">Segons lo que disposa.... Segons el que disposa...</text:p>
      <text:p text:style-name="Standard">Açò és lo que em repugna més. Açò és la cosa que em repugna més.</text:p>
      <text:p text:style-name="Standard">Lo més alt s’ha d’enderrocar. La part més alta s’ha d’enderrocar.</text:p>
      <text:p text:style-name="Standard">3.16. Ús incorrecte de la locució prepositiva degut a i de la conjunció consecutiva doncs com</text:p>
      <text:p text:style-name="Standard">a conjuncions causals: aquests dos termes no es poden emprar mai per substituir les formes perquè</text:p>
      <text:p text:style-name="Standard">o a causa.</text:p>
      <text:p text:style-name="Standard">FORMA INCORRECTA FORMA CORRECTA</text:p>
      <text:p text:style-name="Standard">No podré venir, doncs no he trobat No podré venir, perquè no he</text:p>
      <text:p text:style-name="Standard">cangur. trobat cangur.</text:p>
      <text:p text:style-name="Standard">S’ha suspès degut al fet que s’ha S’ha suspès a causa del fet que</text:p>
      <text:p text:style-name="Standard">posat a ploure. s’ha posat a ploure.</text:p>
      <text:p text:style-name="Standard">3.17. Evitar els mots crossa: algunes expressions actuen tot sovint com a autèntiques crosses o</text:p>
      <text:p text:style-name="Standard">falques lingüístiques. Es poden fer servir per tapar forats o articular una frase coixa, però massa so-</text:p>
      <text:p text:style-name="Standard">vint se n’abusa sense raó. Les marcades amb asterisc són incorrectes:</text:p>
      <text:p text:style-name="Standard">16</text:p>
      <text:p text:style-name="Standard">llibreDAVa OK.qxd:Maquetación 1 17/9/07 10:49 Página 16</text:p>
      <text:p text:style-name="Standard">a nivell de (*) el fet que</text:p>
      <text:p text:style-name="Standard">el procés de en base a (*)</text:p>
      <text:p text:style-name="Standard">en qualsevol cas és evident</text:p>
      <text:p text:style-name="Standard">evidentment d’alguna manera</text:p>
      <text:p text:style-name="Standard">des de + institució/entitat l’acte de</text:p>
      <text:p text:style-name="Standard">personalment per tal de</text:p>
      <text:p text:style-name="Standard">vull dir que</text:p>
      <text:p text:style-name="Standard">3.18. Eliminar els mots jòquer: hi ha noms, adjectius i verbs de sentit força genèric que es fan</text:p>
      <text:p text:style-name="Standard">servir en el lloc dels mots més precisos corresponents. Si se n’abusa, empobreixen la prosa i la</text:p>
      <text:p text:style-name="Standard">buiden de contingut. Per exemple:</text:p>
      <text:p text:style-name="Standard">Noms: aspecte, cosa, element, fet, informació, problema, tema...</text:p>
      <text:p text:style-name="Standard">Adjectius: bo, interessant, positiu...</text:p>
      <text:p text:style-name="Standard">Verbs: dir, fer, posar, tenir...</text:p>
      <text:p text:style-name="Standard">3.19. Ús equívoc de termes molt semblants que volen dir coses diferents:</text:p>
      <text:p text:style-name="Standard">a) Cal distingir en data i amb data. En el segon cas ens referim a la data que porta un document.</text:p>
      <text:p text:style-name="Standard">En el primer cas es tracta d’una data externa a la redacció del document, com per exemple la data</text:p>
      <text:p text:style-name="Standard">de recepció del document.</text:p>
      <text:p text:style-name="Standard">P. ex.: El document amb data 11 de setembre de 2005 va ser presentat en data 18 de setembre de 2005.</text:p>
      <text:p text:style-name="Standard">b) Hem d’emprar correctament els mots aquest i aqueix. El primer és un demostratiu que indica</text:p>
      <text:p text:style-name="Standard">proximitat a la persona que parla o escriu (és a dir, a prop de l’emissor) i el segon, en canvi, indica</text:p>
      <text:p text:style-name="Standard">proximitat a la persona a qui hom parla o a qui rep un missatge (és a dir, a prop del receptor).</text:p>
      <text:p text:style-name="Standard">P. ex.: Des d’aquesta ciutat sorollosa d’on t’escric, em deman constantment com et deu anar per aque-</text:p>
      <text:p text:style-name="Standard">ixes terres on t’ha portat el destí.</text:p>
      <text:p text:style-name="Standard">c) No vol dir el mateix data que dada: la data és una indicació de temps, i dada és una unitat d’in-</text:p>
      <text:p text:style-name="Standard">formació.</text:p>
      <text:p text:style-name="Standard"><text:soft-page-break/>P. ex.: L’única dada que hi falta és la data de naixement.</text:p>
      <text:p text:style-name="Standard">d) No és el mateix nomenar que anomenar: nomenar significa ‘designar per a un càrrec, per a una</text:p>
      <text:p text:style-name="Standard">funció’ i anomenar vol dir ‘donar nom (a algú o a alguna cosa), o esmentar algú o alguna cosa’.</text:p>
      <text:p text:style-name="Standard">P. ex.: L’han nomenat president de la comissió de seguiment.</text:p>
      <text:p text:style-name="Standard">Durant la reunió t’han anomenat diverses vegades.</text:p>
      <text:p text:style-name="Standard">e) Moltes vegades es confonen nombre i número, si bé només són parcialment sinònims. Nombre,</text:p>
      <text:p text:style-name="Standard">en general, significa ‘quantitat’ o ‘entitat numèrica, el resultat de comptar’. Per exemple:</text:p>
      <text:p text:style-name="Standard">Hi ha un bon nombre d’inscrits a les jornades.</text:p>
      <text:p text:style-name="Standard">Nombre enter; El nombre dos, etc.</text:p>
      <text:p text:style-name="Standard">En canvi, número designa ‘nombre amb què una persona o cosa és designada dins una sèrie o</text:p>
      <text:p text:style-name="Standard">col·lecció; part d’un espectacle; edició d’una publicació periòdica’. Per exemple:</text:p>
      <text:p text:style-name="Standard">3. Errors més freqüents, i que cal evitar...</text:p>
      <text:p text:style-name="Standard">17</text:p>
      <text:p text:style-name="Standard">llibreDAVa OK.qxd:Maquetación 1 17/9/07 10:49 Página 17</text:p>
      <text:p text:style-name="Standard">Viu en el número 3 d’aquest carrer; Un número de circ; Em falta el número 4 de la revista.</text:p>
      <text:p text:style-name="Standard">A més, convé recordar que nombre i número es representen amb abreviatures diferents: nombre</text:p>
      <text:p text:style-name="Standard">s’abrevia com a nre. i número s’abrevia com a núm.</text:p>
      <text:p text:style-name="Standard">f) No es poden utilitzar indistintament els possessius el seu/la seva, els seus/les seves i els possessius</text:p>
      <text:p text:style-name="Standard">arcaïtzants llur/llurs. Aquests darrers només es poden emprar quan es fa referència a més d’un pos-</text:p>
      <text:p text:style-name="Standard">seïdor, mentre que els primers es poden emprar per fer referència a un o a més d’un posseïdor.</text:p>
      <text:p text:style-name="Standard">FORMA INCORRECTA FORMA CORRECTA</text:p>
      <text:p text:style-name="Standard">En Pere i llur germana. En Pere i la seva germana.</text:p>
      <text:p text:style-name="Standard">El meu amic i llurs pares. El meu amic i els seus pares.</text:p>
      <text:p text:style-name="Standard">Sí que seria correcte, en canvi, per exemple: En Pere, en Lluís i llur germana (de tots dos); Els meus</text:p>
      <text:p text:style-name="Standard">amics i llurs pares (de tots).</text:p>
      <text:p text:style-name="Standard">g) Cal diferenciar entre perquè, per què i per a què. Perquè és una conjunció causal o final. Per què</text:p>
      <text:p text:style-name="Standard">és la unió de la preposició per més l’interrogatiu què i equival a ‘per quin motiu, per quina raó?’.</text:p>
      <text:p text:style-name="Standard">Finalment, per a què és la unió de la preposició per a més l’interrogatiu què i equival a la pregunta</text:p>
      <text:p text:style-name="Standard">‘per a quina cosa?’. Per exemple:</text:p>
      <text:p text:style-name="Standard">He vingut perquè et volia veure (conjunció causal)</text:p>
      <text:p text:style-name="Standard">He vingut perquè m’ajudis (conjunció final)</text:p>
      <text:p text:style-name="Standard">Per què dius que no vindràs?</text:p>
      <text:p text:style-name="Standard">Per a què serveix aquesta tecla?</text:p>
      <text:p text:style-name="Standard">h) Sovint es confonen senyalar i assenyalar, però tenen significats diferents. El verb senyalar expres-</text:p>
      <text:p text:style-name="Standard">sa l’acció de fer o posar un senyal en una cosa, o de fer una ferida que deixi una cicatriu o un</text:p>
      <text:p text:style-name="Standard">senyal:</text:p>
      <text:p text:style-name="Standard">He senyalat les faltes d’ortografia amb un cercle vermell.</text:p>
      <text:p text:style-name="Standard">L’agressor li senyalà el braç amb un ganivet.</text:p>
      <text:p text:style-name="Standard">El verb assenyalar, per la seva banda, té un camp semàntic més ampli, i pot expressar l’acció de</text:p>
      <text:p text:style-name="Standard">mostrar o designar algú o alguna cosa amb el dit o fent qualsevol altre senyal:</text:p>
      <text:p text:style-name="Standard">No assenyalis ningú amb el dit, que és de mala educació.</text:p>
      <text:p text:style-name="Standard">També significa ‘dir, declarar, afirmar’:</text:p>
      <text:p text:style-name="Standard">La consellera ha assenyalat que ben aviat es formalitzarà un conveni amb l’associació.</text:p>
      <text:p text:style-name="Standard">Pot fer referència a l’acció de determinar una data:</text:p>
      <text:p text:style-name="Standard">Ja han assenyalat la data del referèndum.</text:p>
      <text:p text:style-name="Standard">I, finalment, indica que alguna cosa és indici d’una altra:</text:p>
      <text:p text:style-name="Standard">Aquests núvols assenyalen pluja.</text:p>
      <text:p text:style-name="Standard">i) Hem de distingir entre sinó i si no: en el primer cas és una conjunció adversativa (és a dir, que ex-</text:p>
      <text:p text:style-name="Standard">pressa oposició o antítesi), mentre que en el segon és la unió de la conjunció condicional si més la</text:p>
      <text:p text:style-name="Standard">partícula negativa no. Per exemple:</text:p>
      <text:p text:style-name="Standard"><text:soft-page-break/>18</text:p>
      <text:p text:style-name="Standard">llibreDAVa OK.qxd:Maquetación 1 17/9/07 10:49 Página 18</text:p>
      <text:p text:style-name="Standard">Jo no som el president, sinó el tresorer.</text:p>
      <text:p text:style-name="Standard">No t’ho donaré si no ho véns a cercar.</text:p>
      <text:p text:style-name="Standard">3.20. Paraules que no utilitzam en el sentit que realment els correspon:</text:p>
      <text:p text:style-name="Standard">a) Arranjament: només és correcte si s’empra com a substantiu sinònim d’adob, però no com a</text:p>
      <text:p text:style-name="Standard">traducció de la locució castellana con arreglo a. En aquest darrer cas s’han de fer servir les expres-</text:p>
      <text:p text:style-name="Standard">sions segons, conformement amb, d’acord amb, de conformitat amb.</text:p>
      <text:p text:style-name="Standard">FORMA INCORRECTA FORMA CORRECTA</text:p>
      <text:p text:style-name="Standard">Amb arranjament a la Llei... D’acord amb la Llei...</text:p>
      <text:p text:style-name="Standard">b) Complimentar: no es pot fer servir en el sentit d’emplenar un imprès o un document ni en el de</text:p>
      <text:p text:style-name="Standard">complir uns requisits, sinó només en el sentit de fer un compliment a algú. Els verbs que hem</text:p>
      <text:p text:style-name="Standard">d’emprar són: emplenar, formalitzar, completar i omplir, en el primer cas, i donar compliment o</text:p>
      <text:p text:style-name="Standard">complir, en el segon.</text:p>
      <text:p text:style-name="Standard">FORMA INCORRECTA FORMA CORRECTA</text:p>
      <text:p text:style-name="Standard">Complimentau aquest imprès. Emplenau aquest imprès.</text:p>
      <text:p text:style-name="Standard">c) Contemplar: només té el sentit de ‘mirar atentament’ o ‘donar tots els gustos’. Per això no el</text:p>
      <text:p text:style-name="Standard">podem utilitzar en el sentit que una llei inclou o preveu determinats aspectes, i són precisament</text:p>
      <text:p text:style-name="Standard">aquests dos darrers verbs, al costat d’altres com recollir, etc., els que cal emprar per expressar</text:p>
      <text:p text:style-name="Standard">aquest sentit.</text:p>
      <text:p text:style-name="Standard">FORMA INCORRECTA FORMA CORRECTA</text:p>
      <text:p text:style-name="Standard">La llei, en l’article 4, contempla que... La llei, en l’article 4, recull que...</text:p>
      <text:p text:style-name="Standard">d) Emplaçar: és correcte en el sentit de ‘situar’, però no en el de ‘citar’, i en aquest cas hem d’em-</text:p>
      <text:p text:style-name="Standard">prar les expressions requerir a termini o citar a termini.</text:p>
      <text:p text:style-name="Standard">FORMA INCORRECTA FORMA CORRECTA</text:p>
      <text:p text:style-name="Standard">M’han emplaçat per a demà a les 9 h. M’han citat per a demà a les 9 h.</text:p>
      <text:p text:style-name="Standard">d) Ostentar: significa ‘mostrar amb afectació’, però quan volem expressar que algú té un càrrec o</text:p>
      <text:p text:style-name="Standard">un títol hem d’utilitzar els verbs exercir, ocupar, assumir, detenir, dur.</text:p>
      <text:p text:style-name="Standard">FORMA INCORRECTA FORMA CORRECTA</text:p>
      <text:p text:style-name="Standard">El que ostenti la presidència... El que exerceixi la presidència...</text:p>
      <text:p text:style-name="Standard">e) Prosperar: només es pot fer servir en el sentit de fer pròsper, però en el sentit de tenir èxit o sor-</text:p>
      <text:p text:style-name="Standard">tir bé una cosa hem d’emprar el verb reeixir.</text:p>
      <text:p text:style-name="Standard">FORMA INCORRECTA FORMA CORRECTA</text:p>
      <text:p text:style-name="Standard">Si la iniciativa no prosperàs... Si la iniciativa no reeixís...</text:p>
      <text:p text:style-name="Standard">f) Recolzar: significa ‘descansar o sostenir-se una cosa sobre un suport’, no té el sentit que té el</text:p>
      <text:p text:style-name="Standard">castellà apoyar de ‘donar suport, fer costat o defensar alguna cosa o algú’; en aquest cas cal usar-hi</text:p>
      <text:p text:style-name="Standard">els mateixos verbs esmentats.</text:p>
      <text:p text:style-name="Standard">3. Errors més freqüents, i que cal evitar...</text:p>
      <text:p text:style-name="Standard">19</text:p>
      <text:p text:style-name="Standard">llibreDAVa OK.qxd:Maquetación 1 17/9/07 10:49 Página 19</text:p>
      <text:p text:style-name="Standard">FORMA INCORRECTA FORMA CORRECTA</text:p>
      <text:p text:style-name="Standard">Els grups polítics recolzaran Els grups polítics donaran suport</text:p>
      <text:p text:style-name="Standard">la proposta del Govern. a la proposta del Govern.</text:p>
      <text:p text:style-name="Standard">f) Reunir: significa unir parts, congregar gent o col·leccionar, però quan parlam de condicions o</text:p>
      <text:p text:style-name="Standard">requisits hem de fer servir els verbs posseir, tenir o complir.</text:p>
      <text:p text:style-name="Standard">FORMA INCORRECTA FORMA CORRECTA</text:p>
      <text:p text:style-name="Standard">No reunia les condicions exigides. No posseïa les condicions exigides.</text:p>
      <text:p text:style-name="Standard">g) Urgir: només és correcte si l’utilitzam com a verb intransitiu, en el sentit d’una cosa que és molt</text:p>
      <text:p text:style-name="Standard">urgent; però com a verb transitiu hem d’emprar instar, apressar, accelerar o impulsar.</text:p>
      <text:p text:style-name="Standard">FORMA INCORRECTA FORMA CORRECTA</text:p>
      <text:p text:style-name="Standard">El Parlament urgí al Govern... El Parlament instà el Govern...</text:p>
      <text:p text:style-name="Standard">20</text:p>
      <text:p text:style-name="Standard"><text:soft-page-break/>llibreDAVa OK.qxd:Maquetación 1 17/9/07 10:49 Página 20</text:p>
      <text:p text:style-name="Standard">4.1. CRITERIS GENERALS</text:p>
      <text:p text:style-name="Standard">4.1.1. Els noms poden anar amb majúscula inicial per dues raons: a causa de la seva situació dins el</text:p>
      <text:p text:style-name="Standard">text (funció demarcativa) i segons la seva naturalesa (funció distintiva). En el primer cas, hem de</text:p>
      <text:p text:style-name="Standard">tenir en compte que cal començar amb majúscula en els casos següents:</text:p>
      <text:p text:style-name="Standard">a) A principi de text.</text:p>
      <text:p text:style-name="Standard">b) Després de punt.</text:p>
      <text:p text:style-name="Standard">c) Després dels signes d’admiració o d’interrogació, ja que marquen l’acabament d’un període.</text:p>
      <text:p text:style-name="Standard">d) Després de punts suspensius si marquen l’acabament d’un període.</text:p>
      <text:p text:style-name="Standard">e) Un text situat a l’interior dels parèntesis que vénen després d’un punt.</text:p>
      <text:p text:style-name="Standard">f) Quan es transcriu després de dos punts la citació d’un fragment que comenci amb majúscula.</text:p>
      <text:p text:style-name="Standard">4.1.2. Ara bé, en les numeracions introduïdes per dos punts s’acostuma a seguir el criteri següent:</text:p>
      <text:p text:style-name="Standard">a) Utilitzarem la minúscula per als casos d’enumeració de mots o sintagmes nominals. (En aquests</text:p>
      <text:p text:style-name="Standard">casos s’omet el signe de puntuació al final de cada element numerat.) P. ex.:</text:p>
      <text:p text:style-name="Standard">Cal presentar la documentació següent:</text:p>
      <text:p text:style-name="Standard">- certificat d’empadronament</text:p>
      <text:p text:style-name="Standard">- document nacional d’identitat</text:p>
      <text:p text:style-name="Standard">- llibre de família</text:p>
      <text:p text:style-name="Standard">b) Quan una enumeració està formada per oracions o per sintagmes nominals llargs, cada element</text:p>
      <text:p text:style-name="Standard">comença amb majúscula inicial i duu punt al final. Per exemple:</text:p>
      <text:p text:style-name="Standard">Ordre del dia:</text:p>
      <text:p text:style-name="Standard">1. Lectura i aprovació de l’acta de la reunió anterior.</text:p>
      <text:p text:style-name="Standard">2. Presentació de la Memòria de l’any anterior.</text:p>
      <text:p text:style-name="Standard">3. Propostes per a l’exercici actual.</text:p>
      <text:p text:style-name="Standard">4. Torn obert de paraules.</text:p>
      <text:p text:style-name="Standard">4.1.3. D’altra banda, escriurem amb majúscula inicial els noms propis i els noms comuns que</text:p>
      <text:p text:style-name="Standard">tenen una funció distintiva o singularitzadora; és a dir, que funcionen com a nom propi o que for-</text:p>
      <text:p text:style-name="Standard">men part d’un nom propi. En canvi, els escriurem amb minúscula quan tenguin un valor genèric.</text:p>
      <text:p text:style-name="Standard">els instituts de secundària de Menorca</text:p>
      <text:p text:style-name="Standard">l’Institut Menorquí d’Estudis</text:p>
      <text:p text:style-name="Standard">Els noms tenen un valor genèric, no singularitzador, en els casos següents:</text:p>
      <text:p text:style-name="Standard">a) Quan s’utilitzen en plural:</text:p>
      <text:p text:style-name="Standard">el Departament de Cultura</text:p>
      <text:p text:style-name="Standard">tots els departaments del Consell</text:p>
      <text:p text:style-name="Standard">b) Quan van darrere dels determinants: aquest, aquell, algun, un, cap i cada</text:p>
      <text:p text:style-name="Standard">aquesta universitat</text:p>
      <text:p text:style-name="Standard">aquell ajuntament</text:p>
      <text:p text:style-name="Standard">assistiran a un congrés d’oftalmologia</text:p>
      <text:p text:style-name="Standard">cada seminari es farà a un organisme diferent</text:p>
      <text:p text:style-name="Standard">4. ÚS CORRECTE DE LES MAJÚSCULES I LES MINÚSCULES</text:p>
      <text:p text:style-name="Standard">21</text:p>
      <text:p text:style-name="Standard">llibreDAVa OK.qxd:Maquetación 1 17/9/07 10:49 Página 21</text:p>
      <text:p text:style-name="Standard">4.1.4. La majúscula inicial només afecta els noms i els adjectius; els articles, les preposicions i les</text:p>
      <text:p text:style-name="Standard">conjuncions s’escriuen amb minúscules.</text:p>
      <text:p text:style-name="Standard">l’Oficina d’Atenció a l’Immigrant</text:p>
      <text:p text:style-name="Standard">4.1.5. En els mots compostos units amb guionet, el segon element sempre comença amb minúscula.</text:p>
      <text:p text:style-name="Standard">Sud-àfrica</text:p>
      <text:p text:style-name="Standard">4.2. NOMS PROPIS REFERITS A PERSONES</text:p>
      <text:p text:style-name="Standard">4.2.1. Noms i llinatges de persones i divinitats</text:p>
      <text:p text:style-name="Standard">S’escriuen sempre amb majúscula inicial (també els hipocorístics): Al·là, Buda, l’Esperit Sant, An-</text:p>
      <text:p text:style-name="Standard">dreu Pons, Maria Florit, Quim (Joaquim).</text:p>
      <text:p text:style-name="Standard">4.2.2. Sobrenoms, pseudònims i malnoms</text:p>
      <text:p text:style-name="Standard"><text:soft-page-break/>S’escriuen amb majúscula inicial: Pere el Cerimoniós, Pere Xerxa, en Xec sa Mosca.</text:p>
      <text:p text:style-name="Standard">4.2.3. Dinasties</text:p>
      <text:p text:style-name="Standard">S’escriuen amb majúscula inicial: els Borbons.</text:p>
      <text:p text:style-name="Standard">4.2.4. Càrrecs, autoritats i títols nobiliaris</text:p>
      <text:p text:style-name="Standard">S’escriuen amb minúscules tots els càrrecs i els títols nobiliaris.</text:p>
      <text:p text:style-name="Standard">el president del Parlament</text:p>
      <text:p text:style-name="Standard">la directora del Departament de Cultura</text:p>
      <text:p text:style-name="Standard">la cap del Gabinet Jurídic</text:p>
      <text:p text:style-name="Standard">el duc d’Estrada</text:p>
      <text:p text:style-name="Standard">la ministra de Benestar Social</text:p>
      <text:p text:style-name="Standard">l’alcalde de Maó</text:p>
      <text:p text:style-name="Standard">Tanmateix, quan van precedits dels tractaments protocol·laris corresponents, escriurem els càrrecs</text:p>
      <text:p text:style-name="Standard">amb majúscula inicial.</text:p>
      <text:p text:style-name="Standard">Honorable Senyora Presidenta</text:p>
      <text:p text:style-name="Standard">Sa Majestat el Rei</text:p>
      <text:p text:style-name="Standard">4.2.5. Tractaments protocol·laris</text:p>
      <text:p text:style-name="Standard">Van amb majúscula inicial tant si s’escriuen abreujats com desenvolupats.</text:p>
      <text:p text:style-name="Standard">l’Excel·lentíssima Senyora Rosa Camps – l’Excma. Sra. Rosa Camps</text:p>
      <text:p text:style-name="Standard">l’Honorable Senyor Pere Pons – l’Hble. Sr. Pere Pons</text:p>
      <text:p text:style-name="Standard">22</text:p>
      <text:p text:style-name="Standard">llibreDAVa OK.qxd:Maquetación 1 17/9/07 10:49 Página 22</text:p>
      <text:p text:style-name="Standard">4.2.6. Tractaments de cortesia i designacions personals genèriques catalanes</text:p>
      <text:p text:style-name="Standard">Van amb minúscula quan s’escriuen desenvolupats: la senyora Vidal, mossèn Salord, santa Caterina,</text:p>
      <text:p text:style-name="Standard">el professor Pons.</text:p>
      <text:p text:style-name="Standard">En canvi, van amb majúscula si s’escriuen abreujats: la Sra. Vidal, Mn. Salord, Sta. Caterina, el</text:p>
      <text:p text:style-name="Standard">Prof. Pons.</text:p>
      <text:p text:style-name="Standard">Els mots sant i santa s’escriuen amb majúscula quan formen part del nom d’una festivitat, d’un</text:p>
      <text:p text:style-name="Standard">carrer, d’un edifici singular o d’un topònim: festes de Sant Joan, carrer de Santa Rosa.</text:p>
      <text:p text:style-name="Standard">4.2.7. Tractaments no catalans</text:p>
      <text:p text:style-name="Standard">Van amb majúscula inicial, tant si s’escriuen abreujats com si s’escriuen desenvolupats.</text:p>
      <text:p text:style-name="Standard">Don Ventura Rodríguez</text:p>
      <text:p text:style-name="Standard">Sir Colin Davis</text:p>
      <text:p text:style-name="Standard">Madame Curie</text:p>
      <text:p text:style-name="Standard">4.2.8. Professions</text:p>
      <text:p text:style-name="Standard">Les categories laborals i les designacions de les professions i dels llocs de treball s’han d’escriure</text:p>
      <text:p text:style-name="Standard">amb minúscules.</text:p>
      <text:p text:style-name="Standard">auxiliar administrativa</text:p>
      <text:p text:style-name="Standard">cap de servei</text:p>
      <text:p text:style-name="Standard">professor associat</text:p>
      <text:p text:style-name="Standard">personal docent</text:p>
      <text:p text:style-name="Standard">jutgessa</text:p>
      <text:p text:style-name="Standard">directora</text:p>
      <text:p text:style-name="Standard">4.3. NOMS PROPIS REFERITS A INSTITUCIONS, ORGANISMES I ENTITATS</text:p>
      <text:p text:style-name="Standard">4.3.1. Institucions</text:p>
      <text:p text:style-name="Standard">S’escriuen amb majúscules inicials les denominacions d’institucions, organismes, entitats, associa-</text:p>
      <text:p text:style-name="Standard">cions, etc. i les de les seves unitats internes (seccions, àrees, departaments, etc.).</text:p>
      <text:p text:style-name="Standard">l’Ajuntament d’Alaior</text:p>
      <text:p text:style-name="Standard">el Consell Insular de Menorca</text:p>
      <text:p text:style-name="Standard">el Departament de Benestar Social</text:p>
      <text:p text:style-name="Standard">l’Associació Amics de la Mar</text:p>
      <text:p text:style-name="Standard">la Fundació Illes Balears</text:p>
      <text:p text:style-name="Standard">l’Arxiu d’Imatge i So</text:p>
      <text:p text:style-name="Standard"><text:soft-page-break/>el Fons Menorquí de Cooperació</text:p>
      <text:p text:style-name="Standard">La designació incompleta d’una institució s’escriu amb majúscula inicial, però si s’interpreta com</text:p>
      <text:p text:style-name="Standard">un nom genèric o s’utilitza en plural s’escriu amb minúscules.</text:p>
      <text:p text:style-name="Standard">4. Ús correcte de majúscules i minúscules</text:p>
      <text:p text:style-name="Standard">23</text:p>
      <text:p text:style-name="Standard">llibreDAVa OK.qxd:Maquetación 1 17/9/07 10:49 Página 23</text:p>
      <text:p text:style-name="Standard">el Consell ha becat trenta-cinc estudiants (pel Consell Insular de Menorca)</text:p>
      <text:p text:style-name="Standard">d’acord amb la Llei de consells insulars...</text:p>
      <text:p text:style-name="Standard">Quan per designar una entitat o un organisme no es fan servir els noms que formen part de la seva</text:p>
      <text:p text:style-name="Standard">designació oficial i s’hi fa referència mitjançant una denominació sinònima o coreferent, aquesta</text:p>
      <text:p text:style-name="Standard">s’escriu amb minúscules.</text:p>
      <text:p text:style-name="Standard">el consistori maonès</text:p>
      <text:p text:style-name="Standard">la corporació municipal de Ferreries</text:p>
      <text:p text:style-name="Standard">aquesta entitat</text:p>
      <text:p text:style-name="Standard">4.3.2. Entitats juridicopúbliques i religioses</text:p>
      <text:p text:style-name="Standard">A aquestes designacions s’aplica la mateixa norma anterior; però si duen un adjectiu darrere, aquest</text:p>
      <text:p text:style-name="Standard">ha d’anar amb minúscules.</text:p>
      <text:p text:style-name="Standard">l’Administració pública</text:p>
      <text:p text:style-name="Standard">l’Església catòlica</text:p>
      <text:p text:style-name="Standard">l’Estat francès</text:p>
      <text:p text:style-name="Standard">l’Exèrcit espanyol</text:p>
      <text:p text:style-name="Standard">4.3.3. Òrgans de govern, de representació i consultius</text:p>
      <text:p text:style-name="Standard">S’escriuen amb majúscula inicial: el Consell Social de la Llengua Catalana, la Junta Directiva de</text:p>
      <text:p text:style-name="Standard">l’Ateneu, la Comissió de Govern de l’Ajuntament de Maó, el Ple del Consell Insular de Menorca.</text:p>
      <text:p text:style-name="Standard">Tanmateix, si no són òrgans constituïts formalment s’escriuen amb minúscules: l’equip de govern,</text:p>
      <text:p text:style-name="Standard">l’assemblea del personal laboral, la direcció del centre.</text:p>
      <text:p text:style-name="Standard">4.3.4. Designacions o declaracions administratives</text:p>
      <text:p text:style-name="Standard">Les designacions o declaracions que atorga una administració s’escriuen amb minúscules inicials.</text:p>
      <text:p text:style-name="Standard">aquesta zona ha estat declarada àrea natural d’especial interès</text:p>
      <text:p text:style-name="Standard">Menorca fou declarada reserva de biosfera</text:p>
      <text:p text:style-name="Standard">els fars de Menorca han obtingut la declaració de bé d’interès cultural</text:p>
      <text:p text:style-name="Standard">Ara bé, les escriurem amb majúscules si aquesta declaració ha passat a formar part del nom propi</text:p>
      <text:p text:style-name="Standard">de la zona o l’immoble en qüestió.</text:p>
      <text:p text:style-name="Standard">el Parc Natural de s’Albufera des Grau</text:p>
      <text:p text:style-name="Standard">4.4. NOMS REFERITS A ACTIVITATS EDUCATIVES, CIENTÍFIQUES I SOCIALS</text:p>
      <text:p text:style-name="Standard">4.4.1. Estudis i carreres</text:p>
      <text:p text:style-name="Standard">Cal escriure amb minúscules les denominacions del tipus d’estudis i de les etapes i els cicles formatius</text:p>
      <text:p text:style-name="Standard">i instructius.</text:p>
      <text:p text:style-name="Standard">24</text:p>
      <text:p text:style-name="Standard">llibreDAVa OK.qxd:Maquetación 1 17/9/07 10:49 Página 24</text:p>
      <text:p text:style-name="Standard">l’ensenyament primari</text:p>
      <text:p text:style-name="Standard">l’ensenyament secundari obligatori</text:p>
      <text:p text:style-name="Standard">el batxillerat</text:p>
      <text:p text:style-name="Standard">el cicle formatiu</text:p>
      <text:p text:style-name="Standard">la formació professional</text:p>
      <text:p text:style-name="Standard">postgrau</text:p>
      <text:p text:style-name="Standard">mestratge</text:p>
      <text:p text:style-name="Standard">doctorat</text:p>
      <text:p text:style-name="Standard">En canvi, escriurem amb majúscules els noms de les carreres i dels programes de doctorat, mestratges</text:p>
      <text:p text:style-name="Standard">i diplomatures de postgrau.</text:p>
      <text:p text:style-name="Standard"><text:soft-page-break/>la carrera de Ciències Polítiques</text:p>
      <text:p text:style-name="Standard">la diplomatura d’Estadística</text:p>
      <text:p text:style-name="Standard">el mestratge d’Iniciació als Estudis Xinesos</text:p>
      <text:p text:style-name="Standard">llicenciat en Filosofia</text:p>
      <text:p text:style-name="Standard">4.4.2. Assignatures i càtedres</text:p>
      <text:p text:style-name="Standard">Escriurem amb majúscules inicials els noms de les assignatures i les càtedres</text:p>
      <text:p text:style-name="Standard">Història de les Institucions Modernes i Contemporànies</text:p>
      <text:p text:style-name="Standard">Metodologia de les Ciències del Comportament</text:p>
      <text:p text:style-name="Standard">una càtedra d’Antropologia Econòmica</text:p>
      <text:p text:style-name="Standard">4.4.3. Disciplines</text:p>
      <text:p text:style-name="Standard">Els noms de les disciplines han d’escriure’s amb minúscules.</text:p>
      <text:p text:style-name="Standard">un treball de geografia</text:p>
      <text:p text:style-name="Standard">un estudi sobre sociolingüística</text:p>
      <text:p text:style-name="Standard">el progrés de la biologia molecular</text:p>
      <text:p text:style-name="Standard">4.4.4. Cursos i seminaris</text:p>
      <text:p text:style-name="Standard">S’escriu amb majúscula la inicial del primer mot.</text:p>
      <text:p text:style-name="Standard">Seminari de llenguatge específic</text:p>
      <text:p text:style-name="Standard">Curs de llenguatge administratiu</text:p>
      <text:p text:style-name="Standard">4.4.5. Congressos, jornades i simposis</text:p>
      <text:p text:style-name="Standard">S’escriuen amb majúscules inicials.</text:p>
      <text:p text:style-name="Standard">I Jornades de Normalització Lingüística</text:p>
      <text:p text:style-name="Standard">Els Jocs Olímpics de 2008</text:p>
      <text:p text:style-name="Standard">IV Congrés Internacional d’Art Egipci</text:p>
      <text:p text:style-name="Standard">4. Ús correcte de majúscules i minúscules...</text:p>
      <text:p text:style-name="Standard">25</text:p>
      <text:p text:style-name="Standard">llibreDAVa OK.qxd:Maquetación 1 17/9/07 10:49 Página 25</text:p>
      <text:p text:style-name="Standard">4.4.6. Comunicacions, ponències, conferències i discursos</text:p>
      <text:p text:style-name="Standard">Només s’escriu amb majúscula la lletra inicial del títol, i va entre cometes.</text:p>
      <text:p text:style-name="Standard">va presentar la ponència titulada “Immigració, acolliment lingüístic i interculturalitat”</text:p>
      <text:p text:style-name="Standard">pronunciarà la conferència “Dinàmica de les platges i les dunes de les Balears”</text:p>
      <text:p text:style-name="Standard">4.4.7. Premis i distincions</text:p>
      <text:p text:style-name="Standard">S’escriuen amb majúscules inicials.</text:p>
      <text:p text:style-name="Standard">Premi d’Honor de les Lletres Catalanes</text:p>
      <text:p text:style-name="Standard">Medalla d’Or</text:p>
      <text:p text:style-name="Standard">Copa del Rei</text:p>
      <text:p text:style-name="Standard">Fill Il·lustre</text:p>
      <text:p text:style-name="Standard">Si es tracta d’un nom llarg, es pot escriure la paraula premi amb majúscula inicial i la resta amb</text:p>
      <text:p text:style-name="Standard">minúscules.</text:p>
      <text:p text:style-name="Standard">Premi Francesc de Borja Moll de creació de contes i rondalles</text:p>
      <text:p text:style-name="Standard">4.5. NOMS REFERITS A TEXTOS I OBRES</text:p>
      <text:p text:style-name="Standard">4.5.1. Documents oficials</text:p>
      <text:p text:style-name="Standard">En els títols de documents oficials escriurem amb majúscula inicial el primer mot que designa la</text:p>
      <text:p text:style-name="Standard">classe de document de què es tracta (Llei, Decret, Projecte de llei, etc.); a més dels noms propis que</text:p>
      <text:p text:style-name="Standard">formin part del títol.</text:p>
      <text:p text:style-name="Standard">la Llei 3/1986, de 29 d’abril, de normalització lingüística a les Illes Balears</text:p>
      <text:p text:style-name="Standard">el Pla territorial insular</text:p>
      <text:p text:style-name="Standard">el Decret 181/1991, de 30 de juliol, de cessament i nomenament...</text:p>
      <text:p text:style-name="Standard">la Resolució de 2 de setembre de1991 per la qual es fa pública...</text:p>
      <text:p text:style-name="Standard">El Reglament del Servei de Biblioteques</text:p>
      <text:p text:style-name="Standard">el Conveni col·lectiu del personal laboral</text:p>
      <text:p text:style-name="Standard">4.5.2. Documents acreditatius i carnets</text:p>
      <text:p text:style-name="Standard">S’escriuen amb minúscules.</text:p>
      <text:p text:style-name="Standard"><text:soft-page-break/>el document nacional d’identitat el carnet jove</text:p>
      <text:p text:style-name="Standard">el títol de família nombrosa la targeta d’identificació fiscal</text:p>
      <text:p text:style-name="Standard">4.5.3. Programes</text:p>
      <text:p text:style-name="Standard">Quan tenen un nom que és una sigla o un acrònim, totes les lletres s’escriuen amb majúscules: el</text:p>
      <text:p text:style-name="Standard">programa ERASMUS, el programa LINGUA.</text:p>
      <text:p text:style-name="Standard">En els altres casos, el nom del programa s’escriu amb majúscules, però si és un nom llarg es pot es-</text:p>
      <text:p text:style-name="Standard">criure només la paraula programa amb majúscula i la resta amb minúscules.</text:p>
      <text:p text:style-name="Standard">26</text:p>
      <text:p text:style-name="Standard">llibreDAVa OK.qxd:Maquetación 1 17/9/07 10:49 Página 26</text:p>
      <text:p text:style-name="Standard">Programa Menorca Música i Teatre</text:p>
      <text:p text:style-name="Standard">Programa per a la cooperació internacional amb els països subdesenvolupats</text:p>
      <text:p text:style-name="Standard">4.5.4. Llibres, publicacions i obres en general</text:p>
      <text:p text:style-name="Standard">En els títols de llibres, d’obres teatrals, musicals, cinematogràfiques i d’arts plàstiques, de tesis,</text:p>
      <text:p text:style-name="Standard">documents de treball i informes només s’escriu amb majúscula la lletra inicial del títol i els noms</text:p>
      <text:p text:style-name="Standard">propis que en formin part. S’escriuen en cursiva.</text:p>
      <text:p text:style-name="Standard">Diccionari de neologismes</text:p>
      <text:p text:style-name="Standard">la Pietat de Miquel Àngel</text:p>
      <text:p text:style-name="Standard">Les quatre estacions de Vivaldi</text:p>
      <text:p text:style-name="Standard">La plaça del Diamant</text:p>
      <text:p text:style-name="Standard">Terra baixa</text:p>
      <text:p text:style-name="Standard">la tesi doctoral El preu del sòl</text:p>
      <text:p text:style-name="Standard">4.5.5. Capítols i apartats de documents, llibres i publicacions</text:p>
      <text:p text:style-name="Standard">Les parts genèriques de les obres i els documents legals s’escriuen amb minúscula: el pròleg, l’arti-</text:p>
      <text:p text:style-name="Standard">cle 25, la disposició addicional segona, el sumari, l’índex, l’annex, l’epíleg.</text:p>
      <text:p text:style-name="Standard">Els títols dels articles publicats i les parts dels llibres (capítols, apartats, etc.) s’escriuen amb majús-</text:p>
      <text:p text:style-name="Standard">cula inicial i entre cometes.</text:p>
      <text:p text:style-name="Standard">l’article “Una jove orquestra amb voluntat de formació” publicat a la revista Àmbit</text:p>
      <text:p text:style-name="Standard">el capítol “Anàlisi dels moviments migratoris” del llibre Estudi de la demografia actual</text:p>
      <text:p text:style-name="Standard">menorquina</text:p>
      <text:p text:style-name="Standard">4.5.6. Publicacions periòdiques</text:p>
      <text:p text:style-name="Standard">S’escriuen amb majúscules la inicial del títol i les inicials dels noms i adjectius que el componen.</text:p>
      <text:p text:style-name="Standard">S’escriuen en cursiva.</text:p>
      <text:p text:style-name="Standard">S’Ull de Sol</text:p>
      <text:p text:style-name="Standard">El Temps</text:p>
      <text:p text:style-name="Standard">L’Avenç</text:p>
      <text:p text:style-name="Standard">4.5.7. Col·leccions</text:p>
      <text:p text:style-name="Standard">S’escriuen amb majúscules la inicial del títol i les inicials dels noms i adjectius que el componen.</text:p>
      <text:p text:style-name="Standard">El Balancí Manuals i Formularis</text:p>
      <text:p text:style-name="Standard">4.6. NOMS REFERITS A LLOCS</text:p>
      <text:p text:style-name="Standard">4.6.1. Topònims catalans</text:p>
      <text:p text:style-name="Standard">L’article s’escriu amb minúscula i se sotmet a les regles d’apostrofació i contracció.</text:p>
      <text:p text:style-name="Standard">es Mercadal</text:p>
      <text:p text:style-name="Standard">4. Ús correcte de majúscules i minúscules</text:p>
      <text:p text:style-name="Standard">27</text:p>
      <text:p text:style-name="Standard">llibreDAVa OK.qxd:Maquetación 1 17/9/07 10:49 Página 27</text:p>
      <text:p text:style-name="Standard">des Migjorn Gran</text:p>
      <text:p text:style-name="Standard">ses Salines</text:p>
      <text:p text:style-name="Standard">la Vall</text:p>
      <text:p text:style-name="Standard">es Canutells</text:p>
      <text:p text:style-name="Standard">as Castell</text:p>
      <text:p text:style-name="Standard">4.6.2. Topònims no catalans</text:p>
      <text:p text:style-name="Standard">En els topònims estrangers que tenen article, aquest</text:p>
      <text:p text:style-name="Standard"><text:soft-page-break/>s’escriu amb majúscula inicial i no se sotmet a les regles d’apostrofació i contracció.</text:p>
      <text:p text:style-name="Standard">La Rioja</text:p>
      <text:p text:style-name="Standard">d’El Bierzo</text:p>
      <text:p text:style-name="Standard">Las Palmas</text:p>
      <text:p text:style-name="Standard">Le Havre</text:p>
      <text:p text:style-name="Standard">Los Angeles</text:p>
      <text:p text:style-name="Standard">Aquesta regla no regeix per als llocs no catalans amb forma catalanitzada:</text:p>
      <text:p text:style-name="Standard">l’Havana</text:p>
      <text:p text:style-name="Standard">del Caire</text:p>
      <text:p text:style-name="Standard">4.6.3. Demarcacions i divisions territorials</text:p>
      <text:p text:style-name="Standard">El nom genèric que acompanya el nom d’una demarcació territorial o una divisió política o admi-</text:p>
      <text:p text:style-name="Standard">nistrativa s’escriu amb minúscula, mentre que el nom propi de la divisió s’escriu amb majúscula ini-</text:p>
      <text:p text:style-name="Standard">cial.</text:p>
      <text:p text:style-name="Standard">l’illa de Menorca</text:p>
      <text:p text:style-name="Standard">la comunitat autònoma de les Illes Balears</text:p>
      <text:p text:style-name="Standard">el terme municipal de Sant Lluís</text:p>
      <text:p text:style-name="Standard">la província de Barcelona</text:p>
      <text:p text:style-name="Standard">4.6.4. Topònims urbans</text:p>
      <text:p text:style-name="Standard">Els noms genèrics de les vies urbanes i interurbanes s’escriuen amb minúscules i el nom propi amb</text:p>
      <text:p text:style-name="Standard">majúscula inicial.</text:p>
      <text:p text:style-name="Standard">la plaça des Born</text:p>
      <text:p text:style-name="Standard">el carrer Major</text:p>
      <text:p text:style-name="Standard">l’avinguda de Vives Llull</text:p>
      <text:p text:style-name="Standard">la carretera des Castell</text:p>
      <text:p text:style-name="Standard">Han de dur majúscula inicial els noms genèrics dels topònims urbans estrangers si són escrits en la</text:p>
      <text:p text:style-name="Standard">llengua original.</text:p>
      <text:p text:style-name="Standard">Trafalgar Square</text:p>
      <text:p text:style-name="Standard">Park Avenue</text:p>
      <text:p text:style-name="Standard">Paseo de la Castellana</text:p>
      <text:p text:style-name="Standard">28</text:p>
      <text:p text:style-name="Standard">llibreDAVa OK.qxd:Maquetación 1 17/9/07 10:49 Página 28</text:p>
      <text:p text:style-name="Standard">Els noms dels nuclis de població s’escriuen amb majúscules inicials.</text:p>
      <text:p text:style-name="Standard">sa Coma</text:p>
      <text:p text:style-name="Standard">la Clota</text:p>
      <text:p text:style-name="Standard">el Fonduco</text:p>
      <text:p text:style-name="Standard">l’Argentina</text:p>
      <text:p text:style-name="Standard">4.6.5. Edificis</text:p>
      <text:p text:style-name="Standard">Els noms genèrics dels edificis s’escriuen amb minúscules, però el nom que el singularitza s’escriu</text:p>
      <text:p text:style-name="Standard">amb majúscula inicial.</text:p>
      <text:p text:style-name="Standard">l’església de Santa Eulàlia</text:p>
      <text:p text:style-name="Standard">els apartaments Aquari</text:p>
      <text:p text:style-name="Standard">Escriurem amb majúscula inicial el nom sencer dels edificis singulars i dels monuments.</text:p>
      <text:p text:style-name="Standard">el Fort de Marlborough</text:p>
      <text:p text:style-name="Standard">Ca sa Milionària</text:p>
      <text:p text:style-name="Standard">Can Salort</text:p>
      <text:p text:style-name="Standard">la Torre de Fornells</text:p>
      <text:p text:style-name="Standard">Els noms genèrics de les parts d’un edifici s’escriuen amb minúscules; però escriurem amb majús-</text:p>
      <text:p text:style-name="Standard">cula inicial les dependències singulars.</text:p>
      <text:p text:style-name="Standard">la sala d’actes</text:p>
      <text:p text:style-name="Standard">l’aula 12</text:p>
      <text:p text:style-name="Standard">el Pati dels Tarongers</text:p>
      <text:p text:style-name="Standard">el Saló Gòtic</text:p>
      <text:p text:style-name="Standard"><text:soft-page-break/>4.6.6. Accidents i llocs geogràfics</text:p>
      <text:p text:style-name="Standard">Hem d’escriure amb minúscules els noms genèrics, i amb majúscula inicial el nom propi de cadascun.</text:p>
      <text:p text:style-name="Standard">la mar Mediterrània</text:p>
      <text:p text:style-name="Standard">l’illa del Rei</text:p>
      <text:p text:style-name="Standard">la badia de Fornells</text:p>
      <text:p text:style-name="Standard">el cap de Favàritx</text:p>
      <text:p text:style-name="Standard">cala Pregonda</text:p>
      <text:p text:style-name="Standard">el golf Pèrsic</text:p>
      <text:p text:style-name="Standard">la península Ibèrica</text:p>
      <text:p text:style-name="Standard">4.6.7. Noms de llocs històrics, geopolítics i geoturístics</text:p>
      <text:p text:style-name="Standard">S’escriuen amb majúscula inicial tots els substantius i altres elements, tret dels articles i les preposicions.</text:p>
      <text:p text:style-name="Standard">la Costa Daurada</text:p>
      <text:p text:style-name="Standard">l’Orient Mitjà</text:p>
      <text:p text:style-name="Standard">el Tercer Món</text:p>
      <text:p text:style-name="Standard">la Ciutat Comtal</text:p>
      <text:p text:style-name="Standard">la Ciutat Prohibida</text:p>
      <text:p text:style-name="Standard">4. Ús correcte de majúscules i minúscules</text:p>
      <text:p text:style-name="Standard">29</text:p>
      <text:p text:style-name="Standard">llibreDAVa OK.qxd:Maquetación 1 17/9/07 10:49 Página 29</text:p>
      <text:p text:style-name="Standard">4.6.8. Els punts cardinals</text:p>
      <text:p text:style-name="Standard">S’escriuen amb minúscula inicial, tret que siguin representats amb els símbols internacionals o bé</text:p>
      <text:p text:style-name="Standard">formin part d’un nom de lloc.</text:p>
      <text:p text:style-name="Standard">nord, sud, est, oest</text:p>
      <text:p text:style-name="Standard">països de l’Est, l’Oest americà, NE</text:p>
      <text:p text:style-name="Standard">4.7. NOMS REFERITS A TEMPS</text:p>
      <text:p text:style-name="Standard">4.7.1. Dies de la setmana, mesos i estacions</text:p>
      <text:p text:style-name="Standard">S’escriuen amb minúscules, tret que formin part d’una festivitat assenyalada o d’un període històric</text:p>
      <text:p text:style-name="Standard">destacat.</text:p>
      <text:p text:style-name="Standard">Tots els dilluns</text:p>
      <text:p text:style-name="Standard">el 22 de maig</text:p>
      <text:p text:style-name="Standard">l’hivern passat</text:p>
      <text:p text:style-name="Standard">el Maig Francès</text:p>
      <text:p text:style-name="Standard">la Revolució d’Octubre</text:p>
      <text:p text:style-name="Standard">el Disset de Gener</text:p>
      <text:p text:style-name="Standard">4.7.2. Festivitats</text:p>
      <text:p text:style-name="Standard">Els noms de les festivitats i de les celebracions commemoratives cíviques, religioses i polítiques</text:p>
      <text:p text:style-name="Standard">s’escriuen amb majúscules inicials.</text:p>
      <text:p text:style-name="Standard">l’Onze de Setembre</text:p>
      <text:p text:style-name="Standard">Tots Sants</text:p>
      <text:p text:style-name="Standard">per Sant Llorenç</text:p>
      <text:p text:style-name="Standard">Divendres Sant</text:p>
      <text:p text:style-name="Standard">4.7.3. Fets històrics</text:p>
      <text:p text:style-name="Standard">S’escriuen amb majúscules inicials tots els substantius i adjectius que en formin part: la Segona</text:p>
      <text:p text:style-name="Standard">Guerra Mundial, la Guerra Civil, la Segona República, l’Any de sa Desgràcia...</text:p>
      <text:p text:style-name="Standard">4.7.4. Períodes històrics</text:p>
      <text:p text:style-name="Standard">S’escriuen amb minúscules: l’edat mitjana, el paleolític inferior, l’era cristiana...</text:p>
      <text:p text:style-name="Standard">En són una excepció, per tradició, els casos següents: el Renaixement i la Renaixença.</text:p>
      <text:p text:style-name="Standard">4.7.5. Moviments artístics i culturals</text:p>
      <text:p text:style-name="Standard">S’escriuen amb minúscules: el gòtic, el barroc, el noucentisme, el fauvisme...</text:p>
      <text:p text:style-name="Standard">Excepcions: el Renaixement, la Renaixença i la Il·lustració.</text:p>
      <text:p text:style-name="Standard"><text:soft-page-break/>30</text:p>
      <text:p text:style-name="Standard">llibreDAVa OK.qxd:Maquetación 1 17/9/07 10:49 Página 30</text:p>
      <text:p text:style-name="Standard">4.7.6. Ideologies, tendències polítiques i creences religioses</text:p>
      <text:p text:style-name="Standard">S’escriuen amb minúscules: el marxisme, l’anarquisme, el cristianisme, el budisme, el feixisme...</text:p>
      <text:p text:style-name="Standard">4.8. NOMS REFERITS A OBJECTES I PRODUCTES</text:p>
      <text:p text:style-name="Standard">4.8.1. Objectes singulars i personalitzats</text:p>
      <text:p text:style-name="Standard">Els escriurem amb majúscula inicial, tret dels articles i les preposicions.</text:p>
      <text:p text:style-name="Standard">el Titànic</text:p>
      <text:p text:style-name="Standard">l’Excàlibur</text:p>
      <text:p text:style-name="Standard">el Sant Graal</text:p>
      <text:p text:style-name="Standard">4.8.2. Marques</text:p>
      <text:p text:style-name="Standard">Els noms de les marques i els models s’escriuen amb majúscula inicial, llevat dels casos en què</text:p>
      <text:p text:style-name="Standard">s’usen amb valor genèric.</text:p>
      <text:p text:style-name="Standard">aquest acte és patrocinat per la Coca-Cola</text:p>
      <text:p text:style-name="Standard">demana’m una coca-cola</text:p>
      <text:p text:style-name="Standard">4.8.3. Denominacions d’origen</text:p>
      <text:p text:style-name="Standard">En les denominacions oficials d’origen s’escriuen amb majúscula inicial tots els substantius i altres</text:p>
      <text:p text:style-name="Standard">elements, tret dels articles i les preposicions que en formen part; però s’escriuen amb minúscula</text:p>
      <text:p text:style-name="Standard">quan substitueixen el nom genèric del producte.</text:p>
      <text:p text:style-name="Standard">el vi del Priorat</text:p>
      <text:p text:style-name="Standard">hem tastat un priorat de primera</text:p>
      <text:p text:style-name="Standard">4.9. NOMS RELACIONATS AMB LA CIÈNCIA I LA TÈCNICA</text:p>
      <text:p text:style-name="Standard">4.9.1. Termes científics i tècnics</text:p>
      <text:p text:style-name="Standard">En les designacions de lleis, principis, teoremes, etc., només escriurem amb majúscula inicial els</text:p>
      <text:p text:style-name="Standard">noms propis que inclouen.</text:p>
      <text:p text:style-name="Standard">la teoria de la relativitat</text:p>
      <text:p text:style-name="Standard">el teorema de Pitàgores</text:p>
      <text:p text:style-name="Standard">La terminologia física i química i les unitats de mesura s’escriuen amb minúscules.</text:p>
      <text:p text:style-name="Standard">clorur sòdic</text:p>
      <text:p text:style-name="Standard">newton</text:p>
      <text:p text:style-name="Standard">joule</text:p>
      <text:p text:style-name="Standard">gram</text:p>
      <text:p text:style-name="Standard">àcid cianhídric</text:p>
      <text:p text:style-name="Standard">4. Ús correcte de majúscules i minúscules</text:p>
      <text:p text:style-name="Standard">31</text:p>
      <text:p text:style-name="Standard">llibreDAVa OK.qxd:Maquetación 1 17/9/07 10:49 Página 31</text:p>
      <text:p text:style-name="Standard">4.9.2. Animals i plantes</text:p>
      <text:p text:style-name="Standard">En els noms científics s’escriuen amb majúscula inicial el primer mot –el gènere– i els noms de persona</text:p>
      <text:p text:style-name="Standard">que incloguin. S’escriuen amb lletra cursiva.</text:p>
      <text:p text:style-name="Standard">Quercus alba L.</text:p>
      <text:p text:style-name="Standard">Myotragus balearicus</text:p>
      <text:p text:style-name="Standard">Les divisions més grans que el gènere també s’escriuen amb majúscula inicial i cursiva: Selachii,</text:p>
      <text:p text:style-name="Standard">Ruminantia...</text:p>
      <text:p text:style-name="Standard">Les formes catalanitzades, però, s’escriuen amb minúscules.</text:p>
      <text:p text:style-name="Standard">els felins</text:p>
      <text:p text:style-name="Standard">els remugants</text:p>
      <text:p text:style-name="Standard">els homínids</text:p>
      <text:p text:style-name="Standard">4.9.3. Cossos celestes</text:p>
      <text:p text:style-name="Standard">Els noms dels planetes, de les constel·lacions, dels satèl·lits, etc., s’escriuen amb majúscules inicials.</text:p>
      <text:p text:style-name="Standard">Venus</text:p>
      <text:p text:style-name="Standard"><text:soft-page-break/>la Via Làctia</text:p>
      <text:p text:style-name="Standard">l’Óssa Menor</text:p>
      <text:p text:style-name="Standard">Tanmateix, les paraules Sol, Terra i Lluna només s’escriuen amb majúscula inicial quan s’utilitzen</text:p>
      <text:p text:style-name="Standard">en sentit astronòmic; en els altres casos els escriurem amb minúscula.</text:p>
      <text:p text:style-name="Standard">antigament es creia que el Sol girava entorn de la Terra</text:p>
      <text:p text:style-name="Standard">avui fa sol</text:p>
      <text:p text:style-name="Standard">demà serà lluna plena</text:p>
      <text:p text:style-name="Standard">4.9.4. Informàtica</text:p>
      <text:p text:style-name="Standard">Els noms dels programes, sistemes, llenguatges, rutines, instruccions i sentències se solen escriure</text:p>
      <text:p text:style-name="Standard">íntegrament amb majúscules.</text:p>
      <text:p text:style-name="Standard">SIDEC</text:p>
      <text:p text:style-name="Standard">SIGMA</text:p>
      <text:p text:style-name="Standard">BASIC</text:p>
      <text:p text:style-name="Standard">EXCEL</text:p>
      <text:p text:style-name="Standard">ACCES</text:p>
      <text:p text:style-name="Standard">Excepcions: WordPerfect, PC Tools</text:p>
      <text:p text:style-name="Standard">4.10. NOMS RELACIONATS AMB LES FESTES TRADICIONALS</text:p>
      <text:p text:style-name="Standard">4.10.1. Càrrecs</text:p>
      <text:p text:style-name="Standard">S’escriuen amb minúscules inicials.</text:p>
      <text:p text:style-name="Standard">32</text:p>
      <text:p text:style-name="Standard">llibreDAVa OK.qxd:Maquetación 1 17/9/07 10:49 Página 32</text:p>
      <text:p text:style-name="Standard">4. Ús correcte de majúscules i minúscules</text:p>
      <text:p text:style-name="Standard">caixer batle caixer casat</text:p>
      <text:p text:style-name="Standard">caixer fadr caixer menestral</text:p>
      <text:p text:style-name="Standard">caixer municipal / saig caixer pagès</text:p>
      <text:p text:style-name="Standard">caixer senyor caixer sobreposat</text:p>
      <text:p text:style-name="Standard">capellana o caixer capellà capirota / careputxa</text:p>
      <text:p text:style-name="Standard">cavaller centurió</text:p>
      <text:p text:style-name="Standard">confrare fabioler</text:p>
      <text:p text:style-name="Standard">homo des be macer</text:p>
      <text:p text:style-name="Standard">4.10.2. Actes</text:p>
      <text:p text:style-name="Standard">S’escriuen amb majúscules inicials quan es tracta d’actes protocol·laris formalment instituïts.</text:p>
      <text:p text:style-name="Standard">Ball des Caixers (la) Beguda</text:p>
      <text:p text:style-name="Standard">Caragol des Born Completes</text:p>
      <text:p text:style-name="Standard">(la) Convidada Gloriós Sant Llorenç</text:p>
      <text:p text:style-name="Standard">Jaleo Missa de Caixers</text:p>
      <text:p text:style-name="Standard">Missa del Gall Pregó</text:p>
      <text:p text:style-name="Standard">processó dels Tres Tocs Vespres</text:p>
      <text:p text:style-name="Standard">Tanmateix, els escriurem amb minúscules si són actes que no estan instituïts formalment per uns protocols.</text:p>
      <text:p text:style-name="Standard">ballades a sa plaça colcada / cavalcada</text:p>
      <text:p text:style-name="Standard">cercavila córrer abraçats</text:p>
      <text:p text:style-name="Standard">darrer toc (comiat del caixer capellà) diana</text:p>
      <text:p text:style-name="Standard">glosat jaleo</text:p>
      <text:p text:style-name="Standard">jocs des Pla mesurades</text:p>
      <text:p text:style-name="Standard">porquejades primer toc</text:p>
      <text:p text:style-name="Standard">processó repicada de campanes</text:p>
      <text:p text:style-name="Standard">replec salpàs</text:p>
      <text:p text:style-name="Standard">vetla des be</text:p>
      <text:p text:style-name="Standard">4.10.3. Òrgans</text:p>
      <text:p text:style-name="Standard">S’escriuen amb majúscules inicials, tret que s’emprin en sentit genèric.</text:p>
      <text:p text:style-name="Standard">Confraria del Sant Crist</text:p>
      <text:p text:style-name="Standard"><text:soft-page-break/>Comitiva</text:p>
      <text:p text:style-name="Standard">Junta de Caixers</text:p>
      <text:p text:style-name="Standard">Colcada / Qualcada</text:p>
      <text:p text:style-name="Standard">Però:</text:p>
      <text:p text:style-name="Standard">Fa anys que participa en una colcada</text:p>
      <text:p text:style-name="Standard">Hi han participat totes les confraries</text:p>
      <text:p text:style-name="Standard">33</text:p>
      <text:p text:style-name="Standard">llibreDAVa OK.qxd:Maquetación 1 17/9/07 10:49 Página 33</text:p>
      <text:p text:style-name="Standard">4.10.4. Diades o períodes festius</text:p>
      <text:p text:style-name="Standard">S’escriuen amb majúscules inicials.</text:p>
      <text:p text:style-name="Standard">34</text:p>
      <text:p text:style-name="Standard">Cap d’Any</text:p>
      <text:p text:style-name="Standard">Carnaval o Carnestoltes</text:p>
      <text:p text:style-name="Standard">Cinquagesma</text:p>
      <text:p text:style-name="Standard">Darrer Dimarts</text:p>
      <text:p text:style-name="Standard">Darrers Dies</text:p>
      <text:p text:style-name="Standard">Dia de Sant Joan</text:p>
      <text:p text:style-name="Standard">Dia dels Reis</text:p>
      <text:p text:style-name="Standard">Dia des Be</text:p>
      <text:p text:style-name="Standard">Dijous Llarder</text:p>
      <text:p text:style-name="Standard">Dijous Sant</text:p>
      <text:p text:style-name="Standard">Dilluns de Pasqua</text:p>
      <text:p text:style-name="Standard">Dissabte de Nadal</text:p>
      <text:p text:style-name="Standard">Dissabte de Sant Joan</text:p>
      <text:p text:style-name="Standard">Dissabte Sant / Dissabte de Glòria</text:p>
      <text:p text:style-name="Standard">Divendres Sant</text:p>
      <text:p text:style-name="Standard">Mare de Déu de Gràcia</text:p>
      <text:p text:style-name="Standard">Mitjana Festa / Dilluns de Nadal / Sant Esteve</text:p>
      <text:p text:style-name="Standard">Nit de Cap d’Any</text:p>
      <text:p text:style-name="Standard">Nit de Nadal</text:p>
      <text:p text:style-name="Standard">Pasqua</text:p>
      <text:p text:style-name="Standard">Quaresma</text:p>
      <text:p text:style-name="Standard">Sant Antoni</text:p>
      <text:p text:style-name="Standard">Sant Bartomeu / Sant Bartomeuet</text:p>
      <text:p text:style-name="Standard">Sant Gaietà</text:p>
      <text:p text:style-name="Standard">Sant Jaume</text:p>
      <text:p text:style-name="Standard">Sant Joan / Sant Joanet</text:p>
      <text:p text:style-name="Standard">Sant Llorenç</text:p>
      <text:p text:style-name="Standard">Sant Lluís</text:p>
      <text:p text:style-name="Standard">Sant Martí</text:p>
      <text:p text:style-name="Standard">Tots Sants</text:p>
      <text:p text:style-name="Standard">llibreDAVa OK.qxd:Maquetación 1 17/9/07 10:49 Página 34</text:p>
      <text:p text:style-name="Standard">L’avanç experimentat en els darrers anys pel que fa als drets de la dona, així com la</text:p>
      <text:p text:style-name="Standard">voluntat per augmentar-los i consolidar la igualtat efectiva entre la dona i l’home, cal que es vegin</text:p>
      <text:p text:style-name="Standard">traduïts en el llenguatge, a través del qual, tant si volem com si no, donam una determinada visió</text:p>
      <text:p text:style-name="Standard">de la realitat. És per això que si volem evitar connotacions masclistes o discriminatòries en el llen-</text:p>
      <text:p text:style-name="Standard">guatge caldrà que emprem un llenguatge que no sigui sexista.</text:p>
      <text:p text:style-name="Standard">Evidentment, quan parlem només d’homes, emprarem el masculí i quan parlem només de dones,</text:p>
      <text:p text:style-name="Standard">emprarem el femení (p. ex. Carme Pons, arquitecta). Però moltes vegades ens podem referir tant a</text:p>
      <text:p text:style-name="Standard">homes com a dones, en aquests casos podem emprar una sèrie de fórmules per evitar un llenguatge</text:p>
      <text:p text:style-name="Standard">que evidenciï massa els homes i deixi massa de banda les dones.</text:p>
      <text:p text:style-name="Standard">5.1. LA COORDINACIÓ DE FEMENÍ I MASCULÍ</text:p>
      <text:p text:style-name="Standard"><text:soft-page-break/>Per marcar que dins el grup al qual ens referim hi ha o hi pot haver homes i dones podem utilitzar</text:p>
      <text:p text:style-name="Standard">les conjuncions i i o. Per exemple:</text:p>
      <text:p text:style-name="Standard">Amigues i amics; treballadors o treballadores; benvolgudes i benvolguts...</text:p>
      <text:p text:style-name="Standard">Quant a l’ordre dels termes, convé alternar per evitar que el masculí vagi sempre davant.</text:p>
      <text:p text:style-name="Standard">En canvi, no és correcte coordinar només els articles: Les i els treballadors tindran vint minuts per</text:p>
      <text:p text:style-name="Standard">berenar. En aquest cas, la forma correcta seria Les treballadores i els treballadors tindran vint minuts</text:p>
      <text:p text:style-name="Standard">per berenar.</text:p>
      <text:p text:style-name="Standard">5.2. ELS NOMS GENÈRICS, COL·LECTIUS O AMBIVALENTS</text:p>
      <text:p text:style-name="Standard">Un recurs molt útil que cal tenir en compte és l’existència de substantius genèrics, col·lectius i am-</text:p>
      <text:p text:style-name="Standard">bivalents, que engloben tant el masculí com el femení, i que sovint van bé per evitar marcar les pa-</text:p>
      <text:p text:style-name="Standard">raules amb un gènere concret. Tot seguit presentam una llista amb alguns d’aquests genèrics:</text:p>
      <text:p text:style-name="Standard">l’alumnat</text:p>
      <text:p text:style-name="Standard">la direcció</text:p>
      <text:p text:style-name="Standard">l’ésser humà</text:p>
      <text:p text:style-name="Standard">la joventut / el jovent</text:p>
      <text:p text:style-name="Standard">la persona</text:p>
      <text:p text:style-name="Standard">el personal</text:p>
      <text:p text:style-name="Standard">la presidència</text:p>
      <text:p text:style-name="Standard">el professorat</text:p>
      <text:p text:style-name="Standard">veïnat</text:p>
      <text:p text:style-name="Standard">...</text:p>
      <text:p text:style-name="Standard">5.3. LA BARRA INCLINADA</text:p>
      <text:p text:style-name="Standard">En el cas de textos escrits podem recórrer a la juxtaposició de formes masculines i femenines</text:p>
      <text:p text:style-name="Standard">mitjançant la barra inclinada (/). Però convé anar alerta amb aquest recurs gràfic, perquè abusar-ne</text:p>
      <text:p text:style-name="Standard">pot resultar massa artificial i feixuc.</text:p>
      <text:p text:style-name="Standard">5. LLENGUATGE NO SEXISTA</text:p>
      <text:p text:style-name="Standard">35</text:p>
      <text:p text:style-name="Standard">llibreDAVa OK.qxd:Maquetación 1 17/9/07 10:49 Página 35</text:p>
      <text:p text:style-name="Standard">S’utilitza de la manera següent: es parteix de la forma masculina completa, que se separa a través</text:p>
      <text:p text:style-name="Standard">d’una barra inclinada de la terminació femenina corresponent.</text:p>
      <text:p text:style-name="Standard">En el cas que la variació entre la forma masculina i la femenina només sigui a la vocal final (canvi de</text:p>
      <text:p text:style-name="Standard">e o o en a), després de la barra només posam la lletra que varia en el femení (a, o en el cas del plu-</text:p>
      <text:p text:style-name="Standard">ral es): inspector/a; inspectors/es</text:p>
      <text:p text:style-name="Standard">Però hi ha casos en què la flexió femenina comporta canvis de consonants o accents; en aquests</text:p>
      <text:p text:style-name="Standard">casos després de la barra inclinada hi posarem el fragment de la terminació de la paraula femenina a</text:p>
      <text:p text:style-name="Standard">partir de la vocal forta inclusivament. Per exemple:</text:p>
      <text:p text:style-name="Standard">Benvolgut/uda; administratiu/iva; batle/essa; bibliotecari/ària...; cirurgià/ana</text:p>
      <text:p text:style-name="Standard">També és possible juxtaposar formes senceres:</text:p>
      <text:p text:style-name="Standard">Benvolgut company / Benvolguda companya.</text:p>
      <text:p text:style-name="Standard">5.4. EN LA JUSTA MESURA...</text:p>
      <text:p text:style-name="Standard">La clau per fer un bon ús d’aquests recursos és la mesura, hem de saber combinar els diferents re-</text:p>
      <text:p text:style-name="Standard">cursos que hem vist sense que això suposi forçar molt el llenguatge ni crear problemes de com-</text:p>
      <text:p text:style-name="Standard">prensió a la persona que llegeix o escolta el text. També hem de tenir en compte que en les</text:p>
      <text:p text:style-name="Standard">llengües romàniques, i per tant també en el català, el masculí plural engloba el femení i és possible</text:p>
      <text:p text:style-name="Standard">usar-lo combinat amb altres fórmules com la conjunció de masculí i femení o els noms genèrics o</text:p>
      <text:p text:style-name="Standard">col·lectius. Si ho fem així evitarem que el text es faci feixuc. Per exemple:</text:p>
      <text:p text:style-name="Standard">Cercam diplomats en empresarials.</text:p>
      <text:p text:style-name="Standard">Els diplomats o diplomades que es presentin a la plaça han d’acreditar coneixements de català, castellà</text:p>
      <text:p text:style-name="Standard">i anglès.</text:p>
      <text:p text:style-name="Standard"><text:soft-page-break/>Les persones seleccionades tindran tres dies per formalitzar el contracte.</text:p>
      <text:p text:style-name="Standard">5.5. TRACTAMENTS</text:p>
      <text:p text:style-name="Standard">Per acabar, s’escau fer un apunt sobre tractaments per dir que cal bandejar definitivament, tant del</text:p>
      <text:p text:style-name="Standard">llenguatge escrit com de l’oral, la fórmula discriminatòria per a les dones senyoreta, i, de la mateixa</text:p>
      <text:p text:style-name="Standard">manera que tots els homes són senyors, tant si són casats com si són fadrins, joves o grans, per a les</text:p>
      <text:p text:style-name="Standard">dones hem d’usar exclusivament la fórmula senyora.</text:p>
      <text:p text:style-name="Standard">36</text:p>
      <text:p text:style-name="Standard">llibreDAVa OK.qxd:Maquetación 1 17/9/07 10:49 Página 36</text:p>
      <text:p text:style-name="Standard">Les abreviacions són mots o sintagmes representats abreujadament. Hi ha tres classes d’abrevia-</text:p>
      <text:p text:style-name="Standard">cions: les abreviatures, les sigles i els símbols.</text:p>
      <text:p text:style-name="Standard">6.1. ABREVIATURES</text:p>
      <text:p text:style-name="Standard">Una abreviatura és la representació d’un mot o dels mots d’una frase per alguna o algunes de les</text:p>
      <text:p text:style-name="Standard">seves lletres, la primera de les quals ha de ser la inicial.</text:p>
      <text:p text:style-name="Standard">Les abreviatures duen un punt o una barra al final, en el cas d’abreviatures simples (que represen-</text:p>
      <text:p text:style-name="Standard">ten una sola paraula): c. o c/</text:p>
      <text:p text:style-name="Standard">En el cas d’abreviatures compostes (que representen més d’una paraula) duen un punt al final de</text:p>
      <text:p text:style-name="Standard">cada element o una barra entre els dos elements de l’abreviatura: v. i p. ; s/n</text:p>
      <text:p text:style-name="Standard">Les abreviatures es poden formar per truncament o suspensió, quan la part final de la paraula és</text:p>
      <text:p text:style-name="Standard">omesa (p. ex.: trad.), i per contracció, quan algunes de les lletres interiors de la paraula són omeses</text:p>
      <text:p text:style-name="Standard">(p. ex.: Sr.). Així, només podem posar marca de plural a les abreviatures formades per contracció, ja</text:p>
      <text:p text:style-name="Standard">que conserven el final del mot (p. ex. Sres.)</text:p>
      <text:p text:style-name="Standard">Les abreviatures formades per truncament o suspensió han de dur el punt després de la inicial (p.</text:p>
      <text:p text:style-name="Standard">ex.: t.), o bé abans de la primera vocal de cada síl·laba (p. ex.: tel.).</text:p>
      <text:p text:style-name="Standard">6.2. SIGLES</text:p>
      <text:p text:style-name="Standard">La sigla és la lletra o lletres, generalment inicials, que s’empren per abreviar denominacions for-</text:p>
      <text:p text:style-name="Standard">mades per més d’una paraula.</text:p>
      <text:p text:style-name="Standard">Les sigles s’escriuen en majúscules i no s’han de posar punts al final de cada mot escurçat ni s’han</text:p>
      <text:p text:style-name="Standard">de deixar espais entremig (p. ex. DNI).</text:p>
      <text:p text:style-name="Standard">S’ha d’evitar de duplicar sigles per indicar que el terme abreujat és plural (p. ex. NS en comptes de</text:p>
      <text:p text:style-name="Standard">NNSS). Però respectarem les que ja tenen tradició i que, pel fet de canviar-les, podrien esdevenir</text:p>
      <text:p text:style-name="Standard">irrecognoscibles, i també les establertes per entitats privades per anomenar-se elles mateixes (p. ex.</text:p>
      <text:p text:style-name="Standard">PPCC i CCOO). De la mateixa manera, no s’ha d’afegir mai una essa a una sigla com a marca de</text:p>
      <text:p text:style-name="Standard">plural (p. ex. TAC i no TACS, TACs o TAC’s).</text:p>
      <text:p text:style-name="Standard">6.3. SÍMBOLS</text:p>
      <text:p text:style-name="Standard">El símbol és la forma abreujada o qualsevol altre signe que un organisme, generalment oficial i so-</text:p>
      <text:p text:style-name="Standard">vint internacional, pren com a representació d’una cosa o d’una operació. Si es componen de</text:p>
      <text:p text:style-name="Standard">lletres, els símbols s‘escriuen en lletra rodona i no duen punts ni espais entremig. Tampoc no duen</text:p>
      <text:p text:style-name="Standard">mai marques de plural.</text:p>
      <text:p text:style-name="Standard">S’escriuen amb la inicial en majúscula els símbols corresponents a:</text:p>
      <text:p text:style-name="Standard">a) Les unitats de mesura que provenen d’un nom propi (p. ex. Hz).</text:p>
      <text:p text:style-name="Standard">b) Els set prefixos que representen els múltiples més grans (M, T, E, Y, G, P, Z per mega, tera, exa,</text:p>
      <text:p text:style-name="Standard">yotta, giga, peta i zetta).</text:p>
      <text:p text:style-name="Standard">c) Els elements químics (p. ex. Na).</text:p>
      <text:p text:style-name="Standard">d) Els vents (p. ex. N)</text:p>
      <text:p text:style-name="Standard">6. ABREVIATURES, SIGLES I SÍMBOLS</text:p>
      <text:p text:style-name="Standard">37</text:p>
      <text:p text:style-name="Standard">llibreDAVa OK.qxd:Maquetación 1 17/9/07 10:49 Página 37</text:p>
      <text:p text:style-name="Standard">6.4. ABREVIACIONS MÉS FREQÜENTS</text:p>
      <text:p text:style-name="Standard">Tot seguit presentam una relació de les abreviacions més freqüents.</text:p>
      <text:p text:style-name="Standard">Significat de les marques: abreviatura</text:p>
      <text:p text:style-name="Standard">(1) sigla</text:p>
      <text:p text:style-name="Standard">(2) símbol</text:p>
      <text:p text:style-name="Standard"><text:soft-page-break/>(*) no s’abreuja</text:p>
      <text:p text:style-name="Standard">a favor de: f/</text:p>
      <text:p text:style-name="Standard">a favor meu: f/m</text:p>
      <text:p text:style-name="Standard">a favor nostre: f/n</text:p>
      <text:p text:style-name="Standard">a favor seu: f/s</text:p>
      <text:p text:style-name="Standard">a favor vostre: f/v</text:p>
      <text:p text:style-name="Standard">a l’atenció de: a/</text:p>
      <text:p text:style-name="Standard">a l’ordre de: o/</text:p>
      <text:p text:style-name="Standard">a la meva ordre: m/o</text:p>
      <text:p text:style-name="Standard">a la nostra ordre: n/o</text:p>
      <text:p text:style-name="Standard">a tot risc (all riscks): a. r.</text:p>
      <text:p text:style-name="Standard">abans de Crist: aC (2), a. d. C., a. de C.</text:p>
      <text:p text:style-name="Standard">abril: abr.</text:p>
      <text:p text:style-name="Standard">addicional: add.</text:p>
      <text:p text:style-name="Standard">adjunt/a: adj.</text:p>
      <text:p text:style-name="Standard">administració: adm.</text:p>
      <text:p text:style-name="Standard">Administració General de l’Estat: AGE (1)</text:p>
      <text:p text:style-name="Standard">administrador: admdor.</text:p>
      <text:p text:style-name="Standard">administradora: admdora.</text:p>
      <text:p text:style-name="Standard">administratiu: admtiu.</text:p>
      <text:p text:style-name="Standard">administrativa: admtiva.</text:p>
      <text:p text:style-name="Standard">adreça electrònica: a/e</text:p>
      <text:p text:style-name="Standard">adreça d’Internet: a/I</text:p>
      <text:p text:style-name="Standard">agost: ag.</text:p>
      <text:p text:style-name="Standard">ajudant/a: ajud.</text:p>
      <text:p text:style-name="Standard">ajuntament: aj.</text:p>
      <text:p text:style-name="Standard">al cel sia: a. c. s.</text:p>
      <text:p text:style-name="Standard">al meu càrrec: m/c</text:p>
      <text:p text:style-name="Standard">al meu compte: m/cte</text:p>
      <text:p text:style-name="Standard">al meu favor: m/f</text:p>
      <text:p text:style-name="Standard">al nostre compte: n/cte</text:p>
      <text:p text:style-name="Standard">al nostre favor: n/f</text:p>
      <text:p text:style-name="Standard">altitud, altura: alt.</text:p>
      <text:p text:style-name="Standard">alumne/a: al.</text:p>
      <text:p text:style-name="Standard">ambulatori: amb.</text:p>
      <text:p text:style-name="Standard">amper: A (2)</text:p>
      <text:p text:style-name="Standard">amplada, amplària: ampl.</text:p>
      <text:p text:style-name="Standard">ante meridiem (abans del migdia): am (2), a. m.</text:p>
      <text:p text:style-name="Standard">antic/iga: ant.</text:p>
      <text:p text:style-name="Standard">antigament: ant.</text:p>
      <text:p text:style-name="Standard">apartat: ap., apt.</text:p>
      <text:p text:style-name="Standard">38</text:p>
      <text:p text:style-name="Standard">A</text:p>
      <text:p text:style-name="Standard">llibreDAVa OK.qxd:Maquetación 1 17/9/07 10:49 Página 38</text:p>
      <text:p text:style-name="Standard">apèndix: ap.</text:p>
      <text:p text:style-name="Standard">aprovat/ada: apr.</text:p>
      <text:p text:style-name="Standard">aproximat/ada: aprox.</text:p>
      <text:p text:style-name="Standard">aproximadament: aprox.</text:p>
      <text:p text:style-name="Standard">àrea: a (2)</text:p>
      <text:p text:style-name="Standard">article: art.</text:p>
      <text:p text:style-name="Standard">associació, associat: assoc.</text:p>
      <text:p text:style-name="Standard">àtic: àt.</text:p>
      <text:p text:style-name="Standard"><text:soft-page-break/>auxiliar: aux.</text:p>
      <text:p text:style-name="Standard">avinguda: av.</text:p>
      <text:p text:style-name="Standard">baixada: bda.</text:p>
      <text:p text:style-name="Standard">baixos: bxs.</text:p>
      <text:p text:style-name="Standard">barranc: bnc.</text:p>
      <text:p text:style-name="Standard">barri, barriada: b.</text:p>
      <text:p text:style-name="Standard">barril: brl.</text:p>
      <text:p text:style-name="Standard">batxillerat: batx.</text:p>
      <text:p text:style-name="Standard">batxillerat unificat polivalent: BUP (1)</text:p>
      <text:p text:style-name="Standard">benefici: ben.</text:p>
      <text:p text:style-name="Standard">biblioteca: bibl.</text:p>
      <text:p text:style-name="Standard">bloc: bl.</text:p>
      <text:p text:style-name="Standard">bonificació: bonif.</text:p>
      <text:p text:style-name="Standard">butlletí: butll.</text:p>
      <text:p text:style-name="Standard">Butlletí Oficial de l’Estat: BOE (1)</text:p>
      <text:p text:style-name="Standard">Butlletí Oficial de les Illes Balears: BOIB (1)</text:p>
      <text:p text:style-name="Standard">calefacció: calef.</text:p>
      <text:p text:style-name="Standard">cantonada: cant.</text:p>
      <text:p text:style-name="Standard">capítol: cap.</text:p>
      <text:p text:style-name="Standard">càrrec: c., carr.</text:p>
      <text:p text:style-name="Standard">carrer: c., c/</text:p>
      <text:p text:style-name="Standard">carreró: cró., crró.</text:p>
      <text:p text:style-name="Standard">castellà: cast.</text:p>
      <text:p text:style-name="Standard">català: cat.</text:p>
      <text:p text:style-name="Standard">catedràtic: catedr.</text:p>
      <text:p text:style-name="Standard">centigram: cg (2)</text:p>
      <text:p text:style-name="Standard">centilitre: cl (2), cL (2)</text:p>
      <text:p text:style-name="Standard">centímetre: cm (2)</text:p>
      <text:p text:style-name="Standard">cèntim: cènt., ct.</text:p>
      <text:p text:style-name="Standard">certificat: cert.</text:p>
      <text:p text:style-name="Standard">certificat d’aptitud pedagògica: CAP (1)</text:p>
      <text:p text:style-name="Standard">cinquè: 5è, 5è.</text:p>
      <text:p text:style-name="Standard">cinquena: 5a, 5a.</text:p>
      <text:p text:style-name="Standard">cinturó: cint.</text:p>
      <text:p text:style-name="Standard">circulació: circul.</text:p>
      <text:p text:style-name="Standard">circular (document): C (1)</text:p>
      <text:p text:style-name="Standard">codi d’identificació fiscal: CIF (1)</text:p>
      <text:p text:style-name="Standard">codi postal: CP (1)</text:p>
      <text:p text:style-name="Standard">6. Abreviatures, sigles i símbols</text:p>
      <text:p text:style-name="Standard">39</text:p>
      <text:p text:style-name="Standard">B</text:p>
      <text:p text:style-name="Standard">C</text:p>
      <text:p text:style-name="Standard">llibreDAVa OK.qxd:Maquetación 1 17/9/07 10:49 Página 39</text:p>
      <text:p text:style-name="Standard">col·laborador/a: col·l., col·lab.</text:p>
      <text:p text:style-name="Standard">col·lecció: col·l.</text:p>
      <text:p text:style-name="Standard">columna: col.</text:p>
      <text:p text:style-name="Standard">comissió: com.</text:p>
      <text:p text:style-name="Standard">comissió de lliure concurrència (fair trade comission): FTC (1)</text:p>
      <text:p text:style-name="Standard">companyia: cia.</text:p>
      <text:p text:style-name="Standard">comptabilitat: compt.</text:p>
      <text:p text:style-name="Standard">compte anterior: c/a</text:p>
      <text:p text:style-name="Standard">compte corrent: c/c, ct., cte.</text:p>
      <text:p text:style-name="Standard"><text:soft-page-break/>compte nou: c/n</text:p>
      <text:p text:style-name="Standard">compte obert: c/o</text:p>
      <text:p text:style-name="Standard">comunitat autònoma de les Illes Balears: CAIB (1)</text:p>
      <text:p text:style-name="Standard">Confederació d’Associacions Empresarials de Balears: CAEB (1)</text:p>
      <text:p text:style-name="Standard">conferiu[-ho amb]: cf.</text:p>
      <text:p text:style-name="Standard">confronteu[-ho amb]: cf.</text:p>
      <text:p text:style-name="Standard">consell: cons.</text:p>
      <text:p text:style-name="Standard">Consell Insular de Menorca: CIM (1)</text:p>
      <text:p text:style-name="Standard">conselleria: cons.</text:p>
      <text:p text:style-name="Standard">construcció: constr.</text:p>
      <text:p text:style-name="Standard">contractat/ada: contr.</text:p>
      <text:p text:style-name="Standard">convocatòria: conv.</text:p>
      <text:p text:style-name="Standard">corporació: corp.</text:p>
      <text:p text:style-name="Standard">correu electrònic: c/e</text:p>
      <text:p text:style-name="Standard">correus: corr.</text:p>
      <text:p text:style-name="Standard">coulomb: C (2)</text:p>
      <text:p text:style-name="Standard">crèdit: crèd.</text:p>
      <text:p text:style-name="Standard">curs d’orientació universitària: COU (1)</text:p>
      <text:p text:style-name="Standard">decagram: dag (2)</text:p>
      <text:p text:style-name="Standard">decalitre: dal, daL (2)</text:p>
      <text:p text:style-name="Standard">decigram: dg (2)</text:p>
      <text:p text:style-name="Standard">decilitre: dl, dL (2)</text:p>
      <text:p text:style-name="Standard">decret: D (1)</text:p>
      <text:p text:style-name="Standard">decret llei: DL (1)</text:p>
      <text:p text:style-name="Standard">denominació d’origen: d. d’o., DO (1), D. O.</text:p>
      <text:p text:style-name="Standard">departament: dep., dept.</text:p>
      <text:p text:style-name="Standard">derogatori/òria: derog.</text:p>
      <text:p text:style-name="Standard">descompte: desc., dte.</text:p>
      <text:p text:style-name="Standard">desembre: des.</text:p>
      <text:p text:style-name="Standard">despesa: desp.</text:p>
      <text:p text:style-name="Standard">despeses generals: desp. gral.</text:p>
      <text:p text:style-name="Standard">després de Crist: dC (1), d. d. C., d. de C.</text:p>
      <text:p text:style-name="Standard">dia: d (2)</text:p>
      <text:p text:style-name="Standard">diari oficial: DO (1)</text:p>
      <text:p text:style-name="Standard">dies data: d/d</text:p>
      <text:p text:style-name="Standard">dies factura: d/fra</text:p>
      <text:p text:style-name="Standard">dies vista: d/v</text:p>
      <text:p text:style-name="Standard">dijous: dj.</text:p>
      <text:p text:style-name="Standard">dilluns: dl.</text:p>
      <text:p text:style-name="Standard">40</text:p>
      <text:p text:style-name="Standard">D</text:p>
      <text:p text:style-name="Standard">llibreDAVa OK.qxd:Maquetación 1 17/9/07 10:49 Página 40</text:p>
      <text:p text:style-name="Standard">dimarts: dt.</text:p>
      <text:p text:style-name="Standard">dimecres: dc.</text:p>
      <text:p text:style-name="Standard">dipòsit legal: DL (1), dip. leg.</text:p>
      <text:p text:style-name="Standard">direcció: dir.</text:p>
      <text:p text:style-name="Standard">direcció general: DG (1), dir. gen.</text:p>
      <text:p text:style-name="Standard">director/a, directiu/iva: dir.</text:p>
      <text:p text:style-name="Standard">director/a general: DG (1), dir. gral.</text:p>
      <text:p text:style-name="Standard">disposició: disp.</text:p>
      <text:p text:style-name="Standard">dissabte: ds.</text:p>
      <text:p text:style-name="Standard">districte: distr.</text:p>
      <text:p text:style-name="Standard"><text:soft-page-break/>diumenge: dg.</text:p>
      <text:p text:style-name="Standard">divendres: dv.</text:p>
      <text:p text:style-name="Standard">divisió: div.</text:p>
      <text:p text:style-name="Standard">doctor: Dr.</text:p>
      <text:p text:style-name="Standard">doctora: Dra.</text:p>
      <text:p text:style-name="Standard">document: doc.</text:p>
      <text:p text:style-name="Standard">document nacional d’identitat: DNI (1)</text:p>
      <text:p text:style-name="Standard">dòlar americà: $ (2)</text:p>
      <text:p text:style-name="Standard">dòlar canadenc: $CAN (2)</text:p>
      <text:p text:style-name="Standard">dotzena: dna.</text:p>
      <text:p text:style-name="Standard">dracma: DR (2)</text:p>
      <text:p text:style-name="Standard">drecera: drec.</text:p>
      <text:p text:style-name="Standard">dreta: dta.</text:p>
      <text:p text:style-name="Standard">duplicat/ada: dcat., dupl.</text:p>
      <text:p text:style-name="Standard">economia: econ.</text:p>
      <text:p text:style-name="Standard">edició, editor, editorial: ed.</text:p>
      <text:p text:style-name="Standard">educació general bàsica: EGB (1)</text:p>
      <text:p text:style-name="Standard">efecte/s: e/</text:p>
      <text:p text:style-name="Standard">efectes a cobrar: e/c, e/a cobr, e/cobr</text:p>
      <text:p text:style-name="Standard">efectes a pagar: e/p, e/a pag, e/pag</text:p>
      <text:p text:style-name="Standard">efectiu: ef., efect.</text:p>
      <text:p text:style-name="Standard">el nostre gir: n/g</text:p>
      <text:p text:style-name="Standard">el nostre taló: n/t</text:p>
      <text:p text:style-name="Standard">el nostre xec: n/x</text:p>
      <text:p text:style-name="Standard">Eminentíssim: Emm.</text:p>
      <text:p text:style-name="Standard">Eminentíssima: Emma.</text:p>
      <text:p text:style-name="Standard">en funcions: e. f.</text:p>
      <text:p text:style-name="Standard">ensenyament secundari obligatori: ESO (1)</text:p>
      <text:p text:style-name="Standard">entresòl: entl.</text:p>
      <text:p text:style-name="Standard">escala: esc.</text:p>
      <text:p text:style-name="Standard">escola universitària: EU (1)</text:p>
      <text:p text:style-name="Standard">especialment: esp.</text:p>
      <text:p text:style-name="Standard">específicament: específ., espf.</text:p>
      <text:p text:style-name="Standard">esquerre/a: esq.</text:p>
      <text:p text:style-name="Standard">est: E (2)</text:p>
      <text:p text:style-name="Standard">Estat Major: E. M.</text:p>
      <text:p text:style-name="Standard">est-nord-est: ENE (2)</text:p>
      <text:p text:style-name="Standard">est-sud-est: ESE (2)</text:p>
      <text:p text:style-name="Standard">6. Abreviatures, sigles i símbols</text:p>
      <text:p text:style-name="Standard">41</text:p>
      <text:p text:style-name="Standard">E</text:p>
      <text:p text:style-name="Standard">llibreDAVa OK.qxd:Maquetación 1 17/9/07 10:49 Página 41</text:p>
      <text:p text:style-name="Standard">etcètera: etc.</text:p>
      <text:p text:style-name="Standard">euro: EUR (2), € (2)</text:p>
      <text:p text:style-name="Standard">Excel·lència: E., Exc.</text:p>
      <text:p text:style-name="Standard">Excel·lentíssim: Excm.</text:p>
      <text:p text:style-name="Standard">Excel·lentíssima: Excma.</text:p>
      <text:p text:style-name="Standard">excepció, excepte: exc.</text:p>
      <text:p text:style-name="Standard">exemple: ex.</text:p>
      <text:p text:style-name="Standard">expedició: expd.</text:p>
      <text:p text:style-name="Standard">expedidor/a: expd.</text:p>
      <text:p text:style-name="Standard">expedient: exp.</text:p>
      <text:p text:style-name="Standard"><text:soft-page-break/>extensió: ext.</text:p>
      <text:p text:style-name="Standard">exterior: ext.</text:p>
      <text:p text:style-name="Standard">fàbrica: fàbr.</text:p>
      <text:p text:style-name="Standard">facsímil: facs.</text:p>
      <text:p text:style-name="Standard">factura: fra., fact.</text:p>
      <text:p text:style-name="Standard">facultat: fac.</text:p>
      <text:p text:style-name="Standard">farad: F (2)</text:p>
      <text:p text:style-name="Standard">febrer: febr.</text:p>
      <text:p text:style-name="Standard">ferrocarril: FC (1), fc., ferroc.</text:p>
      <text:p text:style-name="Standard">finca: fca.</text:p>
      <text:p text:style-name="Standard">foli: F (1), f., f/</text:p>
      <text:p text:style-name="Standard">Fons Monetari Internacional: FMI (1)</text:p>
      <text:p text:style-name="Standard">formació professional: FP (1)</text:p>
      <text:p text:style-name="Standard">freqüència modulada: FM (2)</text:p>
      <text:p text:style-name="Standard">gener: gen.</text:p>
      <text:p text:style-name="Standard">general: gen., gral.</text:p>
      <text:p text:style-name="Standard">gir postal: GP (1); g. p.</text:p>
      <text:p text:style-name="Standard">gir telegràfic: GT (1); g. t.</text:p>
      <text:p text:style-name="Standard">girau full: g. f.</text:p>
      <text:p text:style-name="Standard">govern: gov.</text:p>
      <text:p text:style-name="Standard">Govern de les Illes Balears: GIB (1)</text:p>
      <text:p text:style-name="Standard">Gram: g (2)</text:p>
      <text:p text:style-name="Standard">habitant: h., hab.</text:p>
      <text:p text:style-name="Standard">habitació: hab.</text:p>
      <text:p text:style-name="Standard">habitatge turístic de vacances: HTV (1)</text:p>
      <text:p text:style-name="Standard">hectàrea: ha (2)</text:p>
      <text:p text:style-name="Standard">hectogram: hg (2)</text:p>
      <text:p text:style-name="Standard">hectolitre: hl (2), hL (2)</text:p>
      <text:p text:style-name="Standard">hectòmetre: hm (2)</text:p>
      <text:p text:style-name="Standard">henry: H (2)</text:p>
      <text:p text:style-name="Standard">hertz: Hz (2)</text:p>
      <text:p text:style-name="Standard">Honorable: H., Hble.</text:p>
      <text:p text:style-name="Standard">hora: h (2)</text:p>
      <text:p text:style-name="Standard">hotel: H (2)</text:p>
      <text:p text:style-name="Standard">42</text:p>
      <text:p text:style-name="Standard">F</text:p>
      <text:p text:style-name="Standard">G</text:p>
      <text:p text:style-name="Standard">H</text:p>
      <text:p text:style-name="Standard">llibreDAVa OK.qxd:Maquetación 1 17/9/07 10:49 Página 42</text:p>
      <text:p text:style-name="Standard">ídem: íd.</text:p>
      <text:p text:style-name="Standard">Il·lustre: I., Iltre., Il·ltre.</text:p>
      <text:p text:style-name="Standard">Il·lustríssim: Ilm.; Il·lm.</text:p>
      <text:p text:style-name="Standard">Il·lustríssima: Ilma.; Il·lma.</text:p>
      <text:p text:style-name="Standard">import: imp.</text:p>
      <text:p text:style-name="Standard">impost: impt.</text:p>
      <text:p text:style-name="Standard">impost sobre el valor afegit: IVA (1)</text:p>
      <text:p text:style-name="Standard">impost sobre la renda de les persones físiques: IRPF (1)</text:p>
      <text:p text:style-name="Standard">impremta: impr.</text:p>
      <text:p text:style-name="Standard">incorporat/ada: inc.</text:p>
      <text:p text:style-name="Standard">índex de preus de consum: IPC (1)</text:p>
      <text:p text:style-name="Standard">institut: inst.</text:p>
      <text:p text:style-name="Standard">Institut Menorquí d’Estudis: IME (1)</text:p>
      <text:p text:style-name="Standard"><text:soft-page-break/>Institut Tecnològic Bijuter: ITEB (1)</text:p>
      <text:p text:style-name="Standard">instrucció (document): I (1)</text:p>
      <text:p text:style-name="Standard">interès: int.</text:p>
      <text:p text:style-name="Standard">interior: int.</text:p>
      <text:p text:style-name="Standard">Joule: J (2)</text:p>
      <text:p text:style-name="Standard">juliol: jul.</text:p>
      <text:p text:style-name="Standard">Junta de Govern: J. de Gov.</text:p>
      <text:p text:style-name="Standard">Junta Directiva: JD (1), J. Dir.</text:p>
      <text:p text:style-name="Standard">juny: juny (*)</text:p>
      <text:p text:style-name="Standard">jurídic/a: jur.</text:p>
      <text:p text:style-name="Standard">jurisprudència: jur., jurispr.</text:p>
      <text:p text:style-name="Standard">Jutjat de Primera Instància: J. de 1a Inst.</text:p>
      <text:p text:style-name="Standard">Kelvin: K (2)</text:p>
      <text:p text:style-name="Standard">kilowatt: kW (2)</text:p>
      <text:p text:style-name="Standard">kilowatt hora: kWh (2)</text:p>
      <text:p text:style-name="Standard">kilopond: kp (2)</text:p>
      <text:p text:style-name="Standard">làmina: làm.</text:p>
      <text:p text:style-name="Standard">la nostra factura: n/fra</text:p>
      <text:p text:style-name="Standard">la nostra lletra: n/l</text:p>
      <text:p text:style-name="Standard">la nostra remesa: n/r</text:p>
      <text:p text:style-name="Standard">limitada: ltda.</text:p>
      <text:p text:style-name="Standard">limitat: ltat.</text:p>
      <text:p text:style-name="Standard">litre: l (2), L (2)</text:p>
      <text:p text:style-name="Standard">liquidació: liquid.</text:p>
      <text:p text:style-name="Standard">llei: L (1)</text:p>
      <text:p text:style-name="Standard">Llei de règim jurídic de les administracions públiquesi</text:p>
      <text:p text:style-name="Standard">del procediment administratiu comú: LRJPA (1)</text:p>
      <text:p text:style-name="Standard">lletra de canvi: l/</text:p>
      <text:p text:style-name="Standard">lletra de crèdit: l/c, l/cr</text:p>
      <text:p text:style-name="Standard">lletra nostra: l/n</text:p>
      <text:p text:style-name="Standard">6. Abreviatures, sigles i símbols</text:p>
      <text:p text:style-name="Standard">43</text:p>
      <text:p text:style-name="Standard">J</text:p>
      <text:p text:style-name="Standard">K</text:p>
      <text:p text:style-name="Standard">L</text:p>
      <text:p text:style-name="Standard">I</text:p>
      <text:p text:style-name="Standard">llibreDAVa OK.qxd:Maquetación 1 17/9/07 10:49 Página 43</text:p>
      <text:p text:style-name="Standard">lletra vostra: l/v</text:p>
      <text:p text:style-name="Standard">llicenciat/ada: llic.</text:p>
      <text:p text:style-name="Standard">lliura esterlina: L (2)</text:p>
      <text:p text:style-name="Standard">loco citato (lloc citat): l. c., loc. cit.</text:p>
      <text:p text:style-name="Standard">lumen: lm (2)</text:p>
      <text:p text:style-name="Standard">lux: lx (2)</text:p>
      <text:p text:style-name="Standard">Magnífic: Mgfc.</text:p>
      <text:p text:style-name="Standard">Magnífica: Mgfca.</text:p>
      <text:p text:style-name="Standard">maig: maig (*)</text:p>
      <text:p text:style-name="Standard">març: març (*)</text:p>
      <text:p text:style-name="Standard">màxim/a: màx.</text:p>
      <text:p text:style-name="Standard">megabyte: Mb (2)</text:p>
      <text:p text:style-name="Standard">megahertz: MHz (2)</text:p>
      <text:p text:style-name="Standard">mercaderia/es: merc.</text:p>
      <text:p text:style-name="Standard">mercantil: merc.</text:p>
      <text:p text:style-name="Standard"><text:soft-page-break/>mesos/data: m/d</text:p>
      <text:p text:style-name="Standard">mesos/terme: m/t</text:p>
      <text:p text:style-name="Standard">mesos/vista: m/v</text:p>
      <text:p text:style-name="Standard">metre: m (2)</text:p>
      <text:p text:style-name="Standard">metre cúbic: m3 (2)</text:p>
      <text:p text:style-name="Standard">metre quadrat: m2 (2)</text:p>
      <text:p text:style-name="Standard">mil·ligram: mg (2)</text:p>
      <text:p text:style-name="Standard">mil·lilitre: ml, mL (2)</text:p>
      <text:p text:style-name="Standard">mil·límetre: mm (2)</text:p>
      <text:p text:style-name="Standard">mil·lèsim/a: mil·l</text:p>
      <text:p text:style-name="Standard">milió: M (2)</text:p>
      <text:p text:style-name="Standard">milió d’euros: MEUR (2), M€ (2)</text:p>
      <text:p text:style-name="Standard">mínim/a: mín.</text:p>
      <text:p text:style-name="Standard">Ministeri d’Administració Pública: MAP (1)</text:p>
      <text:p text:style-name="Standard">Ministeri d’Educació i Ciència: MEC (1)</text:p>
      <text:p text:style-name="Standard">minut: min (2), mn (2)</text:p>
      <text:p text:style-name="Standard">modulació d’amplitud (amplitude modulation): AM (2)</text:p>
      <text:p text:style-name="Standard">mol: mol (2)</text:p>
      <text:p text:style-name="Standard">Molt Honorable: M. H., M. Hble.</text:p>
      <text:p text:style-name="Standard">Molt Il·lustre: M. I., M. Iltre., M. Il·ltre.</text:p>
      <text:p text:style-name="Standard">mossèn: Mn.</text:p>
      <text:p text:style-name="Standard">negociat: neg.</text:p>
      <text:p text:style-name="Standard">newton: N (2)</text:p>
      <text:p text:style-name="Standard">nombre: nre.</text:p>
      <text:p text:style-name="Standard">nominal: nom.</text:p>
      <text:p text:style-name="Standard">nominatiu: nom.</text:p>
      <text:p text:style-name="Standard">nord: N (2)</text:p>
      <text:p text:style-name="Standard">nord-est: NE (2)</text:p>
      <text:p text:style-name="Standard">nord-oest: NO (2), NW (2)</text:p>
      <text:p text:style-name="Standard">nota bene (advertiu-ho bé): NB (1), n. b.</text:p>
      <text:p text:style-name="Standard">novembre: nov.</text:p>
      <text:p text:style-name="Standard">44</text:p>
      <text:p text:style-name="Standard">N</text:p>
      <text:p text:style-name="Standard">M</text:p>
      <text:p text:style-name="Standard">llibreDAVa OK.qxd:Maquetación 1 17/9/07 10:49 Página 44</text:p>
      <text:p text:style-name="Standard">número: núm.</text:p>
      <text:p text:style-name="Standard">número d’identificació fiscal: NIF (1)</text:p>
      <text:p text:style-name="Standard">octubre: oct.</text:p>
      <text:p text:style-name="Standard">oest: O (2), W (2)</text:p>
      <text:p text:style-name="Standard">ohm: Ω (2)</text:p>
      <text:p text:style-name="Standard">ona curta: OC (1)</text:p>
      <text:p text:style-name="Standard">ona mitjana: OM (1)</text:p>
      <text:p text:style-name="Standard">opus citatum: op. cit.</text:p>
      <text:p text:style-name="Standard">ordre (document): O (1), o.</text:p>
      <text:p text:style-name="Standard">ordre de pagament: OP (1), o/p</text:p>
      <text:p text:style-name="Standard">ordre ministerial: OM</text:p>
      <text:p text:style-name="Standard">Organització de les Nacions Unides: ONU (1)</text:p>
      <text:p text:style-name="Standard">Organització del Tractat de l’Atlàntic Nord: OTAN (1)</text:p>
      <text:p text:style-name="Standard">pagament: pag.</text:p>
      <text:p text:style-name="Standard">pagaré: p/</text:p>
      <text:p text:style-name="Standard">pàgina: p., pàg.</text:p>
      <text:p text:style-name="Standard">paquet/s: paq.</text:p>
      <text:p text:style-name="Standard"><text:soft-page-break/>parada: par.</text:p>
      <text:p text:style-name="Standard">paràgraf: § (2), par.</text:p>
      <text:p text:style-name="Standard">parcel·la: parc.</text:p>
      <text:p text:style-name="Standard">particular: part.</text:p>
      <text:p text:style-name="Standard">partida: part.</text:p>
      <text:p text:style-name="Standard">pascal: Pa (2)</text:p>
      <text:p text:style-name="Standard">passat: pt.</text:p>
      <text:p text:style-name="Standard">passatge: ptge.</text:p>
      <text:p text:style-name="Standard">passeig: pg.</text:p>
      <text:p text:style-name="Standard">per absència: p. a., p. abs.</text:p>
      <text:p text:style-name="Standard">per autorització: p. a.</text:p>
      <text:p text:style-name="Standard">per compte: p/c, p/cte</text:p>
      <text:p text:style-name="Standard">per delegació: p. d.</text:p>
      <text:p text:style-name="Standard">per exemple: p. e., p. ex.</text:p>
      <text:p text:style-name="Standard">per ordre: p. o.</text:p>
      <text:p text:style-name="Standard">per poder: p. p.</text:p>
      <text:p text:style-name="Standard">pes brut: PB (1), p. b.</text:p>
      <text:p text:style-name="Standard">pes net: PN (1), p. n.</text:p>
      <text:p text:style-name="Standard">pesseta/es: PTA (2), ptes.</text:p>
      <text:p text:style-name="Standard">petita i mitjana empresa: PIME (1)</text:p>
      <text:p text:style-name="Standard">plaça: pl., pça.</text:p>
      <text:p text:style-name="Standard">població: pobl.</text:p>
      <text:p text:style-name="Standard">polígon: pol., polg.</text:p>
      <text:p text:style-name="Standard">porta: pta.</text:p>
      <text:p text:style-name="Standard">post meridiem: pm (2), p. m.</text:p>
      <text:p text:style-name="Standard">post scriptum: PS (1), p. s.</text:p>
      <text:p text:style-name="Standard">post data: PD (1), p. d.</text:p>
      <text:p text:style-name="Standard">president/a: pres.</text:p>
      <text:p text:style-name="Standard">prevere: prev., pvre.</text:p>
      <text:p text:style-name="Standard">6. Abreviatures, sigles i símbols</text:p>
      <text:p text:style-name="Standard">45</text:p>
      <text:p text:style-name="Standard">O</text:p>
      <text:p text:style-name="Standard">P</text:p>
      <text:p text:style-name="Standard">llibreDAVa OK.qxd:Maquetación 1 17/9/07 10:49 Página 45</text:p>
      <text:p text:style-name="Standard">primer: 1r, 1r.</text:p>
      <text:p text:style-name="Standard">primera: 1a, 1a.</text:p>
      <text:p text:style-name="Standard">principal: pral.</text:p>
      <text:p text:style-name="Standard">procurador/a: proc.</text:p>
      <text:p text:style-name="Standard">producte interior brut: PIB (1)</text:p>
      <text:p text:style-name="Standard">producte nacional brut: PNB (1)</text:p>
      <text:p text:style-name="Standard">producte nacional net: PNN (1)</text:p>
      <text:p text:style-name="Standard">professor/a: prof.</text:p>
      <text:p text:style-name="Standard">programa: progr.</text:p>
      <text:p text:style-name="Standard">proppassada: ppda.</text:p>
      <text:p text:style-name="Standard">proppassat: ppt.</text:p>
      <text:p text:style-name="Standard">propvinent: pvt.</text:p>
      <text:p text:style-name="Standard">província: prov.</text:p>
      <text:p text:style-name="Standard">pujada: pda.</text:p>
      <text:p text:style-name="Standard">punt quilomètric: PK (1), PQ (1)</text:p>
      <text:p text:style-name="Standard">quadruplicat/ada: quadr.</text:p>
      <text:p text:style-name="Standard">quart: 4t, 4t.</text:p>
      <text:p text:style-name="Standard">quarta: 4a, 4a.</text:p>
      <text:p text:style-name="Standard"><text:soft-page-break/>quilogram: kg (2)</text:p>
      <text:p text:style-name="Standard">quilojoule: kJ (2)</text:p>
      <text:p text:style-name="Standard">quilòmetre: km (2)</text:p>
      <text:p text:style-name="Standard">quilovat, quilowatt: kW (2)</text:p>
      <text:p text:style-name="Standard">quilovat-hora: kWh (2)</text:p>
      <text:p text:style-name="Standard">quilovolt: kV (2)</text:p>
      <text:p text:style-name="Standard">quilovolt amper: kVA (2)</text:p>
      <text:p text:style-name="Standard">quintar: q (2)</text:p>
      <text:p text:style-name="Standard">quintuplicat/ada: quint.</text:p>
      <text:p text:style-name="Standard">radiant. rad (2)</text:p>
      <text:p text:style-name="Standard">rambla: rbla.</text:p>
      <text:p text:style-name="Standard">referència: ref.</text:p>
      <text:p text:style-name="Standard">referència nostra: r/n</text:p>
      <text:p text:style-name="Standard">referència vostra: r/v</text:p>
      <text:p text:style-name="Standard">registre: reg.</text:p>
      <text:p text:style-name="Standard">registre d’entrada: RE (1)</text:p>
      <text:p text:style-name="Standard">registre sortida: RS (1)</text:p>
      <text:p text:style-name="Standard">reial decret: RD (1)</text:p>
      <text:p text:style-name="Standard">reial decret legislatiu: RDLEG (1)</text:p>
      <text:p text:style-name="Standard">reial decret llei: RDL (1)</text:p>
      <text:p text:style-name="Standard">reial ordre: RO (1)</text:p>
      <text:p text:style-name="Standard">resolució: R (1), res.</text:p>
      <text:p text:style-name="Standard">Reverend: Rev.; Rnd.</text:p>
      <text:p text:style-name="Standard">revista: rev.</text:p>
      <text:p text:style-name="Standard">revolució: r (2), rev (2)</text:p>
      <text:p text:style-name="Standard">revolució per minut: rpm (2), rev/min</text:p>
      <text:p text:style-name="Standard">46</text:p>
      <text:p text:style-name="Standard">Q</text:p>
      <text:p text:style-name="Standard">R</text:p>
      <text:p text:style-name="Standard">llibreDAVa OK.qxd:Maquetación 1 17/9/07 10:49 Página 46</text:p>
      <text:p text:style-name="Standard">sant: st.</text:p>
      <text:p text:style-name="Standard">santa: sta.</text:p>
      <text:p text:style-name="Standard">secretari/ària: secr.</text:p>
      <text:p text:style-name="Standard">secretaria: secr.</text:p>
      <text:p text:style-name="Standard">segle: s.</text:p>
      <text:p text:style-name="Standard">segon (temps, graus): s (2)</text:p>
      <text:p text:style-name="Standard">segon: 2n, 2n.</text:p>
      <text:p text:style-name="Standard">segona: 2a, 2a.</text:p>
      <text:p text:style-name="Standard">segons model: s/m</text:p>
      <text:p text:style-name="Standard">següent/s: seg., s.</text:p>
      <text:p text:style-name="Standard">sense data: s/d</text:p>
      <text:p text:style-name="Standard">sense número: s/n, s/núm</text:p>
      <text:p text:style-name="Standard">sentència: S (1)</text:p>
      <text:p text:style-name="Standard">senyor: Sr.</text:p>
      <text:p text:style-name="Standard">senyora: Sra.</text:p>
      <text:p text:style-name="Standard">servei: serv.</text:p>
      <text:p text:style-name="Standard">servei d’Informàtica Local de Menorca: SILME (1)</text:p>
      <text:p text:style-name="Standard">servei nacional (o franquícia de correu): SN (1), s. n.</text:p>
      <text:p text:style-name="Standard">servei públic: SP (1), s. p.</text:p>
      <text:p text:style-name="Standard">sobreàtic: s/àt</text:p>
      <text:p text:style-name="Standard">societat anònima: SA (1), s. a.</text:p>
      <text:p text:style-name="Standard">societat cooperativa: SC (1), SCOOP (1), s. coop.</text:p>
      <text:p text:style-name="Standard"><text:soft-page-break/>societat de garanties recíproques: SGR (1), s. g. r.</text:p>
      <text:p text:style-name="Standard">societat en comandita: SC (1), s. en c.</text:p>
      <text:p text:style-name="Standard">societat limitada: SL (1), s. l.</text:p>
      <text:p text:style-name="Standard">societat regular cooperativa: SRC (1), s. r. c.</text:p>
      <text:p text:style-name="Standard">sud: S (2)</text:p>
      <text:p text:style-name="Standard">sud-est: SE (2)</text:p>
      <text:p text:style-name="Standard">sud-oest: SO (2), SW (2)</text:p>
      <text:p text:style-name="Standard">suplent: supl.</text:p>
      <text:p text:style-name="Standard">taló: t/</text:p>
      <text:p text:style-name="Standard">tara: ta., t.</text:p>
      <text:p text:style-name="Standard">tarifa: t.</text:p>
      <text:p text:style-name="Standard">tarifa corrent: t. c.</text:p>
      <text:p text:style-name="Standard">tarifa especial: t. e.</text:p>
      <text:p text:style-name="Standard">tarifa general: t. g.</text:p>
      <text:p text:style-name="Standard">telèfon: tel., t.</text:p>
      <text:p text:style-name="Standard">telegrama: telegr.</text:p>
      <text:p text:style-name="Standard">televisió: TV (2), tv.</text:p>
      <text:p text:style-name="Standard">tercer: 3r, 3r.</text:p>
      <text:p text:style-name="Standard">tercera: 3a, 3a.</text:p>
      <text:p text:style-name="Standard">terme municipal: TM (1), t. m.</text:p>
      <text:p text:style-name="Standard">text refós: TR (1)</text:p>
      <text:p text:style-name="Standard">Text refós de la Llei de contractes</text:p>
      <text:p text:style-name="Standard">de les administracions públiques: TRLCAP</text:p>
      <text:p text:style-name="Standard">titular: tit.</text:p>
      <text:p text:style-name="Standard">6. Abreviatures, sigles i símbols</text:p>
      <text:p text:style-name="Standard">47</text:p>
      <text:p text:style-name="Standard">S</text:p>
      <text:p text:style-name="Standard">T</text:p>
      <text:p text:style-name="Standard">llibreDAVa OK.qxd:Maquetación 1 17/9/07 10:49 Página 47</text:p>
      <text:p text:style-name="Standard">tona: t (2)</text:p>
      <text:p text:style-name="Standard">traducció: tr., trad.</text:p>
      <text:p text:style-name="Standard">transcripció: transcr.</text:p>
      <text:p text:style-name="Standard">transferència: transf.</text:p>
      <text:p text:style-name="Standard">transitori/òria: trans.</text:p>
      <text:p text:style-name="Standard">travessera. trav.</text:p>
      <text:p text:style-name="Standard">travessia: trv.</text:p>
      <text:p text:style-name="Standard">triplicat/ada: tripl.</text:p>
      <text:p text:style-name="Standard">unitat: u., un.</text:p>
      <text:p text:style-name="Standard">United Nations Educational, Scientific</text:p>
      <text:p text:style-name="Standard">and Cultural Organization: UNESCO (1)</text:p>
      <text:p text:style-name="Standard">urbanització: urb.</text:p>
      <text:p text:style-name="Standard">valor: v/</text:p>
      <text:p text:style-name="Standard">vat, watt: W (2)</text:p>
      <text:p text:style-name="Standard">vegeu: v., veg. vg.</text:p>
      <text:p text:style-name="Standard">venciment: venc. vnt.</text:p>
      <text:p text:style-name="Standard">vide, videte (vegeu): vid.</text:p>
      <text:p text:style-name="Standard">vistiplau: VP (1), v. i p.</text:p>
      <text:p text:style-name="Standard">volt: V (2)</text:p>
      <text:p text:style-name="Standard">volum: V (1), vol., v.</text:p>
      <text:p text:style-name="Standard">watt, vat: W (2)</text:p>
      <text:p text:style-name="Standard">web: W3 (2), WWW (2)</text:p>
      <text:p text:style-name="Standard">weber: Wb (2)</text:p>
      <text:p text:style-name="Standard"><text:soft-page-break/>xec: x.</text:p>
      <text:p text:style-name="Standard">48</text:p>
      <text:p text:style-name="Standard">V</text:p>
      <text:p text:style-name="Standard">W</text:p>
      <text:p text:style-name="Standard">X</text:p>
      <text:p text:style-name="Standard">U</text:p>
      <text:p text:style-name="Standard">llibreDAVa OK.qxd:Maquetación 1 17/9/07 10:49 Página 48</text:p>
      <text:p text:style-name="Standard">abono: abonament (ingrés)</text:p>
      <text:p text:style-name="Standard">abaratar: abaratir</text:p>
      <text:p text:style-name="Standard">abarcar: abraçar, abastar, comprendre, incloure</text:p>
      <text:p text:style-name="Standard">abastecer: proveir de, fornir</text:p>
      <text:p text:style-name="Standard">abastecimiento: proveïment, forniment, abastament, abastiment</text:p>
      <text:p text:style-name="Standard">abogar: advocar</text:p>
      <text:p text:style-name="Standard">acervo: llegat, bagatge, massa hereditària</text:p>
      <text:p text:style-name="Standard">aclaración: aclariment</text:p>
      <text:p text:style-name="Standard">acometer: escometre, emprendre</text:p>
      <text:p text:style-name="Standard">acondicionar: endegar, condicionar</text:p>
      <text:p text:style-name="Standard">acontecimiento: esdeveniment</text:p>
      <text:p text:style-name="Standard">acorde: conforme</text:p>
      <text:p text:style-name="Standard">acortar: escurçar</text:p>
      <text:p text:style-name="Standard">acreedor: creditor</text:p>
      <text:p text:style-name="Standard">acta de apeo: acta de delimitació</text:p>
      <text:p text:style-name="Standard">acuñar: 1. encunyar, empremtar</text:p>
      <text:p text:style-name="Standard">2. falcar (reforçar amb falques)</text:p>
      <text:p text:style-name="Standard">acuse de recibo: justificant (o avís) de recepció</text:p>
      <text:p text:style-name="Standard">achacar: atribuir</text:p>
      <text:p text:style-name="Standard">adelantar: 1. avançar</text:p>
      <text:p text:style-name="Standard">2. bestreure (diners)</text:p>
      <text:p text:style-name="Standard">adelanto: 1. avançament (progrés)</text:p>
      <text:p text:style-name="Standard">2. bestreta (diner anticipat)</text:p>
      <text:p text:style-name="Standard">adeudar: deure</text:p>
      <text:p text:style-name="Standard">adeudo: dèbit, deute, càrrec</text:p>
      <text:p text:style-name="Standard">adir: adir (acceptar una herència, una successió)</text:p>
      <text:p text:style-name="Standard">adolecer: patir, pecar de</text:p>
      <text:p text:style-name="Standard">aduana: duana</text:p>
      <text:p text:style-name="Standard">advertencia: 1. advertiment (informació)</text:p>
      <text:p text:style-name="Standard">2. amonestament (admonició)</text:p>
      <text:p text:style-name="Standard">afianzar: fiançar</text:p>
      <text:p text:style-name="Standard">aforado: amb fur propi</text:p>
      <text:p text:style-name="Standard">agravio: greuge</text:p>
      <text:p text:style-name="Standard">ahínco: insistència, deler</text:p>
      <text:p text:style-name="Standard">ajardinamiento: enjardinament</text:p>
      <text:p text:style-name="Standard">ajeno/a: aliè/ena, estrany/a, d’altri</text:p>
      <text:p text:style-name="Standard">albacea: marmessor</text:p>
      <text:p text:style-name="Standard">albaceazgo: marmessoria</text:p>
      <text:p text:style-name="Standard">alcance: 1. abast (extensió)</text:p>
      <text:p text:style-name="Standard">2. dèficit comptable, descobert de comptes, malversació</text:p>
      <text:p text:style-name="Standard">alcanzar: abastar</text:p>
      <text:p text:style-name="Standard">alevosía: traïdoria</text:p>
      <text:p text:style-name="Standard">alícuota: alíquota</text:p>
      <text:p text:style-name="Standard">alijo: contraban, comís, decomís</text:p>
      <text:p text:style-name="Standard">almacenamiento: emmagatzemament, emmagatzematge</text:p>
      <text:p text:style-name="Standard"><text:soft-page-break/>alrededor: al voltant, entorn</text:p>
      <text:p text:style-name="Standard">alzada: alçada, petició</text:p>
      <text:p text:style-name="Standard">alzado: 1. alçat</text:p>
      <text:p text:style-name="Standard">7. TERMINOLOGIA ADMINISTRATIVA I COMERCIAL</text:p>
      <text:p text:style-name="Standard">49</text:p>
      <text:p text:style-name="Standard">A</text:p>
      <text:p text:style-name="Standard">llibreDAVa OK.qxd:Maquetación 1 17/9/07 10:49 Página 49</text:p>
      <text:p text:style-name="Standard">2. a preu fet</text:p>
      <text:p text:style-name="Standard">alzamiento de bienes: aixecament de béns</text:p>
      <text:p text:style-name="Standard">allanamiento a la demanda: assentiment a la demanda</text:p>
      <text:p text:style-name="Standard">allanamiento de morada: violació de domicili</text:p>
      <text:p text:style-name="Standard">amojonamiento: fitació</text:p>
      <text:p text:style-name="Standard">amojonar: fitar</text:p>
      <text:p text:style-name="Standard">amortiguar: amortir, esmortir, esmorteir</text:p>
      <text:p text:style-name="Standard">amortizar: amortitzar</text:p>
      <text:p text:style-name="Standard">anaquel: prestatge, lleixa</text:p>
      <text:p text:style-name="Standard">anexo: annex</text:p>
      <text:p text:style-name="Standard">anticipo: bestreta, acompte</text:p>
      <text:p text:style-name="Standard">antigüedad: antiguitat</text:p>
      <text:p text:style-name="Standard">anual: 1. anual (que dura un any)</text:p>
      <text:p text:style-name="Standard">2. anyal (que s’esdevé cada any)</text:p>
      <text:p text:style-name="Standard">aparato: 1. aparell (instrument per a operacions tècniques)</text:p>
      <text:p text:style-name="Standard">2. aparell (conjunt d’òrgans fisiològics)</text:p>
      <text:p text:style-name="Standard">3. aparat (conjunt d’objectes per a un fi, ostentació)</text:p>
      <text:p text:style-name="Standard">aparcería: parceria</text:p>
      <text:p text:style-name="Standard">apeadero: baixador</text:p>
      <text:p text:style-name="Standard">apeo: delimitació, atermenament</text:p>
      <text:p text:style-name="Standard">apercibimiento: advertència</text:p>
      <text:p text:style-name="Standard">apertura: obertura</text:p>
      <text:p text:style-name="Standard">aplazar: ajornar</text:p>
      <text:p text:style-name="Standard">apostilla: postil·la</text:p>
      <text:p text:style-name="Standard">apoyo: suport</text:p>
      <text:p text:style-name="Standard">apremiante: urgent</text:p>
      <text:p text:style-name="Standard">apremiar: constrènyer</text:p>
      <text:p text:style-name="Standard">apremio: constrenyiment</text:p>
      <text:p text:style-name="Standard">asiento: 1. assentament, apuntació (inscripció)</text:p>
      <text:p text:style-name="Standard">2. seient, siti, sitial (moble)</text:p>
      <text:p text:style-name="Standard">atestiguar: testificar, testimoniar</text:p>
      <text:p text:style-name="Standard">atrasar: 1. endarrerir, retardar (el rellotge)</text:p>
      <text:p text:style-name="Standard">2. endarrerir, ajornar</text:p>
      <text:p text:style-name="Standard">auto/s: 1. interlocutòria (resolució judicial)</text:p>
      <text:p text:style-name="Standard">2. actuacions</text:p>
      <text:p text:style-name="Standard">averiguar: indagar, esbrinar</text:p>
      <text:p text:style-name="Standard">bando: ban</text:p>
      <text:p text:style-name="Standard">bastantear: validar</text:p>
      <text:p text:style-name="Standard">bastanteo: validació</text:p>
      <text:p text:style-name="Standard">bien demanial: bé de domini públic</text:p>
      <text:p text:style-name="Standard">bien ganancial: bé de guany</text:p>
      <text:p text:style-name="Standard">boletín: butlletí</text:p>
      <text:p text:style-name="Standard">boleto: butlleta</text:p>
      <text:p text:style-name="Standard">bolsa: borsa</text:p>
      <text:p text:style-name="Standard">borrador: esborrany</text:p>
      <text:p text:style-name="Standard"><text:soft-page-break/>bosquejar: esbossar</text:p>
      <text:p text:style-name="Standard">brocárdico: axioma legal, brocard</text:p>
      <text:p text:style-name="Standard">bursátil: borsari</text:p>
      <text:p text:style-name="Standard">50</text:p>
      <text:p text:style-name="Standard">B</text:p>
      <text:p text:style-name="Standard">llibreDAVa OK.qxd:Maquetación 1 17/9/07 10:49 Página 50</text:p>
      <text:p text:style-name="Standard">búsqueda y captura: crida i cerca</text:p>
      <text:p text:style-name="Standard">cabecera: capçalera</text:p>
      <text:p text:style-name="Standard">caja de caudales: caixa de cabals</text:p>
      <text:p text:style-name="Standard">callejón sin salida: atzucac, cul de sac</text:p>
      <text:p text:style-name="Standard">canjear: bescanviar</text:p>
      <text:p text:style-name="Standard">careo: acarament</text:p>
      <text:p text:style-name="Standard">casar: 1. casar (unir en matrimoni o combinar)</text:p>
      <text:p text:style-name="Standard">2. cassar (anul·lar)</text:p>
      <text:p text:style-name="Standard">casco antiguo: nucli antic</text:p>
      <text:p text:style-name="Standard">casco urbano: nucli urbà</text:p>
      <text:p text:style-name="Standard">causa de pedir: raó petitòria</text:p>
      <text:p text:style-name="Standard">causa de tacha: causa d’invalidació, anul·lació</text:p>
      <text:p text:style-name="Standard">causahabiente: causahavent</text:p>
      <text:p text:style-name="Standard">causar estado: causar estat</text:p>
      <text:p text:style-name="Standard">caución: 1. caució (garantia), fiança</text:p>
      <text:p text:style-name="Standard">2. precaució, prudència</text:p>
      <text:p text:style-name="Standard">celebrar: 1. fer, tenir lloc</text:p>
      <text:p text:style-name="Standard">2. subscriure (un contracte)</text:p>
      <text:p text:style-name="Standard">3. celebrar (eleccions; un acte religiós o festiu)</text:p>
      <text:p text:style-name="Standard">cerciorarse: encertir-se, cerciorar-se</text:p>
      <text:p text:style-name="Standard">cesar: 1. separar, remoure, destituir, rellevar</text:p>
      <text:p text:style-name="Standard">2. intr. cessar (dimitir)</text:p>
      <text:p text:style-name="Standard">citación a comparecencia: citació a dia cert</text:p>
      <text:p text:style-name="Standard">citación de remate: citació a execució</text:p>
      <text:p text:style-name="Standard">cobertura del seguro: abast de l’assegurança</text:p>
      <text:p text:style-name="Standard">cohecho: suborn, ensibornament</text:p>
      <text:p text:style-name="Standard">colindante: confrontant, afrontador</text:p>
      <text:p text:style-name="Standard">colindar: confrontar, afrontar</text:p>
      <text:p text:style-name="Standard">colación: col·lació</text:p>
      <text:p text:style-name="Standard">cometido: comesa, finalitat</text:p>
      <text:p text:style-name="Standard">comiso: comís</text:p>
      <text:p text:style-name="Standard">comparecencia: compareixença</text:p>
      <text:p text:style-name="Standard">componenda: avinença, conxorxa</text:p>
      <text:p text:style-name="Standard">condonante: condonador</text:p>
      <text:p text:style-name="Standard">condueño: copropietari</text:p>
      <text:p text:style-name="Standard">contabilidad: comptabilitat</text:p>
      <text:p text:style-name="Standard">contemplar (tener en cuenta): expressar, preveure, considerar, recollir</text:p>
      <text:p text:style-name="Standard">contraer un gasto: contreure una despesa</text:p>
      <text:p text:style-name="Standard">contraído: contreta (una)</text:p>
      <text:p text:style-name="Standard">contrata: contracta</text:p>
      <text:p text:style-name="Standard">contratista: contractista</text:p>
      <text:p text:style-name="Standard">contrato: contracte</text:p>
      <text:p text:style-name="Standard">cónyuge: cònjuge</text:p>
      <text:p text:style-name="Standard">corchete: claudàtor</text:p>
      <text:p text:style-name="Standard">cotejar: confrontar, compulsar</text:p>
      <text:p text:style-name="Standard">coto de caza: àrea de caça</text:p>
      <text:p text:style-name="Standard"><text:soft-page-break/>creces: escreix</text:p>
      <text:p text:style-name="Standard">7. Terminologia...</text:p>
      <text:p text:style-name="Standard">51</text:p>
      <text:p text:style-name="Standard">C</text:p>
      <text:p text:style-name="Standard">llibreDAVa OK.qxd:Maquetación 1 17/9/07 10:49 Página 51</text:p>
      <text:p text:style-name="Standard">cuantía: quantia</text:p>
      <text:p text:style-name="Standard">cuenta: compte (un)</text:p>
      <text:p text:style-name="Standard">cuentadante: comptedant</text:p>
      <text:p text:style-name="Standard">cuenta de resaca: compte de ressaca</text:p>
      <text:p text:style-name="Standard">cumplimentar: 1. emplenar, formalitzar, omplir (un document)</text:p>
      <text:p text:style-name="Standard">2. atendre una visita</text:p>
      <text:p text:style-name="Standard">cumplirme: pertocar-me, correspondre’m</text:p>
      <text:p text:style-name="Standard">cuño: encuny</text:p>
      <text:p text:style-name="Standard">cuota: quota</text:p>
      <text:p text:style-name="Standard">cupo: contingent</text:p>
      <text:p text:style-name="Standard">dato: dada</text:p>
      <text:p text:style-name="Standard">debe y haber: deure i haver, càrrec i descàrrec, entrades i</text:p>
      <text:p text:style-name="Standard">sortides</text:p>
      <text:p text:style-name="Standard">debidamente: degudament, com cal</text:p>
      <text:p text:style-name="Standard">demora: demora</text:p>
      <text:p text:style-name="Standard">derechohabiente: drethavent</text:p>
      <text:p text:style-name="Standard">derroche: malbaratament</text:p>
      <text:p text:style-name="Standard">desacato: desacatament</text:p>
      <text:p text:style-name="Standard">desarrollar: 1. desenvolupar, desenrotllar</text:p>
      <text:p text:style-name="Standard">2. desplegar (una llei)</text:p>
      <text:p text:style-name="Standard">descuento: descompte</text:p>
      <text:p text:style-name="Standard">descuidar: descurar, negligir</text:p>
      <text:p text:style-name="Standard">desempeñar: 1. exercir, ocupar (un càrrec)</text:p>
      <text:p text:style-name="Standard">2. complir, desenvolupar (una activitat, una funció)</text:p>
      <text:p text:style-name="Standard">desempleo: atur</text:p>
      <text:p text:style-name="Standard">deshauciar: desnonar</text:p>
      <text:p text:style-name="Standard">deshaucio: desnonament</text:p>
      <text:p text:style-name="Standard">deslindar: delimitar</text:p>
      <text:p text:style-name="Standard">deslinde: delimitació</text:p>
      <text:p text:style-name="Standard">despedir: acomiadar, despatxar, donar comiat</text:p>
      <text:p text:style-name="Standard">despido: acomiadament, comiat</text:p>
      <text:p text:style-name="Standard">despilfarro: malversació</text:p>
      <text:p text:style-name="Standard">destajero: preufetaire</text:p>
      <text:p text:style-name="Standard">destajo: escarada, preu fet</text:p>
      <text:p text:style-name="Standard">detentar (un cargo): ocupar, exercir, detenir</text:p>
      <text:p text:style-name="Standard">deuda: deute (un)</text:p>
      <text:p text:style-name="Standard">devengar: meritar</text:p>
      <text:p text:style-name="Standard">devengo: meritació</text:p>
      <text:p text:style-name="Standard">disfrutar: gaudir</text:p>
      <text:p text:style-name="Standard">disfrute: 1. gaudi, gaudiment</text:p>
      <text:p text:style-name="Standard">2. benefici, usdefruit</text:p>
      <text:p text:style-name="Standard">dolo: dol, engany</text:p>
      <text:p text:style-name="Standard">embargo: embargament, embarg</text:p>
      <text:p text:style-name="Standard">emplazar: 1. citar a termini, requerir a comparèixer</text:p>
      <text:p text:style-name="Standard">2. emplaçar (situar)</text:p>
      <text:p text:style-name="Standard">52</text:p>
      <text:p text:style-name="Standard">E</text:p>
      <text:p text:style-name="Standard"><text:soft-page-break/>D</text:p>
      <text:p text:style-name="Standard">llibreDAVa OK.qxd:Maquetación 1 17/9/07 10:49 Página 52</text:p>
      <text:p text:style-name="Standard">3. reptar, situar</text:p>
      <text:p text:style-name="Standard">emplear: 1. usar, emprar</text:p>
      <text:p text:style-name="Standard">2. ocupar, col·locar (donar treball)</text:p>
      <text:p text:style-name="Standard">empleado: empleat, treballador, assalariat</text:p>
      <text:p text:style-name="Standard">empleo: 1. ús</text:p>
      <text:p text:style-name="Standard">2. ocupació, col·locació, feina</text:p>
      <text:p text:style-name="Standard">enajenar: alienar</text:p>
      <text:p text:style-name="Standard">encaje de primas: cobrament de primes</text:p>
      <text:p text:style-name="Standard">encauzar: endegar</text:p>
      <text:p text:style-name="Standard">enderezar: redreçar</text:p>
      <text:p text:style-name="Standard">enmienda: esmena</text:p>
      <text:p text:style-name="Standard">ente: ens, entitat</text:p>
      <text:p text:style-name="Standard">enterarse: assabentar-se, témer-se</text:p>
      <text:p text:style-name="Standard">estadillo: estat, butlleta d’estat</text:p>
      <text:p text:style-name="Standard">estar-se a: ajustar-se a, atenir-se a, acomodar-se a</text:p>
      <text:p text:style-name="Standard">estimar: 1. estimar (determinar el valor, el preu d’una cosa)</text:p>
      <text:p text:style-name="Standard">2. estimar (acceptar, un jutge o un tribunal,</text:p>
      <text:p text:style-name="Standard">les peticions de les parts)</text:p>
      <text:p text:style-name="Standard">3. considerar, determinar, apreciar</text:p>
      <text:p text:style-name="Standard">evento: esdeveniment, fet, succés</text:p>
      <text:p text:style-name="Standard">exención: exempció</text:p>
      <text:p text:style-name="Standard">extorno de prima: extorn de prima</text:p>
      <text:p text:style-name="Standard">extorsionar: extorquir</text:p>
      <text:p text:style-name="Standard">factura proforma: factura proforma</text:p>
      <text:p text:style-name="Standard">fallar: 1. decidir, dictaminar, pronunciar</text:p>
      <text:p text:style-name="Standard">2. fallar (no encertar)</text:p>
      <text:p text:style-name="Standard">fallecimiento: defunció, traspàs</text:p>
      <text:p text:style-name="Standard">fallo: 1. veredicte, decisió</text:p>
      <text:p text:style-name="Standard">2. equivocació</text:p>
      <text:p text:style-name="Standard">fecha: data</text:p>
      <text:p text:style-name="Standard">fedatario: fedatari</text:p>
      <text:p text:style-name="Standard">fehaciente: fefaent</text:p>
      <text:p text:style-name="Standard">fianza: fiança</text:p>
      <text:p text:style-name="Standard">financiación: finançament</text:p>
      <text:p text:style-name="Standard">finiquito: quitança, liquidació</text:p>
      <text:p text:style-name="Standard">firma: signatura, firma</text:p>
      <text:p text:style-name="Standard">fletar: noliejar</text:p>
      <text:p text:style-name="Standard">flete: noli</text:p>
      <text:p text:style-name="Standard">franqueo: franqueig</text:p>
      <text:p text:style-name="Standard">fraude: frau</text:p>
      <text:p text:style-name="Standard">funcionario de empleo: personal eventual</text:p>
      <text:p text:style-name="Standard">ganancia: guany</text:p>
      <text:p text:style-name="Standard">ganancial: de guany</text:p>
      <text:p text:style-name="Standard">gasto: despesa</text:p>
      <text:p text:style-name="Standard">gravoso/a: carregós/a</text:p>
      <text:p text:style-name="Standard">7. Terminologia...</text:p>
      <text:p text:style-name="Standard">53</text:p>
      <text:p text:style-name="Standard">F</text:p>
      <text:p text:style-name="Standard">G</text:p>
      <text:p text:style-name="Standard">llibreDAVa OK.qxd:Maquetación 1 17/9/07 10:49 Página 53</text:p>
      <text:p text:style-name="Standard"><text:soft-page-break/>hincapié: insistència</text:p>
      <text:p text:style-name="Standard">hito: fita, molló</text:p>
      <text:p text:style-name="Standard">hoja de aprecio: full d’apreuament</text:p>
      <text:p text:style-name="Standard">huellas digitales: empremtes digitals</text:p>
      <text:p text:style-name="Standard">incautación: confiscació, requisició</text:p>
      <text:p text:style-name="Standard">inclusive: inclusivament</text:p>
      <text:p text:style-name="Standard">incurrir: 1. incórrer (en una falta)</text:p>
      <text:p text:style-name="Standard">2. produir, concórrer (en circumstàncies no negatives)</text:p>
      <text:p text:style-name="Standard">inmatriculado: immatriculat</text:p>
      <text:p text:style-name="Standard">inmediaciones: voltants, encontorns, volts, rodalia</text:p>
      <text:p text:style-name="Standard">insertar: inserir</text:p>
      <text:p text:style-name="Standard">interesado (el): la persona interessada</text:p>
      <text:p text:style-name="Standard">intervenir: 1. decomissar o comissar (els burots)</text:p>
      <text:p text:style-name="Standard">2. intervenir (= participar)</text:p>
      <text:p text:style-name="Standard">intimar: 1. intimar (ordenar l’Administració de l’administrat)</text:p>
      <text:p text:style-name="Standard">2. reclamar (l’administrat de</text:p>
      <text:p text:style-name="Standard">l’Administració)</text:p>
      <text:p text:style-name="Standard">IVA repercutido: IVA transferit</text:p>
      <text:p text:style-name="Standard">jefatura: direcció, delegació, prefectura</text:p>
      <text:p text:style-name="Standard">jefe: cap</text:p>
      <text:p text:style-name="Standard">justipreciar: fixar el preu just, estimar</text:p>
      <text:p text:style-name="Standard">justiprecio: preu just, estim</text:p>
      <text:p text:style-name="Standard">laudo: laude</text:p>
      <text:p text:style-name="Standard">legajo: lligall</text:p>
      <text:p text:style-name="Standard">legar: llegar</text:p>
      <text:p text:style-name="Standard">legítima: llegítima (substantiu; part d’herència de la qual no pot dis</text:p>
      <text:p text:style-name="Standard">posar lliurement el testador perquè la llei l’assigna als seus</text:p>
      <text:p text:style-name="Standard">parents de línia directa)</text:p>
      <text:p text:style-name="Standard">levantar acta: estendre acta</text:p>
      <text:p text:style-name="Standard">liberar: alliberar</text:p>
      <text:p text:style-name="Standard">libre albedrío: lliure albir</text:p>
      <text:p text:style-name="Standard">lindar: confrontar</text:p>
      <text:p text:style-name="Standard">linde: límit, llinda</text:p>
      <text:p text:style-name="Standard">liquidez: liquiditat</text:p>
      <text:p text:style-name="Standard">mando: comandament</text:p>
      <text:p text:style-name="Standard">medida: 1. mida</text:p>
      <text:p text:style-name="Standard">2. mesura</text:p>
      <text:p text:style-name="Standard">medio: 1. medi (context)</text:p>
      <text:p text:style-name="Standard">2. mitjà (instrument)</text:p>
      <text:p text:style-name="Standard">medir: 1. amidar, prendre mides (línies o superfícies)</text:p>
      <text:p text:style-name="Standard">54</text:p>
      <text:p text:style-name="Standard">H</text:p>
      <text:p text:style-name="Standard">I</text:p>
      <text:p text:style-name="Standard">J</text:p>
      <text:p text:style-name="Standard">L</text:p>
      <text:p text:style-name="Standard">M</text:p>
      <text:p text:style-name="Standard">llibreDAVa OK.qxd:Maquetación 1 17/9/07 10:49 Página 54</text:p>
      <text:p text:style-name="Standard">2. mesurar (capacitat, qualitats i sentits generals)</text:p>
      <text:p text:style-name="Standard">membrete: capçalera</text:p>
      <text:p text:style-name="Standard">menguar: minvar, disminuir</text:p>
      <text:p text:style-name="Standard">mercancías: mercaderies</text:p>
      <text:p text:style-name="Standard">merma: minva</text:p>
      <text:p text:style-name="Standard"><text:soft-page-break/>montante: total, suma, quantitat, import</text:p>
      <text:p text:style-name="Standard">mora: demora</text:p>
      <text:p text:style-name="Standard">mostrador: taulell</text:p>
      <text:p text:style-name="Standard">mostrencos: béns vagants</text:p>
      <text:p text:style-name="Standard">musealizar: museïtzar</text:p>
      <text:p text:style-name="Standard">multa (mesura) coercitiva: astricció</text:p>
      <text:p text:style-name="Standard">nombramiento: nomenament</text:p>
      <text:p text:style-name="Standard">nombrar: 1. nomenar (designar)</text:p>
      <text:p text:style-name="Standard">2. anomenar (dir algú pel seu nom)</text:p>
      <text:p text:style-name="Standard">nota de asume: conformitat</text:p>
      <text:p text:style-name="Standard">nota de reparo: nota d’objecció</text:p>
      <text:p text:style-name="Standard">nota mínima de acceso: nota de tall</text:p>
      <text:p text:style-name="Standard">observancia: observança, compliment</text:p>
      <text:p text:style-name="Standard">órgano: 1. òrgan (element d’expressió d’una ideologia, institució)</text:p>
      <text:p text:style-name="Standard">2. òrgan (part funcional d’un animal o d’una planta)</text:p>
      <text:p text:style-name="Standard">ostentar: 1. exercir, ocupar, assumir (un càrrec)</text:p>
      <text:p text:style-name="Standard">2. ostentar (fer ostentació)</text:p>
      <text:p text:style-name="Standard">otorgar: atorgar</text:p>
      <text:p text:style-name="Standard">otrosí: altressí</text:p>
      <text:p text:style-name="Standard">pago: pagament</text:p>
      <text:p text:style-name="Standard">panel: 1. Plafó (element constructiu format per una superfície</text:p>
      <text:p text:style-name="Standard">plana de materials diversos, disposat per a col·locar-hi</text:p>
      <text:p text:style-name="Standard">informació)</text:p>
      <text:p text:style-name="Standard">2. Panell (placa de fusta, metall, etc. que fa de suport, per</text:p>
      <text:p text:style-name="Standard">ex. panell de control, panell indi cador, panell direccional)</text:p>
      <text:p text:style-name="Standard">paradero: parador</text:p>
      <text:p text:style-name="Standard">párrafo: paràgraf</text:p>
      <text:p text:style-name="Standard">parte: comunicat, informe, full (mèdic, d’assistència, de feina...)</text:p>
      <text:p text:style-name="Standard">partidas alzadas: partides a preu fet</text:p>
      <text:p text:style-name="Standard">peatón: vianant</text:p>
      <text:p text:style-name="Standard">peatonal: de vianants</text:p>
      <text:p text:style-name="Standard">peatonalizar: convertir en zona de vianants</text:p>
      <text:p text:style-name="Standard">pedido: comanda</text:p>
      <text:p text:style-name="Standard">perecedero: perible</text:p>
      <text:p text:style-name="Standard">permanecer: romandre</text:p>
      <text:p text:style-name="Standard">personarse: 1. comparèixer, presentar-se</text:p>
      <text:p text:style-name="Standard">2. personar-se (en un procediment judicial)</text:p>
      <text:p text:style-name="Standard">pesquisa: pesquisició</text:p>
      <text:p text:style-name="Standard">pisapapeles: petjapapers</text:p>
      <text:p text:style-name="Standard">7. Terminologia...</text:p>
      <text:p text:style-name="Standard">55</text:p>
      <text:p text:style-name="Standard">N</text:p>
      <text:p text:style-name="Standard">O</text:p>
      <text:p text:style-name="Standard">P</text:p>
      <text:p text:style-name="Standard">llibreDAVa OK.qxd:Maquetación 1 17/9/07 10:49 Página 55</text:p>
      <text:p text:style-name="Standard">plan: pla</text:p>
      <text:p text:style-name="Standard">planeamiento: planejament</text:p>
      <text:p text:style-name="Standard">plano: plànol, mapa</text:p>
      <text:p text:style-name="Standard">plazo: termini</text:p>
      <text:p text:style-name="Standard">pleiteador/a: pledejador/a</text:p>
      <text:p text:style-name="Standard">pleito: plet</text:p>
      <text:p text:style-name="Standard">pliego: plec (de bases, de condicions)</text:p>
      <text:p text:style-name="Standard"><text:soft-page-break/>pluriempleo: pluriocupació</text:p>
      <text:p text:style-name="Standard">plusvalía: plusvàlua</text:p>
      <text:p text:style-name="Standard">porcentaje: percentatge</text:p>
      <text:p text:style-name="Standard">pormenor: detall</text:p>
      <text:p text:style-name="Standard">pormenorizar: detallar</text:p>
      <text:p text:style-name="Standard">portes: ports</text:p>
      <text:p text:style-name="Standard">poste: pal, sortidor</text:p>
      <text:p text:style-name="Standard">postor: licitador, postor</text:p>
      <text:p text:style-name="Standard">prestación de fianza: constitució de fiança</text:p>
      <text:p text:style-name="Standard">préstamo: préstec</text:p>
      <text:p text:style-name="Standard">préstamo a la gruesa: préstec a la ventura/a risc</text:p>
      <text:p text:style-name="Standard">presupuesto: pressupost</text:p>
      <text:p text:style-name="Standard">prevalecer: prevaler</text:p>
      <text:p text:style-name="Standard">principio de inmediación: principi d’immediatesa</text:p>
      <text:p text:style-name="Standard">proceder: 1. ser procedent, escaure, pertocar, ser adient</text:p>
      <text:p text:style-name="Standard">2. realitzar, fer, complir (proceder a)</text:p>
      <text:p text:style-name="Standard">promedio: mitjana</text:p>
      <text:p text:style-name="Standard">prorrata: prorrata</text:p>
      <text:p text:style-name="Standard">prorrateo: prorrateig</text:p>
      <text:p text:style-name="Standard">prorrateo de foros: prorrateig de cens</text:p>
      <text:p text:style-name="Standard">prosperar: reeixir</text:p>
      <text:p text:style-name="Standard">proveedor: proveïdor</text:p>
      <text:p text:style-name="Standard">providencia: 1. provisió, proveïment</text:p>
      <text:p text:style-name="Standard">2. providència (previsió)</text:p>
      <text:p text:style-name="Standard">puesta en marcha: posada en funcionament / en marxa</text:p>
      <text:p text:style-name="Standard">puja: licitació, puja</text:p>
      <text:p text:style-name="Standard">puja a la llana: licitació al més-dient</text:p>
      <text:p text:style-name="Standard">quebrantamiento: ruptura, infracció, transgressió</text:p>
      <text:p text:style-name="Standard">quebrantar: 1. rompre, trencar (materialment)</text:p>
      <text:p text:style-name="Standard">2. trencar, violar, infringir (transgredir)</text:p>
      <text:p text:style-name="Standard">quebranto de moneda: menyscapte de diners</text:p>
      <text:p text:style-name="Standard">quiebra: fallida</text:p>
      <text:p text:style-name="Standard">quita: quitament</text:p>
      <text:p text:style-name="Standard">quita y espera: quitament i espera</text:p>
      <text:p text:style-name="Standard">quitanza: quitança, quitació</text:p>
      <text:p text:style-name="Standard">reanudar: reprendre</text:p>
      <text:p text:style-name="Standard">rebasar: excedir, superar</text:p>
      <text:p text:style-name="Standard">recabar: 1. demanar, sol·licitar (un informe)</text:p>
      <text:p text:style-name="Standard">56</text:p>
      <text:p text:style-name="Standard">R</text:p>
      <text:p text:style-name="Standard">Q</text:p>
      <text:p text:style-name="Standard">llibreDAVa OK.qxd:Maquetación 1 17/9/07 10:49 Página 56</text:p>
      <text:p text:style-name="Standard">2. recaptar (diners)</text:p>
      <text:p text:style-name="Standard">recaer sentencia: dictar sentència</text:p>
      <text:p text:style-name="Standard">recargo: recàrrec</text:p>
      <text:p text:style-name="Standard">recaudar: recaptar</text:p>
      <text:p text:style-name="Standard">recibimiento: rebuda</text:p>
      <text:p text:style-name="Standard">recurrir (una sentencia): recórrer (contra una sentència)</text:p>
      <text:p text:style-name="Standard">red: xarxa</text:p>
      <text:p text:style-name="Standard">redactado: redacció</text:p>
      <text:p text:style-name="Standard">redada: ràtzia, batuda</text:p>
      <text:p text:style-name="Standard">redondeo: arrodoniment</text:p>
      <text:p text:style-name="Standard"><text:soft-page-break/>refrendar: 1. ratificar, confirmar, legalitzar</text:p>
      <text:p text:style-name="Standard">2. referendar (ratificar i sotmetre a referèndum)</text:p>
      <text:p text:style-name="Standard">3. visar (un passaport)</text:p>
      <text:p text:style-name="Standard">régimen de gananciales: règim de guanys</text:p>
      <text:p text:style-name="Standard">registro: 1. escorcoll, inspecció (domiciliari)</text:p>
      <text:p text:style-name="Standard">2. registre (inscriure en un registre)</text:p>
      <text:p text:style-name="Standard">registrar: 1. registrar, escorcollar (una persona, un objecte)</text:p>
      <text:p text:style-name="Standard">2. registrar, enregistrar, inscriure, apuntar, assentar</text:p>
      <text:p text:style-name="Standard">(escriure en un registre)</text:p>
      <text:p text:style-name="Standard">reintegro: reintegrament, reintegració</text:p>
      <text:p text:style-name="Standard">rellenar: emplenar, omplir</text:p>
      <text:p text:style-name="Standard">remanente: romanent</text:p>
      <text:p text:style-name="Standard">remate: rematada</text:p>
      <text:p text:style-name="Standard">remitir: remetre, trametre</text:p>
      <text:p text:style-name="Standard">renta: renda</text:p>
      <text:p text:style-name="Standard">rentable: rendible</text:p>
      <text:p text:style-name="Standard">reparo: 1. objecció, remarca</text:p>
      <text:p text:style-name="Standard">2. reparació (d’una ofensa)</text:p>
      <text:p text:style-name="Standard">resarcimiento: rescabalament</text:p>
      <text:p text:style-name="Standard">retén: reserva, guàrdia, reforç</text:p>
      <text:p text:style-name="Standard">retracto: retracte</text:p>
      <text:p text:style-name="Standard">retranqueo: reculada, zona de reculada</text:p>
      <text:p text:style-name="Standard">retrasar: retardar, endarrerir, ajornar</text:p>
      <text:p text:style-name="Standard">retraso: retard, endarreriment, ajornament</text:p>
      <text:p text:style-name="Standard">reunir: 1. complir, concórrer (condicions)</text:p>
      <text:p text:style-name="Standard">2. reunir (persones)</text:p>
      <text:p text:style-name="Standard">rótulo: rètol</text:p>
      <text:p text:style-name="Standard">ruego: prec</text:p>
      <text:p text:style-name="Standard">ruegos y preguntas: 1. torn obert de paraules</text:p>
      <text:p text:style-name="Standard">2. precs i preguntes (dins les corporacions locals)</text:p>
      <text:p text:style-name="Standard">sala de lo civil, sala civil, sala contenciosa administrativa,</text:p>
      <text:p text:style-name="Standard">de lo contencioso-administrativo, sala penal, sala social</text:p>
      <text:p text:style-name="Standard">de lo penal, de lo social...:</text:p>
      <text:p text:style-name="Standard">saliente: sortint</text:p>
      <text:p text:style-name="Standard">saldo: saldo</text:p>
      <text:p text:style-name="Standard">salvedad: excepció</text:p>
      <text:p text:style-name="Standard">seguro: assegurança</text:p>
      <text:p text:style-name="Standard">sellar: segellar</text:p>
      <text:p text:style-name="Standard">7. Terminologia...</text:p>
      <text:p text:style-name="Standard">57</text:p>
      <text:p text:style-name="Standard">S</text:p>
      <text:p text:style-name="Standard">llibreDAVa OK.qxd:Maquetación 1 17/9/07 10:49 Página 57</text:p>
      <text:p text:style-name="Standard">sello: segell</text:p>
      <text:p text:style-name="Standard">semoviente: semovent</text:p>
      <text:p text:style-name="Standard">sendos: sengles</text:p>
      <text:p text:style-name="Standard">sentar: 1. seure, asseure</text:p>
      <text:p text:style-name="Standard">2. fer, constituir o crear jurisprudència</text:p>
      <text:p text:style-name="Standard">sentencia de remate: sentència d’execució</text:p>
      <text:p text:style-name="Standard">señalamiento: assenyalament</text:p>
      <text:p text:style-name="Standard">sito/a: situat/da</text:p>
      <text:p text:style-name="Standard">sobreseer: sobreseure</text:p>
      <text:p text:style-name="Standard">sobreseimiento: sobreseïment</text:p>
      <text:p text:style-name="Standard"><text:soft-page-break/>sociedad de gananciales: societat de guanys</text:p>
      <text:p text:style-name="Standard">subasta: subhasta</text:p>
      <text:p text:style-name="Standard">subsanación: esmena, correcció</text:p>
      <text:p text:style-name="Standard">subsanar: esmenar, corregir</text:p>
      <text:p text:style-name="Standard">sueldo: sou</text:p>
      <text:p text:style-name="Standard">suelo: sòl</text:p>
      <text:p text:style-name="Standard">sugerencia: suggeriment</text:p>
      <text:p text:style-name="Standard">suma y sigue: ròssec</text:p>
      <text:p text:style-name="Standard">suministro: subministrament</text:p>
      <text:p text:style-name="Standard">suplidos: bestretes</text:p>
      <text:p text:style-name="Standard">surtido: assortiment</text:p>
      <text:p text:style-name="Standard">sustraendo: subtrahend</text:p>
      <text:p text:style-name="Standard">tablón de anuncios: tauler d’anuncis</text:p>
      <text:p text:style-name="Standard">tacha: invalidació</text:p>
      <text:p text:style-name="Standard">tachar: 1. al·legar motiu d’invalidació</text:p>
      <text:p text:style-name="Standard">2. ratllar / retxar, passar ratlla, anul·lar, invalidar</text:p>
      <text:p text:style-name="Standard">3. qualificar</text:p>
      <text:p text:style-name="Standard">tanteo: tempteig, fadiga</text:p>
      <text:p text:style-name="Standard">tanto de culpa: tant de culpa</text:p>
      <text:p text:style-name="Standard">tasa: taxa</text:p>
      <text:p text:style-name="Standard">tenencia: 1. tinença (acció i objecte de la possessió)</text:p>
      <text:p text:style-name="Standard">2. tinència (càrrec i oficina del tinent)</text:p>
      <text:p text:style-name="Standard">testigo: testimoni</text:p>
      <text:p text:style-name="Standard">testimonio: 1. testimoniatge</text:p>
      <text:p text:style-name="Standard">2. testimoni (escrit o persona) nota d’intervenció</text:p>
      <text:p text:style-name="Standard">tomador: prenedor</text:p>
      <text:p text:style-name="Standard">trance: constrenyiment</text:p>
      <text:p text:style-name="Standard">transmitir: 1. trametre (tramesa)</text:p>
      <text:p text:style-name="Standard">2. transmetre (transmissió)</text:p>
      <text:p text:style-name="Standard">traslativo: translatiu</text:p>
      <text:p text:style-name="Standard">trasunto: transsumpte</text:p>
      <text:p text:style-name="Standard">trueque: barata, permuta</text:p>
      <text:p text:style-name="Standard">ujier: uixer</text:p>
      <text:p text:style-name="Standard">urgir: 1. urgir, ser urgent</text:p>
      <text:p text:style-name="Standard">2. obligar (una llei)</text:p>
      <text:p text:style-name="Standard">58</text:p>
      <text:p text:style-name="Standard">T</text:p>
      <text:p text:style-name="Standard">U</text:p>
      <text:p text:style-name="Standard">llibreDAVa OK.qxd:Maquetación 1 17/9/07 10:49 Página 58</text:p>
      <text:p text:style-name="Standard">3. instar, apressar</text:p>
      <text:p text:style-name="Standard">usufructo: usdefruit</text:p>
      <text:p text:style-name="Standard">usufructuar: usufructuar, usdefruitar</text:p>
      <text:p text:style-name="Standard">usufructuario: usufructuari</text:p>
      <text:p text:style-name="Standard">valedero/a: valedor/a, vàlid/a</text:p>
      <text:p text:style-name="Standard">valía: vàlua, valor</text:p>
      <text:p text:style-name="Standard">valija: valisa</text:p>
      <text:p text:style-name="Standard">vedado: vedat</text:p>
      <text:p text:style-name="Standard">vencimiento: venciment</text:p>
      <text:p text:style-name="Standard">venia: vènia</text:p>
      <text:p text:style-name="Standard">venidero: venidor/a, propvinent</text:p>
      <text:p text:style-name="Standard">venta: venda</text:p>
      <text:p text:style-name="Standard">ver una causa: conèixer d’una causa</text:p>
      <text:p text:style-name="Standard"><text:soft-page-break/>verosímil: versemblant</text:p>
      <text:p text:style-name="Standard">veto: veto, vet</text:p>
      <text:p text:style-name="Standard">visto bueno: 1. m. vistiplau</text:p>
      <text:p text:style-name="Standard">2. vist i plau (locució)</text:p>
      <text:p text:style-name="Standard">vivienda: habitatge</text:p>
      <text:p text:style-name="Standard">volumen de negocio: volum de negoci</text:p>
      <text:p text:style-name="Standard">zanjar: resoldre, tancar (un assumpte)</text:p>
      <text:p text:style-name="Standard">7. Terminologia...</text:p>
      <text:p text:style-name="Standard">59</text:p>
      <text:p text:style-name="Standard">V</text:p>
      <text:p text:style-name="Standard">Z</text:p>
      <text:p text:style-name="Standard">llibreDAVa OK.qxd:Maquetación 1 17/9/07 10:49 Página 59</text:p>
      <text:p text:style-name="Standard">a ambos lados: a banda i banda</text:p>
      <text:p text:style-name="Standard">a beneficio de: en benefici de</text:p>
      <text:p text:style-name="Standard">a bocajarro: a boca de canó</text:p>
      <text:p text:style-name="Standard">a buen seguro: de segur, sens/sense dubte</text:p>
      <text:p text:style-name="Standard">a canon: a escruix</text:p>
      <text:p text:style-name="Standard">a ciencia cierta: amb certesa, del cert</text:p>
      <text:p text:style-name="Standard">a cobro revertido: de cobrament a destinació</text:p>
      <text:p text:style-name="Standard">a contar de: a comptar de</text:p>
      <text:p text:style-name="Standard">a corto plazo: a curt termini</text:p>
      <text:p text:style-name="Standard">a costa de: a costa de</text:p>
      <text:p text:style-name="Standard">a cuenta: a compte</text:p>
      <text:p text:style-name="Standard">a cuenta de: a compte de, a càrrec de</text:p>
      <text:p text:style-name="Standard">a cuenta y riesgo: a / per compte i risc</text:p>
      <text:p text:style-name="Standard">a cuyo fin: per a la qual cosa</text:p>
      <text:p text:style-name="Standard">a decir verdad: amb franquesa, francament, a dir ver</text:p>
      <text:p text:style-name="Standard">a destajo: a preu fet, a escarada</text:p>
      <text:p text:style-name="Standard">a destiempo: fora de temps</text:p>
      <text:p text:style-name="Standard">a diestro y siniestro: a tort i a dret</text:p>
      <text:p text:style-name="Standard">a duras penas: amb prou feines, amb penes i treballs</text:p>
      <text:p text:style-name="Standard">a efectos de: a l’efecte de, als efectes de</text:p>
      <text:p text:style-name="Standard">a estas alturas: a hores d’ara</text:p>
      <text:p text:style-name="Standard">a este efecto: a / per aquest efecte</text:p>
      <text:p text:style-name="Standard">a este fin: amb aquest fi</text:p>
      <text:p text:style-name="Standard">a excepción de: llevat de, fora de, tret de, a excepció de, exceptuant</text:p>
      <text:p text:style-name="Standard">a expensas de: a càrrec de, a costa de, a compte de</text:p>
      <text:p text:style-name="Standard">a fecha fija: a dia cert, a dia adiat, a dia sabut</text:p>
      <text:p text:style-name="Standard">a fin de cuentas: al capdavall, fet i fet, al cap i a la fi</text:p>
      <text:p text:style-name="Standard">a fin y efecto de: a fi i efecte de</text:p>
      <text:p text:style-name="Standard">a finales de: a la fi de, al final de, a la darreria de</text:p>
      <text:p text:style-name="Standard">a grandes rasgos: a grans trets, amb poques paraules</text:p>
      <text:p text:style-name="Standard">a instancia de: a instàncies de</text:p>
      <text:p text:style-name="Standard">a juicio de: a judici de, a l’arbitri de, segons l’apreciació/el parer de</text:p>
      <text:p text:style-name="Standard">al efecto de: a l’efecte de; als efectes de</text:p>
      <text:p text:style-name="Standard">a la corta o a la larga: tard o d’hora, més tard o més d’hora</text:p>
      <text:p text:style-name="Standard">a la espera de: mentre esperam, esperant, a l’expectativa de</text:p>
      <text:p text:style-name="Standard">a la mayor brevedad possible: com més aviat/prest millor, tan aviat / prest com (es) pugui,</text:p>
      <text:p text:style-name="Standard">al més aviat possible</text:p>
      <text:p text:style-name="Standard">a la recíproca: de la mateixa manera</text:p>
      <text:p text:style-name="Standard">a la sazón: aleshores, llavors, en aquell/s moment/s</text:p>
      <text:p text:style-name="Standard">a la vista de: atès, (un cop) vist</text:p>
      <text:p text:style-name="Standard"><text:soft-page-break/>a largo plazo: a llarg termini</text:p>
      <text:p text:style-name="Standard">a las resultas: un cop resolt</text:p>
      <text:p text:style-name="Standard">a lo mejor: si molt convé, potser, tal vegada</text:p>
      <text:p text:style-name="Standard">a lo sumo: a tot estirar, com a màxim, pel cap alt</text:p>
      <text:p text:style-name="Standard">a los autos de su razón: a les actuacions que els/les han motivats/ades,</text:p>
      <text:p text:style-name="Standard">a les actuacions corresponents</text:p>
      <text:p text:style-name="Standard">a los efectos de: als efectes de, a l’efecte de</text:p>
      <text:p text:style-name="Standard">a los pocos días: al cap de pocs dies</text:p>
      <text:p text:style-name="Standard">8. FRASEOLOGIA ADMINISTRATIVA I COMERCIAL</text:p>
      <text:p text:style-name="Standard">60</text:p>
      <text:p text:style-name="Standard">A</text:p>
      <text:p text:style-name="Standard">llibreDAVa OK.qxd:Maquetación 1 17/9/07 10:49 Página 60</text:p>
      <text:p text:style-name="Standard">a los solos efectos de: només als efectes de, únicament als efectes de,</text:p>
      <text:p text:style-name="Standard">solament als efectes de; només a l’efecte de,</text:p>
      <text:p text:style-name="Standard">únicament a l’efecte de, solament a l’efecte de</text:p>
      <text:p text:style-name="Standard">a manera de: a tall de</text:p>
      <text:p text:style-name="Standard">a más tardar: a tot estirar, al més tard</text:p>
      <text:p text:style-name="Standard">a mayor abundamiento: a més a més, amb més motiu, i encara més, si encara no</text:p>
      <text:p text:style-name="Standard">n’hi hagués prou</text:p>
      <text:p text:style-name="Standard">a mediados de: a mitjan, a mig</text:p>
      <text:p text:style-name="Standard">a medio plazo: a mitjà termini</text:p>
      <text:p text:style-name="Standard">a merced de: a la mercè de, a l’arbitri de, a la discreció de</text:p>
      <text:p text:style-name="Standard">a mi cargo: a càrrec meu</text:p>
      <text:p text:style-name="Standard">a mi juicio: tal com jo ho veig, segons el meu parer</text:p>
      <text:p text:style-name="Standard">a mi presencia: davant meu</text:p>
      <text:p text:style-name="Standard">a modo de: com a, a tall de, a manera de, a la manera de</text:p>
      <text:p text:style-name="Standard">a nivel de: a escala de, en l’àmbit de, com a, entre, pel que fa a</text:p>
      <text:p text:style-name="Standard">a no ser que: fora que, llevat que, si no és que, exceptuant que, tret que</text:p>
      <text:p text:style-name="Standard">a plazos: a terminis</text:p>
      <text:p text:style-name="Standard">a poco de: poc després de, poc temps després de</text:p>
      <text:p text:style-name="Standard">a poco que: per poc que, per mica que</text:p>
      <text:p text:style-name="Standard">a poder ser: si és possible</text:p>
      <text:p text:style-name="Standard">a principios de: al principi de, al començament de, a la primeria de</text:p>
      <text:p text:style-name="Standard">a que se contrae: a què fa referència</text:p>
      <text:p text:style-name="Standard">a raíz de: arran de, en ocasió de; a causa de</text:p>
      <text:p text:style-name="Standard">a razón de: a raó de</text:p>
      <text:p text:style-name="Standard">a requerimiento de: a requeriment de</text:p>
      <text:p text:style-name="Standard">a reserves de: a reserva de, sota reserva de</text:p>
      <text:p text:style-name="Standard">a resultas de: com a conseqüència / resultat de</text:p>
      <text:p text:style-name="Standard">a riesgo y ventura: a risc i perill, a risc i ventura</text:p>
      <text:p text:style-name="Standard">a sabiendas de: sabent, a coneixença de, a cient de</text:p>
      <text:p text:style-name="Standard">a su debido tiempo: quan sigui l’hora, en el moment oportú</text:p>
      <text:p text:style-name="Standard">a su ruego: a petició seva, a petició vostra, a precs seus</text:p>
      <text:p text:style-name="Standard">a su vez: al seu torn</text:p>
      <text:p text:style-name="Standard">a tanto alzado: a preu fet; a un tant alçat, a preu fet (contracte d’obres)</text:p>
      <text:p text:style-name="Standard">a tenor de: per raó de, en virtut de, considerant, tenint en compte,</text:p>
      <text:p text:style-name="Standard">atès/esa; atès el tenor de</text:p>
      <text:p text:style-name="Standard">a todos los efectos: amb caràcter general</text:p>
      <text:p text:style-name="Standard">a vuelta de correo: a correu seguit, pel primer correu</text:p>
      <text:p text:style-name="Standard">abundar en la misma idea: ser del mateix parer</text:p>
      <text:p text:style-name="Standard">acerca de: quant a, sobre, pel que fa a</text:p>
      <text:p text:style-name="Standard">acusar recibo: notificar, acusar recepció</text:p>
      <text:p text:style-name="Standard"><text:soft-page-break/>adolecer de: patir de, pecar de</text:p>
      <text:p text:style-name="Standard">afrontar un pago: atendre o assumir un pagament, pagar</text:p>
      <text:p text:style-name="Standard">agotar la vía administrativa: exhaurir la via administrativa</text:p>
      <text:p text:style-name="Standard">ajustar-se a: estar-se a, acomodar-se, atenir-se a</text:p>
      <text:p text:style-name="Standard">al amparo de: a l’empara de, emparant-se en</text:p>
      <text:p text:style-name="Standard">al contado: al comptat</text:p>
      <text:p text:style-name="Standard">al descubierto: en descobert</text:p>
      <text:p text:style-name="Standard">al detalle: al detall, a la menuda</text:p>
      <text:p text:style-name="Standard">al efecto: amb aquesta finalitat, a aquest efecte</text:p>
      <text:p text:style-name="Standard">al efecto de: a l’efecte de</text:p>
      <text:p text:style-name="Standard">61</text:p>
      <text:p text:style-name="Standard">llibreDAVa OK.qxd:Maquetación 1 17/9/07 10:49 Página 61</text:p>
      <text:p text:style-name="Standard">al objeto de: amb la finalitat de, amb l’objecte de, amb l’objectiu de</text:p>
      <text:p text:style-name="Standard">al parecer de: a parer de, a l’arbitri de, segons l’apreciació de</text:p>
      <text:p text:style-name="Standard">al por mayor: a l’engròs</text:p>
      <text:p text:style-name="Standard">al por menor: a la menuda, al detall</text:p>
      <text:p text:style-name="Standard">al respecto: respecte d’això/açò, sobre això / açò</text:p>
      <text:p text:style-name="Standard">al respecto de: respecte a/de, pel que fa a, quant a</text:p>
      <text:p text:style-name="Standard">allanar-se a la demanda: assentir a la demanda</text:p>
      <text:p text:style-name="Standard">ambos inclusive: ambdós inclusivament, tots dos inclusivament</text:p>
      <text:p text:style-name="Standard">ante mi: davant meu</text:p>
      <text:p text:style-name="Standard">apenas: amb prou feines, tot just</text:p>
      <text:p text:style-name="Standard">asistir la razón: tenir la raó, posseir la raó</text:p>
      <text:p text:style-name="Standard">bajo apercibimiento: sota/amb l’advertiment</text:p>
      <text:p text:style-name="Standard">bajo condición: sota condició</text:p>
      <text:p text:style-name="Standard">bajo inventario: inventariat</text:p>
      <text:p text:style-name="Standard">bajo juramento: sota jurament</text:p>
      <text:p text:style-name="Standard">bajo ningún concepto: de cap manera</text:p>
      <text:p text:style-name="Standard">caber recurso: poder-se interposar recurs</text:p>
      <text:p text:style-name="Standard">caer en la cuenta de: adonar-se de</text:p>
      <text:p text:style-name="Standard">causar alta: ser alta, ocupar</text:p>
      <text:p text:style-name="Standard">causar baja: ser baixa, ser declarat baixa, ser (causa de) baixa,</text:p>
      <text:p text:style-name="Standard">deixar vacant</text:p>
      <text:p text:style-name="Standard">causar estado: causar estat, esdevenir definitiu/iva</text:p>
      <text:p text:style-name="Standard">citar a comparecencia: citar a dia cert</text:p>
      <text:p text:style-name="Standard">citar de remate: citar a execució</text:p>
      <text:p text:style-name="Standard">como en derecho mejor proceda: com correspongui en dret</text:p>
      <text:p text:style-name="Standard">como mucho: a tot estirar, com a màxim, pel cap alt</text:p>
      <text:p text:style-name="Standard">con antelación: amb temps</text:p>
      <text:p text:style-name="Standard">con apercibimiento de que: amb l’advertència que, amb la prevenció que</text:p>
      <text:p text:style-name="Standard">con apoyo en: amb el suport de</text:p>
      <text:p text:style-name="Standard">con arreglo a: d’acord amb, de conformitat amb, segons</text:p>
      <text:p text:style-name="Standard">con arreglo a derecho: d’acord amb el dret, conforme amb el dret</text:p>
      <text:p text:style-name="Standard">con arreglo a su leal saber y entender: segons el seu parer</text:p>
      <text:p text:style-name="Standard">con buena intención: a fi de bé</text:p>
      <text:p text:style-name="Standard">con cargo a: amb càrrec a</text:p>
      <text:p text:style-name="Standard">con conocimiento de: n’ha estat assabentat, a cient (sabuda) de</text:p>
      <text:p text:style-name="Standard">con creces: amb escreix</text:p>
      <text:p text:style-name="Standard">con este objeto: amb aquesta intenció / finalitat / objecte</text:p>
      <text:p text:style-name="Standard">con excepción de: a excepció de, exceptuant, passat de, llevat de, tret de</text:p>
      <text:p text:style-name="Standard">con indicación expresa de: s’hi ha d’indicar expressament</text:p>
      <text:p text:style-name="Standard">con mayor motivo: amb més motiu, amb més raó</text:p>
      <text:p text:style-name="Standard"><text:soft-page-break/>con miras a: amb vista a, pensant en, amb la intenció de</text:p>
      <text:p text:style-name="Standard">con motivo de: amb motiu de, a / per causa de, per raó de</text:p>
      <text:p text:style-name="Standard">con objeto de: amb l’objecte de, amb l’objectiu de, amb la finalitat de</text:p>
      <text:p text:style-name="Standard">con ocasión de: amb motiu de, en ocasió de</text:p>
      <text:p text:style-name="Standard">con posterioridad: després de</text:p>
      <text:p text:style-name="Standard">con razón: amb raó, justificadament</text:p>
      <text:p text:style-name="Standard">62</text:p>
      <text:p text:style-name="Standard">B</text:p>
      <text:p text:style-name="Standard">C</text:p>
      <text:p text:style-name="Standard">llibreDAVa OK.qxd:Maquetación 1 17/9/07 10:49 Página 62</text:p>
      <text:p text:style-name="Standard">con referencia a: amb referència a, amb relació a, quant a, pel que fa a</text:p>
      <text:p text:style-name="Standard">con relación a: amb relació a, pel que fa a, amb referència a, quant a</text:p>
      <text:p text:style-name="Standard">con respecto a: respecte a/de, pel que fa a, quant a</text:p>
      <text:p text:style-name="Standard">con todos los pormenores: amb tots els detalls, amb tots els ets i uts, amb tota mena</text:p>
      <text:p text:style-name="Standard">de detalls</text:p>
      <text:p text:style-name="Standard">con vistas a: amb vista a, pensant en, amb la intenció de</text:p>
      <text:p text:style-name="Standard">con voz i voto: amb veu i vot</text:p>
      <text:p text:style-name="Standard">conforme a: conforme a, de conformitat amb, d’acord amb</text:p>
      <text:p text:style-name="Standard">conforme con: conforme amb (satisfet/a de)</text:p>
      <text:p text:style-name="Standard">conforme salvo: conforme excepte</text:p>
      <text:p text:style-name="Standard">conocer de una causa: conèixer d’una causa, entendre en / d’una causa</text:p>
      <text:p text:style-name="Standard">correr a cargo de: ser a càrrec de, anar a càrrec de</text:p>
      <text:p text:style-name="Standard">cuando proceda: quan escaigui, quan sigui procedent</text:p>
      <text:p text:style-name="Standard">cuanto a: quant a, pel que es refereix, pel que fa a</text:p>
      <text:p text:style-name="Standard">cuanto antes mejor: com més aviat millor</text:p>
      <text:p text:style-name="Standard">cumplir-me: pertocar-me, correspondre’m, plaure’m</text:p>
      <text:p text:style-name="Standard">dada cuenta que: atès que, com que, com sigui que</text:p>
      <text:p text:style-name="Standard">dado caso que: posat que, suposat que, en el cas que,</text:p>
      <text:p text:style-name="Standard">en el supòsit que, suposant que</text:p>
      <text:p text:style-name="Standard">dado que: atès que, atenent que, considerant que, ja que,</text:p>
      <text:p text:style-name="Standard">del moment que; posat que, en el supòsit que,</text:p>
      <text:p text:style-name="Standard">en el cas que, suposant que, suposat que</text:p>
      <text:p text:style-name="Standard">dar el enterado: donar la conformitat</text:p>
      <text:p text:style-name="Standard">dar aviso: avisar, trametre un avís</text:p>
      <text:p text:style-name="Standard">dar comienzo: començar, iniciar</text:p>
      <text:p text:style-name="Standard">dar cuenta: donar compte</text:p>
      <text:p text:style-name="Standard">dar cumplimiento: donar compliment, tramitar; donar compliment, complir;</text:p>
      <text:p text:style-name="Standard">fer complir</text:p>
      <text:p text:style-name="Standard">dar curso: donar curs</text:p>
      <text:p text:style-name="Standard">dar fe: donar fe; donar-ne fe, certificar, fer constar; constatar,</text:p>
      <text:p text:style-name="Standard">assegurar.</text:p>
      <text:p text:style-name="Standard">dar la impresión: fer l’efecte, fer la impressió</text:p>
      <text:p text:style-name="Standard">dar lectura: llegir</text:p>
      <text:p text:style-name="Standard">dar noticia: comunicar, fer saber</text:p>
      <text:p text:style-name="Standard">dar parte: notificar, comunicar, avisar, assabentar</text:p>
      <text:p text:style-name="Standard">dar término a: posar terme a, cloure, concloure</text:p>
      <text:p text:style-name="Standard">dar traslado: traslladar</text:p>
      <text:p text:style-name="Standard">dar vista: sotmetre a vista (l’expedient)</text:p>
      <text:p text:style-name="Standard">darse a conocer: fer-se conèixer, presentar-se</text:p>
      <text:p text:style-name="Standard">darse cuenta: adonar-se, témer-se</text:p>
      <text:p text:style-name="Standard">darse por enterado: considerar-se assabentat, restar assabentat</text:p>
      <text:p text:style-name="Standard">de acuerdo con: d’acord amb, de conformitat amb, segons</text:p>
      <text:p text:style-name="Standard"><text:soft-page-break/>de adverso: de contrari</text:p>
      <text:p text:style-name="Standard">de antemano: per endavant</text:p>
      <text:p text:style-name="Standard">de algún tiempo a esta parte: d’un temps ençà</text:p>
      <text:p text:style-name="Standard">de antemano: per endavant</text:p>
      <text:p text:style-name="Standard">de balde: de franc, gratis</text:p>
      <text:p text:style-name="Standard">de cara a: amb vista a, pensant en, amb la intenció de</text:p>
      <text:p text:style-name="Standard">8. Fraseologia...</text:p>
      <text:p text:style-name="Standard">63</text:p>
      <text:p text:style-name="Standard">D</text:p>
      <text:p text:style-name="Standard">llibreDAVa OK.qxd:Maquetación 1 17/9/07 10:49 Página 63</text:p>
      <text:p text:style-name="Standard">de común acuerdo: de comú acord</text:p>
      <text:p text:style-name="Standard">de conformidad con: d’acord amb, de conformitat amb,</text:p>
      <text:p text:style-name="Standard">conformement a, conformement amb, segons</text:p>
      <text:p text:style-name="Standard">de cuando en cuando: de tant en tant</text:p>
      <text:p text:style-name="Standard">de cuenta y cargo de: a compte de, a càrrec de</text:p>
      <text:p text:style-name="Standard">de cuenta y riesgo: de compte i risc, per compte de</text:p>
      <text:p text:style-name="Standard">de ello se sigue que: d’això/açò resulta que</text:p>
      <text:p text:style-name="Standard">de excepción: excepcional</text:p>
      <text:p text:style-name="Standard">de hoy en adelante: d’avui endavant</text:p>
      <text:p text:style-name="Standard">de ignorado paradero: de parador ignorat, de parador desconegut</text:p>
      <text:p text:style-name="Standard">de igual clase: del mateix tipus</text:p>
      <text:p text:style-name="Standard">de lo actuado: del que s’ha fet, de les actuacions</text:p>
      <text:p text:style-name="Standard">de lo contrario: si no, altrament, d’altra manera, en cas contrari</text:p>
      <text:p text:style-name="Standard">de mediar dolo: si hi ha dol</text:p>
      <text:p text:style-name="Standard">de obligado cumplimiento: de compliment obligat</text:p>
      <text:p text:style-name="Standard">de orden de: per ordre de</text:p>
      <text:p text:style-name="Standard">de pleno derecho: de ple dret</text:p>
      <text:p text:style-name="Standard">de (su, mi...) puño y letra: de pròpia mà</text:p>
      <text:p text:style-name="Standard">de referencia: esmentat/ada, a què es fa referència</text:p>
      <text:p text:style-name="Standard">de resultas de: de resultes de, a conseqüència de</text:p>
      <text:p text:style-name="Standard">de su razón: corresponent</text:p>
      <text:p text:style-name="Standard">debido a: per, a/per causa de, per raó de</text:p>
      <text:p text:style-name="Standard">debo mandar y mando: man, ordén, dispòs</text:p>
      <text:p text:style-name="Standard">decaer en su derecho: perdre el dret (una persona); prescriure; caducar (un dret)</text:p>
      <text:p text:style-name="Standard">declarar bastante: declarar suficient</text:p>
      <text:p text:style-name="Standard">declararse en rebeldía: declarar-se en rebel·lia</text:p>
      <text:p text:style-name="Standard">dejar bien sentado: deixar ben clar</text:p>
      <text:p text:style-name="Standard">dejar nota: anotar</text:p>
      <text:p text:style-name="Standard">del orden de: prop de, cap a, a la ratlla de, al voltant de, a l’entorn de</text:p>
      <text:p text:style-name="Standard">delante de mí: davant meu</text:p>
      <text:p text:style-name="Standard">derecho a hacerlo por sí: dret a actuar per si mateix</text:p>
      <text:p text:style-name="Standard">echarse para atrás: fer-se enrere, desdir-se</text:p>
      <text:p text:style-name="Standard">el día después: l’endemà, ensoldemà</text:p>
      <text:p text:style-name="Standard">emplazar en legal forma: citar de forma legal</text:p>
      <text:p text:style-name="Standard">en ambos efectos: a ambdós efectes</text:p>
      <text:p text:style-name="Standard">en aplicación de: en aplicació de</text:p>
      <text:p text:style-name="Standard">en aras de: amb la intenció de, amb l’objecte de, a fi de</text:p>
      <text:p text:style-name="Standard">en atención a: en / per consideració a, per esguard de</text:p>
      <text:p text:style-name="Standard">en ausencia de: en absència de, a manca de</text:p>
      <text:p text:style-name="Standard">en balde: debades, endebades, en va</text:p>
      <text:p text:style-name="Standard">en base a: a partir de, basat/ada en, basant-se en, prenent com a</text:p>
      <text:p text:style-name="Standard">base, sobre la base de, segons, d’acord amb, tenint en</text:p>
      <text:p text:style-name="Standard"><text:soft-page-break/>compte, considerant</text:p>
      <text:p text:style-name="Standard">en busca de: en cerca de</text:p>
      <text:p text:style-name="Standard">en cantidad suficiente: prou, a bastament</text:p>
      <text:p text:style-name="Standard">en comparación con: en comparació de</text:p>
      <text:p text:style-name="Standard">en concepto de: en concepte de, com a</text:p>
      <text:p text:style-name="Standard">en conformidad con: d’acord amb, de conformitat amb, segons</text:p>
      <text:p text:style-name="Standard">64</text:p>
      <text:p text:style-name="Standard">E</text:p>
      <text:p text:style-name="Standard">llibreDAVa OK.qxd:Maquetación 1 17/9/07 10:49 Página 64</text:p>
      <text:p text:style-name="Standard">en consecuencia: en conseqüència, per tant</text:p>
      <text:p text:style-name="Standard">en consideración a: en / per consideració a, tenint en compte, per esguard de</text:p>
      <text:p text:style-name="Standard">en consonancia con: de conformitat amb, d’acord amb, segons</text:p>
      <text:p text:style-name="Standard">en cuanto a: quant a, pel que fa a, referent a, amb relació a, en relació amb</text:p>
      <text:p text:style-name="Standard">en cuanto al particular: pel que fa al punt, pel que fa a la qüestió</text:p>
      <text:p text:style-name="Standard">en cumplimiento de: en compliment de, complint, tot complint, per complir,</text:p>
      <text:p text:style-name="Standard">per donar compliment a; per dur a terme</text:p>
      <text:p text:style-name="Standard">en curso: actual, corrent; en curs</text:p>
      <text:p text:style-name="Standard">en debida forma: degudament, en la forma deguda</text:p>
      <text:p text:style-name="Standard">en defecto de: en defecte de, a falta de</text:p>
      <text:p text:style-name="Standard">en el abandono: a l’abandó</text:p>
      <text:p text:style-name="Standard">en el acto: a l’acte</text:p>
      <text:p text:style-name="Standard">en el caso de autos: en el cas que ens ocupa</text:p>
      <text:p text:style-name="Standard">en el día de la fecha: en el dia d’avui, avui</text:p>
      <text:p text:style-name="Standard">en el plazo de: en el termini de</text:p>
      <text:p text:style-name="Standard">en el plazo de una audiencia: en el termini d’una audiència</text:p>
      <text:p text:style-name="Standard">en el supuesto de que: posat que, suposat que, en el cas que, en el supòsit que,</text:p>
      <text:p text:style-name="Standard">suposant que</text:p>
      <text:p text:style-name="Standard">en espera de: en espera de, mentre esperam, esperant, a l’expectativa de</text:p>
      <text:p text:style-name="Standard">en esta conformidad: en aquest cas; sota aquesta condició</text:p>
      <text:p text:style-name="Standard">en este respecto: sobre això / açò, pel que fa al cas, respecte a això/açò,</text:p>
      <text:p text:style-name="Standard">respecte d’això/açò</text:p>
      <text:p text:style-name="Standard">en este supuesto: en aquest supòsit</text:p>
      <text:p text:style-name="Standard">en firme: en ferm</text:p>
      <text:p text:style-name="Standard">en forma: de forma legal, de forma deguda, en forma</text:p>
      <text:p text:style-name="Standard">en función de: en qualitat de, com a; d’acord amb, segons, tenint en</text:p>
      <text:p text:style-name="Standard">compte, considerant; en funció de, depenent de</text:p>
      <text:p text:style-name="Standard">en gran medida: en gran mesura</text:p>
      <text:p text:style-name="Standard">en justicia: a dreta llei</text:p>
      <text:p text:style-name="Standard">en la medida de lo possible: tant com es pugui</text:p>
      <text:p text:style-name="Standard">en la medida que: en la mesura que</text:p>
      <text:p text:style-name="Standard">en lo concerniente a: quant a, pel que fa a, pel que es refereix a</text:p>
      <text:p text:style-name="Standard">en lo que concierne a: quant a, pel que fa a, pel que es refereix a</text:p>
      <text:p text:style-name="Standard">en lo referente a: quant a, pel que fa a, referent a</text:p>
      <text:p text:style-name="Standard">en lo relativo a: quant a, pel que es refereix a, relativament a, pel que fa a,</text:p>
      <text:p text:style-name="Standard">amb relació a</text:p>
      <text:p text:style-name="Standard">en lo sucesivo: d’ara endavant, en endavant</text:p>
      <text:p text:style-name="Standard">en mayor o en menor grado: poc o molt</text:p>
      <text:p text:style-name="Standard">en méritos de: d’acord amb, en virtut de</text:p>
      <text:p text:style-name="Standard">en oposición a / con: en oposició amb</text:p>
      <text:p text:style-name="Standard">en orden a: amb vista a, a fi de, a l’efecte de, amb la intenció de;</text:p>
      <text:p text:style-name="Standard">pel que fa a, quant a, en relació amb</text:p>
      <text:p text:style-name="Standard">en pago a: per/en paga de</text:p>
      <text:p text:style-name="Standard"><text:soft-page-break/>en prueba de: com a prova de</text:p>
      <text:p text:style-name="Standard">en razón de: pel que fa a, quant a, referent a</text:p>
      <text:p text:style-name="Standard">en relación a: en relació amb, pel que fa a, relativament a,</text:p>
      <text:p text:style-name="Standard">tocant a, amb relació a</text:p>
      <text:p text:style-name="Standard">en relación con: en relació amb, en correspondència amb,</text:p>
      <text:p text:style-name="Standard">en connexió amb; amb relació a, pel que fa a,</text:p>
      <text:p text:style-name="Standard">amb referència a, quant a; amb relació a, envers</text:p>
      <text:p text:style-name="Standard">8. Fraseologia...</text:p>
      <text:p text:style-name="Standard">65</text:p>
      <text:p text:style-name="Standard">llibreDAVa OK.qxd:Maquetación 1 17/9/07 10:49 Página 65</text:p>
      <text:p text:style-name="Standard">en solitario: sol, tot sol, pel seu compte</text:p>
      <text:p text:style-name="Standard">en su caso: si escau, si és procedent, si és el cas; si s’escau,</text:p>
      <text:p text:style-name="Standard">si es produeix; quan s’escaigui, si s’escau,</text:p>
      <text:p text:style-name="Standard">quan pertoqui, quan sigui necessari</text:p>
      <text:p text:style-name="Standard">en su defecto: si no, si no n’hi ha, quan no n’hi hagi</text:p>
      <text:p text:style-name="Standard">en su día: al seu dia, al seu temps, quan sigui, en el seu moment,</text:p>
      <text:p text:style-name="Standard">quan correspongui, oportunament</text:p>
      <text:p text:style-name="Standard">en su momento: al moment oportú, quan serà el moment</text:p>
      <text:p text:style-name="Standard">en suma: en suma, en resum, arribat el cas</text:p>
      <text:p text:style-name="Standard">en tal conformidad: en aquest cas; sota aquesta condició</text:p>
      <text:p text:style-name="Standard">en tela de juicio: en dubte, en qüestió</text:p>
      <text:p text:style-name="Standard">en tiempo: dins el termini</text:p>
      <text:p text:style-name="Standard">en tiempo y forma: dins del termini (establert) i en la forma escaient</text:p>
      <text:p text:style-name="Standard">en último extremo: si no hi ha cap més remei</text:p>
      <text:p text:style-name="Standard">en un día fijo: a dia adiat, a dia cert, a dia sabut</text:p>
      <text:p text:style-name="Standard">en un día prefijado: a dia adiat, a dia cert, a dia sabut</text:p>
      <text:p text:style-name="Standard">en un solo efecto: a un sol efecte</text:p>
      <text:p text:style-name="Standard">en vista de: en vista de, considerant, atenent, tenint en compte</text:p>
      <text:p text:style-name="Standard">en vista de que: del moment que, ja que</text:p>
      <text:p text:style-name="Standard">entrar en vigor: entrar en vigor, començar a vigir</text:p>
      <text:p text:style-name="Standard">estar al tanto: estar alerta, estar al corrent</text:p>
      <text:p text:style-name="Standard">estar en vigor: vigir, estar en vigor</text:p>
      <text:p text:style-name="Standard">estar por cumplirse: haver-se de complir</text:p>
      <text:p text:style-name="Standard">estar sobre aviso: posar-se en guàrdia, estar alerta</text:p>
      <text:p text:style-name="Standard">estar y pasar por: sotmetre’s, atenir-se</text:p>
      <text:p text:style-name="Standard">estarse a: atenir-se, ajustar-se a, acomodar-se</text:p>
      <text:p text:style-name="Standard">ex profeso: expressament, a posta</text:p>
      <text:p text:style-name="Standard">ganar definitiva firmeza: esdevenir ferm, consolidar-se</text:p>
      <text:p text:style-name="Standard">ha llegado a mi conocimiento: m’he assabentat que, he sabut que</text:p>
      <text:p text:style-name="Standard">haber lugar: ser procedent, pertocar</text:p>
      <text:p text:style-name="Standard">habida cuenta: atès que</text:p>
      <text:p text:style-name="Standard">habida cuenta de: atès, tenint en compte</text:p>
      <text:p text:style-name="Standard">habida cuenta que: atès que, tenint en compte que</text:p>
      <text:p text:style-name="Standard">hacer acto de presencia: comparèixer, fer acte de presència</text:p>
      <text:p text:style-name="Standard">hacer constar: fer constar</text:p>
      <text:p text:style-name="Standard">hacer efectivo: fer efectiu</text:p>
      <text:p text:style-name="Standard">hacer entrega: entregar, lliurar, fer a mans, fer lliurament</text:p>
      <text:p text:style-name="Standard">hacer fe: fer fe</text:p>
      <text:p text:style-name="Standard">hacer frente a: respondre de, atendre, fer-se càrrec de, satisfer (un pagament)</text:p>
      <text:p text:style-name="Standard">hacer frente a un pago: pagar, assumir un pagament</text:p>
      <text:p text:style-name="Standard">hacer hincapié: insistir, subratllar</text:p>
      <text:p text:style-name="Standard">hacer las veces de: actuar com a, actuar en nom de, substituir</text:p>
      <text:p text:style-name="Standard"><text:soft-page-break/>hacer saber: comunicar</text:p>
      <text:p text:style-name="Standard">hacer trance y remate: fer el constrenyiment</text:p>
      <text:p text:style-name="Standard">hasta la fecha: fins avui, fins ara</text:p>
      <text:p text:style-name="Standard">hasta nuevo aviso: fins a un altre avís</text:p>
      <text:p text:style-name="Standard">66</text:p>
      <text:p text:style-name="Standard">G</text:p>
      <text:p text:style-name="Standard">H</text:p>
      <text:p text:style-name="Standard">llibreDAVa OK.qxd:Maquetación 1 17/9/07 10:49 Página 66</text:p>
      <text:p text:style-name="Standard">hecha excepción de: a excepció de, exceptuant</text:p>
      <text:p text:style-name="Standard">impugnar de contrario: impugnar de contrari</text:p>
      <text:p text:style-name="Standard">impugnar en: acudir en, impugnar en</text:p>
      <text:p text:style-name="Standard">instituir heredero/a a alguien: instituir hereu/eva algú</text:p>
      <text:p text:style-name="Standard">jugarse el todo por el todo: jugar-s’ho tot a una carta</text:p>
      <text:p text:style-name="Standard">libre albedrío: lliure albir</text:p>
      <text:p text:style-name="Standard">llevar a cabo: acomplir, portar a cap, portar/dur a terme, executar</text:p>
      <text:p text:style-name="Standard">llevar a efecto: portar a efecte, realitzar, efectuar, dur a terme</text:p>
      <text:p text:style-name="Standard">llevar a término: acomplir, portar a terme, portar a cap, executar</text:p>
      <text:p text:style-name="Standard">lo más indicado: el més adient, allò que és més adient</text:p>
      <text:p text:style-name="Standard">lo más pronto posible: al més aviat/prest, com més aviat/prest millor</text:p>
      <text:p text:style-name="Standard">lo pronuncio, mando y firmo: així ho dispòs, ho man i ho sign</text:p>
      <text:p text:style-name="Standard">lo que a su derecho convenga: el que convengui al seu dret</text:p>
      <text:p text:style-name="Standard">más bien: més tost, més aviat</text:p>
      <text:p text:style-name="Standard">mejor proveer: decidir millor</text:p>
      <text:p text:style-name="Standard">no ha lugar: denegat, no escau, no pertoca, no correspon</text:p>
      <text:p text:style-name="Standard">no obstante: no obstant això/açò, això/açò no obstant,</text:p>
      <text:p text:style-name="Standard">sense que això/açò sigui obstacle; no obstant,</text:p>
      <text:p text:style-name="Standard">malgrat, a pesar de</text:p>
      <text:p text:style-name="Standard">no vale: no s’hi val</text:p>
      <text:p text:style-name="Standard">oficiar de: actuar de, fer de</text:p>
      <text:p text:style-name="Standard">páguese: pagau, que es pagui</text:p>
      <text:p text:style-name="Standard">para más adelante: per a més endavant, per a més tard</text:p>
      <text:p text:style-name="Standard">para su acumulación a los autos: perquè s’acumulin a les actuacions</text:p>
      <text:p text:style-name="Standard">para su conocimiento: perquè en prengueu coneixement,</text:p>
      <text:p text:style-name="Standard">perquè en tingueu coneixement,</text:p>
      <text:p text:style-name="Standard">perquè n’estigueu assabentat/ada</text:p>
      <text:p text:style-name="Standard">para su custodia: perquè en sigueu custodi/òdia</text:p>
      <text:p text:style-name="Standard">paradero desconocido</text:p>
      <text:p text:style-name="Standard">(de ignorado paradero): que es desconeix l’indret en què es troba,</text:p>
      <text:p text:style-name="Standard">de parador ignorat</text:p>
      <text:p text:style-name="Standard">parar el perjuicio: afectar el perjudici</text:p>
      <text:p text:style-name="Standard">pedir prestado: manllevar</text:p>
      <text:p text:style-name="Standard">pese a todo: amb tot, tot i això / açò</text:p>
      <text:p text:style-name="Standard">poner en antecedentes: informar, fer saber, prevenir, advertir per endavant</text:p>
      <text:p text:style-name="Standard">poner en conocimiento: assabentar, comunicar, informar, fer saber</text:p>
      <text:p text:style-name="Standard">8. Fraseologia...</text:p>
      <text:p text:style-name="Standard">67</text:p>
      <text:p text:style-name="Standard">I</text:p>
      <text:p text:style-name="Standard">J</text:p>
      <text:p text:style-name="Standard">L</text:p>
      <text:p text:style-name="Standard">M</text:p>
      <text:p text:style-name="Standard">N</text:p>
      <text:p text:style-name="Standard">O</text:p>
      <text:p text:style-name="Standard"><text:soft-page-break/>P</text:p>
      <text:p text:style-name="Standard">llibreDAVa OK.qxd:Maquetación 1 17/9/07 10:49 Página 67</text:p>
      <text:p text:style-name="Standard">poner sobre aviso: posar en guàrdia, prevenir</text:p>
      <text:p text:style-name="Standard">por adelantado: per endavant, a la bestreta, anticipadament</text:p>
      <text:p text:style-name="Standard">por anticipado: per endavant, a la bestreta, anticipadament</text:p>
      <text:p text:style-name="Standard">por apoderamiento: per apoderament, per poder, per poders</text:p>
      <text:p text:style-name="Standard">per causa de: a causa de, per causa de</text:p>
      <text:p text:style-name="Standard">por conducta reglamentaria: per via reglamentària</text:p>
      <text:p text:style-name="Standard">por consiguiente: per consegüent, per tant</text:p>
      <text:p text:style-name="Standard">por cuenta ajena: per compte d’altri</text:p>
      <text:p text:style-name="Standard">por cuenta de: a compte de, per compte de, a càrrec de; pel compte de,</text:p>
      <text:p text:style-name="Standard">a nom de</text:p>
      <text:p text:style-name="Standard">por cuenta propia: per compte propi, pel seu compte</text:p>
      <text:p text:style-name="Standard">por descuido: per distracció</text:p>
      <text:p text:style-name="Standard">por duplicado: per duplicat, en doble exemplar, (en) dos exemplars</text:p>
      <text:p text:style-name="Standard">por estas fechas: a hores d’ara</text:p>
      <text:p text:style-name="Standard">por lo demás: fora d’això/açò, tret d’això açò, llevat d’això/açò</text:p>
      <text:p text:style-name="Standard">por lo menos: si més no, almenys</text:p>
      <text:p text:style-name="Standard">por lo tanto: per tant, per consegüent, en conseqüència</text:p>
      <text:p text:style-name="Standard">por lo visto: pel que sembla, pel que es veu</text:p>
      <text:p text:style-name="Standard">por mandato de: per mandat de</text:p>
      <text:p text:style-name="Standard">por mediación de: mitjançat, per mitjà de</text:p>
      <text:p text:style-name="Standard">por medio de: mitjançant, per mitjà de</text:p>
      <text:p text:style-name="Standard">por ministerio de la ley: segons la llei</text:p>
      <text:p text:style-name="Standard">por orden de: per ordre de</text:p>
      <text:p text:style-name="Standard">por poderes: per poder, per poders, per apoderament</text:p>
      <text:p text:style-name="Standard">por razón de: per raó de</text:p>
      <text:p text:style-name="Standard">por su calidad de: per la seva condició de</text:p>
      <text:p text:style-name="Standard">por término medio: de mitjana, normalment, generalment</text:p>
      <text:p text:style-name="Standard">por vía de: per via de</text:p>
      <text:p text:style-name="Standard">por vía de apremio: per via de constrenyiment</text:p>
      <text:p text:style-name="Standard">proceder contra: procedir contra</text:p>
      <text:p text:style-name="Standard">proceder de: procedir de, provenir de, dimanar de</text:p>
      <text:p text:style-name="Standard">pronto pago: pagament immediat</text:p>
      <text:p text:style-name="Standard">quedo a su disposición: estic a la vostra disposició</text:p>
      <text:p text:style-name="Standard">recabar fondos: obtenir fons, recaptar fons</text:p>
      <text:p text:style-name="Standard">recabar información: demanar o reclamar informació</text:p>
      <text:p text:style-name="Standard">recibir declaración: prendre declaració</text:p>
      <text:p text:style-name="Standard">recibir juramento: prendre jurament</text:p>
      <text:p text:style-name="Standard">rendir homenaje: retre homenatge</text:p>
      <text:p text:style-name="Standard">referente a: referent a, tocant a, pel que fa a,</text:p>
      <text:p text:style-name="Standard">pel que es refereix a, relativament, amb relació a</text:p>
      <text:p text:style-name="Standard">resolver en: resoldre en</text:p>
      <text:p text:style-name="Standard">respecte a: respecte a, amb relació a, relativament a</text:p>
      <text:p text:style-name="Standard">respecte de: respecte de, amb relació a, relativament a</text:p>
      <text:p text:style-name="Standard">revocar en: revocar en</text:p>
      <text:p text:style-name="Standard">68</text:p>
      <text:p text:style-name="Standard">Q</text:p>
      <text:p text:style-name="Standard">R</text:p>
      <text:p text:style-name="Standard">llibreDAVa OK.qxd:Maquetación 1 17/9/07 10:49 Página 68</text:p>
      <text:p text:style-name="Standard">salvo buen fin: amb les reserves acostumades, salvant-ne la bona fi,</text:p>
      <text:p text:style-name="Standard">si se’n comprova la conformitat</text:p>
      <text:p text:style-name="Standard"><text:soft-page-break/>salvo error u omisión: llevat que, exceptuant que, tret que, fora que</text:p>
      <text:p text:style-name="Standard">se precisa: cal, es necessita</text:p>
      <text:p text:style-name="Standard">seguir en vigor: continuar vigent</text:p>
      <text:p text:style-name="Standard">según lo dispuesto: segons el que (es) disposa, d’acord amb el que (es) disposa</text:p>
      <text:p text:style-name="Standard">según y conforme: exactament com</text:p>
      <text:p text:style-name="Standard">señalar día y hora: fixar dia i hora</text:p>
      <text:p text:style-name="Standard">ser asistido de: ser assistit per</text:p>
      <text:p text:style-name="Standard">ser de aplicación: haver-se d’aplicar, caldre aplicar, aplicable</text:p>
      <text:p text:style-name="Standard">ser grato: plaure</text:p>
      <text:p text:style-name="Standard">ser objeto de: ser objecte de</text:p>
      <text:p text:style-name="Standard">ser oídas: ser escoltades</text:p>
      <text:p text:style-name="Standard">ser preciso: caldre, ser necessari</text:p>
      <text:p text:style-name="Standard">si cabe: si fos possible</text:p>
      <text:p text:style-name="Standard">si hubiera lugar: si s’esqueia, si pertocava, si feia al cas</text:p>
      <text:p text:style-name="Standard">si procede: si escau, si és procedent, en el cas que sigui procedent</text:p>
      <text:p text:style-name="Standard">si se produce: si s’escau, si es produeix, si s’esdevé</text:p>
      <text:p text:style-name="Standard">si se tercia: si s’escau</text:p>
      <text:p text:style-name="Standard">siempre y cuando: sempre que</text:p>
      <text:p text:style-name="Standard">sigue al dorso: continua al dors</text:p>
      <text:p text:style-name="Standard">sin ánimo de lucro: sense finalitat / ànim de lucre</text:p>
      <text:p text:style-name="Standard">sin más trámites: sense fer més tràmits</text:p>
      <text:p text:style-name="Standard">sin menoscabo: sens / sense perjudici</text:p>
      <text:p text:style-name="Standard">sin motivo: sense motiu</text:p>
      <text:p text:style-name="Standard">sin perjuicio de que: sens / sense perjudici que</text:p>
      <text:p text:style-name="Standard">sin previo aviso: sense avisar</text:p>
      <text:p text:style-name="Standard">subsanar un error: esmenar una errada, reparar un error</text:p>
      <text:p text:style-name="Standard">subsanar una dificultat: solucionar o superar una dificultat</text:p>
      <text:p text:style-name="Standard">surtir efecto: tenir efecte, fer efecte</text:p>
      <text:p text:style-name="Standard">suspender de empleo y sueldo: suspendre de sou i feina</text:p>
      <text:p text:style-name="Standard">tal y como: tal com</text:p>
      <text:p text:style-name="Standard">tener a bien: tenir l’amabilitat, plaure, dignar-se, considerar oportú</text:p>
      <text:p text:style-name="Standard">tener entrada: registrar-se</text:p>
      <text:p text:style-name="Standard">tener lugar: tenir lloc</text:p>
      <text:p text:style-name="Standard">toda vez que: atès que, atenent que, considerant que, per tal com,</text:p>
      <text:p text:style-name="Standard">perquè, del moment que; tota vegada que</text:p>
      <text:p text:style-name="Standard">todo lo más: a tot estirar</text:p>
      <text:p text:style-name="Standard">tomar otro giro: prendre un altre caire</text:p>
      <text:p text:style-name="Standard">tomar parte: prendre part, concórrer, participar</text:p>
      <text:p text:style-name="Standard">tomar razón: prendre nota</text:p>
      <text:p text:style-name="Standard">tomé razón: n’he pres nota</text:p>
      <text:p text:style-name="Standard">traer aparejada ejecución: portar aparellada execució</text:p>
      <text:p text:style-name="Standard">traer los autos a la vista: portar les actuacions a la vista</text:p>
      <text:p text:style-name="Standard">turnar de oficio: nomenar per mitjà de torn d’ofici</text:p>
      <text:p text:style-name="Standard">8. Fraseologia...</text:p>
      <text:p text:style-name="Standard">69</text:p>
      <text:p text:style-name="Standard">S</text:p>
      <text:p text:style-name="Standard">T</text:p>
      <text:p text:style-name="Standard">llibreDAVa OK.qxd:Maquetación 1 17/9/07 10:49 Página 69</text:p>
      <text:p text:style-name="Standard">ultimar los preparativos: enllestir els preparatius</text:p>
      <text:p text:style-name="Standard">visto/a para sentencia: conclús/usa per a sentència, vist/a per a sentència</text:p>
      <text:p text:style-name="Standard">visto que: atès que, atenent que, considerant que, ja que, del moment que</text:p>
      <text:p text:style-name="Standard">votación a mano alzada: votació a mà alçada, votació ordinària</text:p>
      <text:p text:style-name="Standard"><text:soft-page-break/>y pico: i escaig, i tants, més de</text:p>
      <text:p text:style-name="Standard">70</text:p>
      <text:p text:style-name="Standard">U</text:p>
      <text:p text:style-name="Standard">V</text:p>
      <text:p text:style-name="Standard">Y</text:p>
      <text:p text:style-name="Standard">llibreDAVa OK.qxd:Maquetación 1 17/9/07 10:49 Página 70</text:p>
      <text:p text:style-name="Standard">9.1. ACTES</text:p>
      <text:p text:style-name="Standard">En les actes podem utilitzar una d’aquestes dues fórmules finals:</text:p>
      <text:p text:style-name="Standard">a) El/la president/a aixeca la sessió, de la qual, com a secretari/ària, estenc aquesta acta.</text:p>
      <text:p text:style-name="Standard">b) I, no havent-hi més assumptes a tractar, s’aixeca la sessió a les ... h ... min, de la qual s’estén aquesta</text:p>
      <text:p text:style-name="Standard">acta, que, com a secretària, certific.</text:p>
      <text:p text:style-name="Standard">9.2. CERTIFICATS</text:p>
      <text:p text:style-name="Standard">Les fórmules finals més usuals dels certificats són:</text:p>
      <text:p text:style-name="Standard">a) I, perquè consti, sign aquest certificat.</text:p>
      <text:p text:style-name="Standard">b) I, perquè consti i tengui els efectes que corresponguin, sign aquest certificat.</text:p>
      <text:p text:style-name="Standard">c) I, perquè en prengueu coneixement i tengui els efectes que corresponguin, sign aquest certificat.</text:p>
      <text:p text:style-name="Standard">d) I, perquè consti, sign aquest certificat a petició de la persona interessada.</text:p>
      <text:p text:style-name="Standard">e) I, perquè consti, sign aquest certificat a petició de la persona interessada i amb el vistiplau de...</text:p>
      <text:p text:style-name="Standard">9.3. CONVENIS I CONTRACTES</text:p>
      <text:p text:style-name="Standard">Les fórmules de formalització del conveni o del contracte són:</text:p>
      <text:p text:style-name="Standard">a) Ambdues parts ens reconeixem la capacitat jurídica suficient per establir aquest contracte/conveni</text:p>
      <text:p text:style-name="Standard">i, en conseqüència, acordam de formalitzar-lo d’acord amb les següents CLÀUSULES:</text:p>
      <text:p text:style-name="Standard">b) Ambdues parts ens reconeixem mútuament la capacitat necessària per formalitzar aquest con-</text:p>
      <text:p text:style-name="Standard">tracte/conveni.</text:p>
      <text:p text:style-name="Standard">La fórmula final és aquesta:</text:p>
      <text:p text:style-name="Standard">En prova de conformitat, signam aquest conveni/contracte en ... exemplars, en el lloc i la data esmen-</text:p>
      <text:p text:style-name="Standard">tats més avall.</text:p>
      <text:p text:style-name="Standard">9.4. OFICIS I CARTES</text:p>
      <text:p text:style-name="Standard">9.4.1. Fórmules de salutació</text:p>
      <text:p text:style-name="Standard">Senyor/a,</text:p>
      <text:p text:style-name="Standard">Senyors/es,</text:p>
      <text:p text:style-name="Standard">Benvolgut/uda senyor/a,</text:p>
      <text:p text:style-name="Standard">Benvolguts/udes senyors/es,</text:p>
      <text:p text:style-name="Standard">Distingit/ida senyor/a,</text:p>
      <text:p text:style-name="Standard">Distingits/ides senyors/es,</text:p>
      <text:p text:style-name="Standard">Benvolgut/uda amic/iga,</text:p>
      <text:p text:style-name="Standard">Benvolguts/udes amics/igues,</text:p>
      <text:p text:style-name="Standard">9.4.2. Cos de l’ofici</text:p>
      <text:p text:style-name="Standard">Us tramet...</text:p>
      <text:p text:style-name="Standard">Us comunic...</text:p>
      <text:p text:style-name="Standard">Us adjunt...</text:p>
      <text:p text:style-name="Standard">9. FÓRMULES MÉS HABITUALS</text:p>
      <text:p text:style-name="Standard">71</text:p>
      <text:p text:style-name="Standard">llibreDAVa OK.qxd:Maquetación 1 17/9/07 10:49 Página 71</text:p>
      <text:p text:style-name="Standard">Em plau de remetre-us/comunicar-vos/adjuntar-vos...</text:p>
      <text:p text:style-name="Standard">D’acord amb...</text:p>
      <text:p text:style-name="Standard">En relació amb...</text:p>
      <text:p text:style-name="Standard">En resposta a...</text:p>
      <text:p text:style-name="Standard">9.4.3. Cos de la carta</text:p>
      <text:p text:style-name="Standard">a) Iniciació de relacions:</text:p>
      <text:p text:style-name="Standard"><text:soft-page-break/>Per mitjà del senyor/de la premsa...</text:p>
      <text:p text:style-name="Standard">Hem conegut les vostres activitats per...</text:p>
      <text:p text:style-name="Standard">Ens permetem d’adreçar-nos a vós/aqueixa empresa...</text:p>
      <text:p text:style-name="Standard">b) Comunicació</text:p>
      <text:p text:style-name="Standard">Ens plau de comunicar-vos...</text:p>
      <text:p text:style-name="Standard">Posam en el vostre coneixement...</text:p>
      <text:p text:style-name="Standard">Lamentam haver-vos d’informar...</text:p>
      <text:p text:style-name="Standard">Ens dol de comunicar-vos...</text:p>
      <text:p text:style-name="Standard">c) Oferiment</text:p>
      <text:p text:style-name="Standard">Us oferim els nostres serveis...</text:p>
      <text:p text:style-name="Standard">Ens plau/permetem d’oferir-vos...</text:p>
      <text:p text:style-name="Standard">En oferir-vos la nostra col·laboració...</text:p>
      <text:p text:style-name="Standard">Tot reiterant els oferiments anteriors...</text:p>
      <text:p text:style-name="Standard">d) Peticions</text:p>
      <text:p text:style-name="Standard">A fi de ... us pregam...</text:p>
      <text:p text:style-name="Standard">Amb el desig de ... us demanam...</text:p>
      <text:p text:style-name="Standard">Per tal de ... hem de pregar-vos...</text:p>
      <text:p text:style-name="Standard">El motiu d’aquesta carta és demanar la vostra col·laboració en...</text:p>
      <text:p text:style-name="Standard">Ens adreçam a la vostra empresa per demanar-vos/pregar-vos/sol·licitar-vos...</text:p>
      <text:p text:style-name="Standard">Amb el prec de ... us trametem...</text:p>
      <text:p text:style-name="Standard">e) Comandes</text:p>
      <text:p text:style-name="Standard">Us pregam d’enviar-nos/que ens envieu...</text:p>
      <text:p text:style-name="Standard">Enviau-nos, si us plau,...</text:p>
      <text:p text:style-name="Standard">Us agrairem la tramesa de...</text:p>
      <text:p text:style-name="Standard">Ens plau de fer-vos la comanda següent:</text:p>
      <text:p text:style-name="Standard">Us agrairem que vulgueu trametre’ns, per correu, ...</text:p>
      <text:p text:style-name="Standard">f) Avís de recepció:</text:p>
      <text:p text:style-name="Standard">Hem rebut la vostra carta/el vostre escrit...</text:p>
      <text:p text:style-name="Standard">Notificam la recepció del vostre escrit...</text:p>
      <text:p text:style-name="Standard">Rebuda la vostra carta...</text:p>
      <text:p text:style-name="Standard">72</text:p>
      <text:p text:style-name="Standard">llibreDAVa OK.qxd:Maquetación 1 17/9/07 10:49 Página 72</text:p>
      <text:p text:style-name="Standard">Acabam de rebre...</text:p>
      <text:p text:style-name="Standard">Tot atenent la vostra carta...</text:p>
      <text:p text:style-name="Standard">En relació amb el vostre escrit...</text:p>
      <text:p text:style-name="Standard">En resposta a la vostra carta...</text:p>
      <text:p text:style-name="Standard">Havent rebut...</text:p>
      <text:p text:style-name="Standard">Davant la vostra carta... hem decidit...</text:p>
      <text:p text:style-name="Standard">Ens dol de no correspondre fins ara a la vostra carta...</text:p>
      <text:p text:style-name="Standard">g) Acceptació</text:p>
      <text:p text:style-name="Standard">Agraïm la vostra comanda i confiam/esperam servir-la dins el termini que ens proposau...</text:p>
      <text:p text:style-name="Standard">Rebuda la vostra comanda, us trametem...</text:p>
      <text:p text:style-name="Standard">Havent rebut la vostra comanda, ens plau de comunicar-vos que la setmana entrant lliurarem les</text:p>
      <text:p text:style-name="Standard">mercaderies que demanàveu a l’agència...</text:p>
      <text:p text:style-name="Standard">Us trametem els gèneres demanats amb urgència i us comunicam que us en lliurarem la resta el mes</text:p>
      <text:p text:style-name="Standard">entrant/la setmana que ve/abans de fi de mes...</text:p>
      <text:p text:style-name="Standard">h) Negativa, rescissió:</text:p>
      <text:p text:style-name="Standard">Ben a pesar nostre, ens veim obligats a desistir de...</text:p>
      <text:p text:style-name="Standard">No tenim altre remei...</text:p>
      <text:p text:style-name="Standard">Malgrat el desig de complaure-us, en aquesta ocasió ens és impossible d’atendre...</text:p>
      <text:p text:style-name="Standard">Us pregam que vulgueu deixar sense efecte l’autorització...</text:p>
      <text:p text:style-name="Standard">A partir del dia ... donarem per cancel·lat el compromís contret...</text:p>
      <text:p text:style-name="Standard"><text:soft-page-break/>i) Confirmació d’escrits anteriors:</text:p>
      <text:p text:style-name="Standard">Confirmam la nostra carta del...</text:p>
      <text:p text:style-name="Standard">En confirmació del nostre escrit...</text:p>
      <text:p text:style-name="Standard">Reprenent la nostra carta anterior...</text:p>
      <text:p text:style-name="Standard">No havent rebut cap resposta a la nostra carta...</text:p>
      <text:p text:style-name="Standard">Davant el vostre silenci...</text:p>
      <text:p text:style-name="Standard">Us pregam la resposta urgent/que respongueu al nostre escrit...</text:p>
      <text:p text:style-name="Standard">j) Excuses:</text:p>
      <text:p text:style-name="Standard">Lamentam l’error sofert i ens excusam...</text:p>
      <text:p text:style-name="Standard">Tot oferint les nostres excuses...</text:p>
      <text:p text:style-name="Standard">Us pregam que excuseu l’omissió/l’error...</text:p>
      <text:p text:style-name="Standard">Us demanam que ens excuseu pel retard en què feim la tramesa...</text:p>
      <text:p text:style-name="Standard">Esperam que comprengueu que, malgrat la nostra bona voluntat, no us hem pogut complaure...</text:p>
      <text:p text:style-name="Standard">k) Comptes:</text:p>
      <text:p text:style-name="Standard">Hem abonat (o acreditat) en el vostre compte...</text:p>
      <text:p text:style-name="Standard">Hem carregat en el vostre compte...</text:p>
      <text:p text:style-name="Standard">Assentam el dèbit del vostre compte...</text:p>
      <text:p text:style-name="Standard">Us pregam que regularitzeu el saldo...</text:p>
      <text:p text:style-name="Standard">Us demanam que ens trameteu l’import del saldo/ de la factura/del compte pendent...</text:p>
      <text:p text:style-name="Standard">Hem girat una lletra per l’import de la factura...</text:p>
      <text:p text:style-name="Standard">9. Fórmules més habituals</text:p>
      <text:p text:style-name="Standard">73</text:p>
      <text:p text:style-name="Standard">llibreDAVa OK.qxd:Maquetación 1 17/9/07 10:49 Página 73</text:p>
      <text:p text:style-name="Standard">Us girarem de nou, a quinze dies vista, ...</text:p>
      <text:p text:style-name="Standard">Els banc ens ha retornat el taló/xec amb indicació que no és conforme/hi manca la signatura/l’import</text:p>
      <text:p text:style-name="Standard">en xifres no coincideix amb el text...</text:p>
      <text:p text:style-name="Standard">Feim la reposició de fons per mitjà d’una transferència bancària...</text:p>
      <text:p text:style-name="Standard">Us ho trametem per correu/contra reembossament...</text:p>
      <text:p text:style-name="Standard">l) Discrepàncies i queixes:</text:p>
      <text:p text:style-name="Standard">Lamentam de no poder estar d’acord...</text:p>
      <text:p text:style-name="Standard">No podem admetre la vostra posició...</text:p>
      <text:p text:style-name="Standard">Deploram la vostra actitud...</text:p>
      <text:p text:style-name="Standard">Tot i sentint-ho molt, no podem compartir els vostres punts de vista...</text:p>
      <text:p text:style-name="Standard">No podem comprendre els motius que us indueixen a...</text:p>
      <text:p text:style-name="Standard">Consideram que aquest procediment és poc correcte...</text:p>
      <text:p text:style-name="Standard">m) Esperança:</text:p>
      <text:p text:style-name="Standard">Confiam que...</text:p>
      <text:p text:style-name="Standard">Tenim confiança que...</text:p>
      <text:p text:style-name="Standard">Esperam que ens voldreu complaure...</text:p>
      <text:p text:style-name="Standard">Esperam que atendreu la nostra petició...</text:p>
      <text:p text:style-name="Standard">Esperam la vostra resposta...</text:p>
      <text:p text:style-name="Standard">Tot esperant/mentre esperam les vostres notícies...</text:p>
      <text:p text:style-name="Standard">Amb la seguretat que ens voldreu atendre...</text:p>
      <text:p text:style-name="Standard">n) Gratitud:</text:p>
      <text:p text:style-name="Standard">Amb el nostre agraïment...</text:p>
      <text:p text:style-name="Standard">Molt/ben agraïts...</text:p>
      <text:p text:style-name="Standard">Agraïm molt el vostre interès...</text:p>
      <text:p text:style-name="Standard">Tot agraint, una vegada més/per endavant, la vostra bona disposició...</text:p>
      <text:p text:style-name="Standard">Tot expressant la nostra gratitud...</text:p>
      <text:p text:style-name="Standard">o) Encoratjament:</text:p>
      <text:p text:style-name="Standard">Desitjam molt d’encert en la vostra gestió...</text:p>
      <text:p text:style-name="Standard"><text:soft-page-break/>Tot desitjant-vos l’èxit que mereix el vostre esforç...</text:p>
      <text:p text:style-name="Standard">Amb el desig que la vostra activitat/el vostre nomenament us doni satisfaccions...</text:p>
      <text:p text:style-name="Standard">Tot desitjant-vos molt d’èxit en l’exercici del càrrec per al qual heu estat designat...</text:p>
      <text:p text:style-name="Standard">9.4.4. Fórmules de comiat</text:p>
      <text:p text:style-name="Standard">Atentament,</text:p>
      <text:p text:style-name="Standard">Cordialment,</text:p>
      <text:p text:style-name="Standard">Ben atentament/cordialment,</text:p>
      <text:p text:style-name="Standard">Us salud ben atentament/cordialment. 3</text:p>
      <text:p text:style-name="Standard">Tot agraint, per endavant, la vostra col·laboració us salud ben cordialment i atenta.</text:p>
      <text:p text:style-name="Standard">74</text:p>
      <text:p text:style-name="Standard">3 Notau que quan dins la fórmula de comiat hi apareix un verb conjugat es posa punt final.</text:p>
      <text:p text:style-name="Standard">llibreDAVa OK.qxd:Maquetación 1 17/9/07 10:49 Página 74</text:p>
      <text:p text:style-name="Standard">En general, les formes verbals pròpies del català de les Illes Balears són normatives i es poden em-</text:p>
      <text:p text:style-name="Standard">prar en el llenguatge formal. Convé, però, que quan optem per l’ús d’unes formes mantinguem la</text:p>
      <text:p text:style-name="Standard">coherència al llarg de tot el text.</text:p>
      <text:p text:style-name="Standard">Tot seguit feim un breu repàs d’alguns aspectes de la morfologia verbal de les Illes Balears i a con-</text:p>
      <text:p text:style-name="Standard">tinuació intentam aclarir els dubtes sobre com s’ha d’escriure la primera persona del present d’indi-</text:p>
      <text:p text:style-name="Standard">catiu presentant un extracte del document de l’Institut d’Estudis Catalans Sobre la grafia de la per-</text:p>
      <text:p text:style-name="Standard">sona 1 del present d’indicatiu dels verbs a les Illes Balears.</text:p>
      <text:p text:style-name="Standard">Deixant de banda la grafia de la primera persona amb desinència zero, que tractam més extensa-</text:p>
      <text:p text:style-name="Standard">ment mitjançant el document de l’IEC, la morfologia verbal balear presenta algunes particularitats</text:p>
      <text:p text:style-name="Standard">que presentam tot seguit.</text:p>
      <text:p text:style-name="Standard">10.1. PRESENT D’INDICATIU DE LA PRIMERA CONJUGACIÓ</text:p>
      <text:p text:style-name="Standard">Acaben en -am i en –au la primera i la segona persona respectivament del plural del present d’indi-</text:p>
      <text:p text:style-name="Standard">catiu de la primera conjugació (–ar).</text:p>
      <text:p text:style-name="Standard">Jo cant Nosaltres cantam</text:p>
      <text:p text:style-name="Standard">Tu cantes Vosaltres cantau</text:p>
      <text:p text:style-name="Standard">Ell canta Ells canten</text:p>
      <text:p text:style-name="Standard">10.2. PRESENT D’INDICATIU DE CAURE, CREURE, DIR, DUR, FER, RIURE,</text:p>
      <text:p text:style-name="Standard">SEURE, TREURE, VEURE, ETC.</text:p>
      <text:p text:style-name="Standard">En el present d’indicatiu, empram les formes de la primera i la segona persona plural següents: nos-</text:p>
      <text:p text:style-name="Standard">altres queim, vosaltres queis; creim, creis; deim, deis; duim, duis; feim, feis; reim, reis; seim, seis; treim,</text:p>
      <text:p text:style-name="Standard">treis; veim, veis, etc.</text:p>
      <text:p text:style-name="Standard">10.3. PRESENT D’INDICATIU DE LA TERCERA CONJUGACIÓ</text:p>
      <text:p text:style-name="Standard">El present d’indicatiu de la tercera conjugació de verbs incoatius fan la primera persona singular</text:p>
      <text:p text:style-name="Standard">acabada en -esc:</text:p>
      <text:p text:style-name="Standard">Jo partesc Nosaltres partim</text:p>
      <text:p text:style-name="Standard">Tu parteixes Vosaltres partiu</text:p>
      <text:p text:style-name="Standard">Ell parteix Ells parteixen</text:p>
      <text:p text:style-name="Standard">10.4. PRESENT DE SUBJUNTIU (3a CONJUGACIÓ)</text:p>
      <text:p text:style-name="Standard">El present de subjuntiu de la tercera conjugació de verbs incoatius prenen l’increment</text:p>
      <text:p text:style-name="Standard">-esq- a les persones primera, segona i tercera de singular i tercera de plural:</text:p>
      <text:p text:style-name="Standard">Jo partesqui Nosaltres partim</text:p>
      <text:p text:style-name="Standard">Tu partesquis Vosaltres partiu</text:p>
      <text:p text:style-name="Standard">Ell partesqui Ells partesquin</text:p>
      <text:p text:style-name="Standard">10. APUNTS SOBRE MORFOLOGIA VERBAL</text:p>
      <text:p text:style-name="Standard">75</text:p>
      <text:p text:style-name="Standard">llibreDAVa OK.qxd:Maquetación 1 17/9/07 10:49 Página 75</text:p>
      <text:p text:style-name="Standard">10.5. PRETÈRIT IMPERFET DE SUBJUNTIU (PRIMERA CONJUGACIÓ)</text:p>
      <text:p text:style-name="Standard">Es caracteritza per la presència de la vocal -a- a la terminació.</text:p>
      <text:p text:style-name="Standard">Jo cantàs Nosaltres cantàssim</text:p>
      <text:p text:style-name="Standard"><text:soft-page-break/>Tu cantassis Vosaltres cantàssiu</text:p>
      <text:p text:style-name="Standard">Ell cantàs Ells cantassin</text:p>
      <text:p text:style-name="Standard">Si bé cal dir que aquest ús actualment vacil·la i alterna amb l’ús de les formes acabades en –és,</text:p>
      <text:p text:style-name="Standard">-essis, -és, etc.: jo cantés, tu cantessis, ell cantés...</text:p>
      <text:p text:style-name="Standard">10.6. GERUNDI DE CAURE, CREURE, DIR, DUR, RIURE, SEURE, TREURE, VEURE,</text:p>
      <text:p text:style-name="Standard">ETC.</text:p>
      <text:p text:style-name="Standard">Usarem les formes de gerundi caient, creient, dient, duent, rient, seient, traient, veient, etc. Són in-</text:p>
      <text:p text:style-name="Standard">correctes els gerundis acabats en *-guent i *-quent: *caiguent, *creguent, *diguent, *duguent,</text:p>
      <text:p text:style-name="Standard">*riguent, *seguent, *traguent, *veguent o *vegent, etc.</text:p>
      <text:p text:style-name="Standard">10.7. PARTICIPI</text:p>
      <text:p text:style-name="Standard">Podem utilitzar les formes de participi següents: duit, duita; complit o complert; establit o establert;</text:p>
      <text:p text:style-name="Standard">oferit o ofert; omplit o omplert...</text:p>
      <text:p text:style-name="Standard">10.8. ASPECTES PUNTUALS</text:p>
      <text:p text:style-name="Standard">10.8.1. Beure, deure, moure</text:p>
      <text:p text:style-name="Standard">Si bé en la llengua parlada col·loquial sovint es pronuncien amb [v] en lloc de [u] verbs com beure</text:p>
      <text:p text:style-name="Standard">(ells beven), deure (ells deven), moure (ells moven) etc., aquesta pronunciació no es pot traduir en el</text:p>
      <text:p text:style-name="Standard">llenguatge escrit i s’han d’escriure amb [u]: ells beuen, ells deuen, ells mouen.</text:p>
      <text:p text:style-name="Standard">10.8.2. Caber</text:p>
      <text:p text:style-name="Standard">En el present de subjuntiu, usarem les formes jo càpiga, tu càpigues, ell càpiga, nosaltres capiguem,</text:p>
      <text:p text:style-name="Standard">vosaltres capigueu, ells càpiguen. Són incorrectes les formes *cabi/capi, *cabis/capis, etc.</text:p>
      <text:p text:style-name="Standard">10.8.3. Estar</text:p>
      <text:p text:style-name="Standard">En el present d’indicatiu, les formes de la primera i la segona persona del plural acaben en -am i</text:p>
      <text:p text:style-name="Standard">-au: nosaltres estam, vosaltres estau. Són incorrectes les formes nosaltres *esteim, vosaltres *esteis.</text:p>
      <text:p text:style-name="Standard">10.8.4. Fer</text:p>
      <text:p text:style-name="Standard">En el present de subjuntiu, usarem les formes jo faci, tu facis, ell faci, nosaltres facem, vosaltres</text:p>
      <text:p text:style-name="Standard">faceu, ells facin. La conjugació del present de subjuntiu jo *fagi/fagui/faixi/faja, tu</text:p>
      <text:p text:style-name="Standard">*fagis/faguis/faixis/fages, etc. és incorrecta.</text:p>
      <text:p text:style-name="Standard">76</text:p>
      <text:p text:style-name="Standard">llibreDAVa OK.qxd:Maquetación 1 17/9/07 10:49 Página 76</text:p>
      <text:p text:style-name="Standard">10.8.5. Saber</text:p>
      <text:p text:style-name="Standard">Hem d’emprar la forma d’infinitiu saber, i no sebre.</text:p>
      <text:p text:style-name="Standard">La forma de gerundi correcta és sabent. És incorrecte el gerundi *sapiguent.</text:p>
      <text:p text:style-name="Standard">En el present de subjuntiu, usarem les formes generals: jo sàpiga, tu sàpigues, ell sàpiga, etc. Són</text:p>
      <text:p text:style-name="Standard">incorrectes les formes jo *sapi/sabi, tu *sapis/sabis, ell *sapi/sabi, ells *sapin/sabin.</text:p>
      <text:p text:style-name="Standard">10.8.6. Ser</text:p>
      <text:p text:style-name="Standard">La primera persona singular del present indicatiu és (jo) som.</text:p>
      <text:p text:style-name="Standard">Emprarem el participi estat, no sigut.</text:p>
      <text:p text:style-name="Standard">10.8.7. Tenir</text:p>
      <text:p text:style-name="Standard">Escrivim amb e les formes del present d’indicatiu (tenc) i el present de subjuntiu (tengui, tenguis,</text:p>
      <text:p text:style-name="Standard">tengui...).</text:p>
      <text:p text:style-name="Standard">Emprarem l’infinitiu tenir, no tindre.</text:p>
      <text:p text:style-name="Standard">10.8.8. Venir</text:p>
      <text:p text:style-name="Standard">Escrivim amb e el present d’indicatiu (vénc) i el present de subjuntiu (véngui, vénguis, véngui...).</text:p>
      <text:p text:style-name="Standard">Emprarem l’infinitiu venir, no vindre.</text:p>
      <text:p text:style-name="Standard">10.9. PROPOSTA DE L’INSTITUT D’ESTUDIS CATALANS SOBRE LA PRIMERA</text:p>
      <text:p text:style-name="Standard">PERSONA DEL PRESENT D’INDICATIU DELS VERBS A LES ILLES BALEARS4</text:p>
      <text:p text:style-name="Standard">10.9.1. En general, la persona 1 del present d’indica tiu dels verbs de la primera conjugació no</text:p>
      <text:p text:style-name="Standard">pren cap termina ció i s’hi manté gràfica ment la consonant final del radical:</text:p>
      <text:p text:style-name="Standard">Jo acab(ar), caç(ar), crid(ar), agaf(ar), amag(ar), remei(ar), creu(ar), relax(ar), baix(ar)...</text:p>
      <text:p text:style-name="Standard">Jo sembl(ar), encercl(ar), infl(ar), entusiasm(ar), dign(ar), celebr(ar), ensucr(ar), registr(ar),</text:p>
      <text:p text:style-name="Standard">llev(ar)...</text:p>
      <text:p text:style-name="Standard"><text:soft-page-break/>Observacions5</text:p>
      <text:p text:style-name="Standard">Les consonants dobles -l·l-, -nn-, i –ss-, amb què acaben alguns radicals, es redueixen respectiva-</text:p>
      <text:p text:style-name="Standard">ment a -l, -n i -s: vacil (de vacil·lar), pas (de passar).</text:p>
      <text:p text:style-name="Standard">Es manté, en canvi, la terminació -rr: amarr (de amarrar), en oposició a amar (de amarar).</text:p>
      <text:p text:style-name="Standard">10.9.2. Si el radical acaba en -e o -i (crear, estudiar), la persona 1 adopta la terminació -i, que</text:p>
      <text:p text:style-name="Standard">forma diftong amb la vocal final del radical: crei, estudii. No adopten desinència els radicals acabats</text:p>
      <text:p text:style-name="Standard">en -i consonàntica (precedida de vocal): espai(ar), remei(ar).</text:p>
      <text:p text:style-name="Standard">10. Apunts sobre morfologia verbal</text:p>
      <text:p text:style-name="Standard">77</text:p>
      <text:p text:style-name="Standard">4 IEC (1997). Documents normatius 1962-1996 (amb les novetats del diccionari), Barcelona.</text:p>
      <text:p text:style-name="Standard">5 Afegim una observació nostra: cal aplicar les regles d’accentuació. Així, de proposar: jo propòs; de repassar: jo repàs, etc.</text:p>
      <text:p text:style-name="Standard">llibreDAVa OK.qxd:Maquetación 1 17/9/07 10:49 Página 77</text:p>
      <text:p text:style-name="Standard">Si el radical acaba en -o o -u (incoar, suar), la persona 1 adopta la terminació -u, que forma</text:p>
      <text:p text:style-name="Standard">diftong amb la vocal final del radical: incou, suu. No adopten desinència els radicals acabats en -u</text:p>
      <text:p text:style-name="Standard">consonàntica (precedida de vocal): encau(ar), creu(ar).</text:p>
      <text:p text:style-name="Standard">Els radicals acabats en -u semiconsonàntica (enaiguar, adequar) adopten en la persona 1 la termi-</text:p>
      <text:p text:style-name="Standard">nació -o (enaiguo, adequo).</text:p>
      <text:p text:style-name="Standard">10.9.3. Quan el radical acaba en -j o -g palatals, la persona 1 sol adoptar la grafia -ig: rajar/raig,</text:p>
      <text:p text:style-name="Standard">festejar/festeig, pujar/puig. Aquest és també el cas dels radicals acabats en -auj (assuaujar) i -euj</text:p>
      <text:p text:style-name="Standard">(agreujar), en els quals la sibilant palatal (j) va precedida d’una -u no sil·làbica: assuauig, agreuig.</text:p>
      <text:p text:style-name="Standard">Per contra, si la sibilant palatal va precedida de consonant, es manté la grafia del radical, com en els</text:p>
      <text:p text:style-name="Standard">verbs de l’epígraf 1.1: viatjar/viatj, assetjar/assetj, desitjar/desitj, allotjar/allotj, enutjar/enutj,</text:p>
      <text:p text:style-name="Standard">menjar/menj, forjar/forj.</text:p>
      <text:p text:style-name="Standard">10.9.4. Els verbs regulars de les conjugacions segona i tercera (purs) no prenen tampoc cap ter-</text:p>
      <text:p text:style-name="Standard">minació per a la persona 1: bat, admet, ret, romp, puny, sent, mor, dorm, bull, etc. La persona 1 de</text:p>
      <text:p text:style-name="Standard">fugir és fuig, com en els casos semblants de l’epígraf 1.3.</text:p>
      <text:p text:style-name="Standard">Les formes de la persona 1 dels verbs de les conjugacions segona i tercera (purs) amb els radicals</text:p>
      <text:p text:style-name="Standard">acabats en -b o -d s’escriuen, respectivament, amb -p o -t finals, talment com les formes de la per-</text:p>
      <text:p text:style-name="Standard">sona 3: cap, decep, rep, put.</text:p>
      <text:p text:style-name="Standard">78</text:p>
      <text:p text:style-name="Standard">llibreDAVa OK.qxd:Maquetación 1 17/9/07 10:49 Página 78</text:p>
      <text:p text:style-name="Standard">El llenguatge administratiu modern es caracteritza per la concisió i el to democràtic. Per això, ten-</text:p>
      <text:p text:style-name="Standard">deix a suprimir aquests tractaments de la documentació administrativa quotidiana (documents de</text:p>
      <text:p text:style-name="Standard">tramitació reglada, documents informatius, convenis, etc.) i es reserven per a actes protocol·laris</text:p>
      <text:p text:style-name="Standard">(inauguracions, concessions de premis, banquets, etc.) i per als documents que hi facin referència</text:p>
      <text:p text:style-name="Standard">(invitacions, saludes, diplomes, etc.).</text:p>
      <text:p text:style-name="Standard">En general, doncs, el tractament de respecte d’ús general per a la llengua formal és el de senyor o</text:p>
      <text:p text:style-name="Standard">senyora (Sr./Sra.), però és incorrecte usar Sr. En o Sra. Na com a calc del castellà Sr. D. i Sra. Dª.,</text:p>
      <text:p text:style-name="Standard">ja que don no és substituït per cap forma, sinó que desapareix del llenguatge administratiu cata là,</text:p>
      <text:p text:style-name="Standard">de manera que la forma que utilitza rem és Sr./Sra.</text:p>
      <text:p text:style-name="Standard">Així, tot i que la tendència és a fixar el tractament senyor/a per a tots els càrrecs, en català encara es</text:p>
      <text:p text:style-name="Standard">mantenen una sèrie de tractaments.</text:p>
      <text:p text:style-name="Standard">Les inicials dels tractaments protocol·laris s’han d’escriure en majúscules, tant si feim servir la</text:p>
      <text:p text:style-name="Standard">forma sencera com l’abreviada. En canvi, el tractament de senyor/a va amb minúscula quan s’escriu</text:p>
      <text:p text:style-name="Standard">sencer i amb majúscula inicial quan s’escriu abreviat.</text:p>
      <text:p text:style-name="Standard">La manera com cal escriure els tractaments protocol·laris és la següent:</text:p>
      <text:p text:style-name="Standard">Tractament + nom i cognoms, càrrec</text:p>
      <text:p text:style-name="Standard">P. ex.: Honorable Senyora Maria Puig i Pons, presidenta del Consell Insular de Menorca</text:p>
      <text:p text:style-name="Standard">També es pot emprar l’ordre invers:</text:p>
      <text:p text:style-name="Standard">Càrrec, tractament + nom i cognoms</text:p>
      <text:p text:style-name="Standard">la presidenta del Consell Insular de Menorca, Honorable Senyora Maria Puig i Pons</text:p>
      <text:p text:style-name="Standard"><text:soft-page-break/>11.1. LLISTA DELS TRACTAMENTS QUE CORRESPONEN A CADA CÀRREC</text:p>
      <text:p text:style-name="Standard">Càrrecs civils, militars i universitaris Tractaments</text:p>
      <text:p text:style-name="Standard">Rei i reina Sa Majestat</text:p>
      <text:p text:style-name="Standard">(S. M.)</text:p>
      <text:p text:style-name="Standard">Príncep i princesa Sa Altesa Reial</text:p>
      <text:p text:style-name="Standard">Infant i infanta (S. A. R.)</text:p>
      <text:p text:style-name="Standard">President/a del Govern espanyol Excel·lentíssim/a Senyor/a6</text:p>
      <text:p text:style-name="Standard">Ministre/a (Excm. Sr. / Excma. Sra.)</text:p>
      <text:p text:style-name="Standard">Delegat/ada del Govern</text:p>
      <text:p text:style-name="Standard">Cap d’Estat</text:p>
      <text:p text:style-name="Standard">Diputat/ada al Congrés dels Diputats</text:p>
      <text:p text:style-name="Standard">Eurodiputat/ada</text:p>
      <text:p text:style-name="Standard">President/a del Parlament Europeu</text:p>
      <text:p text:style-name="Standard">President/a del Senat i del Congrés</text:p>
      <text:p text:style-name="Standard">Senador/a</text:p>
      <text:p text:style-name="Standard">Ambaixador/a</text:p>
      <text:p text:style-name="Standard">Capità/ana general</text:p>
      <text:p text:style-name="Standard">President/a del Tribunal Suprem</text:p>
      <text:p text:style-name="Standard">President/a del Tribunal Superior de Justícia</text:p>
      <text:p text:style-name="Standard">Fiscal en cap de Tribunal Superior de Justícia</text:p>
      <text:p text:style-name="Standard">11. TRACTAMENTS PROTOCOL·LARIS</text:p>
      <text:p text:style-name="Standard">79</text:p>
      <text:p text:style-name="Standard">6 Segons l’Ordre APU/516/2005, de 3 de març, per la qual es disposa la publicació de l’Acord del Consell de Ministres de 18 de febrer</text:p>
      <text:p text:style-name="Standard">de 2005, pel qual s’aprova el Codi del bon govern dels membres del Govern i dels alts càrrecs de l’Administració General de l’Estat (publi-</text:p>
      <text:p text:style-name="Standard">cat en el BOE núm. 56, de 7 de març de 2005), el tractament oficial de caràcter protocol·lari dels membres del Govern espa nyol i dels alts</text:p>
      <text:p text:style-name="Standard">càr recs serà el de senyor/senyora, seguit de la denomina ció del càrrec, ocupació o rang corresponent.</text:p>
      <text:p text:style-name="Standard">llibreDAVa OK.qxd:Maquetación 1 17/9/07 10:49 Página 79</text:p>
      <text:p text:style-name="Standard">President de l’Audiència Nacional</text:p>
      <text:p text:style-name="Standard">Governador/a militar</text:p>
      <text:p text:style-name="Standard">Alcalde/essa de Barcelona</text:p>
      <text:p text:style-name="Standard">President/a de consell social</text:p>
      <text:p text:style-name="Standard">President/a i expresident/a Molt Honorable Senyor/a</text:p>
      <text:p text:style-name="Standard">de comunitat autònoma (M. Hble. Sr. / M. Hble. Sra.)</text:p>
      <text:p text:style-name="Standard">President/a i expresident/a</text:p>
      <text:p text:style-name="Standard">de parlament autonòmic</text:p>
      <text:p text:style-name="Standard">President/a i conseller/a Honorable Senyor/a</text:p>
      <text:p text:style-name="Standard">de consell insular (Hble. Sr. / Hble. Sra.)</text:p>
      <text:p text:style-name="Standard">Vicepresidet/a de consell insular i</text:p>
      <text:p text:style-name="Standard">del Govern de les Illes Balears</text:p>
      <text:p text:style-name="Standard">Conseller/a i exconseller/a</text:p>
      <text:p text:style-name="Standard">de comunitat autònoma</text:p>
      <text:p text:style-name="Standard">Cònsol i consolessa</text:p>
      <text:p text:style-name="Standard">Diputat/ada del Parlament</text:p>
      <text:p text:style-name="Standard">de les Illes Balears</text:p>
      <text:p text:style-name="Standard">Batle/essa d’Andorra</text:p>
      <text:p text:style-name="Standard">Rector/a d’universitat Magnífic/a Senyor/a</text:p>
      <text:p text:style-name="Standard">(Mgfc. Sr. / Mgfca. Sra.)</text:p>
      <text:p text:style-name="Standard">Director/a general de conselleria Il·lustríssim/a Senyor/a</text:p>
      <text:p text:style-name="Standard"><text:soft-page-break/>Director/a general de l’Administració de l’Estat (Il·lm. Sr. / Il·lma. Sra.)</text:p>
      <text:p text:style-name="Standard">President/a d’audiència provincial</text:p>
      <text:p text:style-name="Standard">Magistrat/ada jutge/essa</text:p>
      <text:p text:style-name="Standard">Coronel/a</text:p>
      <text:p text:style-name="Standard">Batle/essa de capital de província,</text:p>
      <text:p text:style-name="Standard">de ciutat de l’Estat espanyol de més</text:p>
      <text:p text:style-name="Standard">de 100.000 habitants o de qualsevol</text:p>
      <text:p text:style-name="Standard">municipi de Catalunya excepte de Barcelona7</text:p>
      <text:p text:style-name="Standard">Membres de la Mesa del Parlament balear Il·lustre Senyor/a</text:p>
      <text:p text:style-name="Standard">i de Catalunya i de les Corts valencianes (Il·ltre. Sr. / Il·ltre. Sra.)</text:p>
      <text:p text:style-name="Standard">Diputat/ada de parlament de Catalunya</text:p>
      <text:p text:style-name="Standard">i de les Corts valencianes</text:p>
      <text:p text:style-name="Standard">80</text:p>
      <text:p text:style-name="Standard">7 Als batles de Menorca, per tradició, també se’ls pot aplicar el tractament d’Il·lustríssim/a.</text:p>
      <text:p text:style-name="Standard">llibreDAVa OK.qxd:Maquetación 1 17/9/07 10:49 Página 80</text:p>
      <text:p text:style-name="Standard">Càrrecs eclesiàstics Tractaments</text:p>
      <text:p text:style-name="Standard">Papa Sa Santedat</text:p>
      <text:p text:style-name="Standard">(S. S.)</text:p>
      <text:p text:style-name="Standard">Sant Pare, Pare Sant</text:p>
      <text:p text:style-name="Standard">Cardenal Eminentíssim i Reverendíssim Senyor</text:p>
      <text:p text:style-name="Standard">(Emm. i Rvdm. Sr.)</text:p>
      <text:p text:style-name="Standard">(Eminència)</text:p>
      <text:p text:style-name="Standard">Arquebisbe Excel·lentíssim i Reverendíssim Senyor</text:p>
      <text:p text:style-name="Standard">Bisbe (Excm. i Rvdm. Sr.)</text:p>
      <text:p text:style-name="Standard">Nunci apostòlic (Vostra Excel·lència)</text:p>
      <text:p text:style-name="Standard">Prelat</text:p>
      <text:p text:style-name="Standard">Administrador apostòlic (si no és bisbe) Il·lustríssim Senyor</text:p>
      <text:p text:style-name="Standard">Defensor del vincle (Il·lm. Sr.)</text:p>
      <text:p text:style-name="Standard">Fiscal de diòcesi</text:p>
      <text:p text:style-name="Standard">Jutge de Tribunal Eclesiàstic</text:p>
      <text:p text:style-name="Standard">President del Tribunal Eclesiàstic</text:p>
      <text:p text:style-name="Standard">Prior d’orde militar</text:p>
      <text:p text:style-name="Standard">Provicari general</text:p>
      <text:p text:style-name="Standard">Vicari general</text:p>
      <text:p text:style-name="Standard">Diaca Reverend Senyor</text:p>
      <text:p text:style-name="Standard">Prevere (Rnd. o Rev. Sr.)</text:p>
      <text:p text:style-name="Standard">Capellà Mossèn</text:p>
      <text:p text:style-name="Standard">Rector (Mn.)</text:p>
      <text:p text:style-name="Standard">Religiós/a Pare / Mare</text:p>
      <text:p text:style-name="Standard">Canonge Molt Il·lustre Senyor</text:p>
      <text:p text:style-name="Standard">(M. Il·ltre. Sr.)</text:p>
      <text:p text:style-name="Standard">Abat i abadessa Reverendíssim/a Pare/Mare</text:p>
      <text:p text:style-name="Standard">(Rvdm. Pare / Rvdma. Mare)</text:p>
      <text:p text:style-name="Standard">Molt Reverend/a Pare/Mare</text:p>
      <text:p text:style-name="Standard">(M. Rnd. Pare / M. Rnda. Mare o</text:p>
      <text:p text:style-name="Standard">M. Rev. Pare / M. Rev. Mare)</text:p>
      <text:p text:style-name="Standard">Superior general d’orde Reverendíssim/a Senyor/a</text:p>
      <text:p text:style-name="Standard">i de congregació religiosa (Rvdm. Sr. / Rvdma. Sra.)</text:p>
      <text:p text:style-name="Standard">81</text:p>
      <text:p text:style-name="Standard">11. Tractaments protocol·laris...</text:p>
      <text:p text:style-name="Standard">llibreDAVa OK.qxd:Maquetación 1 17/9/07 10:49 Página 81</text:p>
      <text:p text:style-name="Standard">12. LÈXIC FESTIU</text:p>
      <text:p text:style-name="Standard"><text:soft-page-break/>A continuació oferim una relació de paraules que formen part del lèxic propi de les festes tradi-</text:p>
      <text:p text:style-name="Standard">cionals de Menorca.</text:p>
      <text:p text:style-name="Standard">aigua-ros</text:p>
      <text:p text:style-name="Standard">aluda</text:p>
      <text:p text:style-name="Standard">arbre de Nadal</text:p>
      <text:p text:style-name="Standard">asta</text:p>
      <text:p text:style-name="Standard">avellanes</text:p>
      <text:p text:style-name="Standard">banda</text:p>
      <text:p text:style-name="Standard">bandera / penó</text:p>
      <text:p text:style-name="Standard">betlem</text:p>
      <text:p text:style-name="Standard">bujot</text:p>
      <text:p text:style-name="Standard">buldrafa / gualdrapa</text:p>
      <text:p text:style-name="Standard">canya verda</text:p>
      <text:p text:style-name="Standard">capadeta (sa)</text:p>
      <text:p text:style-name="Standard">capgròs / caparrot</text:p>
      <text:p text:style-name="Standard">caragol</text:p>
      <text:p text:style-name="Standard">carota</text:p>
      <text:p text:style-name="Standard">carrossa</text:p>
      <text:p text:style-name="Standard">cireretes del bon pastor</text:p>
      <text:p text:style-name="Standard">coa</text:p>
      <text:p text:style-name="Standard">coca bamba</text:p>
      <text:p text:style-name="Standard">confit</text:p>
      <text:p text:style-name="Standard">corregudes</text:p>
      <text:p text:style-name="Standard">cucales</text:p>
      <text:p text:style-name="Standard">cullereta</text:p>
      <text:p text:style-name="Standard">cuscussó</text:p>
      <text:p text:style-name="Standard">deu i talla</text:p>
      <text:p text:style-name="Standard">dolsa</text:p>
      <text:p text:style-name="Standard">ensaïmada</text:p>
      <text:p text:style-name="Standard">ensortilla</text:p>
      <text:p text:style-name="Standard">esperons</text:p>
      <text:p text:style-name="Standard">estel</text:p>
      <text:p text:style-name="Standard">estrep</text:p>
      <text:p text:style-name="Standard">fabiol</text:p>
      <text:p text:style-name="Standard">fer entra</text:p>
      <text:p text:style-name="Standard">fester</text:p>
      <text:p text:style-name="Standard">focs artificials</text:p>
      <text:p text:style-name="Standard">galtera</text:p>
      <text:p text:style-name="Standard">gegant</text:p>
      <text:p text:style-name="Standard">geganter</text:p>
      <text:p text:style-name="Standard">gin amb llimonada / pomada</text:p>
      <text:p text:style-name="Standard">guarniments</text:p>
      <text:p text:style-name="Standard">guindola</text:p>
      <text:p text:style-name="Standard">lauton</text:p>
      <text:p text:style-name="Standard">lladriola</text:p>
      <text:p text:style-name="Standard">macarró</text:p>
      <text:p text:style-name="Standard">majoret</text:p>
      <text:p text:style-name="Standard">molsa</text:p>
      <text:p text:style-name="Standard">nadala</text:p>
      <text:p text:style-name="Standard">pasta reial</text:p>
      <text:p text:style-name="Standard">pastisset</text:p>
      <text:p text:style-name="Standard">Pare Noel</text:p>
      <text:p text:style-name="Standard"><text:soft-page-break/>Patge Reial</text:p>
      <text:p text:style-name="Standard">posada</text:p>
      <text:p text:style-name="Standard">Reis Mags</text:p>
      <text:p text:style-name="Standard">revetla</text:p>
      <text:p text:style-name="Standard">s’àvia Corema / sa vella Corema</text:p>
      <text:p text:style-name="Standard">sella</text:p>
      <text:p text:style-name="Standard">tambor</text:p>
      <text:p text:style-name="Standard">trunyella</text:p>
      <text:p text:style-name="Standard">volta</text:p>
      <text:p text:style-name="Standard">82</text:p>
      <text:p text:style-name="Standard">llibreDAVa OK.qxd:Maquetación 1 17/9/07 10:49 Página 82</text:p>
      <text:p text:style-name="Standard">llibreDAVa OK.qxd:Maquetación 1 17/9/07 10:49 Página 83</text:p>
      <text:p text:style-name="Standard">llibreDAVa OK.qxd:Maquetación 1 17/9/07 10:49 Página 84</text:p>
      <text:p text:style-name="Standard">13</text:p>
      <text:p text:style-name="Standard">Models i exemples</text:p>
      <text:p text:style-name="Standard">de documents</text:p>
      <text:p text:style-name="Standard">llibreDAVa OK.qxd:Maquetación 1 17/9/07 10:49 Página 85</text:p>
      <text:p text:style-name="Standard">ACTA DE LA COMISSIÓ AVALUADORA D’AJUTS EN MATÈRIA DE</text:p>
      <text:p text:style-name="Standard">BENESTAR SOCIAL</text:p>
      <text:p text:style-name="Standard">Núm. de la sessió: 3/2004</text:p>
      <text:p text:style-name="Standard">Dia: 4 d’octubre de 2004</text:p>
      <text:p text:style-name="Standard">Hora: de 10 a 11.30 h</text:p>
      <text:p text:style-name="Standard">Lloc: sala de reunions del Departament de Benestar Social</text:p>
      <text:p text:style-name="Standard">Assistents</text:p>
      <text:p text:style-name="Standard">Sr. Ramon Gràcia Bonafè, president</text:p>
      <text:p text:style-name="Standard">Sra. Maria Sales Juaneda, vocal</text:p>
      <text:p text:style-name="Standard">Sra. Caterina Pérez Sintes, vocal</text:p>
      <text:p text:style-name="Standard">Sr. Josep Piris Martorell, vocal</text:p>
      <text:p text:style-name="Standard">Sra. M. Pau Pons Pons, vocal</text:p>
      <text:p text:style-name="Standard">Sr. Joan Carles Vila Garcia, secretari</text:p>
      <text:p text:style-name="Standard">S’han excusat de no assistir-hi:</text:p>
      <text:p text:style-name="Standard">Sr. Robert Torres Morell, vocal</text:p>
      <text:p text:style-name="Standard">Sra. Pilar Vidal Claret, vocal</text:p>
      <text:p text:style-name="Standard">Ordre del dia</text:p>
      <text:p text:style-name="Standard">1r. Lectura i aprovació, si escau, de l’acta de la sessió anterior.</text:p>
      <text:p text:style-name="Standard">2n. Sol·licituds d’ajut econòmic per atendre necessitats bàsiques.</text:p>
      <text:p text:style-name="Standard">3r. Sol·licituds d’ajut econòmic per acolliment familiar.</text:p>
      <text:p text:style-name="Standard">4t. Bases d’ajuts a associacions que duen a terme programes d’atenció a col·lectius</text:p>
      <text:p text:style-name="Standard">de persones en risc de discriminació social.</text:p>
      <text:p text:style-name="Standard">5è. Torn de paraules.</text:p>
      <text:p text:style-name="Standard">Desenvolupament de la sessió</text:p>
      <text:p text:style-name="Standard">1r. Lectura i aprovació, si escau, de l’acta de la sessió anterior</text:p>
      <text:p text:style-name="Standard">El president obre la sessió i el secretari llegeix l’acta de la darrera sessió, a la qual</text:p>
      <text:p text:style-name="Standard">no es presenta cap esmena.</text:p>
      <text:p text:style-name="Standard">2n. Sol·licituds d’ajut econòmic per atendre necessitats bàsiques</text:p>
      <text:p text:style-name="Standard">El secretari dóna compte de les sol·licituds d’ajut econòmic per atendre necessitats</text:p>
      <text:p text:style-name="Standard">bàsiques rebudes dins el tercer trimestre.</text:p>
      <text:p text:style-name="Standard">A continuació, s’estudien i es valoren una per una totes les sol·licituds, s’exclouen</text:p>
      <text:p text:style-name="Standard">aquelles que no s’ajusten a les bases de la convocatòria i s’estableix l’ajuda que</text:p>
      <text:p text:style-name="Standard">correspon a cada una.</text:p>
      <text:p text:style-name="Standard">86</text:p>
      <text:p text:style-name="Standard">13.1. ACTA</text:p>
      <text:p text:style-name="Standard"><text:soft-page-break/>1. Identificació</text:p>
      <text:p text:style-name="Standard">del document</text:p>
      <text:p text:style-name="Standard">2. Identificació</text:p>
      <text:p text:style-name="Standard">de la sessió</text:p>
      <text:p text:style-name="Standard">3. Assistència</text:p>
      <text:p text:style-name="Standard">4. Ordre del dia</text:p>
      <text:p text:style-name="Standard">5. Desenvolupa-</text:p>
      <text:p text:style-name="Standard">ment de la sessió</text:p>
      <text:p text:style-name="Standard">És el document per mitjà del qual es fan constar les incidències d’una reunió (o sessió d’un òrgan</text:p>
      <text:p text:style-name="Standard">col·legiat) i els acords que s’hi prenen. El to és impersonal, formal i neutre. Es redacta en tercera</text:p>
      <text:p text:style-name="Standard">persona, excepte en la fórmula final, en què s’utilitza la primera persona del singular.</text:p>
      <text:p text:style-name="Standard">llibreDAVa OK.qxd:Maquetación 1 17/9/07 10:49 Página 86</text:p>
      <text:p text:style-name="Standard">3r. Sol·licituds d’ajut econòmic per acolliment familiar</text:p>
      <text:p text:style-name="Standard">El secretari dóna compte de les sol·licituds d’ajut econòmic per acolliment familiar</text:p>
      <text:p text:style-name="Standard">rebudes dins el tercer trimestre.</text:p>
      <text:p text:style-name="Standard">Després de constatar que totes s’ajusten a les bases de la convocatòria, es valoren les</text:p>
      <text:p text:style-name="Standard">sol·licituds i s’estableix l’ajuda que correspon a cada una d’acord amb el barem que</text:p>
      <text:p text:style-name="Standard">figura en les bases.</text:p>
      <text:p text:style-name="Standard">4t. Bases d’ajuts a associacions que duen a terme programes d’atenció a col·lec-</text:p>
      <text:p text:style-name="Standard">tius de persones en risc de discriminació social</text:p>
      <text:p text:style-name="Standard">El secretari llegeix les bases d’ajuts a associacions que duen a terme programes d’a-</text:p>
      <text:p text:style-name="Standard">tenció a col·lectius de persones en risc de discriminació social i informa als assistents</text:p>
      <text:p text:style-name="Standard">que se sotmetran a aprovació de la Comissió de Govern en la primera sessió que ten-</text:p>
      <text:p text:style-name="Standard">gui; per la qual cosa és preceptiu que aquesta Comissió d’Avaluació n’emeti infor-</text:p>
      <text:p text:style-name="Standard">me favorable.</text:p>
      <text:p text:style-name="Standard">Cap dels assistents no fa cap esmena al contingut de les bases.</text:p>
      <text:p text:style-name="Standard">5è. Torn de paraules</text:p>
      <text:p text:style-name="Standard">Els membres de la Comissió no plantegen cap qüestió en aquest apartat de l’ordre</text:p>
      <text:p text:style-name="Standard">del dia.</text:p>
      <text:p text:style-name="Standard">Acords:</text:p>
      <text:p text:style-name="Standard">1r. Per unanimitat, s’aprova l’acta corresponent a la sessió de la Comissió de 4 de</text:p>
      <text:p text:style-name="Standard">juliol de 2004.</text:p>
      <text:p text:style-name="Standard">2n. S’acorda de concedir un ajut de 1.000 € per atendre necessitats bàsiques a les</text:p>
      <text:p text:style-name="Standard">sol·licituds corresponents als expedients núm. 350/04, 351/04, 352/04, 353/04,</text:p>
      <text:p text:style-name="Standard">356/05, 357/05, 359/04, 360/04, 361/04, 362/04, 363/04, 364/04, 367/04,</text:p>
      <text:p text:style-name="Standard">368/04, 369/04, 372/04, 273/04 i 374/04.</text:p>
      <text:p text:style-name="Standard">3r. S’acorda de denegar l’ajut per atendre necessitats bàsiques a les sol·licituds</text:p>
      <text:p text:style-name="Standard">corresponents als expedients núm. 354/04, 355/04, 358/04, 365/04, 366/04.</text:p>
      <text:p text:style-name="Standard">370/04, 371/04 i 375/04, perquè no compleixen els requisits mínims necessaris</text:p>
      <text:p text:style-name="Standard">per tenir-hi dret.</text:p>
      <text:p text:style-name="Standard">4t. S’acorda de concedir sengles ajuts de 3.000 € en concepte d’acolliment familiar</text:p>
      <text:p text:style-name="Standard">a les sol·licituds corresponents als expedients núm. 50/04 a 57/04.</text:p>
      <text:p text:style-name="Standard">5è. Per unanimitat, s’emet informe favorable a la proposta d’aprovació de les Bases</text:p>
      <text:p text:style-name="Standard">d’ajuts a associacions que duen a terme programes d’atenció a col·lectius de perso-</text:p>
      <text:p text:style-name="Standard">nes en risc de discriminació social.</text:p>
      <text:p text:style-name="Standard">El president aixeca la sessió, de la qual com a secretari estenc aquesta acta.</text:p>
      <text:p text:style-name="Standard">[rúbrica]</text:p>
      <text:p text:style-name="Standard">Vist i plau</text:p>
      <text:p text:style-name="Standard">[rúbrica]</text:p>
      <text:p text:style-name="Standard">87</text:p>
      <text:p text:style-name="Standard">6. Acords</text:p>
      <text:p text:style-name="Standard">7. Fórmula final</text:p>
      <text:p text:style-name="Standard"><text:soft-page-break/>8. Signatura</text:p>
      <text:p text:style-name="Standard">del secretari</text:p>
      <text:p text:style-name="Standard">9. Vistiplau</text:p>
      <text:p text:style-name="Standard">del president</text:p>
      <text:p text:style-name="Standard">(opcional)</text:p>
      <text:p text:style-name="Standard">llibreDAVa OK.qxd:Maquetación 1 17/9/07 10:49 Página 87</text:p>
      <text:p text:style-name="Standard">IMPREMTA C/ Major, 65 (es Mercadal)</text:p>
      <text:p text:style-name="Standard">TOT PAPER Tel. 971 111 111 Fax 971 222 222</text:p>
      <text:p text:style-name="Standard">A/e totpaper@telefonica.net</text:p>
      <text:p text:style-name="Standard">DATA DE LLIURAMENT: 11/1/2005</text:p>
      <text:p text:style-name="Standard">Sr. Josep Pons Pons</text:p>
      <text:p text:style-name="Standard">(Departament de Cultura del Consell Insular de Menorca)</text:p>
      <text:p text:style-name="Standard">UNITATS CONCEPTE IMPORT</text:p>
      <text:p text:style-name="Standard">300 Cartells Dia del Llibre 154,25 €</text:p>
      <text:p text:style-name="Standard">2.000 Díptics Dia del Llibre 350,25 €</text:p>
      <text:p text:style-name="Standard">Hi estic conforme,</text:p>
      <text:p text:style-name="Standard">[rúbrica]</text:p>
      <text:p text:style-name="Standard">Josep Pons Pons</text:p>
      <text:p text:style-name="Standard">88</text:p>
      <text:p text:style-name="Standard">13.2. ALBARÀ</text:p>
      <text:p text:style-name="Standard">1. Dades</text:p>
      <text:p text:style-name="Standard">del lliurador</text:p>
      <text:p text:style-name="Standard">2. Datació</text:p>
      <text:p text:style-name="Standard">3. Dades</text:p>
      <text:p text:style-name="Standard">del receptor</text:p>
      <text:p text:style-name="Standard">4. Dades</text:p>
      <text:p text:style-name="Standard">del lliurament</text:p>
      <text:p text:style-name="Standard">5.Conformitat</text:p>
      <text:p text:style-name="Standard">6. Signatura</text:p>
      <text:p text:style-name="Standard">7. Nom i llinatges</text:p>
      <text:p text:style-name="Standard">Document mitjançant el qual una persona, entitat o empresa fa constar que ha lliurat una cosa</text:p>
      <text:p text:style-name="Standard">(comanda, escrit, etc.) a una altra.</text:p>
      <text:p text:style-name="Standard">llibreDAVa OK.qxd:Maquetación 1 17/9/07 10:49 Página 88</text:p>
      <text:p text:style-name="Standard">ACADÈMIA CLAU DE FA</text:p>
      <text:p text:style-name="Standard">PREINSCRIPCIONS PER AL CURS 2004-2005</text:p>
      <text:p text:style-name="Standard">Feim públic que s'obre el termini de preinscripció de l'acadèmia de músi-</text:p>
      <text:p text:style-name="Standard">ca Clau de Fa per al curs 2004-2005.</text:p>
      <text:p text:style-name="Standard">Termini d'inscripció: de l'1 al 10 de setembre, ambdós dies inclosos.</text:p>
      <text:p text:style-name="Standard">Informació:</text:p>
      <text:p text:style-name="Standard">Lloc: acadèmia Clau de Fa</text:p>
      <text:p text:style-name="Standard">C/ Major, 24</text:p>
      <text:p text:style-name="Standard">MAÓ</text:p>
      <text:p text:style-name="Standard">Tel. 971 11 11 11</text:p>
      <text:p text:style-name="Standard">Horari: de dilluns a divendres, de 18 a 21 h</text:p>
      <text:p text:style-name="Standard">13.3. ANUNCI</text:p>
      <text:p text:style-name="Standard">89</text:p>
      <text:p text:style-name="Standard">1. Identificació</text:p>
      <text:p text:style-name="Standard">2. Títol</text:p>
      <text:p text:style-name="Standard">3. Cos</text:p>
      <text:p text:style-name="Standard">Document en què es posa una notícia en coneixement general del públic.</text:p>
      <text:p text:style-name="Standard">llibreDAVa OK.qxd:Maquetación 1 17/9/07 10:49 Página 89</text:p>
      <text:p text:style-name="Standard">Tic-tac</text:p>
      <text:p text:style-name="Standard"><text:soft-page-break/>Rellotges</text:p>
      <text:p text:style-name="Standard">Sr. Jaume Pons Coll</text:p>
      <text:p text:style-name="Standard">Gerent de la fàbrica RELLOTGES SUÏSSOS, SL</text:p>
      <text:p text:style-name="Standard">Carrer del Riu, 11</text:p>
      <text:p text:style-name="Standard">Polígon industrial del Nord</text:p>
      <text:p text:style-name="Standard">BARCELONA</text:p>
      <text:p text:style-name="Standard">Senyor,</text:p>
      <text:p text:style-name="Standard">Recentment vam rebre la visita de la vostra representant a Menorca, la</text:p>
      <text:p text:style-name="Standard">qual ens va informar sobre la darrera col·lecció de rellotges de la vostra</text:p>
      <text:p text:style-name="Standard">marca.</text:p>
      <text:p text:style-name="Standard">Atès que estam interessats a comercialitzar-ne alguns de la línia més juve-</text:p>
      <text:p text:style-name="Standard">nil, us confirmam la comanda de 10 unitats dels models següents:</text:p>
      <text:p text:style-name="Standard">AIRE (ref. 011)</text:p>
      <text:p text:style-name="Standard">MAR (ref. 012)</text:p>
      <text:p text:style-name="Standard">TERRA (ref. 013)</text:p>
      <text:p text:style-name="Standard">FOC (ref. 014)</text:p>
      <text:p text:style-name="Standard">Mentre esperam la recepció de la nostra comanda, us saludam ben aten-</text:p>
      <text:p text:style-name="Standard">tament.</text:p>
      <text:p text:style-name="Standard">[rúbrica]</text:p>
      <text:p text:style-name="Standard">Anna Gornés Florit</text:p>
      <text:p text:style-name="Standard">Propietària de la botiga Tic-tac Rellotges</text:p>
      <text:p text:style-name="Standard">Ciutadella, 10 de febrer de 2005</text:p>
      <text:p text:style-name="Standard">PD: Us retornam els catàlegs que ens vau prestar.</text:p>
      <text:p text:style-name="Standard">90</text:p>
      <text:p text:style-name="Standard">13.4. CARTA</text:p>
      <text:p text:style-name="Standard">1. Capçalera</text:p>
      <text:p text:style-name="Standard">2. Destinació</text:p>
      <text:p text:style-name="Standard">3. Salutació</text:p>
      <text:p text:style-name="Standard">4. Cos</text:p>
      <text:p text:style-name="Standard">5. Comiat</text:p>
      <text:p text:style-name="Standard">6. Signatura</text:p>
      <text:p text:style-name="Standard">7. Nom i llinatges</text:p>
      <text:p text:style-name="Standard">8. Càrrec</text:p>
      <text:p text:style-name="Standard">9. Datació</text:p>
      <text:p text:style-name="Standard">10. Informació</text:p>
      <text:p text:style-name="Standard">addicional</text:p>
      <text:p text:style-name="Standard">Comunicació escrita de caràcter interpersonal, de contingut general, no prevista en la tramitació</text:p>
      <text:p text:style-name="Standard">d'un procediment administratiu.</text:p>
      <text:p text:style-name="Standard">llibreDAVa OK.qxd:Maquetación 1 17/9/07 10:49 Página 90</text:p>
      <text:p text:style-name="Standard">Jaume Bosch Pons, secretari de l'Ajuntament de Ciutadella,</text:p>
      <text:p text:style-name="Standard">CERTIFIC: Que, d'acord amb els antecedents que consten en els ar-</text:p>
      <text:p text:style-name="Standard">xius d'aquest departament, el senyor Pere Anglada Pons, amb DNI núm.</text:p>
      <text:p text:style-name="Standard">1444777S, ha treballat en aquest ajuntament com a auxiliar adminis-</text:p>
      <text:p text:style-name="Standard">tratiu del 2 de febrer al 30 de juny de 2004.</text:p>
      <text:p text:style-name="Standard">I, perquè consti, sign aquest certificat amb el vistiplau del batle.</text:p>
      <text:p text:style-name="Standard">Ciutadella, 5 de juliol de 2004</text:p>
      <text:p text:style-name="Standard">[rúbrica]</text:p>
      <text:p text:style-name="Standard">Vist i plau</text:p>
      <text:p text:style-name="Standard">El batle</text:p>
      <text:p text:style-name="Standard">[rúbrica]</text:p>
      <text:p text:style-name="Standard">Gerard Vinent Sintes</text:p>
      <text:p text:style-name="Standard">13.5. CERTIFICAT</text:p>
      <text:p text:style-name="Standard"><text:soft-page-break/>91</text:p>
      <text:p text:style-name="Standard">1. Dades de</text:p>
      <text:p text:style-name="Standard">l'emissor</text:p>
      <text:p text:style-name="Standard">2. Certificació</text:p>
      <text:p text:style-name="Standard">3. Fórmula de</text:p>
      <text:p text:style-name="Standard">certificació</text:p>
      <text:p text:style-name="Standard">4. Datació</text:p>
      <text:p text:style-name="Standard">5. Signatura</text:p>
      <text:p text:style-name="Standard">6. Vistiplau</text:p>
      <text:p text:style-name="Standard">(si escau)</text:p>
      <text:p text:style-name="Standard">El certificat és un document expedit per un funcionari públic competent (secretaris, interventors,</text:p>
      <text:p text:style-name="Standard">caps de secció, gerents) o per una persona autoritzada legalment (metges, empresaris) que dóna fe</text:p>
      <text:p text:style-name="Standard">d'un fet, del contingut d'un document o de les circumstàncies que consten en arxius, registres, lli-</text:p>
      <text:p text:style-name="Standard">bres d'actes, etc.</text:p>
      <text:p text:style-name="Standard">llibreDAVa OK.qxd:Maquetación 1 17/9/07 10:49 Página 91</text:p>
      <text:p text:style-name="Standard">Ref.: H234</text:p>
      <text:p text:style-name="Standard">Benvolguts/udes companys/es,</text:p>
      <text:p text:style-name="Standard">Seguint la línia encetada en anys anteriors, ens plau comunicar-vos que</text:p>
      <text:p text:style-name="Standard">el Servei d’Assessorament Lingüístic del Consell Insular iniciarà els nous</text:p>
      <text:p text:style-name="Standard">cursos de català el mes que ve.</text:p>
      <text:p text:style-name="Standard">Les persones que hi vulguin assistir s’hi podran inscriure a través de la</text:p>
      <text:p text:style-name="Standard">intranet o telefonant a l’extensió 290.</text:p>
      <text:p text:style-name="Standard">Així mateix, us recordam que continua obert el termini per presentar-se</text:p>
      <text:p text:style-name="Standard">com a voluntari lingüístic per formar parella lingüística amb els treba-</text:p>
      <text:p text:style-name="Standard">lladors o treballadores del Consell que vulguin millorar la seva com-</text:p>
      <text:p text:style-name="Standard">petència oral en català.</text:p>
      <text:p text:style-name="Standard">Ben cordialment,</text:p>
      <text:p text:style-name="Standard">[rúbrica]</text:p>
      <text:p text:style-name="Standard">Maria Puig i Comes</text:p>
      <text:p text:style-name="Standard">Assessora lingüística del Consell Insular de Menorca</text:p>
      <text:p text:style-name="Standard">Maó, 20 de febrer de 2005</text:p>
      <text:p text:style-name="Standard">92</text:p>
      <text:p text:style-name="Standard">13.6. CIRCULAR</text:p>
      <text:p text:style-name="Standard">1. Identificació del</text:p>
      <text:p text:style-name="Standard">document</text:p>
      <text:p text:style-name="Standard">2. Salutació</text:p>
      <text:p text:style-name="Standard">3. Cos</text:p>
      <text:p text:style-name="Standard">4. Comiat</text:p>
      <text:p text:style-name="Standard">5. Signatura</text:p>
      <text:p text:style-name="Standard">6. Nom i llinatges</text:p>
      <text:p text:style-name="Standard">7. Càrrec</text:p>
      <text:p text:style-name="Standard">8. Datació</text:p>
      <text:p text:style-name="Standard">Carta adreçada a diverses persones amb una mateixa redacció. És un document de contingut ge-</text:p>
      <text:p text:style-name="Standard">neral, no previst en la tramitació d’un procediment administratiu, que permet el tractament de</text:p>
      <text:p text:style-name="Standard">diversos temes i una redacció flexible.</text:p>
      <text:p text:style-name="Standard">llibreDAVa OK.qxd:Maquetación 1 17/9/07 10:49 Página 92</text:p>
      <text:p text:style-name="Standard">Ref.: Z520</text:p>
      <text:p text:style-name="Standard">Sr. Joan Pons Florit</text:p>
      <text:p text:style-name="Standard">C/ d’Enmig, 14</text:p>
      <text:p text:style-name="Standard">07740 ES MERCADAL</text:p>
      <text:p text:style-name="Standard">Us deman que us presenteu en aquestes oficines, el proper 23 de maig,</text:p>
      <text:p text:style-name="Standard">en horari de 9.00 a 13.30 h, a fi de poder fer la verificació de la vostra</text:p>
      <text:p text:style-name="Standard"><text:soft-page-break/>signatura; tràmit imprescindible per completar la documentació</text:p>
      <text:p text:style-name="Standard">necessària per poder-vos expedir el certificat d’idoneïtat que vau sol·lici-</text:p>
      <text:p text:style-name="Standard">tar en relació amb l’expedient iniciat per acollir un menor.</text:p>
      <text:p text:style-name="Standard">La incompareixença comportarà l’arxivament de l’expedient.</text:p>
      <text:p text:style-name="Standard">La cap del Servei de Menors</text:p>
      <text:p text:style-name="Standard">[rúbrica]</text:p>
      <text:p text:style-name="Standard">Maria Garcias Font</text:p>
      <text:p text:style-name="Standard">Maó, 5 de maig de 2005</text:p>
      <text:p text:style-name="Standard">Documentació que cal aportar:</text:p>
      <text:p text:style-name="Standard">— DNI</text:p>
      <text:p text:style-name="Standard">13.7. CITACIÓ</text:p>
      <text:p text:style-name="Standard">93</text:p>
      <text:p text:style-name="Standard">1. Identificació</text:p>
      <text:p text:style-name="Standard">del document</text:p>
      <text:p text:style-name="Standard">2. Destinatari</text:p>
      <text:p text:style-name="Standard">3. Nucli de la</text:p>
      <text:p text:style-name="Standard">citació</text:p>
      <text:p text:style-name="Standard">4. Càrrec</text:p>
      <text:p text:style-name="Standard">5. Signatura</text:p>
      <text:p text:style-name="Standard">6. Nom i llinatges</text:p>
      <text:p text:style-name="Standard">7. Datació</text:p>
      <text:p text:style-name="Standard">8. Informació</text:p>
      <text:p text:style-name="Standard">ocasional</text:p>
      <text:p text:style-name="Standard">CITACIÓ. Document per mitjà del qual es demana la presència d’algú en un lloc a fi de realitzar</text:p>
      <text:p text:style-name="Standard">un tràmit administratiu.</text:p>
      <text:p text:style-name="Standard">llibreDAVa OK.qxd:Maquetación 1 17/9/07 10:49 Página 93</text:p>
      <text:p text:style-name="Standard">Contracte de compravenda</text:p>
      <text:p text:style-name="Standard">D'una part, la senyora Magdalena Pons Sales, amb DNI núm. contrac-</text:p>
      <text:p text:style-name="Standard">tants 11333555, amb domicili al carrer de Menorca, 56 de Maó, com a</text:p>
      <text:p text:style-name="Standard">part venedora.</text:p>
      <text:p text:style-name="Standard">I de l'altra, el senyor Jesús Amengual Florit, amb DNI núm. 25252525,</text:p>
      <text:p text:style-name="Standard">amb domicili al carrer Major, 24, des Mercadal, com a part compradora.</text:p>
      <text:p text:style-name="Standard">Les dues parts actuen en nom propi i es reconeixen recíprocament la</text:p>
      <text:p text:style-name="Standard">capacitat legal necessària per contractar.</text:p>
      <text:p text:style-name="Standard">MANIFESTEN</text:p>
      <text:p text:style-name="Standard">1. Que la senyora Magdalena Pons Sales és propietària de l'habitatge</text:p>
      <text:p text:style-name="Standard">situat al número 22 del carrer de Ferreries, 33 de Maó.</text:p>
      <text:p text:style-name="Standard">2. Que el dit habitatge està lliure de càrregues i d'arrendaments.</text:p>
      <text:p text:style-name="Standard">3. Que la senyora Pons vol vendre l'habitatge esmentat i el senyor</text:p>
      <text:p text:style-name="Standard">Amengual vol comprar-lo, per la qual cosa formalitzen aquest contracte</text:p>
      <text:p text:style-name="Standard">de compravenda, que es regeix pels pactes següents.</text:p>
      <text:p text:style-name="Standard">1. Títol</text:p>
      <text:p text:style-name="Standard">2. Dades de les</text:p>
      <text:p text:style-name="Standard">parts</text:p>
      <text:p text:style-name="Standard">3. Finalitat</text:p>
      <text:p text:style-name="Standard">94</text:p>
      <text:p text:style-name="Standard">13.8. CONTRACTE</text:p>
      <text:p text:style-name="Standard">Acord de voluntats entre dues o més persones, que s'obliguen a donar, a fer o a no fer alguna cosa.</text:p>
      <text:p text:style-name="Standard">Document que recull aquest acord.</text:p>
      <text:p text:style-name="Standard">El Codi civil distingeix, pel que fa als contractes, els documents públics dels documents privats. Els</text:p>
      <text:p text:style-name="Standard">documents públics han de ser autoritzats per un notari o un funcionari públic, d'acord amb les for-</text:p>
      <text:p text:style-name="Standard">malitats que la llei exigeix (art. 1216 del Codi civil). En els privats només cal que hi intervenguin</text:p>
      <text:p text:style-name="Standard"><text:soft-page-break/>les parts contractants.</text:p>
      <text:p text:style-name="Standard">Tot i que els termes conveni i contracte no són exacta ment sinònims, la pràctica habitual els usa</text:p>
      <text:p text:style-name="Standard">indistintament per al mateix tipus de document. De fet, però, l'Administració aplica el terme con-</text:p>
      <text:p text:style-name="Standard">tracte als contractes administratius com són ara els d'obres, subministraments i gestió de serveis</text:p>
      <text:p text:style-name="Standard">públics, i el terme conveni per als acords de col·laboració amb institucions.</text:p>
      <text:p text:style-name="Standard">Els tractaments que s'utilitzen en el contracte públic, atesa la intervenció d'una tercera persona que</text:p>
      <text:p text:style-name="Standard">dóna fe de l'acord, són els de tercera persona del plural (exposen, manifesten, pacten, etc.). En el</text:p>
      <text:p text:style-name="Standard">cas dels contractes privats, però, no cal usar la tercera persona del plural, perquè només signen les</text:p>
      <text:p text:style-name="Standard">parts contractants. Per tant, es pot usar la primera persona del plural (exposam, manifestam, pac-</text:p>
      <text:p text:style-name="Standard">tam, etc).</text:p>
      <text:p text:style-name="Standard">llibreDAVa OK.qxd:Maquetación 1 17/9/07 10:49 Página 94</text:p>
      <text:p text:style-name="Standard">PACTES</text:p>
      <text:p text:style-name="Standard">1. La senyora Pons ven l'habitatge esmentat al senyor Amengual i aquest</text:p>
      <text:p text:style-name="Standard">el compra.</text:p>
      <text:p text:style-name="Standard">2. El preu d'aquesta compravenda és de cent vint mil (120.000) euros,</text:p>
      <text:p text:style-name="Standard">que es paguen d'acord amb les especificacions següents:</text:p>
      <text:p text:style-name="Standard">a) Vint mil (20.000) euros els lliura el comprador a la venedora en el</text:p>
      <text:p text:style-name="Standard">moment de signar aquest contracte.</text:p>
      <text:p text:style-name="Standard">b) Els cent mil (100.000) euros restants els pagarà el comprador en l'ac-</text:p>
      <text:p text:style-name="Standard">te de signatura de l'escriptura pública de compravenda.</text:p>
      <text:p text:style-name="Standard">3. La senyora Pons es compromet a transmetre la possessió de l'habitat-</text:p>
      <text:p text:style-name="Standard">ge, lliure de càrregues, arrendataris i ocupants, en la data de la signatura</text:p>
      <text:p text:style-name="Standard">de l'escriptura pública.</text:p>
      <text:p text:style-name="Standard">4. Les despeses derivades de la signatura d'aquest contracte, de l'atorga-</text:p>
      <text:p text:style-name="Standard">ment de l'escriptura pública i de la inscripció en el Registre de la</text:p>
      <text:p text:style-name="Standard">Propietat, i l'impost sobre transmissions patrimonials seran a càrrec del</text:p>
      <text:p text:style-name="Standard">comprador.</text:p>
      <text:p text:style-name="Standard">5. La venedora es farà càrrec de l'impost de plusvàlua.</text:p>
      <text:p text:style-name="Standard">6. Les parts estableixen un termini de seixanta dies des de la signatura</text:p>
      <text:p text:style-name="Standard">d'aquest contracte per a l'atorgament de l'escriptura pública de compra-</text:p>
      <text:p text:style-name="Standard">venda, que es farà el dia que fixi la venedora, davant el notari Ricard</text:p>
      <text:p text:style-name="Standard">Fàbregues Pons.</text:p>
      <text:p text:style-name="Standard">7. Les parts se sotmeten a la jurisdicció dels jutjats de Maó per resoldre</text:p>
      <text:p text:style-name="Standard">qualsevol divergència o litigi sobre la interpretació d'aquest contracte.</text:p>
      <text:p text:style-name="Standard">I, com a prova de conformitat, les dues parts signen aquest contracte en</text:p>
      <text:p text:style-name="Standard">dos exemplars, en el lloc i en la data esmentats més avall.</text:p>
      <text:p text:style-name="Standard">Maó, 10 de gener de 2005</text:p>
      <text:p text:style-name="Standard">La venedora El comprador</text:p>
      <text:p text:style-name="Standard">[rúbrica] [rúbrica]</text:p>
      <text:p text:style-name="Standard">Magdalena Pons Sales Jesús Amengual Florit</text:p>
      <text:p text:style-name="Standard">95</text:p>
      <text:p text:style-name="Standard">4. Pactes</text:p>
      <text:p text:style-name="Standard">5. Fórmula final</text:p>
      <text:p text:style-name="Standard">6. Datació</text:p>
      <text:p text:style-name="Standard">7. Signatures</text:p>
      <text:p text:style-name="Standard">llibreDAVa OK.qxd:Maquetación 1 17/9/07 10:49 Página 95</text:p>
      <text:p text:style-name="Standard">CONVENI DE COL·LABORACIÓ ENTRE EL CONSELL</text:p>
      <text:p text:style-name="Standard">INSULAR DE DE MENORCA I L’ASSOCIACIÓ MÚSICA PER</text:p>
      <text:p text:style-name="Standard">A TOTS</text:p>
      <text:p text:style-name="Standard">D’una part, l’Honorable President del Consell Insular de Menorca,</text:p>
      <text:p text:style-name="Standard">senyor Pau Pons i Pons.</text:p>
      <text:p text:style-name="Standard">I de l’altra, la presiden ta de l’associació Música per a Tots, senyora Llúcia</text:p>
      <text:p text:style-name="Standard"><text:soft-page-break/>Castell i Solfa.</text:p>
      <text:p text:style-name="Standard">Ambdues parts ens reconeixem la capacitat legal necessària per formalit-</text:p>
      <text:p text:style-name="Standard">zar aquest conveni.</text:p>
      <text:p text:style-name="Standard">ANTECEDENTS:</text:p>
      <text:p text:style-name="Standard">Primer. El Consell Insular de Menorca, en virtut de les competèn cies</text:p>
      <text:p text:style-name="Standard">pròpies, té l’objectiu de promoure polítiques de foment de l’illa com a</text:p>
      <text:p text:style-name="Standard">punt de destina ció de turisme cultural, per la qual cosa està interessat a</text:p>
      <text:p text:style-name="Standard">donar suport a totes aquelles activitats que ajudin a donar a conèixer</text:p>
      <text:p text:style-name="Standard">Menorca entre les persones interessades en aquest tipus de turisme.</text:p>
      <text:p text:style-name="Standard">Segon. L’associació Música per a Tots es va crear amb l’objectiu de pro-</text:p>
      <text:p text:style-name="Standard">moure activitats de coneixement i difusió de la música entre la població</text:p>
      <text:p text:style-name="Standard">de Menorca i fomentar actuacions musicals que puguin interessar tant a</text:p>
      <text:p text:style-name="Standard">menorquins com a visitants.</text:p>
      <text:p text:style-name="Standard">I com a resultats d’aquests antecedents establim aquest conveni d’acord</text:p>
      <text:p text:style-name="Standard">amb els següents</text:p>
      <text:p text:style-name="Standard">PACTES / ACORDS:</text:p>
      <text:p text:style-name="Standard">Primer. L’associació Música per a Tots es compromet a organitzar durant</text:p>
      <text:p text:style-name="Standard">l’any una sèrie d’activitats destina des al foment i la difusió de la música</text:p>
      <text:p text:style-name="Standard">en general, que es concreten en:</text:p>
      <text:p text:style-name="Standard">- Cicle de música de cambra (dins el primer trimestre de l’any)</text:p>
      <text:p text:style-name="Standard">- Festival de música clàssica (mesos de juliol i agost)</text:p>
      <text:p text:style-name="Standard">- Festival de música popular i tradicional (dins el darrer trimestre de</text:p>
      <text:p text:style-name="Standard">l’any)</text:p>
      <text:p text:style-name="Standard">96</text:p>
      <text:p text:style-name="Standard">13.9. CONVENI</text:p>
      <text:p text:style-name="Standard">1. Títol del</text:p>
      <text:p text:style-name="Standard">conveni</text:p>
      <text:p text:style-name="Standard">2. Dades dels</text:p>
      <text:p text:style-name="Standard">participants</text:p>
      <text:p text:style-name="Standard">3. Motius</text:p>
      <text:p text:style-name="Standard">4. Pactes</text:p>
      <text:p text:style-name="Standard">Document per mitjà del qual es fixen un o diversos acords de col·laboració -de compliment obli-</text:p>
      <text:p text:style-name="Standard">gat- entre dues o més parts (institucions, organismes, entitats, empreses, etc.) a fi d’assolir un o</text:p>
      <text:p text:style-name="Standard">diversos objectius d’interès mutu. Té un to formal i pot tenir un caràcter protocol·lari.</text:p>
      <text:p text:style-name="Standard">llibreDAVa OK.qxd:Maquetación 1 17/9/07 10:49 Página 96</text:p>
      <text:p text:style-name="Standard">97</text:p>
      <text:p text:style-name="Standard">Segon. El Consell Insular de Menorca abona rà a l’associació Música per</text:p>
      <text:p text:style-name="Standard">a Tots la quantitat de 6.000 € (sis mil euros) per les activitats dutes a</text:p>
      <text:p text:style-name="Standard">terme durant l’any que consten en el pacte primer d’aquest conveni;</text:p>
      <text:p text:style-name="Standard">quantitat que s’aplica rà a la partida 1111.22222 del pressupost actual i</text:p>
      <text:p text:style-name="Standard">que es farà efectiva de la manera següent: la meitat abans del 30 de juny</text:p>
      <text:p text:style-name="Standard">i l’altra meitat abans d’acabar l’any, després de presentar una memòria de</text:p>
      <text:p text:style-name="Standard">les activitats i els justificants comptables per valor igual o superior a la</text:p>
      <text:p text:style-name="Standard">quantitat atorgada.</text:p>
      <text:p text:style-name="Standard">Tercer. L’associació Música per a Tots es compromet, així mateix, a fer</text:p>
      <text:p text:style-name="Standard">constar el suport del Consell Insular de Menorca en la publicitat i infor-</text:p>
      <text:p text:style-name="Standard">mació de tots els actes programats.</text:p>
      <text:p text:style-name="Standard">I com a prova de conformitat amb el contingut d’aquest conveni, el sig-</text:p>
      <text:p text:style-name="Standard">nam en dos exemplars en el lloc i en la data indicats més avall.</text:p>
      <text:p text:style-name="Standard">Maó, 15 de febrer de 2005</text:p>
      <text:p text:style-name="Standard">Pel Consell Insular de Menorca, Per l’associació Música per</text:p>
      <text:p text:style-name="Standard">a Tots,</text:p>
      <text:p text:style-name="Standard"><text:soft-page-break/>[rúbrica] [rúbrica]</text:p>
      <text:p text:style-name="Standard">Pau Pons i Pons Llúcia Castell i Solfa</text:p>
      <text:p text:style-name="Standard">5. Fórmula final</text:p>
      <text:p text:style-name="Standard">6. Datació</text:p>
      <text:p text:style-name="Standard">7. Parts</text:p>
      <text:p text:style-name="Standard">8. Signatures</text:p>
      <text:p text:style-name="Standard">9. Noms i llinatges</text:p>
      <text:p text:style-name="Standard">llibreDAVa OK.qxd:Maquetación 1 17/9/07 10:49 Página 97</text:p>
      <text:p text:style-name="Standard">Sra. Cristina Pons Martí</text:p>
      <text:p text:style-name="Standard">Presidenta del Club Esportiu Endavant</text:p>
      <text:p text:style-name="Standard">C/ Clar, 73. 07750 Ferreries</text:p>
      <text:p text:style-name="Standard">Us convoc a la propera reunió de la Federació de Clubs Esportius de</text:p>
      <text:p text:style-name="Standard">Menorca.</text:p>
      <text:p text:style-name="Standard">Dia: 12 de desembre del 2001</text:p>
      <text:p text:style-name="Standard">Hora: 20.30 h</text:p>
      <text:p text:style-name="Standard">Lloc: Sala d’Actes de l’Ajuntament de Ferreries, pl. Constitució, 21,</text:p>
      <text:p text:style-name="Standard">Ferreries.</text:p>
      <text:p text:style-name="Standard">Ordre del dia:</text:p>
      <text:p text:style-name="Standard">1. Lectura i aprovació de l’acta de la sessió anterior.</text:p>
      <text:p text:style-name="Standard">2. Organització del Campionat de Menorca de Natació.</text:p>
      <text:p text:style-name="Standard">3. Admissió de nous membres a la Federació.</text:p>
      <text:p text:style-name="Standard">4. Torn obert de paraules.</text:p>
      <text:p text:style-name="Standard">[rúbrica]</text:p>
      <text:p text:style-name="Standard">Joan Antoni Taltavull Pons</text:p>
      <text:p text:style-name="Standard">President de la Federació de Clubs Esportius de Menorca</text:p>
      <text:p text:style-name="Standard">Ferreries, 25 d’octubre de 2001</text:p>
      <text:p text:style-name="Standard">98</text:p>
      <text:p text:style-name="Standard">13.10. CONVOCATÒRIA DE REUNIÓ</text:p>
      <text:p text:style-name="Standard">1.Destinació</text:p>
      <text:p text:style-name="Standard">2. Convocatòria</text:p>
      <text:p text:style-name="Standard">3. Dades de</text:p>
      <text:p text:style-name="Standard">la reunió</text:p>
      <text:p text:style-name="Standard">4. Ordre del dia</text:p>
      <text:p text:style-name="Standard">5. Signatura</text:p>
      <text:p text:style-name="Standard">6. Nom i llinatges</text:p>
      <text:p text:style-name="Standard">7. Càrrec</text:p>
      <text:p text:style-name="Standard">4. Datació</text:p>
      <text:p text:style-name="Standard">Document per mitjà del qual es demana la presència d’algú en un lloc i en una data determinats per</text:p>
      <text:p text:style-name="Standard">dur a terme una reunió.</text:p>
      <text:p text:style-name="Standard">llibreDAVa OK.qxd:Maquetación 1 17/9/07 10:49 Página 98</text:p>
      <text:p text:style-name="Standard">Nom i llinatges: Ignasi Soler Pons</text:p>
      <text:p text:style-name="Standard">Lloc i data de naixement: Ciutadella, 03/03/1968</text:p>
      <text:p text:style-name="Standard">Nacionalitat: Espanyola</text:p>
      <text:p text:style-name="Standard">DNI/passaport: 5.056</text:p>
      <text:p text:style-name="Standard">Adreça: C/ Llarg, 45, 3r. Ciutadella</text:p>
      <text:p text:style-name="Standard">Telèfon: 86 08 79</text:p>
      <text:p text:style-name="Standard">Mòbil: 666 334 256</text:p>
      <text:p text:style-name="Standard">DADES ACADÈMIQUES</text:p>
      <text:p text:style-name="Standard">-Llicenciatura en ciències econòmiques, Universitat de Barcelona, 1992</text:p>
      <text:p text:style-name="Standard">-Màster en direcció d’empreses, ESADE; Barcelona, 1994</text:p>
      <text:p text:style-name="Standard">-Diploma d’estudis superiors de gestió financera i gestió d’empresa,</text:p>
      <text:p text:style-name="Standard">Universitat de París, 1996</text:p>
      <text:p text:style-name="Standard"><text:soft-page-break/>-Certificat de nivell C de català; Palma, 1997</text:p>
      <text:p text:style-name="Standard">-Idiomes: català, castellà, anglès i portuguès</text:p>
      <text:p text:style-name="Standard">EXPERIÈNCIA LABORAL</text:p>
      <text:p text:style-name="Standard">Banc de Crèdit Menorquí, de 1996 a 1999</text:p>
      <text:p text:style-name="Standard">Institut Balear de Finances, de 1999 a 2000</text:p>
      <text:p text:style-name="Standard">Inversions Menorquines, a partir de juny de 2000</text:p>
      <text:p text:style-name="Standard">PUBLICACIONS</text:p>
      <text:p text:style-name="Standard">“L’economia menorquina al tombant del segle XXI”, a Món Econòmic,</text:p>
      <text:p text:style-name="Standard">núm. 4</text:p>
      <text:p text:style-name="Standard">“L’euro i els mercats actuals”, a Butlletí d’Economia, núm. 26</text:p>
      <text:p text:style-name="Standard">CONFERÈNCIES, JORNADES I CONGRESSOS</text:p>
      <text:p text:style-name="Standard">Participació en el cicle de conferències “Menorca i l’economia emer-</text:p>
      <text:p text:style-name="Standard">gent”, organitzat per la Petita i Mitjana Empresa de les Illes.</text:p>
      <text:p text:style-name="Standard">Gener de 1999</text:p>
      <text:p text:style-name="Standard">Ciutadella, 7 de febrer de 2001</text:p>
      <text:p text:style-name="Standard">13.11. CURRÍCULUM</text:p>
      <text:p text:style-name="Standard">99</text:p>
      <text:p text:style-name="Standard">1. Dades personals</text:p>
      <text:p text:style-name="Standard">2. Formació</text:p>
      <text:p text:style-name="Standard">3. Dades</text:p>
      <text:p text:style-name="Standard">professionals</text:p>
      <text:p text:style-name="Standard">4. Publicacions i</text:p>
      <text:p text:style-name="Standard">altres dades com-</text:p>
      <text:p text:style-name="Standard">plementàries</text:p>
      <text:p text:style-name="Standard">5. Datació</text:p>
      <text:p text:style-name="Standard">Document que conté les dades relatives a la situació personal, els estudis, l’experiència professio-</text:p>
      <text:p text:style-name="Standard">nal, etc., d’una persona que és candidata en un concurs, que opta a una plaça, a un lloc de treball,</text:p>
      <text:p text:style-name="Standard">a una beca, etc.</text:p>
      <text:p text:style-name="Standard">llibreDAVa OK.qxd:Maquetación 1 17/9/07 10:49 Página 99</text:p>
      <text:p text:style-name="Standard">Enric Miró Vilar, propietari de Produccions Menorca, domiciliat al c/</text:p>
      <text:p text:style-name="Standard">dels Pins, 24, d’Alaior, amb DNI núm. 630.349,</text:p>
      <text:p text:style-name="Standard">D’acord amb les bases del concurs a què fa referència l’Edicte de 12 de</text:p>
      <text:p text:style-name="Standard">juny de 2004, publicat en el BOIB núm. 120,</text:p>
      <text:p text:style-name="Standard">DECLAR SOTA PROMESA:</text:p>
      <text:p text:style-name="Standard">Que no he estat mai processat ni condemnat mitjançant sentència ferma</text:p>
      <text:p text:style-name="Standard">per delictes de falsedat o contra la propietat.</text:p>
      <text:p text:style-name="Standard">Que no som deutor de l’Administració pública, ni de cap empresa para-</text:p>
      <text:p text:style-name="Standard">pública.</text:p>
      <text:p text:style-name="Standard">I que no he donat lloc, per culpa o negligència, a la resolució ferma de</text:p>
      <text:p text:style-name="Standard">cap contracte formalitzat amb l’Administració pública durant els darrers</text:p>
      <text:p text:style-name="Standard">cinc anys.</text:p>
      <text:p text:style-name="Standard">I perquè consti així en compliment de les bases del concurs esmentat</text:p>
      <text:p text:style-name="Standard">més amunt, sign aquesta declaració.</text:p>
      <text:p text:style-name="Standard">Alaior, 19 de juliol de 2004</text:p>
      <text:p text:style-name="Standard">[rúbrica]</text:p>
      <text:p text:style-name="Standard">100</text:p>
      <text:p text:style-name="Standard">13.12. DECLARACIÓ JURADA</text:p>
      <text:p text:style-name="Standard">1. Dades de la per-</text:p>
      <text:p text:style-name="Standard">sona emissora</text:p>
      <text:p text:style-name="Standard">2. Normativa,</text:p>
      <text:p text:style-name="Standard">si escau</text:p>
      <text:p text:style-name="Standard">3. Cos</text:p>
      <text:p text:style-name="Standard"><text:soft-page-break/>4. Datació</text:p>
      <text:p text:style-name="Standard">5. Signatura</text:p>
      <text:p text:style-name="Standard">Document que conté la manifestació feta sota jurament o promesa, a requeriment d’una autoritat</text:p>
      <text:p text:style-name="Standard">administrativa o jurídica, d’un fet o esdeveniment.</text:p>
      <text:p text:style-name="Standard">llibreDAVa OK.qxd:Maquetación 1 17/9/07 10:49 Página 100</text:p>
      <text:p text:style-name="Standard">Ref.: Y122258</text:p>
      <text:p text:style-name="Standard">FAIG CONSTAR / DILIGÈNCIA per fer constar: QUE la Comissió de</text:p>
      <text:p text:style-name="Standard">Govern, en sessió de dia 24 d’abril, ha concedit al senyor Joan Bagur</text:p>
      <text:p text:style-name="Standard">Orfila, funcionari adscrit a l’Àrea de Cultura de l’Ajuntament de</text:p>
      <text:p text:style-name="Standard">Ciutadella, un any d’excedència a partir del 2 de setembre de 2005.</text:p>
      <text:p text:style-name="Standard">Ciutadella, 2 de maig de 2005</text:p>
      <text:p text:style-name="Standard">La cap de Personal</text:p>
      <text:p text:style-name="Standard">[rúbrica]</text:p>
      <text:p text:style-name="Standard">Carme Orfila Simó</text:p>
      <text:p text:style-name="Standard">13.13. DILIGÈNCIA</text:p>
      <text:p text:style-name="Standard">101</text:p>
      <text:p text:style-name="Standard">1. Identificació</text:p>
      <text:p text:style-name="Standard">del document</text:p>
      <text:p text:style-name="Standard">2. Cos</text:p>
      <text:p text:style-name="Standard">3. Datació</text:p>
      <text:p text:style-name="Standard">4. Càrrec</text:p>
      <text:p text:style-name="Standard">5. Signatura</text:p>
      <text:p text:style-name="Standard">6. Nom i llinatges</text:p>
      <text:p text:style-name="Standard">És el document de caràcter intern amb què s’acredita que s’ha fet un tràmit administratiu, i permet</text:p>
      <text:p text:style-name="Standard">de constatar un canvi de categoria laboral, una situació d’excedència, la presa de possessió d’una</text:p>
      <text:p text:style-name="Standard">plaça, etc.</text:p>
      <text:p text:style-name="Standard">llibreDAVa OK.qxd:Maquetación 1 17/9/07 10:49 Página 101</text:p>
      <text:p text:style-name="Standard">Nom i llinatges: Miquel Sans Gómez</text:p>
      <text:p text:style-name="Standard">Adreça: Av. Menorca, 12, 3r 3a</text:p>
      <text:p text:style-name="Standard">Població: Maó Codi postal: 07702</text:p>
      <text:p text:style-name="Standard">Província: Illes Balears NIF 25114855L</text:p>
      <text:p text:style-name="Standard">Telèfon: 999 999 999</text:p>
      <text:p text:style-name="Standard">Adreça electrònica: sans@infomenorca.cat</text:p>
      <text:p text:style-name="Standard">Director/a de l’entitat bancària</text:p>
      <text:p text:style-name="Standard">Abonau, fins a un altre avís, els rebuts presentats per EPASA amb càrrec</text:p>
      <text:p text:style-name="Standard">al compte</text:p>
      <text:p text:style-name="Standard">Entitat Oficina DC Núm. de compte</text:p>
      <text:p text:style-name="Standard">Entitat bancària: Caixamar</text:p>
      <text:p text:style-name="Standard">Oficina: 0025</text:p>
      <text:p text:style-name="Standard">Adreça: Pl. Bastió, 18</text:p>
      <text:p text:style-name="Standard">Població: Maó Codi postal: 07702</text:p>
      <text:p text:style-name="Standard">Nom i llinatges del signant: Miquel Sans Gómez</text:p>
      <text:p text:style-name="Standard">DNI del titular del compte: 25114855L</text:p>
      <text:p text:style-name="Standard">[rúbrica]</text:p>
      <text:p text:style-name="Standard">Maó, 25 de març de 2005</text:p>
      <text:p text:style-name="Standard">102</text:p>
      <text:p text:style-name="Standard">13.14. DOMICILIACIÓ BANCÀRIA</text:p>
      <text:p text:style-name="Standard">1. Dades del</text:p>
      <text:p text:style-name="Standard">titular</text:p>
      <text:p text:style-name="Standard">2. Dades</text:p>
      <text:p text:style-name="Standard">bancàries</text:p>
      <text:p text:style-name="Standard">3. Signatura</text:p>
      <text:p text:style-name="Standard"><text:soft-page-break/>4. Datació</text:p>
      <text:p text:style-name="Standard">Document pel qual hom dóna ordre a una entitat bancària perquè carregui una sèrie de rebuts en</text:p>
      <text:p text:style-name="Standard">un compte corrent o en una llibreta d’estalvi determinats.</text:p>
      <text:p text:style-name="Standard">llibreDAVa OK.qxd:Maquetación 1 17/9/07 10:49 Página 102</text:p>
      <text:p text:style-name="Standard">EDICTE</text:p>
      <text:p text:style-name="Standard">El Ple de l’Ajuntament, en sessió ordinària de dia 10 de març de 2005, va</text:p>
      <text:p text:style-name="Standard">aprovar provisionalment l’Ordenança general municipal reguladora de la</text:p>
      <text:p text:style-name="Standard">concessió de subvencions.</text:p>
      <text:p text:style-name="Standard">En compliment del que prescriu l’article 49 de la Llei 7/1985, de 2</text:p>
      <text:p text:style-name="Standard">d’abril, reguladora de les bases de règim local, l’expedient d’aquest acord</text:p>
      <text:p text:style-name="Standard">resta exposat al públic a la Secretaria de l’Ajuntament durant trenta dies</text:p>
      <text:p text:style-name="Standard">hàbils comptadors a partir de l’endemà de publicar-lo en el BOIB, durant</text:p>
      <text:p text:style-name="Standard">els quals les persones interessades el podran examinar i presentar reclama-</text:p>
      <text:p text:style-name="Standard">cions.</text:p>
      <text:p text:style-name="Standard">Alcúdia, 30 de març de 2005</text:p>
      <text:p text:style-name="Standard">EL BATLE</text:p>
      <text:p text:style-name="Standard">Ignasi Mas Bonet</text:p>
      <text:p text:style-name="Standard">13.15. EDICTE</text:p>
      <text:p text:style-name="Standard">103</text:p>
      <text:p text:style-name="Standard">1. Identificació</text:p>
      <text:p text:style-name="Standard">del document</text:p>
      <text:p text:style-name="Standard">2. Nucli</text:p>
      <text:p text:style-name="Standard">3. Datació</text:p>
      <text:p text:style-name="Standard">4. Càrrec</text:p>
      <text:p text:style-name="Standard">5. Nom i llinatges</text:p>
      <text:p text:style-name="Standard">Avís, ordre o decret publicat per l’autoritat fent ús de les seves atribucions o donant compliment a</text:p>
      <text:p text:style-name="Standard">un altre precepte legal, amb la finalitat de promulgar una disposició, fer pública alguna resolució,</text:p>
      <text:p text:style-name="Standard">donar notícia d’algun acte o citar algú.</text:p>
      <text:p text:style-name="Standard">llibreDAVa OK.qxd:Maquetación 1 17/9/07 10:49 Página 103</text:p>
      <text:p text:style-name="Standard">104</text:p>
      <text:p text:style-name="Standard">13.16. FACTURA</text:p>
      <text:p text:style-name="Standard">Papereria Piris</text:p>
      <text:p text:style-name="Standard">Jordi Piris NIF 45212085J</text:p>
      <text:p text:style-name="Standard">C. del Carme, 24. 07702 Maó. Tel. 552588445</text:p>
      <text:p text:style-name="Standard">FACTURA NÚM.: 1.256 25 de juny de 2005</text:p>
      <text:p text:style-name="Standard">Client/a: Antònia Mir NIF: 55565687K</text:p>
      <text:p text:style-name="Standard">1. Dades de qui</text:p>
      <text:p text:style-name="Standard">ven o presta el</text:p>
      <text:p text:style-name="Standard">producte</text:p>
      <text:p text:style-name="Standard">2. Número de la</text:p>
      <text:p text:style-name="Standard">factura i data</text:p>
      <text:p text:style-name="Standard">3. Dades del</text:p>
      <text:p text:style-name="Standard">client</text:p>
      <text:p text:style-name="Standard">4. Dades de</text:p>
      <text:p text:style-name="Standard">l’operació</text:p>
      <text:p text:style-name="Standard">Document en què es fan constar les mercaderies lliurades o els serveis prestats per un fabricant,</text:p>
      <text:p text:style-name="Standard">comerciant, empresa, etc., amb els preus, les taxes i els totals corresponents.</text:p>
      <text:p text:style-name="Standard">Codi Quant. Producte Preu unitat Preu total TOTALDte.</text:p>
      <text:p text:style-name="Standard">023</text:p>
      <text:p text:style-name="Standard">085</text:p>
      <text:p text:style-name="Standard">2</text:p>
      <text:p text:style-name="Standard">10</text:p>
      <text:p text:style-name="Standard"><text:soft-page-break/>grapadora</text:p>
      <text:p text:style-name="Standard">arxivador</text:p>
      <text:p text:style-name="Standard">12</text:p>
      <text:p text:style-name="Standard">5</text:p>
      <text:p text:style-name="Standard">24</text:p>
      <text:p text:style-name="Standard">50</text:p>
      <text:p text:style-name="Standard">24</text:p>
      <text:p text:style-name="Standard">50</text:p>
      <text:p text:style-name="Standard">74</text:p>
      <text:p text:style-name="Standard">12</text:p>
      <text:p text:style-name="Standard">86 €</text:p>
      <text:p text:style-name="Standard">Suma</text:p>
      <text:p text:style-name="Standard">IVA 16%</text:p>
      <text:p text:style-name="Standard">TOTAL</text:p>
      <text:p text:style-name="Standard">llibreDAVa OK.qxd:Maquetación 1 17/9/07 10:49 Página 104</text:p>
      <text:p text:style-name="Standard">13.17. FULL DE COMANDA</text:p>
      <text:p text:style-name="Standard">105</text:p>
      <text:p text:style-name="Standard">FULL DE COMANDA</text:p>
      <text:p text:style-name="Standard">Núm.: A0315</text:p>
      <text:p text:style-name="Standard">Maó, 20 d’abril de 2005</text:p>
      <text:p text:style-name="Standard">Edifici/Obra: Plaça de la Biosfera</text:p>
      <text:p text:style-name="Standard">Departament: Cultura i Educació</text:p>
      <text:p text:style-name="Standard">Compra feta per: Martí Ferrer, tècnic</text:p>
      <text:p text:style-name="Standard">Autoritzada per: Elisabet Marquès, directora insular</text:p>
      <text:p text:style-name="Standard">Al proveïdor: SERVIMAT</text:p>
      <text:p text:style-name="Standard">C. de ses Moreres</text:p>
      <text:p text:style-name="Standard">MAÓ</text:p>
      <text:p text:style-name="Standard">Normes per a l’acceptació de les factures derivades d’aquestes compres o</text:p>
      <text:p text:style-name="Standard">comandes:</text:p>
      <text:p text:style-name="Standard">1) El proveïdor haurà d’adjuntar la nota de compra o comanda blanca a la factura</text:p>
      <text:p text:style-name="Standard">que enviarà al Consell Insular de Menorca.</text:p>
      <text:p text:style-name="Standard">2) Es podran adjuntar diversos albarans a una mateixa factura sempre que siguin del</text:p>
      <text:p text:style-name="Standard">mateix departament i del mateix edifici / obra. En cas contrari hauran d’anar en fac-</text:p>
      <text:p text:style-name="Standard">tures separades.</text:p>
      <text:p text:style-name="Standard">1. Identificació</text:p>
      <text:p text:style-name="Standard">del document</text:p>
      <text:p text:style-name="Standard">2. Datació</text:p>
      <text:p text:style-name="Standard">3. Dades del</text:p>
      <text:p text:style-name="Standard">sol·licitant</text:p>
      <text:p text:style-name="Standard">4. Dades del</text:p>
      <text:p text:style-name="Standard">proveïdor</text:p>
      <text:p text:style-name="Standard">5. Dades de la</text:p>
      <text:p text:style-name="Standard">comanda</text:p>
      <text:p text:style-name="Standard">6.Observacions</text:p>
      <text:p text:style-name="Standard">(optatiu)</text:p>
      <text:p text:style-name="Standard">7. Norma per a</text:p>
      <text:p text:style-name="Standard">l’acceptació de</text:p>
      <text:p text:style-name="Standard">factures</text:p>
      <text:p text:style-name="Standard">FULL DE COMANDA. Document mitjançant el qual una unitat administrativa fa l’encàrrec a un</text:p>
      <text:p text:style-name="Standard">comerç, indústria, etc. de fornir-li una mercaderia determinada.</text:p>
      <text:p text:style-name="Standard">Codi Quantitat Article</text:p>
      <text:p text:style-name="Standard">QX56</text:p>
      <text:p text:style-name="Standard"><text:soft-page-break/>YD44</text:p>
      <text:p text:style-name="Standard">KD29</text:p>
      <text:p text:style-name="Standard">50</text:p>
      <text:p text:style-name="Standard">40</text:p>
      <text:p text:style-name="Standard">60</text:p>
      <text:p text:style-name="Standard">Carpetes classificadores</text:p>
      <text:p text:style-name="Standard">Capses de paquets de folis DIN A4</text:p>
      <text:p text:style-name="Standard">Capses de retoladors de color vermell</text:p>
      <text:p text:style-name="Standard">Firma i segell</text:p>
      <text:p text:style-name="Standard">Observacions:</text:p>
      <text:p text:style-name="Standard">llibreDAVa OK.qxd:Maquetación 1 17/9/07 10:49 Página 105</text:p>
      <text:p text:style-name="Standard">INFORME SOBRE LA NORMALITZACIÓ OFICIAL DEL NOM</text:p>
      <text:p text:style-name="Standard">DEL COL·LEGI MARIA LLUÏSA SERRA DE CIUTADELLA DE</text:p>
      <text:p text:style-name="Standard">MENORCA</text:p>
      <text:p text:style-name="Standard">A sol·licitud del regidor d’Educació</text:p>
      <text:p text:style-name="Standard">ANTECEDENTS</text:p>
      <text:p text:style-name="Standard">1. La direcció del col·legi Maria Lluïsa Serra demana que el nom del seu</text:p>
      <text:p text:style-name="Standard">centre consti en els documents oficials en català.</text:p>
      <text:p text:style-name="Standard">2. El regidor d’Educació sol·licita l’informe corresponent per norma litzar</text:p>
      <text:p text:style-name="Standard">oficialment el nom del col·legi.</text:p>
      <text:p text:style-name="Standard">FONAMENTS DE DRET</text:p>
      <text:p text:style-name="Standard">1. La Llei 3/1986, de 29 d’abril, de normalització lingüística a les Illes</text:p>
      <text:p text:style-name="Standard">Balears, disposa el següent:</text:p>
      <text:p text:style-name="Standard">“Assegurar el coneixement i l’ús progressiu del català com a llengua</text:p>
      <text:p text:style-name="Standard">vehicular en l’àmbit de l’ensenyament.” (art.1, apt. 2 b)</text:p>
      <text:p text:style-name="Standard">“La retolació pública es farà en llengua catalana.” (art. 15, apt. 1)</text:p>
      <text:p text:style-name="Standard">“L’Administració ha de prendre les mesures adequades perquè la llengua</text:p>
      <text:p text:style-name="Standard">catalana sigui emprada progressivament en tots els centres d’ensenya-</text:p>
      <text:p text:style-name="Standard">ment, a fi de garantir el seu ús com a vehicle d’expressió normal, tant a</text:p>
      <text:p text:style-name="Standard">les actuacions internes com a les externes i a les actuacions i documents</text:p>
      <text:p text:style-name="Standard">administratius.” (art. 22, apt. 2)</text:p>
      <text:p text:style-name="Standard">“Així mateix, s’ha d’impulsar l’ús ambiental del català i, de manera espe-</text:p>
      <text:p text:style-name="Standard">cial, la retolació en llengua catalana en tot tipus d’entitats socials i cultu-</text:p>
      <text:p text:style-name="Standard">rals, mercantils i recreatives.” (article 37, apt. 2)</text:p>
      <text:p text:style-name="Standard">“El Govern Balear ha de promoure, d’acord amb els òrgans competents,</text:p>
      <text:p text:style-name="Standard">la normalització de l’ús de la llengua catalana a l’Administració perifèrica</text:p>
      <text:p text:style-name="Standard">de l’Estat, a l’Administració de Justícia, en els registres, a les empreses</text:p>
      <text:p text:style-name="Standard">públiques i semipúbliques i a qualsevol àmbit administratiu no depen-</text:p>
      <text:p text:style-name="Standard">106</text:p>
      <text:p text:style-name="Standard">13.18. INFORME</text:p>
      <text:p text:style-name="Standard">1. Identificació</text:p>
      <text:p text:style-name="Standard">del document</text:p>
      <text:p text:style-name="Standard">2. Sol·licitant</text:p>
      <text:p text:style-name="Standard">3. Antecedents</text:p>
      <text:p text:style-name="Standard">o fets</text:p>
      <text:p text:style-name="Standard">4. Fonaments de</text:p>
      <text:p text:style-name="Standard">dret (si escau)</text:p>
      <text:p text:style-name="Standard">Document que presenta una exposició de caràcter informatiu sobre la situació d’un afer o sobre els</text:p>
      <text:p text:style-name="Standard">elements necessaris perquè es resolgui. Es redacta en primera persona tret que sigui un òrgan</text:p>
      <text:p text:style-name="Standard">col·legiat, quan es fa en primera persona plural o en tercera singular.</text:p>
      <text:p text:style-name="Standard">llibreDAVa OK.qxd:Maquetación 1 17/9/07 10:49 Página 106</text:p>
      <text:p text:style-name="Standard">dent del Govern de la comunitat autònoma.” (art. 40, disposició addi-</text:p>
      <text:p text:style-name="Standard"><text:soft-page-break/>cional 1a)</text:p>
      <text:p text:style-name="Standard">2. El Reglament de regulació de l’ús de la llengua catalana dins de l’àm-</text:p>
      <text:p text:style-name="Standard">bit de competència de l’Ajuntament de Ciutadella de Menorca, a l’art.</text:p>
      <text:p text:style-name="Standard">6, disposa:</text:p>
      <text:p text:style-name="Standard">“Tots els rètols i indicadors situats a les vies públiques que depenen de</text:p>
      <text:p text:style-name="Standard">l’Ajuntament de Ciutadella de Menorca i destinats a informar els</text:p>
      <text:p text:style-name="Standard">transeünts i els conductors s’han de redactar en català. Els rètols que ja</text:p>
      <text:p text:style-name="Standard">estan en català però que hi estan incorrectament, s’han de substituir pels</text:p>
      <text:p text:style-name="Standard">correctes.</text:p>
      <text:p text:style-name="Standard">Igualment, s’han de redactar en català les inscripcions i les retolacions</text:p>
      <text:p text:style-name="Standard">que identifiquin béns mobles, immobles i semovents, propietat de</text:p>
      <text:p text:style-name="Standard">l’Ajuntament.”</text:p>
      <text:p text:style-name="Standard">3. Segons la relació de béns de l’Ajuntament, l’edifici del col·legi públic</text:p>
      <text:p text:style-name="Standard">Maria Lluïsa Serra és propietat de l’Ajuntament.</text:p>
      <text:p text:style-name="Standard">INFORM:</text:p>
      <text:p text:style-name="Standard">Atès tot l’exposat anteriorment, la normalització oficial del nom del CP</text:p>
      <text:p text:style-name="Standard">Maria Lluïsa Serra és prou justificada.</text:p>
      <text:p text:style-name="Standard">Ciutadella, 6 de febrer de 2001</text:p>
      <text:p text:style-name="Standard">L’assessor lingüístic</text:p>
      <text:p text:style-name="Standard">[rúbrica]</text:p>
      <text:p text:style-name="Standard">Joan Bagur Mir</text:p>
      <text:p text:style-name="Standard">107</text:p>
      <text:p text:style-name="Standard">5. Conclusions</text:p>
      <text:p text:style-name="Standard">(si escau)</text:p>
      <text:p text:style-name="Standard">6. Datació</text:p>
      <text:p text:style-name="Standard">7. Càrrec</text:p>
      <text:p text:style-name="Standard">8. Signatura</text:p>
      <text:p text:style-name="Standard">9. Nom i llinatges</text:p>
      <text:p text:style-name="Standard">llibreDAVa OK.qxd:Maquetación 1 17/9/07 10:49 Página 107</text:p>
      <text:p text:style-name="Standard">La presidenta de l’Associació Menorquina de Premsa</text:p>
      <text:p text:style-name="Standard">convida el senyor Miquel Moll Riera a la presentació de l’obra La prem-</text:p>
      <text:p text:style-name="Standard">sa digital a les Illes Balears, que es farà a la seu de l’Associació, dia 3</text:p>
      <text:p text:style-name="Standard">d’abril a les 8 del vespre.</text:p>
      <text:p text:style-name="Standard">Alaior, març de 2005</text:p>
      <text:p text:style-name="Standard">Confirmau, si us plau, l’assistència. Tel. 971 37 45 00</text:p>
      <text:p text:style-name="Standard">La presidenta</text:p>
      <text:p text:style-name="Standard">de l’Associació Menorquina de Premsa</text:p>
      <text:p text:style-name="Standard">es complau a convidar-vos a la inauguració del nou local de l’Associació.</text:p>
      <text:p text:style-name="Standard">Dia: 3 d’abril de 2005</text:p>
      <text:p text:style-name="Standard">Hora: 8 del vespre</text:p>
      <text:p text:style-name="Standard">Lloc: carrer Major, 9</text:p>
      <text:p text:style-name="Standard">Alaior, març de 2005</text:p>
      <text:p text:style-name="Standard">108</text:p>
      <text:p text:style-name="Standard">13.19. INVITACIÓ</text:p>
      <text:p text:style-name="Standard">Model 1</text:p>
      <text:p text:style-name="Standard">1. Identificació</text:p>
      <text:p text:style-name="Standard">de qui convida</text:p>
      <text:p text:style-name="Standard">2. Nucli de la</text:p>
      <text:p text:style-name="Standard">invitació</text:p>
      <text:p text:style-name="Standard">3. Datació</text:p>
      <text:p text:style-name="Standard">4. Informació</text:p>
      <text:p text:style-name="Standard">complementària</text:p>
      <text:p text:style-name="Standard"><text:soft-page-break/>Model 2</text:p>
      <text:p text:style-name="Standard">1. Identificació</text:p>
      <text:p text:style-name="Standard">de qui convida</text:p>
      <text:p text:style-name="Standard">2. Nucli de la</text:p>
      <text:p text:style-name="Standard">invitació</text:p>
      <text:p text:style-name="Standard">3. Datació</text:p>
      <text:p text:style-name="Standard">Document per mitjà del qual es convida algú a un acte públic.</text:p>
      <text:p text:style-name="Standard">llibreDAVa OK.qxd:Maquetación 1 17/9/07 10:49 Página 108</text:p>
      <text:p text:style-name="Standard">13.20. MEMÒRIA</text:p>
      <text:p text:style-name="Standard">109</text:p>
      <text:p text:style-name="Standard">MEMÒRIA DE L’ESCOLA DE PERSONES ADULTES DES CASTELL CURS</text:p>
      <text:p text:style-name="Standard">2004-2005</text:p>
      <text:p text:style-name="Standard">La present memòria recull les activitats que, d’acord amb el seu projecte anual, ha dut a</text:p>
      <text:p text:style-name="Standard">terme l’Escola de Persones Adultes des Castell.</text:p>
      <text:p text:style-name="Standard">CURSOS</text:p>
      <text:p text:style-name="Standard">— Curs d’alfabetització: del 20 de setembre al 20 de juny.</text:p>
      <text:p text:style-name="Standard">Nre. matriculats: 17</text:p>
      <text:p text:style-name="Standard">Professor/a: Joana Mir</text:p>
      <text:p text:style-name="Standard">— Curs per a l’obtenció del graduat en ESO: del 20 de setembre al 20 de juny.</text:p>
      <text:p text:style-name="Standard">Nre. matriculats: 20</text:p>
      <text:p text:style-name="Standard">Professor/a: Pep Muñoz</text:p>
      <text:p text:style-name="Standard">— Cursos d’idiomes:</text:p>
      <text:p text:style-name="Standard">· Català nivell elemental: del 20 de setembre al 20 de desembre i del 15 de gener al 15</text:p>
      <text:p text:style-name="Standard">de juny.</text:p>
      <text:p text:style-name="Standard">Nre. matriculats: 25</text:p>
      <text:p text:style-name="Standard">Professor/a: Miquela Seguí</text:p>
      <text:p text:style-name="Standard">· Català nivell de suficiència: del 20 de setembre al 20 de desembre i del 15 de gener al</text:p>
      <text:p text:style-name="Standard">15 de juny.</text:p>
      <text:p text:style-name="Standard">Nre. matriculats: 27</text:p>
      <text:p text:style-name="Standard">Professor/a: Pepa Tàrrega</text:p>
      <text:p text:style-name="Standard">·Anglès bàsic: del 15 de setembre al 15 de juny.</text:p>
      <text:p text:style-name="Standard">Nre. matriculats: 23</text:p>
      <text:p text:style-name="Standard">Professor/a: Anne Smith</text:p>
      <text:p text:style-name="Standard">·Àrab bàsic: del 15 de setembre al 15 de juny.</text:p>
      <text:p text:style-name="Standard">Nre. matriculats: 14</text:p>
      <text:p text:style-name="Standard">Professor/a: Said Cardona</text:p>
      <text:p text:style-name="Standard">·Curs d’iniciació a les aplicacions informàtiques bàsiques: del 2 d’octubre al 30 de maig.</text:p>
      <text:p text:style-name="Standard">Nre. matriculats: 30</text:p>
      <text:p text:style-name="Standard">Professor/a: Albert Bosc</text:p>
      <text:p text:style-name="Standard">JORNADES</text:p>
      <text:p text:style-name="Standard">Amb motiu del trentè aniversari de l’Escola de Persones Adultes des Castell, s’han orga-</text:p>
      <text:p text:style-name="Standard">nitzat les jornades Educació de persones adultes avui, els dies 22, 23 i 24 d’octubre al</text:p>
      <text:p text:style-name="Standard">teatre municipal des Castell (vegeu l’annex 1).</text:p>
      <text:p text:style-name="Standard">PUBLICACIONS</text:p>
      <text:p text:style-name="Standard">Magda Puigpelat (2005). L’Escola de Persones Adultes des Castell, trenta anys d’experièn-</text:p>
      <text:p text:style-name="Standard">cia. Maó: Editorial Llaüt.</text:p>
      <text:p text:style-name="Standard">1. Identificació de</text:p>
      <text:p text:style-name="Standard">la memòria</text:p>
      <text:p text:style-name="Standard">2. Presentació</text:p>
      <text:p text:style-name="Standard">3. Activitats</text:p>
      <text:p text:style-name="Standard">Document que presenta una relació de les activitats dutes a terme per una unitat de gestió durant</text:p>
      <text:p text:style-name="Standard">un període de temps, entre les quals també sol constar l’avaluació i l’estat econòmic. El to és imper-</text:p>
      <text:p text:style-name="Standard"><text:soft-page-break/>sonal i formal i s’hi utilitza la tercera persona del singular.</text:p>
      <text:p text:style-name="Standard">llibreDAVa OK.qxd:Maquetación 1 17/9/07 10:49 Página 109</text:p>
      <text:p text:style-name="Standard">CONVENIS</text:p>
      <text:p text:style-name="Standard">L’Escola ha renovat, per vuitè any consecutiu, el conveni de col·laboració amb el</text:p>
      <text:p text:style-name="Standard">Departament de Cultura del Consell Insular (vegeu l’annex 2).</text:p>
      <text:p text:style-name="Standard">PRESSUPOST</text:p>
      <text:p text:style-name="Standard">Curs d’alfabetització . . . . . . . . . . . . . . . . . . . . . . . . . . . . . . . . . . xxxxx euros</text:p>
      <text:p text:style-name="Standard">Curs per a l’obtenció del graduat en ESO . . . . . . . . . . . . . . . . . . xxxxx euros</text:p>
      <text:p text:style-name="Standard">Curs de català nivell elemental . . . . . . . . . . . . . . . . . . . . . . . . . . xxxxx euros</text:p>
      <text:p text:style-name="Standard">Curs de català nivell de suficiència . . . . . . . . . . . . . . . . . . . . . . . . xxxxx euros</text:p>
      <text:p text:style-name="Standard">Curs d’anglès bàsic . . . . . . . . . . . . . . . . . . . . . . . . . . . . . . . . . . . xxxxx euros</text:p>
      <text:p text:style-name="Standard">Curs d’àrab bàsic . . . . . . . . . . . . . . . . . . . . . . . . . . . . . . . . . . . . xxxxx euros</text:p>
      <text:p text:style-name="Standard">Curs d’iniciació a les aplicacions</text:p>
      <text:p text:style-name="Standard">informàtiques bàsiques . . . . . . . . . . . . . . . . . . . . . . . . . . . . . . . . xxxxx euros</text:p>
      <text:p text:style-name="Standard">BALANÇ</text:p>
      <text:p text:style-name="Standard">Ingressos Despeses</text:p>
      <text:p text:style-name="Standard">Conveni . . . . . . . . xxxxx euros</text:p>
      <text:p text:style-name="Standard">Matrícules . . . . . . . xxxxx euros</text:p>
      <text:p text:style-name="Standard">Activitats . . . . . . . . . . . . . . . . . . . . . . . . . . . . . . . . . . . . . . . . . . xxxxx euros</text:p>
      <text:p text:style-name="Standard">Publicacions . . . . . . . . . . . . . . . . . . . . . . . . . . . . . . . . . . . . . . . xxxxx euros</text:p>
      <text:p text:style-name="Standard">Llum . . . . . . . . . . . . . . . . . . . . . . . . . . . . . . . . . . . . . . . . . . . . . xxxxx euros</text:p>
      <text:p text:style-name="Standard">Lloguer . . . . . . . . . . . . . . . . . . . . . . . . . . . . . . . . . . . . . . . . . . . xxxxx euros</text:p>
      <text:p text:style-name="Standard">Telèfon . . . . . . . . . . . . . . . . . . . . . . . . . . . . . . . . . . . . . . . . . . . xxxxx euros</text:p>
      <text:p text:style-name="Standard">Material d’oficina . xxxxx euros</text:p>
      <text:p text:style-name="Standard">———————————————————————</text:p>
      <text:p text:style-name="Standard">TOTAL xxxxx euros xxxxx euros</text:p>
      <text:p text:style-name="Standard">L’avaluació general sobre les activitats realitzades per l’Escola de Persones Adultes des</text:p>
      <text:p text:style-name="Standard">Castell és altament positiva. El nombre d’alumnes matriculats als diversos cursos ha aug-</text:p>
      <text:p text:style-name="Standard">mentat un 20% de mitjana, l’assistència a les jornades d’educació de persones adultes va</text:p>
      <text:p text:style-name="Standard">complir les previsions amb 102 inscripcions i la publicació sobre l’escola ja ha arribat als</text:p>
      <text:p text:style-name="Standard">612 exemplars venuts. Trot plegat ens fa preveure que l’any vinent continuarem amb la</text:p>
      <text:p text:style-name="Standard">mateixa línia d’actuacions.</text:p>
      <text:p text:style-name="Standard">[rúbrica]</text:p>
      <text:p text:style-name="Standard">Fina Amengual i Sastre</text:p>
      <text:p text:style-name="Standard">Directora de l’Escola de Persones Adultes des Castell</text:p>
      <text:p text:style-name="Standard">Es Castell, 10 de juny de 2005</text:p>
      <text:p text:style-name="Standard">Annex 1</text:p>
      <text:p text:style-name="Standard">— Díptic programació jornades — Retalls de premsa</text:p>
      <text:p text:style-name="Standard">Annex 2</text:p>
      <text:p text:style-name="Standard">— Conveni de col·laboració entre el Consell Insular de Menorca i l’Escola de Persones</text:p>
      <text:p text:style-name="Standard">Adultes des Castell</text:p>
      <text:p text:style-name="Standard">110</text:p>
      <text:p text:style-name="Standard">4. Balanç</text:p>
      <text:p text:style-name="Standard">econòmic</text:p>
      <text:p text:style-name="Standard">5. Avaluació</text:p>
      <text:p text:style-name="Standard">6. Signatura</text:p>
      <text:p text:style-name="Standard">7. Nom i llinatges</text:p>
      <text:p text:style-name="Standard">8. Càrrec</text:p>
      <text:p text:style-name="Standard">9. Datació</text:p>
      <text:p text:style-name="Standard">10. Annexos</text:p>
      <text:p text:style-name="Standard">(opcional)</text:p>
      <text:p text:style-name="Standard">llibreDAVa OK.qxd:Maquetación 1 17/9/07 10:49 Página 110</text:p>
      <text:p text:style-name="Standard"><text:soft-page-break/>NOTA INTERIOR</text:p>
      <text:p text:style-name="Standard">De: Servei d’Assessorament Lingüístic</text:p>
      <text:p text:style-name="Standard">A: Servei d’Atenció a la Ciutadania</text:p>
      <text:p text:style-name="Standard">Assumpte: Tramesa enquesta d’usos lingüístics</text:p>
      <text:p text:style-name="Standard">Us feim arribar una enquesta sobre els usos lingüístics en el registre d’en-</text:p>
      <text:p text:style-name="Standard">trada del Consell Insular de Menorca.</text:p>
      <text:p text:style-name="Standard">Com veureu, hem elaborat unes graelles perquè hi codifiqueu la llengua</text:p>
      <text:p text:style-name="Standard">del document registrat i de la persona que realitza el registre.</text:p>
      <text:p text:style-name="Standard">Amb aquesta enquesta pretenem estudiar la llengua dels documents re-</text:p>
      <text:p text:style-name="Standard">gistrats durant el vinent mes de febrer, per això us demanam que quan</text:p>
      <text:p text:style-name="Standard">hagi acabat el mes, una volta hagueu comprovat que heu emplenat les</text:p>
      <text:p text:style-name="Standard">graelles correctament, en les retorneu al Servei d’Assessorament</text:p>
      <text:p text:style-name="Standard">Lingüístic.</text:p>
      <text:p text:style-name="Standard">[rúbrica]</text:p>
      <text:p text:style-name="Standard">Maria Puig i Roca</text:p>
      <text:p text:style-name="Standard">Assessora lingüística del Consell Insular de Menorca</text:p>
      <text:p text:style-name="Standard">Maó, 20 de gener de 2005</text:p>
      <text:p text:style-name="Standard">PD: Si teniu qualque dubte a l’hora d’emplenar les graelles telefonau-</text:p>
      <text:p text:style-name="Standard">nos a l’extensió 290.</text:p>
      <text:p text:style-name="Standard">13.21. NOTA INTERIOR</text:p>
      <text:p text:style-name="Standard">111</text:p>
      <text:p text:style-name="Standard">1. Identificació del</text:p>
      <text:p text:style-name="Standard">document</text:p>
      <text:p text:style-name="Standard">2. Cos</text:p>
      <text:p text:style-name="Standard">3. Signatura</text:p>
      <text:p text:style-name="Standard">4. Nom i llinatges</text:p>
      <text:p text:style-name="Standard">5. Càrrec</text:p>
      <text:p text:style-name="Standard">6. Datació</text:p>
      <text:p text:style-name="Standard">7. Informacions</text:p>
      <text:p text:style-name="Standard">ocasionals</text:p>
      <text:p text:style-name="Standard">Document de comunicació no oficial entre unitats administratives.</text:p>
      <text:p text:style-name="Standard">llibreDAVa OK.qxd:Maquetación 1 17/9/07 10:49 Página 111</text:p>
      <text:p text:style-name="Standard">Ref.: W020</text:p>
      <text:p text:style-name="Standard">Sr. Antoni Moll Amengual</text:p>
      <text:p text:style-name="Standard">C/ des Porrassar Vell, 5</text:p>
      <text:p text:style-name="Standard">07730 ALAIOR</text:p>
      <text:p text:style-name="Standard">Us notific que, en data del 2 de març de 2005, el conseller de Cultura i</text:p>
      <text:p text:style-name="Standard">Educació va dictar la resolució de la qual us adjunt una còpia.</text:p>
      <text:p text:style-name="Standard">Contra aquesta resolució, que no exhaureix la via administrativa, podeu</text:p>
      <text:p text:style-name="Standard">interposar un recurs administratiu ordinari davant el conseller de Cultura</text:p>
      <text:p text:style-name="Standard">i Educació en el termini d’un mes, comptador des del dia de la recepció</text:p>
      <text:p text:style-name="Standard">d’aquesta notificació o, si escau, des del dia de la seva publicació.</text:p>
      <text:p text:style-name="Standard">El conseller de Cultura i Educació</text:p>
      <text:p text:style-name="Standard">[rúbrica]</text:p>
      <text:p text:style-name="Standard">Joan Costa i Bella</text:p>
      <text:p text:style-name="Standard">Maó, 3 d’abril de 2005</text:p>
      <text:p text:style-name="Standard">[En full adjunt, el text de la resolució]</text:p>
      <text:p text:style-name="Standard">112</text:p>
      <text:p text:style-name="Standard">13.22. NOTIFICACIÓ DE RESOLUCIÓ</text:p>
      <text:p text:style-name="Standard">1. Identificació del</text:p>
      <text:p text:style-name="Standard">document</text:p>
      <text:p text:style-name="Standard">2. Destinatari</text:p>
      <text:p text:style-name="Standard"><text:soft-page-break/>3. Fórmula de</text:p>
      <text:p text:style-name="Standard">notificació</text:p>
      <text:p text:style-name="Standard">4. Recursos</text:p>
      <text:p text:style-name="Standard">pertinents</text:p>
      <text:p text:style-name="Standard">5. Càrrec</text:p>
      <text:p text:style-name="Standard">6. Signatura</text:p>
      <text:p text:style-name="Standard">7. Nom i llinatges</text:p>
      <text:p text:style-name="Standard">8. Datació</text:p>
      <text:p text:style-name="Standard">9. Documentació</text:p>
      <text:p text:style-name="Standard">adjunta</text:p>
      <text:p text:style-name="Standard">Tipus d’ofici mitjançant el qual l’Administració fa conèixer a la persona interessada una resolució o</text:p>
      <text:p text:style-name="Standard">un acte administratiu. El to és formal i neutre. Es redacta en segona persona del plural, excepte en</text:p>
      <text:p text:style-name="Standard">la fórmula inicial de notificació, en què s’empra la primera persona del singular.</text:p>
      <text:p text:style-name="Standard">llibreDAVa OK.qxd:Maquetación 1 17/9/07 10:49 Página 112</text:p>
      <text:p text:style-name="Standard">OFICI INTERN: d’Administració a Administració</text:p>
      <text:p text:style-name="Standard">Ajuntament de Sant Lluís</text:p>
      <text:p text:style-name="Standard">Data: 10 de maig de 2005</text:p>
      <text:p text:style-name="Standard">R/N : ...... R/V: .......</text:p>
      <text:p text:style-name="Standard">Assumpte: ajuts escoles infantils</text:p>
      <text:p text:style-name="Standard">Hble. Sra. Consellera de Cultura i Educació</text:p>
      <text:p text:style-name="Standard">CIM</text:p>
      <text:p text:style-name="Standard">Plaça de la Biosfera, 5</text:p>
      <text:p text:style-name="Standard">07703 Maó</text:p>
      <text:p text:style-name="Standard">Amb referència al Pla d’ajuts per a l’adequació i millora de les escoles</text:p>
      <text:p text:style-name="Standard">infantils de 0-3 anys, us adjunt els documents requerits a les Bases que</text:p>
      <text:p text:style-name="Standard">faltaven a la sol·licitud que va presentar aquesta Regidoria.</text:p>
      <text:p text:style-name="Standard">La regidora d’Educació</text:p>
      <text:p text:style-name="Standard">[rúbrica]</text:p>
      <text:p text:style-name="Standard">Carmesina Jujol Tries</text:p>
      <text:p text:style-name="Standard">Pla de sa Creu, s/n</text:p>
      <text:p text:style-name="Standard">07710 Sant Lluís</text:p>
      <text:p text:style-name="Standard">13.23. OFICI</text:p>
      <text:p text:style-name="Standard">113</text:p>
      <text:p text:style-name="Standard">Model 1</text:p>
      <text:p text:style-name="Standard">1. Capçalera</text:p>
      <text:p text:style-name="Standard">2. Identificació del</text:p>
      <text:p text:style-name="Standard">document</text:p>
      <text:p text:style-name="Standard">3. Destinatari</text:p>
      <text:p text:style-name="Standard">(càrrec)</text:p>
      <text:p text:style-name="Standard">4. Nucli</text:p>
      <text:p text:style-name="Standard">5. Càrrec</text:p>
      <text:p text:style-name="Standard">6. Signatura</text:p>
      <text:p text:style-name="Standard">7. Nom i llinatges</text:p>
      <text:p text:style-name="Standard">8. Adreça</text:p>
      <text:p text:style-name="Standard">Document oficial sobre un únic assumpte que l’Administració fa servir per a les comunicacions</text:p>
      <text:p text:style-name="Standard">derivades de la tramitació d’un expedient.</text:p>
      <text:p text:style-name="Standard">La informació ha de ser objectiva, concisa i ben ordenada; les fórmules són constants: “En relació</text:p>
      <text:p text:style-name="Standard">amb....., us comunic que/us deman que.....”, “Us tramet, annex/a, ...”, “De conformitat amb les</text:p>
      <text:p text:style-name="Standard">Bases/l’article....., el termini de què disposau per..... és de.....; per tant, .....”</text:p>
      <text:p text:style-name="Standard">llibreDAVa OK.qxd:Maquetación 1 17/9/07 10:49 Página 113</text:p>
      <text:p text:style-name="Standard">OFICI EXTERN: d’Administració a administrat.</text:p>
      <text:p text:style-name="Standard">Ajuntament des Castell</text:p>
      <text:p text:style-name="Standard"><text:soft-page-break/>Sr. Bartomeu Oliveira Orfila</text:p>
      <text:p text:style-name="Standard">C/ del Sol, 1</text:p>
      <text:p text:style-name="Standard">07701 Maó</text:p>
      <text:p text:style-name="Standard">Senyor,</text:p>
      <text:p text:style-name="Standard">Us comunic que la Junta de Govern, a proposta de la Comissió de</text:p>
      <text:p text:style-name="Standard">Cultura, va acordar el proppassat 10 de maig acceptar el vostre projecte</text:p>
      <text:p text:style-name="Standard">de dur a terme el cicle</text:p>
      <text:p text:style-name="Standard">Diumenges a l’orgue i atorgar-vos, per a aquesta</text:p>
      <text:p text:style-name="Standard">activitat, una subvenció de 650 euros.</text:p>
      <text:p text:style-name="Standard">Tan prest com pugueu, doncs, hauríeu de passar per l’oficina de Cultura</text:p>
      <text:p text:style-name="Standard">a formalitzar l’assumpte.</text:p>
      <text:p text:style-name="Standard">Atentament,</text:p>
      <text:p text:style-name="Standard">La regidora de Cultura</text:p>
      <text:p text:style-name="Standard">[rúbrica]</text:p>
      <text:p text:style-name="Standard">Teresa Fonoll i Mata</text:p>
      <text:p text:style-name="Standard">Es Castell, 14 de maig de 2005</text:p>
      <text:p text:style-name="Standard">114</text:p>
      <text:p text:style-name="Standard">Model 2</text:p>
      <text:p text:style-name="Standard">1. Capçalera</text:p>
      <text:p text:style-name="Standard">2. Destinatari</text:p>
      <text:p text:style-name="Standard">3. Salutació</text:p>
      <text:p text:style-name="Standard">(optatiu)</text:p>
      <text:p text:style-name="Standard">4. Nucli</text:p>
      <text:p text:style-name="Standard">5. Càrrec</text:p>
      <text:p text:style-name="Standard">(optatiu)</text:p>
      <text:p text:style-name="Standard">6. Signatura</text:p>
      <text:p text:style-name="Standard">7. Nom i llinatges</text:p>
      <text:p text:style-name="Standard">8. Datació</text:p>
      <text:p text:style-name="Standard">llibreDAVa OK.qxd:Maquetación 1 17/9/07 10:49 Página 114</text:p>
      <text:p text:style-name="Standard">13.24. PRESSUPOST</text:p>
      <text:p text:style-name="Standard">115</text:p>
      <text:p text:style-name="Standard">Impremta Babel</text:p>
      <text:p text:style-name="Standard">CIF B-01020304</text:p>
      <text:p text:style-name="Standard">Av. de la Mar, 89 07702 Maó</text:p>
      <text:p text:style-name="Standard">Tel. 601901301</text:p>
      <text:p text:style-name="Standard">PRESSUPOST NÚM. 314 20 de gener de 2006</text:p>
      <text:p text:style-name="Standard">Client/a: Gabinet Marquès i Associats</text:p>
      <text:p text:style-name="Standard">NIF E-99887766</text:p>
      <text:p text:style-name="Standard">CONCEPTE UNITATS PREU TOTAL</text:p>
      <text:p text:style-name="Standard">1. Díptics mida 20 x 21, 3.000 449,50 €</text:p>
      <text:p text:style-name="Standard">en estuc mat de 115 g</text:p>
      <text:p text:style-name="Standard">2. Cartells mida 21 x 42, 700 281,40 €</text:p>
      <text:p text:style-name="Standard">en estuc mat de 135 g</text:p>
      <text:p text:style-name="Standard">3. Carpetes mida 43 x 30, 100 215,60 €</text:p>
      <text:p text:style-name="Standard">en estuc mat de 300 g</text:p>
      <text:p text:style-name="Standard">4. Disseny logotip — 150,00 €</text:p>
      <text:p text:style-name="Standard">— Els preus no inclouen l’IVA</text:p>
      <text:p text:style-name="Standard">— Validesa del pressupost: 30 dies</text:p>
      <text:p text:style-name="Standard">— Condicions de pagament: transferència bancària</text:p>
      <text:p text:style-name="Standard">Pel Departament Comercial</text:p>
      <text:p text:style-name="Standard">[rúbrica]</text:p>
      <text:p text:style-name="Standard">Virgínia Camps Capó</text:p>
      <text:p text:style-name="Standard"><text:soft-page-break/>1. Dades del</text:p>
      <text:p text:style-name="Standard">proveïdor</text:p>
      <text:p text:style-name="Standard">2. Núm. de</text:p>
      <text:p text:style-name="Standard">pressupost i data</text:p>
      <text:p text:style-name="Standard">3. Dades del client</text:p>
      <text:p text:style-name="Standard">4. Dades del</text:p>
      <text:p text:style-name="Standard">pressupost</text:p>
      <text:p text:style-name="Standard">5. Informació</text:p>
      <text:p text:style-name="Standard">complementària</text:p>
      <text:p text:style-name="Standard">6. Càrrec</text:p>
      <text:p text:style-name="Standard">7. Signatura</text:p>
      <text:p text:style-name="Standard">8. Nom i llinatges</text:p>
      <text:p text:style-name="Standard">Document en què es fa constar el còmput anticipat del que costarà una obra o un servei prestat, o</text:p>
      <text:p text:style-name="Standard">bé les despeses i els ingressos d’una entitat per a un període de temps determinat.</text:p>
      <text:p text:style-name="Standard">llibreDAVa OK.qxd:Maquetación 1 17/9/07 10:49 Página 115</text:p>
      <text:p text:style-name="Standard">PROPOSTA QUE PRESENTA EL CONSELLER EXECUTIU DEL DEPARTA-</text:p>
      <text:p text:style-name="Standard">MENT DE CULTURA I EDUCACIÓ AL CONSELL EXECUTIU DEL CIM</text:p>
      <text:p text:style-name="Standard">PRÒRROGA DEL CONTRACTE DE SERVEIS PER AL REFORÇ DEL</text:p>
      <text:p text:style-name="Standard">SERVEI D’ASSESSORAMENT LINGÜÍSTIC DEL CONSELL INSULAR</text:p>
      <text:p text:style-name="Standard">DE MENORCA AMB L’EMPRESA LINGUA, SL</text:p>
      <text:p text:style-name="Standard">Atès que dia 4 de gener de 2004 el Consell Insular de Menorca signà un con-</text:p>
      <text:p text:style-name="Standard">tracte de serveis amb l’empresa LINGUA, SL, amb CIF X-12121212-X, per al</text:p>
      <text:p text:style-name="Standard">reforç del Servei d’Assessorament Lingüístic del CIM, per un període inicial d’un</text:p>
      <text:p text:style-name="Standard">any prorrogable per un any més;</text:p>
      <text:p text:style-name="Standard">Atès que la vigència d’aquest contracte acaba el proper 4 de gener i que, d’acord</text:p>
      <text:p text:style-name="Standard">amb la clàusula segona del Plec de clàusules administratives que el regeixen, es</text:p>
      <text:p text:style-name="Standard">pot prorrogar per un any més;</text:p>
      <text:p text:style-name="Standard">Atès que persisteix la necessitat del servei, d’acord amb l’informe emès pel Servei</text:p>
      <text:p text:style-name="Standard">d’Assessorament Lingüístic;</text:p>
      <text:p text:style-name="Standard">Atesa la conformitat de l’empresa contractista a continuar el contracte de serveis</text:p>
      <text:p text:style-name="Standard">durant un any més;</text:p>
      <text:p text:style-name="Standard">PROPÒS:</text:p>
      <text:p text:style-name="Standard">PRIMER. Aprovar una pròrroga, pel termini d’un any, del contracte de serveis</text:p>
      <text:p text:style-name="Standard">signat dia 4 de gener de 2004 entre el Consell Insular de Menorca i l’empresa</text:p>
      <text:p text:style-name="Standard">LINGUA, SL, amb CIF X-12121212-X, per al reforç del Servei</text:p>
      <text:p text:style-name="Standard">d’Assessorament Lingüístic del CIM (del 4.1.2005 al 3.1.2006).</text:p>
      <text:p text:style-name="Standard">SEGON. Aprovar la despesa corresponent a la durada que tindrà la pròrroga, per</text:p>
      <text:p text:style-name="Standard">l’import establert en el contracte més la puja que li correspongui per l’augment</text:p>
      <text:p text:style-name="Standard">de l’índex de preus al consum (IPC) d’àmbit estatal d’acord amb la clàusula</text:p>
      <text:p text:style-name="Standard">dotzena del Plec de clàusules administratives que regeixen el contracte.</text:p>
      <text:p text:style-name="Standard">TERCER. Instar l’empresa LINGUA, SL a formalitzar el contracte corresponent.</text:p>
      <text:p text:style-name="Standard">El conseller de Cultura i Educació</text:p>
      <text:p text:style-name="Standard">[rúbrica]</text:p>
      <text:p text:style-name="Standard">Àngel González Fuixà</text:p>
      <text:p text:style-name="Standard">Maó, 16 de desembre de 2004</text:p>
      <text:p text:style-name="Standard">116</text:p>
      <text:p text:style-name="Standard">13.25. PROPOSTA</text:p>
      <text:p text:style-name="Standard">1. Identificació</text:p>
      <text:p text:style-name="Standard">del document</text:p>
      <text:p text:style-name="Standard">2. Antecedents</text:p>
      <text:p text:style-name="Standard">3. Proposta</text:p>
      <text:p text:style-name="Standard">4. Càrrec</text:p>
      <text:p text:style-name="Standard"><text:soft-page-break/>5. Signatura</text:p>
      <text:p text:style-name="Standard">6. Nom i llinatges</text:p>
      <text:p text:style-name="Standard">7. Datació</text:p>
      <text:p text:style-name="Standard">Document mitjançant el qual un càrrec polític presenta una proposició a un òrgan</text:p>
      <text:p text:style-name="Standard">de l’Administració sobre un tema de la seva competència perquè aquest l’aprovi o dicti resolució</text:p>
      <text:p text:style-name="Standard">sobre el tema.</text:p>
      <text:p text:style-name="Standard">llibreDAVa OK.qxd:Maquetación 1 17/9/07 10:49 Página 116</text:p>
      <text:p text:style-name="Standard">Hem/he rebut del senyor Lluís Mesquida i Mascaró</text:p>
      <text:p text:style-name="Standard">la quantitat de 6.500 € (sis mil cinc-cents euros)</text:p>
      <text:p text:style-name="Standard">en concepte de paga i senyal per la compra de l’habitatge situat al carrer</text:p>
      <text:p text:style-name="Standard">des Pont, núm. 6 des Migjorn Gran.</text:p>
      <text:p text:style-name="Standard">Es Migjorn Gran, 8 de juliol de 2005</text:p>
      <text:p text:style-name="Standard">La venedora</text:p>
      <text:p text:style-name="Standard">[rúbrica]</text:p>
      <text:p text:style-name="Standard">Anna Fortuny i Riudavets</text:p>
      <text:p text:style-name="Standard">He rebut de Flora Campeny Esteve el quadre titulat</text:p>
      <text:p text:style-name="Standard">Parracs de núvols (67 x 41 cm, i segons la fotografia adjunta),</text:p>
      <text:p text:style-name="Standard">obra amb què participa en el VII Concurs de Pintura d’Aquí.</text:p>
      <text:p text:style-name="Standard">Es Mercadal, 10 de juny de 2005</text:p>
      <text:p text:style-name="Standard">El secretari de la Regidoria de Cultura</text:p>
      <text:p text:style-name="Standard">[rúbrica]</text:p>
      <text:p text:style-name="Standard">Joan Sineu Garcia</text:p>
      <text:p text:style-name="Standard">13.26. REBUT</text:p>
      <text:p text:style-name="Standard">117</text:p>
      <text:p text:style-name="Standard">Model 1</text:p>
      <text:p text:style-name="Standard">1. Pagador/a</text:p>
      <text:p text:style-name="Standard">2. Quantitat</text:p>
      <text:p text:style-name="Standard">3. Concepte</text:p>
      <text:p text:style-name="Standard">4. Datació</text:p>
      <text:p text:style-name="Standard">5. Càrrec</text:p>
      <text:p text:style-name="Standard">6. Signatura</text:p>
      <text:p text:style-name="Standard">7. Nom i llinatges</text:p>
      <text:p text:style-name="Standard">Model 2</text:p>
      <text:p text:style-name="Standard">1. Lliurador/a</text:p>
      <text:p text:style-name="Standard">2. Descripció,</text:p>
      <text:p text:style-name="Standard">objecte</text:p>
      <text:p text:style-name="Standard">3. Concepte</text:p>
      <text:p text:style-name="Standard">4. Datació</text:p>
      <text:p text:style-name="Standard">5. Càrrec</text:p>
      <text:p text:style-name="Standard">6. Signatura</text:p>
      <text:p text:style-name="Standard">7. Nom i llinatges</text:p>
      <text:p text:style-name="Standard">Document que acredita haver rebut una quantitat de doblers per un determinat concepte (model</text:p>
      <text:p text:style-name="Standard">1) o haver rebut documents, objectes, etc. (model 2).</text:p>
      <text:p text:style-name="Standard">llibreDAVa OK.qxd:Maquetación 1 17/9/07 10:49 Página 117</text:p>
      <text:p text:style-name="Standard">Sergi Cadell i Pinya, amb domicili al carrer del Pou, s/n, 07750</text:p>
      <text:p text:style-name="Standard">Ferreries, amb el telèfon 971 000 000 i el DNI núm. 41 000 000,</text:p>
      <text:p text:style-name="Standard">FORMUL / INTERPÒS RECURS,</text:p>
      <text:p text:style-name="Standard">d’acord amb els articles 114 i 115 de la Llei de règim jurídic de les</text:p>
      <text:p text:style-name="Standard">administracions públiques,</text:p>
      <text:p text:style-name="Standard">contra l’acord de la Comissió de Govern del dia 3.11.91, pel qual se</text:p>
      <text:p text:style-name="Standard">m’ha denegat la llicència d’obres per a la construcció d’un habitatge</text:p>
      <text:p text:style-name="Standard">unifamiliar aïllat a l’estància de sa Fonteta, de Santanyí.</text:p>
      <text:p text:style-name="Standard"><text:soft-page-break/>AL·LEGACIONS:</text:p>
      <text:p text:style-name="Standard">1. Aquesta construcció s’adapta a les normes i al que preveu el PGOU</text:p>
      <text:p text:style-name="Standard">del terme municipal de Santanyí.</text:p>
      <text:p text:style-name="Standard">2. El projecte no afecta cap zona declarada espai natural d’interès espe-</text:p>
      <text:p text:style-name="Standard">cial ni cap jaciment arqueològic, ja que el més proper és a 1 km.</text:p>
      <text:p text:style-name="Standard">Annexos</text:p>
      <text:p text:style-name="Standard">1. Projecte</text:p>
      <text:p text:style-name="Standard">2. Plànol</text:p>
      <text:p text:style-name="Standard">DEMAN / SOL·LICIT:</text:p>
      <text:p text:style-name="Standard">Que s’anul·li/es modifiqui l’esmentat acord.</text:p>
      <text:p text:style-name="Standard">Ferreries, 1 d’abril de 2005</text:p>
      <text:p text:style-name="Standard">[rúbrica]</text:p>
      <text:p text:style-name="Standard">BATLIA / BATLE PRESIDENT DE L’AJUNTAMENT</text:p>
      <text:p text:style-name="Standard">DE SANTANYÍ</text:p>
      <text:p text:style-name="Standard">118</text:p>
      <text:p text:style-name="Standard">13.27. RECURS</text:p>
      <text:p text:style-name="Standard">1. Identificació de</text:p>
      <text:p text:style-name="Standard">la persona recurrent</text:p>
      <text:p text:style-name="Standard">2. Formulació del</text:p>
      <text:p text:style-name="Standard">recurs</text:p>
      <text:p text:style-name="Standard">3. Preceptes legals</text:p>
      <text:p text:style-name="Standard">4. Resolució que</text:p>
      <text:p text:style-name="Standard">s’impugna</text:p>
      <text:p text:style-name="Standard">5. Al·legacions</text:p>
      <text:p text:style-name="Standard">(fets i fonaments</text:p>
      <text:p text:style-name="Standard">de dret)</text:p>
      <text:p text:style-name="Standard">6. Annexos</text:p>
      <text:p text:style-name="Standard">7. Sol·licitud</text:p>
      <text:p text:style-name="Standard">8. Datació</text:p>
      <text:p text:style-name="Standard">9. Signatura</text:p>
      <text:p text:style-name="Standard">10. Destinació</text:p>
      <text:p text:style-name="Standard">Amb aquest document es demana a l’òrgan administratiu competent que revisi una resolució que</text:p>
      <text:p text:style-name="Standard">perjudica els interessos d’algú.</text:p>
      <text:p text:style-name="Standard">llibreDAVa OK.qxd:Maquetación 1 17/9/07 10:49 Página 118</text:p>
      <text:p text:style-name="Standard">RESOLUCIÓ DE LA CONSELLERA D’EDUCACIÓ DEL GO-</text:p>
      <text:p text:style-name="Standard">VERN DE LES ILLES BALEARS SOBRE CONVALIDACIÓ DE</text:p>
      <text:p text:style-name="Standard">TITULACIÓ DE CATALÀ (Exp. 25/2005)</text:p>
      <text:p text:style-name="Standard">Vista la sol·licitud presentada per la senyora Marina Bosch Oliveres en</text:p>
      <text:p text:style-name="Standard">data 14 d’abril de 2005, en què demana la convalidació del Certificat de</text:p>
      <text:p text:style-name="Standard">coneixements mitjans de català (certificat C) emès per la Junta</text:p>
      <text:p text:style-name="Standard">Avaluadora de Català el mes de març de 2003;</text:p>
      <text:p text:style-name="Standard">Atès el que disposa l’Ordre de 17 de febrer de 2002, per la qual es fixen</text:p>
      <text:p text:style-name="Standard">les titulacions necessàries per a l’ensenyament de i en llengua catalana als</text:p>
      <text:p text:style-name="Standard">centres docents de les Illes Balears i es determinen les equivalències i</text:p>
      <text:p text:style-name="Standard">revalidacions en matèria de reciclatge de llengua catalana per al professo-</text:p>
      <text:p text:style-name="Standard">rat no universitari;</text:p>
      <text:p text:style-name="Standard">RESOLC:</text:p>
      <text:p text:style-name="Standard">Convalidar la titulació de català presentada per la senyora Marina Bosch</text:p>
      <text:p text:style-name="Standard">Oliveres amb les assignatures de reciclatge de llengua catalana per a pro-</text:p>
      <text:p text:style-name="Standard">fessorat no universitari següents:</text:p>
      <text:p text:style-name="Standard">— Llengua I</text:p>
      <text:p text:style-name="Standard">— Llengua II</text:p>
      <text:p text:style-name="Standard"><text:soft-page-break/>La consellera d’Educació</text:p>
      <text:p text:style-name="Standard">[rúbrica]</text:p>
      <text:p text:style-name="Standard">Margarida Molins i Roig</text:p>
      <text:p text:style-name="Standard">Palma, 6 de maig de 2005</text:p>
      <text:p text:style-name="Standard">13.28. RESOLUCIÓ</text:p>
      <text:p text:style-name="Standard">119</text:p>
      <text:p text:style-name="Standard">1. Identificació del</text:p>
      <text:p text:style-name="Standard">document</text:p>
      <text:p text:style-name="Standard">2. Antecedents i</text:p>
      <text:p text:style-name="Standard">fonaments de dret</text:p>
      <text:p text:style-name="Standard">3. Resolució</text:p>
      <text:p text:style-name="Standard">4. Càrrec</text:p>
      <text:p text:style-name="Standard">5. Signatura</text:p>
      <text:p text:style-name="Standard">6. Noms i llinatges</text:p>
      <text:p text:style-name="Standard">7. Datació</text:p>
      <text:p text:style-name="Standard">Document en què l’Administració exposa la determinació final d’un procediment administratiu. La</text:p>
      <text:p text:style-name="Standard">resolució és prèvia a l’execució i als procediments ordinaris o extraordinaris de revisió. El to és for-</text:p>
      <text:p text:style-name="Standard">mal i neutre.</text:p>
      <text:p text:style-name="Standard">llibreDAVa OK.qxd:Maquetación 1 17/9/07 10:49 Página 119</text:p>
      <text:p text:style-name="Standard">LA JUTGESSA</text:p>
      <text:p text:style-name="Standard">DEL JUTJAT DE PAU DE SON BOU</text:p>
      <text:p text:style-name="Standard">SALUDA</text:p>
      <text:p text:style-name="Standard">el senyor Joaquim Llafranch Mesquida i es complau a felicitar-lo pel seu</text:p>
      <text:p text:style-name="Standard">recent nomenament com a jutge de pau de Cavalleria, tot desitjant-li</text:p>
      <text:p text:style-name="Standard">molt d’encert en l’exercici del càrrec alhora que es posa a la seva disposi-</text:p>
      <text:p text:style-name="Standard">ció amb la voluntat que les relacions entre ambdós jutjats siguin cordials</text:p>
      <text:p text:style-name="Standard">i profitoses.</text:p>
      <text:p text:style-name="Standard">Anna M. Revull Esteve</text:p>
      <text:p text:style-name="Standard">es complau a expressar-li el testimoniatge de la seva consideració.</text:p>
      <text:p text:style-name="Standard">Son Bou, 20 de març de 2005</text:p>
      <text:p text:style-name="Standard">120</text:p>
      <text:p text:style-name="Standard">13.29. SALUDA</text:p>
      <text:p text:style-name="Standard">1. Càrrec</text:p>
      <text:p text:style-name="Standard">2. Òrgan</text:p>
      <text:p text:style-name="Standard">3. Salutació</text:p>
      <text:p text:style-name="Standard">4. Destinatari</text:p>
      <text:p text:style-name="Standard">5. Contingut</text:p>
      <text:p text:style-name="Standard">6. Identificacó</text:p>
      <text:p text:style-name="Standard">nominal</text:p>
      <text:p text:style-name="Standard">7. Comiat</text:p>
      <text:p text:style-name="Standard">8. Datació</text:p>
      <text:p text:style-name="Standard">Comunicació breu de caràcter protocol·lari. S’utilitza per a notes d’agraïment, de felicitació, etc., i</text:p>
      <text:p text:style-name="Standard">no pas per a matèries regulades legalment. Pel to personal del contingut, pot resultar més adequat</text:p>
      <text:p text:style-name="Standard">recórrer a una carta, invitació, nota o targeta.</text:p>
      <text:p text:style-name="Standard">S’hi utilitza la tercera persona, tant per a l’emissor (ell/ella) com per al receptor (vostè). Cal, doncs,</text:p>
      <text:p text:style-name="Standard">evitar-hi les concordances amb el jo i el vós.</text:p>
      <text:p text:style-name="Standard">llibreDAVa OK.qxd:Maquetación 1 17/9/07 10:49 Página 120</text:p>
      <text:p text:style-name="Standard">Mireia Seguí Torra, amb domicili a l’av. Central, 55, 7è 1a, de Maó, amb</text:p>
      <text:p text:style-name="Standard">DNI núm. 12681, telèfon 84 23 23,</text:p>
      <text:p text:style-name="Standard">EXPÒS:</text:p>
      <text:p text:style-name="Standard">Que som llicenciada en Dret per la Universitat de les Illes Balears i tre-</text:p>
      <text:p text:style-name="Standard">ball des de fa tres anys al despatx d’advocats Planchard i Fonoll.</text:p>
      <text:p text:style-name="Standard"><text:soft-page-break/>Que m’he assabentat, per l’Ordre de data 17 de setembre, publicada en</text:p>
      <text:p text:style-name="Standard">el BOIB núm. 39/2005, que s’ofereix una plaça d’advocat/ada per a</text:p>
      <text:p text:style-name="Standard">l’Administració general.</text:p>
      <text:p text:style-name="Standard">Que complesc tots els requisits que s’hi demanen i aport la docu-</text:p>
      <text:p text:style-name="Standard">mentació corresponent.</text:p>
      <text:p text:style-name="Standard">Per tot açò,</text:p>
      <text:p text:style-name="Standard">SOL·LICIT:</text:p>
      <text:p text:style-name="Standard">Que sigui admesa aquesta sol·licitud per ocupar la plaça d’advocada</text:p>
      <text:p text:style-name="Standard">esmentada.</text:p>
      <text:p text:style-name="Standard">Maó, 25 de setembre de 2006</text:p>
      <text:p text:style-name="Standard">[rúbrica]</text:p>
      <text:p text:style-name="Standard">DEPARTAMENT DE RECURSOS HUMANS</text:p>
      <text:p text:style-name="Standard">AJUNTAMENT DE MAÓ</text:p>
      <text:p text:style-name="Standard">13.30. SOL·LICITUD</text:p>
      <text:p text:style-name="Standard">121</text:p>
      <text:p text:style-name="Standard">1. Dades de la</text:p>
      <text:p text:style-name="Standard">persona sol·lici-</text:p>
      <text:p text:style-name="Standard">tant</text:p>
      <text:p text:style-name="Standard">2. Exposició de</text:p>
      <text:p text:style-name="Standard">motius</text:p>
      <text:p text:style-name="Standard">3. Exposició de</text:p>
      <text:p text:style-name="Standard">la sol·licitud</text:p>
      <text:p text:style-name="Standard">4. Datació</text:p>
      <text:p text:style-name="Standard">5. Signatura</text:p>
      <text:p text:style-name="Standard">6. Organisme al</text:p>
      <text:p text:style-name="Standard">qual s’adreça</text:p>
      <text:p text:style-name="Standard">Document amb el qual una persona adreça una sol?licitud sobre una matèria reglada a un organis-</text:p>
      <text:p text:style-name="Standard">me competent.</text:p>
      <text:p text:style-name="Standard">llibreDAVa OK.qxd:Maquetación 1 17/9/07 10:49 Página 121</text:p>
      <text:p text:style-name="Standard">llibreDAVa OK.qxd:Maquetación 1 17/9/07 10:49 Página 122</text:p>
      <text:p text:style-name="Standard">14. BIBLIOGRAFIA</text:p>
      <text:p text:style-name="Standard">123</text:p>
      <text:p text:style-name="Standard">Bruguera, J. (2000). Diccionari de dubtes i dificultats del català. Barcelona: Enciclopèdia Catalana</text:p>
      <text:p text:style-name="Standard">(El Calidoscopi).</text:p>
      <text:p text:style-name="Standard">Consell Insular de Menorca (1993). Formulari de documents administratius i comercials (I). Maó:</text:p>
      <text:p text:style-name="Standard">Conselleria de Cultura i Esports del Consell Insular de Menorca (Col·lecció Lèxic; 4).</text:p>
      <text:p text:style-name="Standard">Consell Insular de Menorca (1995). Formulari de documents administratius i comercials (II). Maó:</text:p>
      <text:p text:style-name="Standard">Conselleria de Cultura i Esports del Consell Insular de Menorca (Col·lecció Lèxic; 5).</text:p>
      <text:p text:style-name="Standard">Duarte, C. et al. (2000). Manual de llenguatge administratiu. Barcelona: Generalitat de Catalun-</text:p>
      <text:p text:style-name="Standard">ya. Escola d’Administració Pública.</text:p>
      <text:p text:style-name="Standard">Govern de les Illes Balears (2006). Llibre de estil. Palma: Presidència del Govern de les Illes</text:p>
      <text:p text:style-name="Standard">Balears.</text:p>
      <text:p text:style-name="Standard">IEC (1997). Documents normatius 1962-1996 (amb les novetats del diccionari), Barcelona.</text:p>
      <text:p text:style-name="Standard">Mestres, J. M. et al. (2000). Manual d’estil. La redacció i l’edició de textos. Barcelona: Eumo Edito-</text:p>
      <text:p text:style-name="Standard">rial. 2a edició revisada.</text:p>
      <text:p text:style-name="Standard">Mestres, J. M.; Guillén, J. (2001). Diccionari d’abreviacions. Abreviatures, sigles i símbols.</text:p>
      <text:p text:style-name="Standard">Barcelona: Enciclopèdia catalana.</text:p>
      <text:p text:style-name="Standard">Montaner, A.; Munar, J. M. (2002). Recomanacions sobre la redacció, en català, de disposicions ge-</text:p>
      <text:p text:style-name="Standard">nerals i d’actes administratius. Palma: Conselleria de Presidència del Govern de les Illes Balears.</text:p>
      <text:p text:style-name="Standard">Universitat de les Illes Balears (2006). Llibre d’estil per als mitjans de comunicació orals i escrits.</text:p>
      <text:p text:style-name="Standard">Menorca: Departament de Cultura i Educació del Consell Insular de Menorca.</text:p>
      <text:p text:style-name="P1"><text:soft-page-break/>Pàgines web</text:p>
      <text:p text:style-name="P1">Gabinet de Llengua Catalana de la Universitat Autònoma de Barcelona. Models de textos adminis-</text:p>
      <text:p text:style-name="P1">tratius:</text:p>
      <text:p text:style-name="P1">&lt;http://www.blues.uab.es/gab-llengua-catalana/cat/assessorament/index.html&gt;</text:p>
      <text:p text:style-name="P1">Gabinet Lingüístic de la Universitat Pompeu Fabra. Documents administratius:</text:p>
      <text:p text:style-name="P1">&lt;http://www.upf.es/grec/gl/docadm/index.htm&gt;</text:p>
      <text:p text:style-name="P1">Servei de Llengües i Terminologia de la Universitat Politècnica de Catalunya. Fitxer lingüístic:</text:p>
      <text:p text:style-name="P1">&lt;http://www2.upc.edu/slt/&gt;</text:p>
      <text:p text:style-name="P1">llibreDAVa OK.qxd:Maquetación 1 17/9/07 10:49 Página 123</text:p>
      <text:p text:style-name="P1">llibreDAVa OK.qxd:Maquetación 1 17/9/07 10:49 Página 124</text:p>
      <text:p text:style-name="P1">llibreDAVa OK.qxd:Maquetación 1 17/9/07 10:49 Página 125</text:p>
      <text:p text:style-name="P1">Documents</text:p>
      <text:p text:style-name="P1">administratius</text:p>
      <text:p text:style-name="P1">i comercials</text:p>
      <text:p text:style-name="P1">llibreDAVa OK.qxd:Maquetación 1 17/9/07 10:49 Página 126</text:p>
      <text:p text:style-name="P1">llibreDAVa OK.qxd:Maquetación 1 17/9/07 10:49 Página 127</text:p>
      <text:p text:style-name="P1">llibreDAVa OK.qxd:Maquetación 1 17/9/07 10:49 Página 12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11:05.842977965</meta:creation-date>
    <dc:date>2025-11-04T10:20:19.267153882</dc:date>
    <meta:editing-duration>PT9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87" meta:paragraph-count="4442" meta:word-count="27511" meta:character-count="167717" meta:non-whitespace-character-count="144633"/>
  </office:meta>
</office:document-meta>
</file>